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5.338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2.531cm"/>
    </style:style>
    <style:style style:name="co9" style:family="table-column">
      <style:table-column-properties fo:break-before="auto" style:column-width="4.764cm"/>
    </style:style>
    <style:style style:name="co10" style:family="table-column">
      <style:table-column-properties fo:break-before="auto" style:column-width="6.2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able-cell-properties fo:background-color="#cccccc"/>
      <style:text-properties fo:color="#c9211e"/>
    </style:style>
    <style:style style:name="ce3" style:family="table-cell" style:parent-style-name="Default">
      <style:text-properties fo:color="#00a933"/>
    </style:style>
    <style:style style:name="ce7" style:family="table-cell" style:parent-style-name="Default">
      <style:table-cell-properties fo:background-color="#ffffd7"/>
      <style:text-properties fo:color="#000000"/>
    </style:style>
    <style:style style:name="ce8" style:family="table-cell" style:parent-style-name="Default">
      <style:table-cell-properties fo:background-color="#ffdbb6"/>
    </style:style>
    <style:style style:name="ce9" style:family="table-cell" style:parent-style-name="Default">
      <style:table-cell-properties fo:background-color="#ffd7d7"/>
    </style:style>
    <style:style style:name="ce10" style:family="table-cell" style:parent-style-name="Default">
      <style:text-properties fo:color="#ff0000"/>
    </style:style>
    <style:style style:name="ce11" style:family="table-cell" style:parent-style-name="Default">
      <style:table-cell-properties fo:background-color="#e0c2cd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dee6ef"/>
    </style:style>
    <style:style style:name="ce19" style:family="table-cell" style:parent-style-name="Default">
      <style:table-cell-properties fo:background-color="#dee6ef"/>
      <style:text-properties fo:color="#c9211e"/>
    </style:style>
    <style:style style:name="T1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number-columns-repeated="4"/>
          <table:table-cell office:value-type="string" calcext:value-type="string">
            <text:p>HEX</text:p>
          </table:table-cell>
          <table:table-cell table:number-columns-repeated="19"/>
        </table:table-row>
        <table:table-row table:style-name="ro2">
          <table:table-cell table:number-columns-repeated="3"/>
          <table:table-cell office:value-type="float" office:value="3981" calcext:value-type="float">
            <text:p>3981</text:p>
          </table:table-cell>
          <table:table-cell table:formula="of:=DEC2HEX([.D2];4)" office:value-type="string" office:string-value="0F8D" calcext:value-type="string">
            <text:p>0F8D</text:p>
          </table:table-cell>
          <table:table-cell office:value-type="string" calcext:value-type="string">
            <text:p>0000_1111_1000_1101</text:p>
          </table:table-cell>
          <table:table-cell office:value-type="string" calcext:value-type="string">
            <text:p>0111_1111_0000_1101</text:p>
          </table:table-cell>
          <table:table-cell office:value-type="string" calcext:value-type="string">
            <text:p>７F0D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8b68</text:p>
          </table:table-cell>
          <table:table-cell office:value-type="float" office:value="35688" calcext:value-type="float">
            <text:p>35688</text:p>
          </table:table-cell>
          <table:table-cell office:value-type="string" calcext:value-type="string">
            <text:p>1000_1011_0110_1000</text:p>
          </table:table-cell>
          <table:table-cell office:value-type="string" calcext:value-type="string">
            <text:p>0001_0001_0110_1000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On Link88</text:p>
          </table:table-cell>
          <table:table-cell table:number-columns-repeated="4"/>
          <table:table-cell office:value-type="string" calcext:value-type="string">
            <text:p>DEC:4456</text:p>
          </table:table-cell>
          <table:table-cell table:number-columns-repeated="17"/>
        </table:table-row>
        <table:table-row table:style-name="ro1">
          <table:table-cell table:number-columns-repeated="6"/>
          <table:table-cell office:value-type="string" calcext:value-type="string">
            <text:p>HEX:1168</text:p>
          </table:table-cell>
          <table:table-cell table:number-columns-repeated="9"/>
          <table:table-cell office:value-type="string" calcext:value-type="string">
            <text:p>Link88</text:p>
          </table:table-cell>
          <table:table-cell office:value-type="string" calcext:value-type="string">
            <text:p>Ar88</text:p>
          </table:table-cell>
          <table:table-cell/>
          <table:table-cell office:value-type="string" calcext:value-type="string">
            <text:p>L88</text:p>
          </table:table-cell>
          <table:table-cell office:value-type="string" calcext:value-type="string">
            <text:p>Ar88</text:p>
          </table:table-cell>
          <table:table-cell table:number-columns-repeated="2"/>
          <table:table-cell office:value-type="string" calcext:value-type="string">
            <text:p>L88</text:p>
          </table:table-cell>
        </table:table-row>
        <table:table-row table:style-name="ro1">
          <table:table-cell table:number-columns-repeated="2" office:value-type="string" calcext:value-type="string">
            <text:p>&gt;&gt;&gt; %Run analysis01.py</text:p>
          </table:table-cell>
          <table:table-cell office:value-type="string" calcext:value-type="string">
            <text:p>&gt;&gt;&gt; %Run marklin_can.py</text:p>
          </table:table-cell>
          <table:table-cell office:value-type="string" calcext:value-type="string">
            <text:p>&gt;&gt;&gt; %Run analysis01.py</text:p>
          </table:table-cell>
          <table:table-cell office:value-type="string" calcext:value-type="string">
            <text:p>Python 3.9.2 (/usr/bin/python3)</text:p>
          </table:table-cell>
          <table:table-cell table:number-columns-repeated="3"/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&gt;&gt;&gt; %Run analysis01.py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Ping Anser 0x31 0x0 8 0x63 0x73 0x52 0x1b 0x1 0x1 0xff 0xee</text:p>
          </table:table-cell>
          <table:table-cell/>
          <table:table-cell office:value-type="string" calcext:value-type="string">
            <text:p>Bootloader Request? 0x36 0x8b68 0</text:p>
          </table:table-cell>
          <table:table-cell/>
          <table:table-cell office:value-type="string" calcext:value-type="string">
            <text:p>&gt;&gt;&gt; %Run analysis01.py</text:p>
          </table:table-cell>
          <table:table-cell/>
          <table:table-cell office:value-type="string" calcext:value-type="string">
            <text:p>Python 3.9.2 (/usr/bin/python3)</text:p>
          </table:table-cell>
          <table:table-cell office:value-type="string" calcext:value-type="string">
            <text:p>Bootloader Request? 0x36 0x8b68 0</text:p>
          </table:table-cell>
          <table:table-cell/>
          <table:table-cell table:number-columns-repeated="3" office:value-type="string" calcext:value-type="string">
            <text:p>Bootloader Request? 0x36 0x8b68 0</text:p>
          </table:table-cell>
          <table:table-cell office:value-type="string" calcext:value-type="string">
            <text:p>Python 3.9.2 (/usr/bin/python3)</text:p>
          </table:table-cell>
        </table:table-row>
        <table:table-row table:style-name="ro1">
          <table:table-cell table:number-columns-repeated="2" office:value-type="string" calcext:value-type="string">
            <text:p>System Stop:</text:p>
          </table:table-cell>
          <table:table-cell office:value-type="string" calcext:value-type="string">
            <text:p>&gt;&gt;&gt; %Run analysis01.py</text:p>
          </table:table-cell>
          <table:table-cell office:value-type="string" calcext:value-type="string">
            <text:p>System Stop:</text:p>
          </table:table-cell>
          <table:table-cell table:number-columns-repeated="3" office:value-type="string" calcext:value-type="string">
            <text:p>&gt;&gt;&gt; %Run analysis01.py</text:p>
          </table:table-cell>
          <table:table-cell office:value-type="string" calcext:value-type="string">
            <text:p>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Bootloader Request? 0x36 0x8b68 0</text:p>
          </table:table-cell>
          <table:table-cell table:style-name="ce1" office:value-type="string" calcext:value-type="string">
            <text:p>CanID:36 Bootloader_CAN (0)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&gt;&gt;&gt; %Run analysis01.py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&gt;&gt;&gt; %Run analysis01.py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&gt;&gt;&gt; %Run analysis01.py</text:p>
          </table:table-cell>
          <table:table-cell office:value-type="string" calcext:value-type="string">
            <text:p>&gt;&gt;&gt; %Run marklin_can.py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&gt;&gt;&gt; %Run analysis01.py</text:p>
          </table:table-cell>
          <table:table-cell table:number-columns-repeated="3" office:value-type="string" calcext:value-type="string">
            <text:p>CanID:36 Bootloader_CAN (0)</text:p>
          </table:table-cell>
          <table:table-cell office:value-type="string" calcext:value-type="string">
            <text:p>&gt;&gt;&gt; %Run analysis01.py</text:p>
          </table:table-cell>
        </table:table-row>
        <table:table-row table:style-name="ro1">
          <table:table-cell office:value-type="string" calcext:value-type="string">
            <text:p>CanID:0 System Main_Cmd(0)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CanID:1 System Main_Cmd(1)</text:p>
          </table:table-cell>
          <table:table-cell table:number-columns-repeated="3" office:value-type="string" calcext:value-type="string">
            <text:p>System Stop:</text:p>
          </table:table-cell>
          <table:table-cell office:value-type="string" calcext:value-type="string">
            <text:p>Python 3.9.2 (/usr/bin/python3)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CanID:36 Bootloader_CAN (0)</text:p>
          </table:table-cell>
          <table:table-cell table:style-name="ce1" office:value-type="string" calcext:value-type="string">
            <text:p>0x36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&gt;&gt;&gt; %Run analysis01.py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Bootloader Request? 0x36 0x8b68 0</text:p>
          </table:table-cell>
          <table:table-cell table:number-columns-repeated="3" office:value-type="string" calcext:value-type="string">
            <text:p>0x36</text:p>
          </table:table-cell>
          <table:table-cell office:value-type="string" calcext:value-type="string">
            <text:p>Bootloader Request? 0x36 0x8b68 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0</text:p>
          </table:table-cell>
          <table:table-cell table:number-columns-repeated="3" office:value-type="string" calcext:value-type="string">
            <text:p>CanID:1 System Main_Cmd(1)</text:p>
          </table:table-cell>
          <table:table-cell office:value-type="string" calcext:value-type="string">
            <text:p>&gt;&gt;&gt; %Run analysis01.py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0x36</text:p>
          </table:table-cell>
          <table:table-cell table:style-name="ce1" office:value-type="string" calcext:value-type="string">
            <text:p>Bootloader Anser: 0x37 0x5721 8 0x53 0x38 0x39 0x99 0x1 0x0 0x0 0x40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CanID:36 Bootloader_CAN (0)</text:p>
          </table:table-cell>
          <table:table-cell table:number-columns-repeated="2" office:value-type="string" calcext:value-type="string">
            <text:p>Ping Request all 0x30 0x8b68 0</text:p>
          </table:table-cell>
          <table:table-cell office:value-type="string" calcext:value-type="string">
            <text:p>CanID:36 Bootloader_CAN (0)</text:p>
          </table:table-cell>
          <table:table-cell table:number-columns-repeated="3" office:value-type="string" calcext:value-type="string">
            <text:p>Ping Request all 0x30 0x8b68 0</text:p>
          </table:table-cell>
          <table:table-cell office:value-type="string" calcext:value-type="string">
            <text:p>CanID:36 Bootloader_CAN (0)</text:p>
          </table:table-cell>
        </table:table-row>
        <table:table-row table:style-name="ro1">
          <table:table-cell table:number-columns-repeated="2" office:value-type="string" calcext:value-type="string">
            <text:p>System Stop: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System Stop:</text:p>
          </table:table-cell>
          <table:table-cell table:number-columns-repeated="3" office:value-type="string" calcext:value-type="string">
            <text:p>0x0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Ping Request all 0x30 0x8b68 0</text:p>
          </table:table-cell>
          <table:table-cell table:style-name="ce1" office:value-type="string" calcext:value-type="string">
            <text:p>CanID:37 Bootloader_CAN (1)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0x36</text:p>
          </table:table-cell>
          <table:table-cell table:number-columns-repeated="2" office:value-type="string" calcext:value-type="string">
            <text:p>CanID:30 Ping <text:s text:c="10"/>(0)</text:p>
          </table:table-cell>
          <table:table-cell office:value-type="string" calcext:value-type="string">
            <text:p>0x36</text:p>
          </table:table-cell>
          <table:table-cell table:number-columns-repeated="3" office:value-type="string" calcext:value-type="string">
            <text:p>CanID:30 Ping <text:s text:c="10"/>(0)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table:number-columns-repeated="2" office:value-type="string" calcext:value-type="string">
            <text:p>CanID:0 System Main_Cmd(0)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Bootloader Anser: 0x37 0x5721 8 0x53 0x38 0x39 0x99 0x1 0x0 0x0 0x40</text:p>
          </table:table-cell>
          <table:table-cell table:number-columns-repeated="2" office:value-type="string" calcext:value-type="string">
            <text:p>System Stop: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CanID:30 Ping <text:s text:c="10"/>(0)</text:p>
          </table:table-cell>
          <table:table-cell table:style-name="ce1" office:value-type="string" calcext:value-type="string">
            <text:p>0x37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Bootloader Anser: 0x37 0x5721 8 0x53 0x38 0x39 0x99 0x1 0x0 0x0 0x40</text:p>
          </table:table-cell>
          <table:table-cell office:value-type="string" calcext:value-type="string">
            <text:p>0x30</text:p>
          </table:table-cell>
          <table:table-cell table:style-name="ce1" office:value-type="string" calcext:value-type="string">
            <text:p>Bootloader Anser: 0x37 0x4721 8 0x53 0x38 0x3b 0x99 0x1 0x0 0x0 0x40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Ping Anser 0x31 0x0 8 0x63 0x73 0x52 0x1b 0x1 0x1 0xff 0xee</text:p>
          </table:table-cell>
          <table:table-cell table:number-columns-repeated="2" office:value-type="string" calcext:value-type="string">
            <text:p>0x30</text:p>
          </table:table-cell>
          <table:table-cell office:value-type="string" calcext:value-type="string">
            <text:p>Ping Request all 0x30 0x8b68 0</text:p>
          </table:table-cell>
          <table:table-cell table:number-columns-repeated="3" office:value-type="string" calcext:value-type="string">
            <text:p>0x30</text:p>
          </table:table-cell>
          <table:table-cell office:value-type="string" calcext:value-type="string">
            <text:p>Ping Request all 0x30 0x8b68 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37 Bootloader_CAN (1)</text:p>
          </table:table-cell>
          <table:table-cell table:number-columns-repeated="2" office:value-type="string" calcext:value-type="string">
            <text:p>CanID:0 System Main_Cmd(0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0x30</text:p>
          </table:table-cell>
          <table:table-cell table:number-columns-repeated="2" office:value-type="string" calcext:value-type="string">
            <text:p>Ping Request all 0x30 0x8b68 0</text:p>
          </table:table-cell>
          <table:table-cell office:value-type="string" calcext:value-type="string">
            <text:p>CanID:37 Bootloader_CAN (1)</text:p>
          </table:table-cell>
          <table:table-cell office:value-type="string" calcext:value-type="string">
            <text:p>Ping Anser 0x31 0x474c 8 0x53 0x38 0x3b 0xf4 0x1 0x1 0x0 0x40</text:p>
          </table:table-cell>
          <table:table-cell table:style-name="ce1" office:value-type="string" calcext:value-type="string">
            <text:p>CanID:37 Bootloader_CAN (1)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CanID:30 Ping <text:s text:c="10"/>(0)</text:p>
          </table:table-cell>
          <table:table-cell table:number-columns-repeated="3"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CanID:30 Ping <text:s text:c="10"/>(0)</text:p>
          </table:table-cell>
        </table:table-row>
        <table:table-row table:style-name="ro1">
          <table:table-cell table:number-columns-repeated="2" office:value-type="string" calcext:value-type="string">
            <text:p>System Stop: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Ping Anser 0x31 0x0 8 0x63 0x73 0x52 0x1b 0x1 0x1 0xff 0xee</text:p>
          </table:table-cell>
          <table:table-cell office:value-type="string" calcext:value-type="string">
            <text:p>0x37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Anser 0x31 0x474c 8 0x53 0x38 0x3b 0xf4 0x1 0x1 0x0 0x40</text:p>
          </table:table-cell>
          <table:table-cell table:number-columns-repeated="2" office:value-type="string" calcext:value-type="string">
            <text:p>CanID:30 Ping <text:s text:c="10"/>(0)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CanID:31 Ping <text:s text:c="10"/>(1)</text:p>
          </table:table-cell>
          <table:table-cell table:style-name="ce1" office:value-type="string" calcext:value-type="string">
            <text:p>0x37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0x31</text:p>
          </table:table-cell>
          <table:table-cell table:number-columns-repeated="2" office:value-type="string" calcext:value-type="string">
            <text:p>CanID:31 Ping <text:s text:c="10"/>(1)</text:p>
          </table:table-cell>
          <table:table-cell office:value-type="string" calcext:value-type="string">
            <text:p>0x30</text:p>
          </table:table-cell>
          <table:table-cell table:number-columns-repeated="3" office:value-type="string" calcext:value-type="string">
            <text:p>CanID:31 Ping <text:s text:c="10"/>(1)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table:number-columns-repeated="2" office:value-type="string" calcext:value-type="string">
            <text:p>CanID:0 System Main_Cmd(0)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Ping Anser 0x31 0x0 8 0x63 0x73 0x52 0x1b 0x1 0x1 0xff 0xee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1 Ping <text:s text:c="10"/>(1)</text:p>
          </table:table-cell>
          <table:table-cell table:number-columns-repeated="2" office:value-type="string" calcext:value-type="string">
            <text:p>0x30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Request all 0x30 0x8b68 0</text:p>
          </table:table-cell>
          <table:table-cell table:number-columns-repeated="2" office:value-type="string" calcext:value-type="string">
            <text:p>0x31</text:p>
          </table:table-cell>
          <table:table-cell office:value-type="string" calcext:value-type="string">
            <text:p>Ping Anser 0x31 0x733f 8 0x42 0x6f 0x4c 0x50 0x3 0x55 0x0 0x0</text:p>
          </table:table-cell>
          <table:table-cell table:number-columns-repeated="3" office:value-type="string" calcext:value-type="string">
            <text:p>0x31</text:p>
          </table:table-cell>
          <table:table-cell office:value-type="string" calcext:value-type="string">
            <text:p>Ping Anser 0x31 0x733f 8 0x42 0x6f 0x4c 0x50 0x3 0x55 0x0 0x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CanID:31 Ping <text:s text:c="10"/>(1)</text:p>
          </table:table-cell>
          <table:table-cell table:number-columns-repeated="3"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CanID:31 Ping <text:s text:c="10"/>(1)</text:p>
          </table:table-cell>
        </table:table-row>
        <table:table-row table:style-name="ro1">
          <table:table-cell table:number-columns-repeated="2" office:value-type="string" calcext:value-type="string">
            <text:p>System Stop: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Anser 0x31 0x733f 8 0x42 0x6f 0x4c 0x50 0x3 0x55 0x0 0x0</text:p>
          </table:table-cell>
          <table:table-cell table:number-columns-repeated="2" office:value-type="string" calcext:value-type="string">
            <text:p>CanID:31 Ping <text:s text:c="10"/>(1)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0x30</text:p>
          </table:table-cell>
          <table:table-cell table:number-columns-repeated="2"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table:number-columns-repeated="3"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table:number-columns-repeated="2" office:value-type="string" calcext:value-type="string">
            <text:p>CanID:1 System Main_Cmd(1)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CanID:0 System Main_Cmd(0)</text:p>
          </table:table-cell>
          <table:table-cell table:number-columns-repeated="3" office:value-type="string" calcext:value-type="string">
            <text:p>System Stop: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1 Ping <text:s text:c="10"/>(1)</text:p>
          </table:table-cell>
          <table:table-cell table:number-columns-repeated="2" office:value-type="string" calcext:value-type="string">
            <text:p>0x31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Anser 0x31 0x733f 8 0x42 0x6f 0x4c 0x50 0x3 0x55 0x0 0x0</text:p>
          </table:table-cell>
          <table:table-cell table:number-columns-repeated="2" office:value-type="string" calcext:value-type="string">
            <text:p>0x31</text:p>
          </table:table-cell>
          <table:table-cell office:value-type="string" calcext:value-type="string">
            <text:p>Ping Anser 0x31 0xbf30 8 0x63 0x73 0x52 0x1a 0xc 0x71 0x0 0x50</text:p>
          </table:table-cell>
          <table:table-cell table:number-columns-repeated="3" office:value-type="string" calcext:value-type="string">
            <text:p>0x31</text:p>
          </table:table-cell>
          <table:table-cell office:value-type="string" calcext:value-type="string">
            <text:p>Ping Anser 0x31 0xbf30 8 0x63 0x73 0x52 0x1a 0xc 0x71 0x0 0x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0x0</text:p>
          </table:table-cell>
          <table:table-cell table:number-columns-repeated="2" office:value-type="string" calcext:value-type="string">
            <text:p>CanID:0 System Main_Cmd(0)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0x31</text:p>
          </table:table-cell>
          <table:table-cell table:style-name="ce1" office:value-type="string" calcext:value-type="string">
            <text:p>Ping Anser 0x31 0x5721 8 0x53 0x38 0x39 0x99 0x1 0x0 0x0 0x40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Ping Anser 0x31 0x0 8 0x63 0x73 0x52 0x1b 0x1 0x1 0xff 0xee</text:p>
          </table:table-cell>
          <table:table-cell office:value-type="string" calcext:value-type="string">
            <text:p>CanID:31 Ping <text:s text:c="10"/>(1)</text:p>
          </table:table-cell>
          <table:table-cell table:number-columns-repeated="3"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CanID:31 Ping <text:s text:c="10"/>(1)</text:p>
          </table:table-cell>
        </table:table-row>
        <table:table-row table:style-name="ro1">
          <table:table-cell table:number-columns-repeated="2" office:value-type="string" calcext:value-type="string">
            <text:p>Bootloader Request!!: CanID:36 Bootloader_CAN (0)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System Stop:</text:p>
          </table:table-cell>
          <table:table-cell table:number-columns-repeated="3" office:value-type="string" calcext:value-type="string">
            <text:p>0x0</text:p>
          </table:table-cell>
          <table:table-cell office:value-type="string" calcext:value-type="string">
            <text:p>Bootloader Anser: 0x37 0x4b31 8 0x63 0x73 0x52 0x1a 0xc 0x71 0x0 0x5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Anser 0x31 0xbf30 8 0x63 0x73 0x52 0x1a 0xc 0x71 0x0 0x50</text:p>
          </table:table-cell>
          <table:table-cell table:style-name="ce1" office:value-type="string" calcext:value-type="string">
            <text:p>CanID:31 Ping <text:s text:c="10"/>(1)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0x31</text:p>
          </table:table-cell>
          <table:table-cell table:number-columns-repeated="2"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table:number-columns-repeated="3"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Bootloader Anser: 0x37 0x474c 8 0x53 0x38 0x3b 0xf4 0x1 0x1 0x0 0x40</text:p>
          </table:table-cell>
          <table:table-cell office:value-type="string" calcext:value-type="string">
            <text:p>CanID:1 System Main_Cmd(1)</text:p>
          </table:table-cell>
          <table:table-cell table:number-columns-repeated="2" office:value-type="string" calcext:value-type="string">
            <text:p>System Stop: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CanID:37 Bootloader_CAN 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1 Ping <text:s text:c="10"/>(1)</text:p>
          </table:table-cell>
          <table:table-cell table:style-name="ce1" office:value-type="string" calcext:value-type="string">
            <text:p>0x31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Anser 0x31 0x5721 8 0x53 0x38 0x39 0x99 0x1 0x0 0x0 0x40</text:p>
          </table:table-cell>
          <table:table-cell office:value-type="string" calcext:value-type="string">
            <text:p>0x31</text:p>
          </table:table-cell>
          <table:table-cell table:style-name="ce1" office:value-type="string" calcext:value-type="string">
            <text:p>Ping Anser 0x31 0x4721 8 0x53 0x38 0x3b 0x99 0x1 0x0 0x0 0x4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Anser 0x31 0xbf30 8 0x63 0x73 0x52 0x1a 0xc 0x71 0x0 0x50</text:p>
          </table:table-cell>
          <table:table-cell table:number-columns-repeated="2" office:value-type="string" calcext:value-type="string">
            <text:p>0x31</text:p>
          </table:table-cell>
          <table:table-cell office:value-type="string" calcext:value-type="string">
            <text:p>Bootloader Request? 0x36 0x8b68 0</text:p>
          </table:table-cell>
          <table:table-cell table:number-columns-repeated="3" office:value-type="string" calcext:value-type="string">
            <text:p>0x31</text:p>
          </table:table-cell>
          <table:table-cell office:value-type="string" calcext:value-type="string">
            <text:p>Bootloader Request? 0x36 0x8b68 0</text:p>
          </table:table-cell>
        </table:table-row>
        <table:table-row table:style-name="ro1">
          <table:table-cell office:value-type="string" calcext:value-type="string">
            <text:p>Unknow!!! <text:s/>0x37 0x4b31 8 99 115</text:p>
          </table:table-cell>
          <table:table-cell office:value-type="string" calcext:value-type="string">
            <text:p>Bootloader Anser: 0x37 0x4b31 8 0x63 0x73 0x52 0x1a 0xc 0x71 0x0 0x50</text:p>
          </table:table-cell>
          <table:table-cell office:value-type="string" calcext:value-type="string">
            <text:p>CanID:37 Bootloader_CAN (1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Bootloader Request? 0x36 0x8b68 0</text:p>
          </table:table-cell>
          <table:table-cell table:style-name="ce1"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1 Ping <text:s text:c="10"/>(1)</text:p>
          </table:table-cell>
          <table:table-cell table:number-columns-repeated="2" office:value-type="string" calcext:value-type="string">
            <text:p>Bootloader Request? 0x36 0x8b68 0</text:p>
          </table:table-cell>
          <table:table-cell office:value-type="string" calcext:value-type="string">
            <text:p>CanID:36 Bootloader_CAN (0)</text:p>
          </table:table-cell>
          <table:table-cell table:number-columns-repeated="2" office:value-type="string" calcext:value-type="string">
            <text:p>Ping Anser 0x31 0x0 8 0x63 0x73 0x52 0x1b 0x1 0x1 0xff 0xee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CanID:36 Bootloader_CAN (0)</text:p>
          </table:table-cell>
        </table:table-row>
        <table:table-row table:style-name="ro1">
          <table:table-cell table:number-columns-repeated="2" office:value-type="string" calcext:value-type="string">
            <text:p>CanID:37 Bootloader_CAN (1)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Bootloader Request? 0x36 0x8b68 0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Bootloader Anser: 0x37 0x5721 8 0x53 0x38 0x39 0x99 0x1 0x0 0x0 0x40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Bootloader Request? 0x36 0x8b68 0</text:p>
          </table:table-cell>
          <table:table-cell table:number-columns-repeated="2"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6 Bootloader_CAN (0)</text:p>
          </table:table-cell>
          <table:table-cell table:style-name="ce1" office:value-type="string" calcext:value-type="string">
            <text:p>0x31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0x31</text:p>
          </table:table-cell>
          <table:table-cell table:number-columns-repeated="2" office:value-type="string" calcext:value-type="string">
            <text:p>CanID:36 Bootloader_CAN (0)</text:p>
          </table:table-cell>
          <table:table-cell office:value-type="string" calcext:value-type="string">
            <text:p>0x36</text:p>
          </table:table-cell>
          <table:table-cell table:number-columns-repeated="2" office:value-type="string" calcext:value-type="string">
            <text:p>CanID:31 Ping <text:s text:c="10"/>(1)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Bootloader Anser: 0x37 0x4b31 8 0x63 0x73 0x52 0x1a 0xc 0x71 0x0 0x50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Bootloader Anser: 0x37 0x4b31 8 0x63 0x73 0x52 0x1a 0xc 0x71 0x0 0x50</text:p>
          </table:table-cell>
          <table:table-cell office:value-type="string" calcext:value-type="string">
            <text:p>CanID:37 Bootloader_CAN (1)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CanID:36 Bootloader_CAN (0)</text:p>
          </table:table-cell>
          <table:table-cell table:number-columns-repeated="2" office:value-type="string" calcext:value-type="string">
            <text:p>0x31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Bootloader Request? 0x36 0x8b68 0</text:p>
          </table:table-cell>
          <table:table-cell table:number-columns-repeated="2" office:value-type="string" calcext:value-type="string">
            <text:p>0x36</text:p>
          </table:table-cell>
          <table:table-cell office:value-type="string" calcext:value-type="string">
            <text:p>Ping Request all 0x30 0x8b68 0</text:p>
          </table:table-cell>
          <table:table-cell table:number-columns-repeated="2" office:value-type="string" calcext:value-type="string">
            <text:p>0x31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Ping Request all 0x30 0x8b68 0</text:p>
          </table:table-cell>
        </table:table-row>
        <table:table-row table:style-name="ro1">
          <table:table-cell office:value-type="string" calcext:value-type="string">
            <text:p>Unknow!!! <text:s/>0x36 0x8b68 5 99 115</text:p>
          </table:table-cell>
          <table:table-cell office:value-type="string" calcext:value-type="string">
            <text:p>Bootloader ReAnser? 0x36 0x8b68 5 0x63 0x73 0x52 0x1a 0x11</text:p>
          </table:table-cell>
          <table:table-cell office:value-type="string" calcext:value-type="string">
            <text:p>CanID:37 Bootloader_CAN (1)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CanID:37 Bootloader_CAN (1)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Ping Anser 0x31 0x0 8 0x63 0x73 0x52 0x1b 0x1 0x1 0xff 0xee</text:p>
          </table:table-cell>
          <table:table-cell office:value-type="string" calcext:value-type="string">
            <text:p>0x36</text:p>
          </table:table-cell>
          <table:table-cell table:style-name="ce1" office:value-type="string" calcext:value-type="string">
            <text:p>Sys ID_Nr <text:s/>:</text:p>
          </table:table-cell>
          <table:table-cell office:value-type="string" calcext:value-type="string">
            <text:p>Mfx Verify:CanID:6 Mfx Verify <text:s text:c="4"/>(0)</text:p>
          </table:table-cell>
          <table:table-cell office:value-type="string" calcext:value-type="string">
            <text:p>CanID:31 Ping <text:s text:c="10"/>(1)</text:p>
          </table:table-cell>
          <table:table-cell table:style-name="ce1" office:value-type="string" calcext:value-type="string">
            <text:p>Bootloader Anser: 0x37 0x4721 8 0x53 0x38 0x3b 0x99 0x1 0x0 0x0 0x4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CanID:36 Bootloader_CAN (0)</text:p>
          </table:table-cell>
          <table:table-cell table:number-columns-repeated="2" office:value-type="string" calcext:value-type="string">
            <text:p>Ping Request all 0x30 0x8b68 0</text:p>
          </table:table-cell>
          <table:table-cell office:value-type="string" calcext:value-type="string">
            <text:p>CanID:30 Ping <text:s text:c="10"/>(0)</text:p>
          </table:table-cell>
          <table:table-cell table:number-columns-repeated="2" office:value-type="string" calcext:value-type="string">
            <text:p>Bootloader Request? 0x36 0x8b68 0</text:p>
          </table:table-cell>
          <table:table-cell office:value-type="string" calcext:value-type="string">
            <text:p>Bootloader Anser: 0x37 0x4721 8 0x53 0x38 0x3b 0x99 0x1 0x1 0x0 0x40</text:p>
          </table:table-cell>
          <table:table-cell office:value-type="string" calcext:value-type="string">
            <text:p>CanID:30 Ping <text:s text:c="10"/>(0)</text:p>
          </table:table-cell>
        </table:table-row>
        <table:table-row table:style-name="ro1">
          <table:table-cell table:number-columns-repeated="2" office:value-type="string" calcext:value-type="string">
            <text:p>CanID:36 Bootloader_CAN (0)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Bootloader Anser: 0x37 0x4b31 8 0x63 0x73 0x52 0x1a 0xc 0x71 0x0 0x5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Bootloader ReAnser 0x36 0x8b68 5 0x63 0x73 0x52 0x1a 0x11</text:p>
          </table:table-cell>
          <table:table-cell office:value-type="string" calcext:value-type="string">
            <text:p>CanID:31 Ping <text:s text:c="10"/>(1)</text:p>
          </table:table-cell>
          <table:table-cell table:style-name="ce1" office:value-type="string" calcext:value-type="string">
            <text:p>Bootloader Anser: 0x37 0x5721 8 0x53 0x38 0x39 0x99 0x1 0x0 0x0 0x40</text:p>
          </table:table-cell>
          <table:table-cell table:style-name="ce1" office:value-type="string" calcext:value-type="string">
            <text:p>SYS ID Request: 0x53 0x38 0x39 0x99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0x31</text:p>
          </table:table-cell>
          <table:table-cell table:style-name="ce1" office:value-type="string" calcext:value-type="string">
            <text:p>CanID:37 Bootloader_CAN 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Bootloader Anser: 0x37 0x4721 8 0x53 0x38 0x3b 0x99 0x1 0x0 0x0 0x40</text:p>
          </table:table-cell>
          <table:table-cell office:value-type="string" calcext:value-type="string">
            <text:p>0x36</text:p>
          </table:table-cell>
          <table:table-cell table:number-columns-repeated="2" office:value-type="string" calcext:value-type="string">
            <text:p>CanID:30 Ping <text:s text:c="10"/>(0)</text:p>
          </table:table-cell>
          <table:table-cell office:value-type="string" calcext:value-type="string">
            <text:p>0x30</text:p>
          </table:table-cell>
          <table:table-cell table:number-columns-repeated="2" office:value-type="string" calcext:value-type="string">
            <text:p>CanID:36 Bootloader_CAN (0)</text:p>
          </table:table-cell>
          <table:table-cell office:value-type="string" calcext:value-type="string">
            <text:p>CanID:37 Bootloader_CAN (1)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Bootloader ReAnser 0x36 0x8b68 5 0x53 0x38 0x3b 0xf4 0x11</text:p>
          </table:table-cell>
          <table:table-cell office:value-type="string" calcext:value-type="string">
            <text:p>CanID:37 Bootloader_CAN (1)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Bootloader Anser: 0x37 0x4b31 8 0x63 0x73 0x52 0x1a 0xc 0x71 0x0 0x50</text:p>
          </table:table-cell>
          <table:table-cell office:value-type="string" calcext:value-type="string">
            <text:p>Bootloader Anser: 0x37 0x5721 8 0x53 0x38 0x39 0x99 0x1 0x0 0x0 0x40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0x31</text:p>
          </table:table-cell>
          <table:table-cell table:style-name="ce1" office:value-type="string" calcext:value-type="string">
            <text:p>CanID:37 Bootloader_CAN (1)</text:p>
          </table:table-cell>
          <table:table-cell table:style-name="ce1" office:value-type="string" calcext:value-type="string">
            <text:p>CanID:0 System Main_Cmd(0)</text:p>
          </table:table-cell>
          <table:table-cell table:style-name="ce1" office:value-type="string" calcext:value-type="string">
            <text:p>Bootloader Request? 0x36 0x8b68 0</text:p>
          </table:table-cell>
          <table:table-cell office:value-type="string" calcext:value-type="string">
            <text:p>Sys ID_Nr <text:s/>:</text:p>
          </table:table-cell>
          <table:table-cell table:style-name="ce1" office:value-type="string" calcext:value-type="string">
            <text:p>0x37</text:p>
          </table:table-cell>
          <table:table-cell office:value-type="string" calcext:value-type="string">
            <text:p>Sys ID_Nr <text:s/>:</text:p>
          </table:table-cell>
          <table:table-cell office:value-type="string" calcext:value-type="string">
            <text:p>CanID:37 Bootloader_CAN (1)</text:p>
          </table:table-cell>
          <table:table-cell office:value-type="string" calcext:value-type="string">
            <text:p>Ping Request all 0x30 0x8b68 0</text:p>
          </table:table-cell>
          <table:table-cell table:number-columns-repeated="2" office:value-type="string" calcext:value-type="string">
            <text:p>0x30</text:p>
          </table:table-cell>
          <table:table-cell table:style-name="ce1" office:value-type="string" calcext:value-type="string">
            <text:p>Ping Anser 0x31 0x474c 8 0x53 0x38 0x3b 0xf4 0x1 0x1 0x0 0x40</text:p>
          </table:table-cell>
          <table:table-cell table:number-columns-repeated="2" office:value-type="string" calcext:value-type="string">
            <text:p>0x36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Ping Anser 0x31 0x474c 8 0x53 0x38 0x3b 0xf4 0x1 0x1 0x0 0x40</text:p>
          </table:table-cell>
        </table:table-row>
        <table:table-row table:style-name="ro1">
          <table:table-cell table:number-columns-repeated="2" office:value-type="string" calcext:value-type="string">
            <text:p>System Reset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CanID:36 Bootloader_CAN (0)</text:p>
          </table:table-cell>
          <table:table-cell table:number-columns-repeated="2" office:value-type="string" calcext:value-type="string">
            <text:p>CanID:37 Bootloader_CAN (1)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Ping Request all 0x30 0x8b68 0</text:p>
          </table:table-cell>
          <table:table-cell table:style-name="ce1" office:value-type="string" calcext:value-type="string">
            <text:p>0x37</text:p>
          </table:table-cell>
          <table:table-cell table:style-name="ce1" office:value-type="string" calcext:value-type="string">
            <text:p>0xff0c</text:p>
          </table:table-cell>
          <table:table-cell table:style-name="ce1" office:value-type="string" calcext:value-type="string">
            <text:p>CanID:36 Bootloader_CAN (0)</text:p>
          </table:table-cell>
          <table:table-cell office:value-type="string" calcext:value-type="string">
            <text:p>SYS ID Request: 0x53 0x38 0x39 0x99</text:p>
          </table:table-cell>
          <table:table-cell office:value-type="string" calcext:value-type="string">
            <text:p>Ping Anser 0x31 0x0 8 0x63 0x73 0x52 0x1b 0x1 0x1 0xff 0xee</text:p>
          </table:table-cell>
          <table:table-cell office:value-type="string" calcext:value-type="string">
            <text:p>SYS ID Request: 0x53 0x38 0x3b 0x99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CanID:30 Ping <text:s text:c="10"/>(0)</text:p>
          </table:table-cell>
          <table:table-cell table:number-columns-repeated="2" office:value-type="string" calcext:value-type="string">
            <text:p>Ping Anser 0x31 0x474c 8 0x53 0x38 0x3b 0xf4 0x1 0x1 0x0 0x40</text:p>
          </table:table-cell>
          <table:table-cell table:style-name="ce1" office:value-type="string" calcext:value-type="string">
            <text:p>CanID:31 Ping <text:s text:c="10"/>(1)</text:p>
          </table:table-cell>
          <table:table-cell table:number-columns-repeated="2" table:style-name="ce1" office:value-type="string" calcext:value-type="string">
            <text:p>Bootloader Anser: 0x37 0x4721 8 0x53 0x38 0x3b 0x99 0x1 0x1 0x0 0x40</text:p>
          </table:table-cell>
          <table:table-cell office:value-type="string" calcext:value-type="string">
            <text:p>Bootloader ReAnser 0x36 0x8b68 5 0x53 0x38 0x3b 0x99 0x11</text:p>
          </table:table-cell>
          <table:table-cell office:value-type="string" calcext:value-type="string">
            <text:p>CanID:31 Ping <text:s text:c="10"/>(1)</text:p>
          </table:table-cell>
        </table:table-row>
        <table:table-row table:style-name="ro1">
          <table:table-cell table:number-columns-repeated="2" office:value-type="string" calcext:value-type="string">
            <text:p>CanID:1 System Main_Cmd(1)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Bootloader ReAnser 0x36 0x8b68 5 0x63 0x73 0x52 0x1a 0x11</text:p>
          </table:table-cell>
          <table:table-cell office:value-type="string" calcext:value-type="string">
            <text:p>0x36</text:p>
          </table:table-cell>
          <table:table-cell table:number-columns-repeated="2" office:value-type="string" calcext:value-type="string">
            <text:p>0x37</text:p>
          </table:table-cell>
          <table:table-cell office:value-type="string" calcext:value-type="string">
            <text:p>System Reset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Ping Anser 0x31 0xbf30 8 0x63 0x73 0x52 0x1a 0xc 0x71 0x0 0x50</text:p>
          </table:table-cell>
          <table:table-cell table:style-name="ce1" office:value-type="string" calcext:value-type="string">
            <text:p>0x36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0x30</text:p>
          </table:table-cell>
          <table:table-cell table:number-columns-repeated="2" office:value-type="string" calcext:value-type="string">
            <text:p>CanID:31 Ping <text:s text:c="10"/>(1)</text:p>
          </table:table-cell>
          <table:table-cell table:style-name="ce1" office:value-type="string" calcext:value-type="string">
            <text:p>0x31</text:p>
          </table:table-cell>
          <table:table-cell table:number-columns-repeated="2" table:style-name="ce1" office:value-type="string" calcext:value-type="string">
            <text:p>CanID:37 Bootloader_CAN (1)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Bootloader ReAnser 0x36 0x8b68 5 0x63 0x73 0x52 0x1a 0x11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Bootloader Anser: 0x37 0x4b31 8 0x63 0x73 0x52 0x1a 0xc 0x71 0x0 0x50</text:p>
          </table:table-cell>
          <table:table-cell office:value-type="string" calcext:value-type="string">
            <text:p>Bootloader Anser: 0x37 0x5721 8 0x53 0x38 0x39 0x99 0x1 0x0 0x0 0x40</text:p>
          </table:table-cell>
          <table:table-cell office:value-type="string" calcext:value-type="string">
            <text:p>Bootloader ReAnser 0x36 0x8b68 5 0x63 0x73 0x52 0x1a 0x11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CanID:31 Ping <text:s text:c="10"/>(1)</text:p>
          </table:table-cell>
          <table:table-cell table:style-name="ce1" office:value-type="string" calcext:value-type="string">
            <text:p>Bootloader Anser: 0x37 0x5721 8 0x53 0x38 0x39 0x99 0x1 0x0 0x0 0x40</text:p>
          </table:table-cell>
          <table:table-cell office:value-type="string" calcext:value-type="string">
            <text:p>0xff0c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ff0c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Ping Anser 0x31 0x733f 8 0x42 0x6f 0x4c 0x50 0x3 0x55 0x0 0x0</text:p>
          </table:table-cell>
          <table:table-cell table:number-columns-repeated="2" office:value-type="string" calcext:value-type="string">
            <text:p>0x31</text:p>
          </table:table-cell>
          <table:table-cell office:value-type="string" calcext:value-type="string">
            <text:p>Ping Anser 0x31 0x733f 8 0x42 0x6f 0x4c 0x50 0x3 0x55 0x0 0x0</text:p>
          </table:table-cell>
          <table:table-cell table:number-columns-repeated="2" table:style-name="ce1" office:value-type="string" calcext:value-type="string">
            <text:p>0x37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Ping Anser 0x31 0x733f 8 0x42 0x6f 0x4c 0x50 0x3 0x55 0x0 0x0</text:p>
          </table:table-cell>
        </table:table-row>
        <table:table-row table:style-name="ro1">
          <table:table-cell table:number-columns-repeated="2" office:value-type="string" calcext:value-type="string">
            <text:p>CanID:30 Ping <text:s text:c="10"/>(0)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0x36</text:p>
          </table:table-cell>
          <table:table-cell table:number-columns-repeated="2" office:value-type="string" calcext:value-type="string">
            <text:p>CanID:37 Bootloader_CAN (1)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0x31</text:p>
          </table:table-cell>
          <table:table-cell table:style-name="ce1" office:value-type="string" calcext:value-type="string">
            <text:p>CanID:37 Bootloader_CAN (1)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CanID:31 Ping <text:s text:c="10"/>(1)</text:p>
          </table:table-cell>
          <table:table-cell table:style-name="ce1" office:value-type="string" calcext:value-type="string">
            <text:p>Ping Anser 0x31 0x4721 8 0x53 0x38 0x3b 0x99 0x1 0x1 0x0 0x40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CanID:31 Ping <text:s text:c="10"/>(1)</text:p>
          </table:table-cell>
          <table:table-cell table:number-columns-repeated="2" office:value-type="string" calcext:value-type="string">
            <text:p>Bootloader ReAnser 0x36 0x8b68 5 0x53 0x38 0x3b 0x99 0x11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CanID:31 Ping <text:s text:c="10"/>(1)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System Reset</text:p>
          </table:table-cell>
          <table:table-cell table:number-columns-repeated="2" office:value-type="string" calcext:value-type="string">
            <text:p>0x37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Anser 0x31 0x474c 8 0x53 0x38 0x3b 0xf4 0x1 0x1 0x0 0x40</text:p>
          </table:table-cell>
          <table:table-cell table:style-name="ce1" office:value-type="string" calcext:value-type="string">
            <text:p>Status Request: 0x3a 0x8b68 5 0x53 0x38 0x39 0x99 0x0</text:p>
          </table:table-cell>
          <table:table-cell table:style-name="ce1" office:value-type="string" calcext:value-type="string">
            <text:p>0x37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0x31</text:p>
          </table:table-cell>
          <table:table-cell table:style-name="ce1" office:value-type="string" calcext:value-type="string">
            <text:p>CanID:31 Ping <text:s text:c="10"/>(1)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table:number-columns-repeated="2" office:value-type="string" calcext:value-type="string">
            <text:p>CanID:36 Bootloader_CAN (0)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table:number-columns-repeated="2" office:value-type="string" calcext:value-type="string">
            <text:p>CanID:31 Ping <text:s text:c="10"/>(1)</text:p>
          </table:table-cell>
          <table:table-cell office:value-type="string" calcext:value-type="string">
            <text:p>System Reset</text:p>
          </table:table-cell>
          <table:table-cell office:value-type="string" calcext:value-type="string">
            <text:p>CanID:1 System Main_Cmd(1)</text:p>
          </table:table-cell>
          <table:table-cell table:number-columns-repeated="2" office:value-type="string" calcext:value-type="string">
            <text:p>Bootloader ReAnser 0x36 0x8b68 5 0x63 0x73 0x52 0x1a 0x11</text:p>
          </table:table-cell>
          <table:table-cell office:value-type="string" calcext:value-type="string">
            <text:p>System Reset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1 Ping <text:s text:c="10"/>(1)</text:p>
          </table:table-cell>
          <table:table-cell table:style-name="ce1" office:value-type="string" calcext:value-type="string">
            <text:p>CanID:3a Status Constitu(0)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Anser 0x31 0xbf30 8 0x63 0x73 0x52 0x1a 0xc 0x71 0x0 0x50</text:p>
          </table:table-cell>
          <table:table-cell table:style-name="ce1" office:value-type="string" calcext:value-type="string">
            <text:p>0x31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Anser 0x31 0xbf30 8 0x63 0x73 0x52 0x1a 0xc 0x71 0x0 0x50</text:p>
          </table:table-cell>
          <table:table-cell table:number-columns-repeated="2" office:value-type="string" calcext:value-type="string">
            <text:p>0x36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Ping Anser 0x31 0xbf30 8 0x63 0x73 0x52 0x1a 0xc 0x71 0x0 0x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0</text:p>
          </table:table-cell>
          <table:table-cell table:number-columns-repeated="2" office:value-type="string" calcext:value-type="string">
            <text:p>CanID:36 Bootloader_CAN (0)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0x31</text:p>
          </table:table-cell>
          <table:table-cell table:style-name="ce1" office:value-type="string" calcext:value-type="string">
            <text:p>0x3a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Status Request: 0x3a 0x8b68 5 0x53 0x38 0x39 0x99 0x0</text:p>
          </table:table-cell>
          <table:table-cell office:value-type="string" calcext:value-type="string">
            <text:p>Ping Anser 0x31 0x474c 8 0x53 0x38 0x3b 0xf4 0x1 0x1 0x0 0x40</text:p>
          </table:table-cell>
          <table:table-cell table:style-name="ce1" office:value-type="string" calcext:value-type="string">
            <text:p>Status Request: 0x3a 0x8b68 5 0x53 0x38 0x3b 0x99 0x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CanID:31 Ping <text:s text:c="10"/>(1)</text:p>
          </table:table-cell>
          <table:table-cell table:number-columns-repeated="2" office:value-type="string" calcext:value-type="string">
            <text:p>Ping Request all 0x30 0x8b68 0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CanID:31 Ping <text:s text:c="10"/>(1)</text:p>
          </table:table-cell>
        </table:table-row>
        <table:table-row table:style-name="ro1">
          <table:table-cell table:number-columns-repeated="2" office:value-type="string" calcext:value-type="string">
            <text:p>CanID:31 Ping <text:s text:c="10"/>(1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Ping Request all 0x30 0x8b68 0</text:p>
          </table:table-cell>
          <table:table-cell table:number-columns-repeated="2" office:value-type="string" calcext:value-type="string">
            <text:p>0x3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CanID:31 Ping <text:s text:c="10"/>(1)</text:p>
          </table:table-cell>
          <table:table-cell table:style-name="ce1" office:value-type="string" calcext:value-type="string">
            <text:p>Ping Anser 0x31 0x5721 8 0x53 0x38 0x39 0x99 0x1 0x0 0x0 0x40</text:p>
          </table:table-cell>
          <table:table-cell office:value-type="string" calcext:value-type="string">
            <text:p>Sys ID_Nr <text:s/>: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CanID:31 Ping <text:s text:c="10"/>(1)</text:p>
          </table:table-cell>
          <table:table-cell table:style-name="ce1" office:value-type="string" calcext:value-type="string">
            <text:p>CanID:3a Status Constitu(0)</text:p>
          </table:table-cell>
          <table:table-cell table:style-name="ce1" office:value-type="string" calcext:value-type="string">
            <text:p>Ping Anser 0x31 0x4721 8 0x53 0x38 0x3b 0x99 0x1 0x0 0x0 0x40</text:p>
          </table:table-cell>
          <table:table-cell office:value-type="string" calcext:value-type="string">
            <text:p>0x31</text:p>
          </table:table-cell>
          <table:table-cell table:number-columns-repeated="2"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table:number-columns-repeated="2" office:value-type="string" calcext:value-type="string">
            <text:p>CanID:30 Ping <text:s text:c="10"/>(0)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CanID:30 Ping <text:s text:c="10"/>(0)</text:p>
          </table:table-cell>
          <table:table-cell table:number-columns-repeated="2" office:value-type="string" calcext:value-type="string">
            <text:p>System Reset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table:style-name="ce1" office:value-type="string" calcext:value-type="string">
            <text:p>CanID:31 Ping <text:s text:c="10"/>(1)</text:p>
          </table:table-cell>
          <table:table-cell office:value-type="string" calcext:value-type="string">
            <text:p>SYS ID Request: 0x53 0x38 0x39 0x99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31</text:p>
          </table:table-cell>
          <table:table-cell table:style-name="ce1" office:value-type="string" calcext:value-type="string">
            <text:p>0x3a</text:p>
          </table:table-cell>
          <table:table-cell table:style-name="ce1" office:value-type="string" calcext:value-type="string">
            <text:p>CanID:31 Ping <text:s text:c="10"/>(1)</text:p>
          </table:table-cell>
          <table:table-cell office:value-type="string" calcext:value-type="string">
            <text:p>Bootloader Request? 0x36 0x8b68 0</text:p>
          </table:table-cell>
          <table:table-cell table:number-columns-repeated="2" office:value-type="string" calcext:value-type="string">
            <text:p>0x31</text:p>
          </table:table-cell>
          <table:table-cell table:style-name="ce18" office:value-type="string" calcext:value-type="string">
            <text:p>Sys ID_Nr <text:s/>:</text:p>
          </table:table-cell>
          <table:table-cell table:number-columns-repeated="2" office:value-type="string" calcext:value-type="string">
            <text:p>0x30</text:p>
          </table:table-cell>
          <table:table-cell office:value-type="string" calcext:value-type="string">
            <text:p>0x31</text:p>
          </table:table-cell>
          <table:table-cell table:style-name="ce1" office:value-type="string" calcext:value-type="string">
            <text:p>Sys ID_Nr <text:s/>:</text:p>
          </table:table-cell>
        </table:table-row>
        <table:table-row table:style-name="ro1">
          <table:table-cell table:number-columns-repeated="2" office:value-type="string" calcext:value-type="string">
            <text:p>CanID:31 Ping <text:s text:c="10"/>(1)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0x30</text:p>
          </table:table-cell>
          <table:table-cell table:number-columns-repeated="2" office:value-type="string" calcext:value-type="string">
            <text:p>CanID:1 System Main_Cmd(1)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Anser 0x31 0xbf30 8 0x63 0x73 0x52 0x1a 0xc 0x71 0x0 0x50</text:p>
          </table:table-cell>
          <table:table-cell table:style-name="ce1" office:value-type="string" calcext:value-type="string">
            <text:p>0x31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Sys ID_Nr <text:s/>:</text:p>
          </table:table-cell>
          <table:table-cell table:style-name="ce1" office:value-type="string" calcext:value-type="string">
            <text:p>Ping Anser 0x31 0x4721 8 0x53 0x38 0x3b 0x99 0x1 0x0 0x0 0x40</text:p>
          </table:table-cell>
          <table:table-cell office:value-type="string" calcext:value-type="string">
            <text:p>Sys ID_Nr <text:s/>:</text:p>
          </table:table-cell>
          <table:table-cell table:style-name="ce1" office:value-type="string" calcext:value-type="string">
            <text:p>0x31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Ping Anser 0x31 0xbf30 8 0x63 0x73 0x52 0x1a 0xc 0x71 0x0 0x50</text:p>
          </table:table-cell>
          <table:table-cell table:style-name="ce17" office:value-type="string" calcext:value-type="string">
            <text:p>Sys ID_Nr <text:s/>:</text:p>
          </table:table-cell>
          <table:table-cell table:style-name="ce19" office:value-type="string" calcext:value-type="string">
            <text:p>SubCmd 0x0C:DLC: 7 <text:s/>Data[0:7]: 0x53 0x38 0x3b 0xf4 0xc 0x0 0x2</text:p>
          </table:table-cell>
          <table:table-cell table:number-columns-repeated="2"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Ping Anser 0x31 0x4721 8 0x53 0x38 0x3b 0x99 0x1 0x1 0x0 0x40</text:p>
          </table:table-cell>
          <table:table-cell table:style-name="ce1" office:value-type="string" calcext:value-type="string">
            <text:p>SubCmd 0x0C:DLC: 7 <text:s/>Data[0:7]: 0x53 0x38 0x3b 0xf4 0xc 0x0 0x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Ping Anser 0x31 0x474c 8 0x53 0x38 0x3b 0xf4 0x1 0x1 0x0 0x40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Ping Anser 0x31 0x5721 8 0x53 0x38 0x39 0x99 0x1 0x0 0x0 0x4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0xff0c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SYS ID Request: 0x53 0x38 0x39 0x99</text:p>
          </table:table-cell>
          <table:table-cell table:style-name="ce1" office:value-type="string" calcext:value-type="string">
            <text:p>CanID:31 Ping <text:s text:c="10"/>(1)</text:p>
          </table:table-cell>
          <table:table-cell office:value-type="string" calcext:value-type="string">
            <text:p>SYS ID Request: 0x53 0x38 0x3b 0x99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CanID:31 Ping <text:s text:c="10"/>(1)</text:p>
          </table:table-cell>
          <table:table-cell table:style-name="ce17" office:value-type="string" calcext:value-type="string">
            <text:p>SubCmd 0x0C:DLC: 7 <text:s/>Data[0:7]: 0x53 0x38 0x3b 0xf4 0xc 0x0 0x2</text:p>
          </table:table-cell>
          <table:table-cell table:style-name="ce19" office:value-type="string" calcext:value-type="string">
            <text:p>CanID:1 System Main_Cmd(1)</text:p>
          </table:table-cell>
          <table:table-cell table:number-columns-repeated="3" office:value-type="string" calcext:value-type="string">
            <text:p>CanID:31 Ping <text:s text:c="10"/>(1)</text:p>
          </table:table-cell>
          <table:table-cell table:style-name="ce1" office:value-type="string" calcext:value-type="string">
            <text:p>CanID:1 System Main_Cmd(1)</text:p>
          </table:table-cell>
        </table:table-row>
        <table:table-row table:style-name="ro1">
          <table:table-cell table:number-columns-repeated="2" office:value-type="string" calcext:value-type="string">
            <text:p>Sys ID_Nr <text:s/>:</text:p>
          </table:table-cell>
          <table:table-cell office:value-type="string" calcext:value-type="string">
            <text:p>Ping Anser 0x31 0x474c 8</text:p>
          </table:table-cell>
          <table:table-cell office:value-type="string" calcext:value-type="string">
            <text:p>CanID:31 Ping <text:s text:c="10"/>(1)</text:p>
          </table:table-cell>
          <table:table-cell table:number-columns-repeated="2" office:value-type="string" calcext:value-type="string">
            <text:p>Ping Request all 0x30 0x8b68 0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Sys ID_Nr <text:s/>:</text:p>
          </table:table-cell>
          <table:table-cell table:style-name="ce1" office:value-type="string" calcext:value-type="string">
            <text:p>Ping Anser 0x31 0x5721 8 0x53 0x38 0x39 0x99 0x1 0x0 0x0 0x40</text:p>
          </table:table-cell>
          <table:table-cell office:value-type="string" calcext:value-type="string">
            <text:p>CanID:1 System Main_Cmd(1)</text:p>
          </table:table-cell>
          <table:table-cell table:style-name="ce1" office:value-type="string" calcext:value-type="string">
            <text:p>0x31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0x31</text:p>
          </table:table-cell>
          <table:table-cell table:style-name="ce17" office:value-type="string" calcext:value-type="string">
            <text:p>CanID:1 System Main_Cmd(1)</text:p>
          </table:table-cell>
          <table:table-cell table:style-name="ce19" office:value-type="string" calcext:value-type="string">
            <text:p>0xff0c</text:p>
          </table:table-cell>
          <table:table-cell table:number-columns-repeated="3" office:value-type="string" calcext:value-type="string">
            <text:p>0x31</text:p>
          </table:table-cell>
          <table:table-cell table:style-name="ce1" office:value-type="string" calcext:value-type="string">
            <text:p>0xff0c</text:p>
          </table:table-cell>
        </table:table-row>
        <table:table-row table:style-name="ro1">
          <table:table-cell table:number-columns-repeated="2" office:value-type="string" calcext:value-type="string">
            <text:p>CanID:1 System Main_Cmd(1)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table:number-columns-repeated="2" office:value-type="string" calcext:value-type="string">
            <text:p>CanID:30 Ping <text:s text:c="10"/>(0)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SYS ID Request: 0x53 0x38 0x39 0x99</text:p>
          </table:table-cell>
          <table:table-cell table:style-name="ce1" office:value-type="string" calcext:value-type="string">
            <text:p>CanID:31 Ping <text:s text:c="10"/>(1)</text:p>
          </table:table-cell>
          <table:table-cell office:value-type="string" calcext:value-type="string">
            <text:p>0xff0c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0xff0c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0 Ping <text:s text:c="10"/>(0)</text:p>
          </table:table-cell>
          <table:table-cell table:style-name="ce17" office:value-type="string" calcext:value-type="string">
            <text:p>Sys ID_Nr <text:s/>:</text:p>
          </table:table-cell>
          <table:table-cell table:style-name="ce17" office:value-type="string" calcext:value-type="string">
            <text:p>0xff0c</text:p>
          </table:table-cell>
          <table:table-cell office:value-type="string" calcext:value-type="string">
            <text:p>Cmd 0x3A Request: 0x3a 0x8b68 5 0x53 0x38 0x3b 0xf4 0x0</text:p>
          </table:table-cell>
          <table:table-cell table:style-name="ce1" office:value-type="string" calcext:value-type="string">
            <text:p>Ping Anser 0x31 0x4721 8 0x53 0x38 0x3b 0x99 0x1 0x1 0x0 0x40</text:p>
          </table:table-cell>
          <table:table-cell office:value-type="string" calcext:value-type="string">
            <text:p>Ping Anser 0x31 0x4721 8 0x53 0x38 0x3b 0x99 0x1 0x1 0x0 0x40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Cmd 0x3A Request: 0x3a 0x8b68 5 0x53 0x38 0x3b 0xf4 0x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Anser 0x31 0x733f 8 0x42 0x6f 0x4c 0x50 0x3 0x55 0x0 0x0</text:p>
          </table:table-cell>
          <table:table-cell table:number-columns-repeated="2" office:value-type="string" calcext:value-type="string">
            <text:p>0x3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CanID:36 Bootloader_CAN (0)</text:p>
          </table:table-cell>
          <table:table-cell table:style-name="ce1" office:value-type="string" calcext:value-type="string">
            <text:p>Sys ID_Nr <text:s/>:</text:p>
          </table:table-cell>
          <table:table-cell office:value-type="string" calcext:value-type="string">
            <text:p>CanID:1 System Main_Cmd(1)</text:p>
          </table:table-cell>
          <table:table-cell table:style-name="ce1" office:value-type="string" calcext:value-type="string">
            <text:p>0x31</text:p>
          </table:table-cell>
          <table:table-cell office:value-type="string" calcext:value-type="string">
            <text:p>Ping Anser 0x31 0x0 8 0x63 0x73 0x52 0x1b 0x1 0x1 0xff 0xee</text:p>
          </table:table-cell>
          <table:table-cell office:value-type="string" calcext:value-type="string">
            <text:p>CanID:31 Ping <text:s text:c="10"/>(1)</text:p>
          </table:table-cell>
          <table:table-cell table:style-name="ce3" office:value-type="string" calcext:value-type="string">
            <text:p>Unknow!!! <text:s/>0x3b 0x301 8 0 2</text:p>
          </table:table-cell>
          <table:table-cell office:value-type="string" calcext:value-type="string">
            <text:p>Sys ID_Nr <text:s/>:</text:p>
          </table:table-cell>
          <table:table-cell office:value-type="string" calcext:value-type="string">
            <text:p>0x30</text:p>
          </table:table-cell>
          <table:table-cell table:style-name="ce17" office:value-type="string" calcext:value-type="string">
            <text:p>SubCmd 0x0C:DLC: 7 <text:s/>Data[0:7]: 0x53 0x38 0x3b 0x99 0xc 0x0 0x3</text:p>
          </table:table-cell>
          <table:table-cell office:value-type="string" calcext:value-type="string">
            <text:p>Cmd 0x3A Request: 0x3a 0x8b68 5 0x53 0x38 0x3b 0xf4 0x0</text:p>
          </table:table-cell>
          <table:table-cell office:value-type="string" calcext:value-type="string">
            <text:p>CanID:3a Status Constitu(0)</text:p>
          </table:table-cell>
          <table:table-cell table:style-name="ce1" office:value-type="string" calcext:value-type="string">
            <text:p>CanID:31 Ping <text:s text:c="10"/>(1)</text:p>
          </table:table-cell>
          <table:table-cell table:number-columns-repeated="2" office:value-type="string" calcext:value-type="string">
            <text:p>CanID:31 Ping <text:s text:c="10"/>(1)</text:p>
          </table:table-cell>
          <table:table-cell office:value-type="string" calcext:value-type="string">
            <text:p>CanID:3a Status Constitu(0)</text:p>
          </table:table-cell>
        </table:table-row>
        <table:table-row table:style-name="ro2">
          <table:table-cell table:number-columns-repeated="2" office:value-type="string" calcext:value-type="string">
            <text:p>Sys Status :</text:p>
          </table:table-cell>
          <table:table-cell office:value-type="string" calcext:value-type="string">
            <text:p>Ping Anser 0x31 0x733f 8</text:p>
          </table:table-cell>
          <table:table-cell office:value-type="string" calcext:value-type="string">
            <text:p>CanID:31 Ping <text:s text:c="10"/>(1)　Booster？</text:p>
          </table:table-cell>
          <table:table-cell table:number-columns-repeated="2"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Ping Anser 0x31 0x5721 8 0x53 0x38 0x39 0x99 0x1 0x0 0x0 0x4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6</text:p>
          </table:table-cell>
          <table:table-cell table:style-name="ce1" office:value-type="string" calcext:value-type="string">
            <text:p>CanID:0 System Main_Cmd(0)</text:p>
          </table:table-cell>
          <table:table-cell office:value-type="string" calcext:value-type="string">
            <text:p>0xff0c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table:style-name="ce3" office:value-type="string" calcext:value-type="string">
            <text:p>CanID:3b Status Constitu(1)</text:p>
          </table:table-cell>
          <table:table-cell table:style-name="ce1" office:value-type="string" calcext:value-type="string">
            <text:p>SYS ID Request: 0x53 0x38 0x3b 0x99</text:p>
          </table:table-cell>
          <table:table-cell office:value-type="string" calcext:value-type="string">
            <text:p>Ping Anser 0x31 0x733f 8 0x42 0x6f 0x4c 0x50 0x3 0x55 0x0 0x0</text:p>
          </table:table-cell>
          <table:table-cell table:style-name="ce17" office:value-type="string" calcext:value-type="string">
            <text:p>CanID:1 System Main_Cmd(1)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0x3a</text:p>
          </table:table-cell>
          <table:table-cell table:style-name="ce1" office:value-type="string" calcext:value-type="string">
            <text:p>0x31</text:p>
          </table:table-cell>
          <table:table-cell table:number-columns-repeated="2" office:value-type="string" calcext:value-type="string">
            <text:p>0x31</text:p>
          </table:table-cell>
          <table:table-cell office:value-type="string" calcext:value-type="string">
            <text:p>0x3a</text:p>
          </table:table-cell>
        </table:table-row>
        <table:table-row table:style-name="ro1">
          <table:table-cell table:number-columns-repeated="2" office:value-type="string" calcext:value-type="string">
            <text:p>System StatusCanID:0 System Main_Cmd(0)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table:number-columns-repeated="3"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Request all 0x30 0x8b68 0</text:p>
          </table:table-cell>
          <table:table-cell table:style-name="ce1" office:value-type="string" calcext:value-type="string">
            <text:p>0x0</text:p>
          </table:table-cell>
          <table:table-cell office:value-type="string" calcext:value-type="string">
            <text:p>Ping Anser 0x31 0x0 8 0x63 0x73 0x52 0x1b 0x1 0x1 0xff 0xee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Sys ID_Nr <text:s/>:</text:p>
          </table:table-cell>
          <table:table-cell table:style-name="ce3" office:value-type="string" calcext:value-type="string">
            <text:p>0x0</text:p>
          </table:table-cell>
          <table:table-cell table:style-name="ce1" office:value-type="string" calcext:value-type="string">
            <text:p>CanID:0 System Main_Cmd(0)</text:p>
          </table:table-cell>
          <table:table-cell office:value-type="string" calcext:value-type="string">
            <text:p>CanID:31 Ping <text:s text:c="10"/>(1)</text:p>
          </table:table-cell>
          <table:table-cell table:style-name="ce17" office:value-type="string" calcext:value-type="string">
            <text:p>0xff0c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Cmd 0x3B Anser: 0x3b 0x301 8 0x0 0xc 0x0 0x0 0x0 0x0 0x3 0xf4</text:p>
          </table:table-cell>
          <table:table-cell table:number-columns-repeated="2"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Sys ID_Nr <text:s/>:</text:p>
          </table:table-cell>
          <table:table-cell office:value-type="string" calcext:value-type="string">
            <text:p>Cmd 0x3B Anser: 0x3b 0x301 8 0x0 0xc 0x0 0x0 0x0 0x0 0x3 0xf4</text:p>
          </table:table-cell>
        </table:table-row>
        <table:table-row table:style-name="ro1">
          <table:table-cell office:value-type="float" office:value="65291" calcext:value-type="float">
            <text:p>65291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Anser 0x31 0xbf30 8 0x63 0x73 0x52 0x1a 0xc 0x71 0x0 0x50</text:p>
          </table:table-cell>
          <table:table-cell table:number-columns-repeated="3" office:value-type="string" calcext:value-type="string">
            <text:p>0x31</text:p>
          </table:table-cell>
          <table:table-cell office:value-type="string" calcext:value-type="string">
            <text:p>Sys ID_Nr <text:s/>: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SYS ID Request: 0x53 0x38 0x3b 0x99</text:p>
          </table:table-cell>
          <table:table-cell table:style-name="ce3" office:value-type="string" calcext:value-type="string">
            <text:p>Unknow!!! <text:s/>0x3b 0x302 8 54 48</text:p>
          </table:table-cell>
          <table:table-cell table:style-name="ce1" office:value-type="string" calcext:value-type="string">
            <text:p>0xff0c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md 0x3A Request: 0x3a 0x8b68 5 0x53 0x38 0x3b 0x99 0x0</text:p>
          </table:table-cell>
          <table:table-cell office:value-type="string" calcext:value-type="string">
            <text:p>Cmd 0x3B Anser: 0x3b 0x301 8 0x0 0xc 0x0 0x0 0x0 0x0 0x3 0xf4</text:p>
          </table:table-cell>
          <table:table-cell office:value-type="string" calcext:value-type="string">
            <text:p>CanID:3b Status Constitu(1)</text:p>
          </table:table-cell>
          <table:table-cell table:number-columns-repeated="2" office:value-type="string" calcext:value-type="string">
            <text:p>CanID:31 Ping <text:s text:c="10"/>(1)</text:p>
          </table:table-cell>
          <table:table-cell office:value-type="string" calcext:value-type="string">
            <text:p>SubCmd 0x0C:DLC: 7 <text:s/>Data[0:7]: 0x53 0x38 0x3b 0x99 0xc 0x0 0x3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table:number-columns-repeated="2" office:value-type="string" calcext:value-type="string">
            <text:p>Sys Status :</text:p>
          </table:table-cell>
          <table:table-cell office:value-type="string" calcext:value-type="string">
            <text:p>Sys ID_Nr <text:s/>:</text:p>
          </table:table-cell>
          <table:table-cell office:value-type="string" calcext:value-type="string">
            <text:p>CanID:31 Ping <text:s text:c="10"/>(1)</text:p>
          </table:table-cell>
          <table:table-cell table:number-columns-repeated="3"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table:style-name="ce1" office:value-type="string" calcext:value-type="string">
            <text:p>Sys ID_Nr <text:s/>: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CanID:0 System Main_Cmd(0)</text:p>
          </table:table-cell>
          <table:table-cell table:style-name="ce3" office:value-type="string" calcext:value-type="string">
            <text:p>CanID:3b Status Constitu(1)</text:p>
          </table:table-cell>
          <table:table-cell table:number-columns-repeated="2"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0x31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2" office:value-type="string" calcext:value-type="string">
            <text:p>System StatusCanID:1 System Main_Cmd(1)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31</text:p>
          </table:table-cell>
          <table:table-cell table:number-columns-repeated="3" office:value-type="string" calcext:value-type="string">
            <text:p>CanID:31 Ping <text:s text:c="10"/>(1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Bootloader Request? 0x36 0x8b68 0</text:p>
          </table:table-cell>
          <table:table-cell table:style-name="ce1" office:value-type="string" calcext:value-type="string">
            <text:p>SYS ID Request: 0x53 0x38 0x39 0x99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ff0c</text:p>
          </table:table-cell>
          <table:table-cell table:style-name="ce3" office:value-type="string" calcext:value-type="string">
            <text:p>0x0</text:p>
          </table:table-cell>
          <table:table-cell table:number-columns-repeated="2" office:value-type="string" calcext:value-type="string">
            <text:p>CanID:31 Ping <text:s text:c="10"/>(1)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Cmd 0x3B Anser: 0x3b 0x302 8 0x36 0x30 0x38 0x38 0x33 0x0 0x0 0x0</text:p>
          </table:table-cell>
          <table:table-cell table:style-name="ce17" office:value-type="string" calcext:value-type="string">
            <text:p>Sys ID_Nr <text:s/>:</text:p>
          </table:table-cell>
          <table:table-cell office:value-type="string" calcext:value-type="string">
            <text:p>Sys ID_Nr <text:s/>:</text:p>
          </table:table-cell>
          <table:table-cell office:value-type="string" calcext:value-type="string">
            <text:p>0xff0c</text:p>
          </table:table-cell>
          <table:table-cell office:value-type="string" calcext:value-type="string">
            <text:p>Cmd 0x3B Anser: 0x3b 0x302 8 0x36 0x30 0x38 0x38 0x33 0x0 0x0 0x0</text:p>
          </table:table-cell>
        </table:table-row>
        <table:table-row table:style-name="ro1">
          <table:table-cell office:value-type="float" office:value="65291" calcext:value-type="float">
            <text:p>65291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Sys ID_Nr <text:s/>:</text:p>
          </table:table-cell>
          <table:table-cell table:number-columns-repeated="3" office:value-type="string" calcext:value-type="string">
            <text:p>0x31</text:p>
          </table:table-cell>
          <table:table-cell office:value-type="string" calcext:value-type="string">
            <text:p>Sys ID_Nr <text:s/>: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Status Request: 0x3a 0x8b68 5 0x53 0x38 0x39 0x99 0x0</text:p>
          </table:table-cell>
          <table:table-cell office:value-type="string" calcext:value-type="string">
            <text:p>CanID:36 Bootloader_CAN (0)</text:p>
          </table:table-cell>
          <table:table-cell table:style-name="ce1" office:value-type="string" calcext:value-type="string">
            <text:p>CanID:0 System Main_Cmd(0)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Ping Anser 0x31 0xbf30 8 0x63 0x73 0x52 0x1a 0xc 0x71 0x0 0x50</text:p>
          </table:table-cell>
          <table:table-cell table:style-name="ce3" office:value-type="string" calcext:value-type="string">
            <text:p>Unknow!!! <text:s/>0x3b 0x303 8 72 82</text:p>
          </table:table-cell>
          <table:table-cell table:number-columns-repeated="2" office:value-type="string" calcext:value-type="string">
            <text:p>0x31</text:p>
          </table:table-cell>
          <table:table-cell office:value-type="string" calcext:value-type="string">
            <text:p>Cmd 0x3B Anser: 0x3b 0x301 8 0x0 0xc 0x0 0x0 0x0 0x0 0x3 0x99</text:p>
          </table:table-cell>
          <table:table-cell office:value-type="string" calcext:value-type="string">
            <text:p>Cmd 0x3B Anser: 0x3b 0x302 8 0x36 0x30 0x38 0x38 0x33 0x0 0x0 0x0</text:p>
          </table:table-cell>
          <table:table-cell office:value-type="string" calcext:value-type="string">
            <text:p>CanID:3b Status Constitu(1)</text:p>
          </table:table-cell>
          <table:table-cell table:style-name="ce17" office:value-type="string" calcext:value-type="string">
            <text:p>SubCmd 0x0C:DLC: 7 <text:s/>Data[0:7]: 0x53 0x38 0x3b 0x99 0xc 0x0 0x99</text:p>
          </table:table-cell>
          <table:table-cell office:value-type="string" calcext:value-type="string">
            <text:p>SubCmd 0x0C:DLC: 7 <text:s/>Data[0:7]: 0x53 0x38 0x3b 0x99 0xc 0x0 0x3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table:number-columns-repeated="2" office:value-type="string" calcext:value-type="string">
            <text:p>CanID:0 System Main_Cmd(0)</text:p>
          </table:table-cell>
          <table:table-cell office:value-type="string" calcext:value-type="string">
            <text:p>Ping Anser 0x31 0xbf30 8</text:p>
          </table:table-cell>
          <table:table-cell office:value-type="string" calcext:value-type="string">
            <text:p>CanID:1 System Main_Cmd(1)</text:p>
          </table:table-cell>
          <table:table-cell table:number-columns-repeated="2"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Sys ID_Nr <text:s/>: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ff0c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CanID:31 Ping <text:s text:c="10"/>(1)</text:p>
          </table:table-cell>
          <table:table-cell table:style-name="ce3" office:value-type="string" calcext:value-type="string">
            <text:p>CanID:3b Status Constitu(1)</text:p>
          </table:table-cell>
          <table:table-cell table:style-name="ce1" office:value-type="string" calcext:value-type="string">
            <text:p>Cmd 0x3A Request: 0x3a 0x8b68 5 0x53 0x38 0x3b 0x99 0x0</text:p>
          </table:table-cell>
          <table:table-cell office:value-type="string" calcext:value-type="string">
            <text:p>Bootloader Request? 0x36 0x8b68 0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style-name="ce17" office:value-type="string" calcext:value-type="string">
            <text:p>CanID:0 System Main_Cmd(0)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0</text:p>
          </table:table-cell>
          <table:table-cell table:number-columns-repeated="2" office:value-type="string" calcext:value-type="string">
            <text:p>CanID:31 Ping <text:s text:c="10"/>(1)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0x31</text:p>
          </table:table-cell>
          <table:table-cell table:style-name="ce3" office:value-type="string" calcext:value-type="string">
            <text:p>0x0</text:p>
          </table:table-cell>
          <table:table-cell table:style-name="ce1" office:value-type="string" calcext:value-type="string">
            <text:p>CanID:3a Status Constitu(0)</text:p>
          </table:table-cell>
          <table:table-cell office:value-type="string" calcext:value-type="string">
            <text:p>CanID:36 Bootloader_CAN (0)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303 8 0x4c 0x69 0x6e 0x6b 0x20 0x53 0x38 0x38</text:p>
          </table:table-cell>
          <table:table-cell table:style-name="ce17" office:value-type="string" calcext:value-type="string">
            <text:p>0xff0c</text:p>
          </table:table-cell>
          <table:table-cell office:value-type="string" calcext:value-type="string">
            <text:p>0xff0c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md 0x3B Anser: 0x3b 0x303 8 0x4c 0x69 0x6e 0x6b 0x20 0x53 0x38 0x38</text:p>
          </table:table-cell>
        </table:table-row>
        <table:table-row table:style-name="ro1">
          <table:table-cell table:number-columns-repeated="2" office:value-type="string" calcext:value-type="string">
            <text:p>System Stop: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Sys Status :</text:p>
          </table:table-cell>
          <table:table-cell table:number-columns-repeated="2" office:value-type="string" calcext:value-type="string">
            <text:p>0x3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Sys ID_Nr <text:s/>: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Status Request: 0x3a 0x8b68 5 0x53 0x38 0x3b 0x99 0x0</text:p>
          </table:table-cell>
          <table:table-cell table:style-name="ce3" office:value-type="string" calcext:value-type="string">
            <text:p>Unknow!!! <text:s/>0x3b 0x304 8 32 56</text:p>
          </table:table-cell>
          <table:table-cell table:style-name="ce1" office:value-type="string" calcext:value-type="string">
            <text:p>0x3a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Cmd 0x3B Anser: 0x3b 0x302 8 0x53 0x68 0x6f 0x6a 0x69 0x40 0x0 0x0</text:p>
          </table:table-cell>
          <table:table-cell office:value-type="string" calcext:value-type="string">
            <text:p>Cmd 0x3B Anser: 0x3b 0x303 8 0x4c 0x69 0x6e 0x6b 0x20 0x53 0x38 0x38</text:p>
          </table:table-cell>
          <table:table-cell office:value-type="string" calcext:value-type="string">
            <text:p>CanID:3b Status Constitu(1)</text:p>
          </table:table-cell>
          <table:table-cell table:number-columns-repeated="2"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Cmd 0x3A Request: 0x3a 0x8b68 5 0x53 0x38 0x3b 0x99 0x0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table:number-columns-repeated="2" office:value-type="string" calcext:value-type="string">
            <text:p>CanID:1 System Main_Cmd(1)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System StatusCanID:0 System Main_Cmd(0)</text:p>
          </table:table-cell>
          <table:table-cell table:number-columns-repeated="2" office:value-type="string" calcext:value-type="string">
            <text:p>Sys ID_Nr <text:s/>: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3a Status Constitu(0)</text:p>
          </table:table-cell>
          <table:table-cell table:style-name="ce3" office:value-type="string" calcext:value-type="string">
            <text:p>CanID:3b Status Constitu(1)</text:p>
          </table:table-cell>
          <table:table-cell table:style-name="ce1" office:value-type="string" calcext:value-type="string">
            <text:p>Sys ID_Nr <text:s/>:</text:p>
          </table:table-cell>
          <table:table-cell office:value-type="string" calcext:value-type="string">
            <text:p>Ping Anser 0x31 0x0 8 0x63 0x73 0x52 0x1b 0x1 0x1 0xff 0xee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anID:31 Ping <text:s text:c="10"/>(1)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System StatusCanID:0 System Main_Cmd(0)</text:p>
          </table:table-cell>
          <table:table-cell office:value-type="string" calcext:value-type="string">
            <text:p>0xff0b</text:p>
          </table:table-cell>
          <table:table-cell table:number-columns-repeated="2" office:value-type="string" calcext:value-type="string">
            <text:p>CanID:1 System Main_Cmd(1)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Status Request: 0x3a 0x8b68 5 0x53 0x38 0x39 0x99 0x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3a</text:p>
          </table:table-cell>
          <table:table-cell table:style-name="ce3" office:value-type="string" calcext:value-type="string">
            <text:p>0x0</text:p>
          </table:table-cell>
          <table:table-cell table:style-name="ce1" office:value-type="string" calcext:value-type="string">
            <text:p>SYS ID Request: 0x53 0x38 0x3b 0x99</text:p>
          </table:table-cell>
          <table:table-cell office:value-type="string" calcext:value-type="string">
            <text:p>CanID:31 Ping <text:s text:c="10"/>(1)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304 8 0x0 0x0 0x0 0x0 0x0 0x0 0x0 0x0</text:p>
          </table:table-cell>
          <table:table-cell table:number-columns-repeated="2" office:value-type="string" calcext:value-type="string">
            <text:p>0x31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Cmd 0x3B Anser: 0x3b 0x304 8 0x0 0x0 0x0 0x0 0x0 0x0 0x0 0x0</text:p>
          </table:table-cell>
        </table:table-row>
        <table:table-row table:style-name="ro1">
          <table:table-cell table:number-columns-repeated="2" office:value-type="string" calcext:value-type="string">
            <text:p>System Stop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Sys ID_Nr <text:s/>: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Ping Anser 0x31 0x5721 8 0x53 0x38 0x39 0x99 0x1 0x0 0x0 0x40</text:p>
          </table:table-cell>
          <table:table-cell office:value-type="string" calcext:value-type="string">
            <text:p>Sys ID_Nr <text:s/>:</text:p>
          </table:table-cell>
          <table:table-cell table:style-name="ce3" office:value-type="string" calcext:value-type="string">
            <text:p>Unknow!!! <text:s/>0x3b 0x4721 6 83 56</text:p>
          </table:table-cell>
          <table:table-cell table:style-name="ce1" office:value-type="string" calcext:value-type="string">
            <text:p>CanID:1 System Main_Cmd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md 0x3B Anser: 0x3b 0x303 8 0x4c 0x69 0x6e 0x6b 0x20 0x53 0x38 0x38</text:p>
          </table:table-cell>
          <table:table-cell office:value-type="string" calcext:value-type="string">
            <text:p>Cmd 0x3B Anser: 0x3b 0x304 8 0x0 0x0 0x0 0x0 0x0 0x0 0x0 0x0</text:p>
          </table:table-cell>
          <table:table-cell office:value-type="string" calcext:value-type="string">
            <text:p>CanID:3b Status Constitu(1)</text:p>
          </table:table-cell>
          <table:table-cell table:number-columns-repeated="2" office:value-type="string" calcext:value-type="string">
            <text:p>Cmd 0x3A Request: 0x3a 0x8b68 5 0x53 0x38 0x3b 0x99 0x0</text:p>
          </table:table-cell>
          <table:table-cell office:value-type="string" calcext:value-type="string">
            <text:p>Sys ID_Nr <text:s/>: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table:number-columns-repeated="2" office:value-type="string" calcext:value-type="string">
            <text:p>CanID:1 System Main_Cmd(1)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System StatusCanID:1 System Main_Cmd(1)</text:p>
          </table:table-cell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0 System Main_Cmd(0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SYS ID Request: 0x53 0x38 0x3b 0x99</text:p>
          </table:table-cell>
          <table:table-cell table:style-name="ce3" office:value-type="string" calcext:value-type="string">
            <text:p>CanID:3b Status Constitu(1)</text:p>
          </table:table-cell>
          <table:table-cell table:style-name="ce1" office:value-type="string" calcext:value-type="string">
            <text:p>0xff0c</text:p>
          </table:table-cell>
          <table:table-cell office:value-type="string" calcext:value-type="string">
            <text:p>Ping Request all 0x30 0x8b68 0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anID:3a Status Constitu(0)</text:p>
          </table:table-cell>
          <table:table-cell office:value-type="string" calcext:value-type="string">
            <text:p>SubCmd 0x0C:DLC: 7 <text:s/>Data[0:7]: 0x53 0x38 0x3b 0x99 0xc 0x0 0x3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ff0b</text:p>
          </table:table-cell>
          <table:table-cell table:number-columns-repeated="3" office:value-type="string" calcext:value-type="string">
            <text:p>System StatusCanID:0 System Main_Cmd(0)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Sys ID_Nr <text:s/>: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1 System Main_Cmd(1)</text:p>
          </table:table-cell>
          <table:table-cell table:style-name="ce3" office:value-type="string" calcext:value-type="string">
            <text:p>0x0</text:p>
          </table:table-cell>
          <table:table-cell table:style-name="ce7" office:value-type="string" calcext:value-type="string">
            <text:p>Cmd 0x3B Anser: 0x3b 0x301 8 0x0 0x2 0x0 0x0 0x0 0x0 0x3 0x99</text:p>
          </table:table-cell>
          <table:table-cell office:value-type="string" calcext:value-type="string">
            <text:p>CanID:30 Ping <text:s text:c="10"/>(0)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474c 6 0x53 0x38 0x3b 0xf4 0x0 0x4</text:p>
          </table:table-cell>
          <table:table-cell table:number-columns-repeated="2" office:value-type="string" calcext:value-type="string">
            <text:p>0x3a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Cmd 0x3B Anser: 0x3b 0x474c 6 0x53 0x38 0x3b 0xf4 0x0 0x4</text:p>
          </table:table-cell>
        </table:table-row>
        <table:table-row table:style-name="ro1">
          <table:table-cell table:number-columns-repeated="2" office:value-type="string" calcext:value-type="string">
            <text:p>System Stop: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CanID:0 System Main_Cmd(0)</text:p>
          </table:table-cell>
          <table:table-cell table:number-columns-repeated="3" office:value-type="string" calcext:value-type="string">
            <text:p>0xff0b</text:p>
          </table:table-cell>
          <table:table-cell office:value-type="string" calcext:value-type="string">
            <text:p>Status Request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Ping Anser 0x31 0x0 8 0x63 0x73 0x52 0x1b 0x1 0x1 0xff 0xee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SYS ID Request: 0x53 0x38 0x39 0x99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0xff0c</text:p>
          </table:table-cell>
          <table:table-cell table:style-name="ce3" office:value-type="string" calcext:value-type="string">
            <text:p>Status Request: 0x3a 0x8b68 5 0x53 0x38 0x3b 0x99 0x1</text:p>
          </table:table-cell>
          <table:table-cell table:style-name="ce7" office:value-type="string" calcext:value-type="string">
            <text:p>CanID:3b Status Constitu(1)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Cmd 0x3B Anser: 0x3b 0x304 8 0x20 0x38 0x38 0x0 0x0 0x0 0x0 0x0</text:p>
          </table:table-cell>
          <table:table-cell office:value-type="string" calcext:value-type="string">
            <text:p>Cmd 0x3B Anser: 0x3b 0x474c 6 0x53 0x38 0x3b 0xf4 0x0 0x4</text:p>
          </table:table-cell>
          <table:table-cell office:value-type="string" calcext:value-type="string">
            <text:p>CanID:3b Status Constitu(1)</text:p>
          </table:table-cell>
          <table:table-cell table:style-name="ce17" office:value-type="string" calcext:value-type="string">
            <text:p>Sys ID_Nr <text:s/>:</text:p>
          </table:table-cell>
          <table:table-cell table:style-name="ce9" office:value-type="string" calcext:value-type="string">
            <text:p>Sys ID_Nr <text:s/>:</text:p>
          </table:table-cell>
          <table:table-cell office:value-type="string" calcext:value-type="string">
            <text:p>0xff0c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table:number-columns-repeated="2" office:value-type="string" calcext:value-type="string">
            <text:p>CanID:1 System Main_Cmd(1)</text:p>
          </table:table-cell>
          <table:table-cell office:value-type="string" calcext:value-type="string">
            <text:p>System StatusCanID:1 System Main_Cmd(1)</text:p>
          </table:table-cell>
          <table:table-cell office:value-type="string" calcext:value-type="string">
            <text:p>0x0</text:p>
          </table:table-cell>
          <table:table-cell table:number-columns-repeated="2" office:value-type="string" calcext:value-type="string">
            <text:p>Sys Status :</text:p>
          </table:table-cell>
          <table:table-cell office:value-type="string" calcext:value-type="string">
            <text:p>Status Request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Bootloader Request? 0x36 0x8b68 0</text:p>
          </table:table-cell>
          <table:table-cell table:style-name="ce3" office:value-type="string" calcext:value-type="string">
            <text:p>CanID:3a Status Constitu(0)</text:p>
          </table:table-cell>
          <table:table-cell table:style-name="ce7" office:value-type="string" calcext:value-type="string">
            <text:p>0x3b</text:p>
          </table:table-cell>
          <table:table-cell table:style-name="ce10" office:value-type="string" calcext:value-type="string">
            <text:p>Ping Anser 0x31 0x474c 8 0x53 0x38 0x3b 0xf4 0x1 0x1 0x0 0x40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style-name="ce17" office:value-type="string" calcext:value-type="string">
            <text:p>SubCmd 0x0C:DLC: 7 <text:s/>Data[0:7]: 0x53 0x38 0x3b 0x99 0xc 0x0 0x3</text:p>
          </table:table-cell>
          <table:table-cell table:style-name="ce9" office:value-type="string" calcext:value-type="string">
            <text:p>SubCmd 0x0C:DLC: 7 <text:s/>Data[0:7]: 0x53 0x38 0x3b 0x99 0xc 0x0 0x3</text:p>
          </table:table-cell>
          <table:table-cell office:value-type="string" calcext:value-type="string">
            <text:p>Cmd 0x3B Anser: 0x3b 0x301 8 0x0 0xc 0x0 0x0 0x0 0x0 0x3 0x99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tem Stop:</text:p>
          </table:table-cell>
          <table:table-cell table:number-columns-repeated="2" office:value-type="string" calcext:value-type="string">
            <text:p>System StatusCanID:1 System Main_Cmd(1)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0xff0c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6 Bootloader_CAN (0)</text:p>
          </table:table-cell>
          <table:table-cell table:style-name="ce3" office:value-type="string" calcext:value-type="string">
            <text:p>0x3a</text:p>
          </table:table-cell>
          <table:table-cell table:style-name="ce7" office:value-type="string" calcext:value-type="string">
            <text:p>Cmd 0x3B Anser: 0x3b 0x302 8 0x36 0x30 0x38 0x38 0x33 0x2d 0x31 0x0</text:p>
          </table:table-cell>
          <table:table-cell table:style-name="ce10" office:value-type="string" calcext:value-type="string">
            <text:p>CanID:31 Ping <text:s text:c="10"/>(1)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A Request: 0x3a 0x8b68 5 0x53 0x38 0x3b 0xf4 0x1</text:p>
          </table:table-cell>
          <table:table-cell table:style-name="ce17" office:value-type="string" calcext:value-type="string">
            <text:p>CanID:1 System Main_Cmd(1)</text:p>
          </table:table-cell>
          <table:table-cell table:style-name="ce9" office:value-type="string" calcext:value-type="string">
            <text:p>CanID:1 System Main_Cmd(1)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A Request: 0x3a 0x8b68 5 0x53 0x38 0x3b 0xf4 0x1</text:p>
          </table:table-cell>
        </table:table-row>
        <table:table-row table:style-name="ro1">
          <table:table-cell table:number-columns-repeated="2" office:value-type="string" calcext:value-type="string">
            <text:p>CanID:0 System Main_Cmd(0)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CanID:1 System Main_Cmd(1)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0x36</text:p>
          </table:table-cell>
          <table:table-cell table:style-name="ce3" office:value-type="string" calcext:value-type="string">
            <text:p>Unknow!!! <text:s/>0x3b 0x301 8 1 1</text:p>
          </table:table-cell>
          <table:table-cell table:style-name="ce7" office:value-type="string" calcext:value-type="string">
            <text:p>CanID:3b Status Constitu(1)</text:p>
          </table:table-cell>
          <table:table-cell table:style-name="ce10" office:value-type="string" calcext:value-type="string">
            <text:p>0x31</text:p>
          </table:table-cell>
          <table:table-cell office:value-type="string" calcext:value-type="string">
            <text:p>Cmd 0x3B Anser: 0x3b 0x4721 6 0x53 0x38 0x3b 0x99 0x0 0x4</text:p>
          </table:table-cell>
          <table:table-cell office:value-type="string" calcext:value-type="string">
            <text:p>Cmd 0x3A Request: 0x3a 0x8b68 5 0x53 0x38 0x3b 0xf4 0x1</text:p>
          </table:table-cell>
          <table:table-cell office:value-type="string" calcext:value-type="string">
            <text:p>CanID:3a Status Constitu(0)</text:p>
          </table:table-cell>
          <table:table-cell table:style-name="ce17" office:value-type="string" calcext:value-type="string">
            <text:p>0xff0c</text:p>
          </table:table-cell>
          <table:table-cell table:style-name="ce9" office:value-type="string" calcext:value-type="string">
            <text:p>0xff0c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CanID:3a Status Constitu(0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0</text:p>
          </table:table-cell>
          <table:table-cell table:number-columns-repeated="2" office:value-type="string" calcext:value-type="string">
            <text:p>CanID:0 System Main_Cmd(0)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System StatusCanID:1 System Main_Cmd(1)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Request all 0x30 0x8b68 0</text:p>
          </table:table-cell>
          <table:table-cell table:style-name="ce3" office:value-type="string" calcext:value-type="string">
            <text:p>CanID:3b Status Constitu(1)</text:p>
          </table:table-cell>
          <table:table-cell table:style-name="ce7" office:value-type="string" calcext:value-type="string">
            <text:p>0x3b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0x3a</text:p>
          </table:table-cell>
          <table:table-cell table:number-columns-repeated="2" office:value-type="string" calcext:value-type="string">
            <text:p>Cmd 0x3B Anser: 0x3b 0x301 8 0x0 0xc 0x0 0x0 0x0 0x0 0x3 0x99</text:p>
          </table:table-cell>
          <table:table-cell office:value-type="string" calcext:value-type="string">
            <text:p>Cmd 0x3B Anser: 0x3b 0x302 8 0x53 0x68 0x6f 0x6a 0x69 0x40 0x0 0x0</text:p>
          </table:table-cell>
          <table:table-cell office:value-type="string" calcext:value-type="string">
            <text:p>0x3a</text:p>
          </table:table-cell>
        </table:table-row>
        <table:table-row table:style-name="ro1">
          <table:table-cell office:value-type="string" calcext:value-type="string">
            <text:p>Sys ID_Nr <text:s/>: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System Stop: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System StatusCanID:1 System Main_Cmd(1)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0 Ping <text:s text:c="10"/>(0)</text:p>
          </table:table-cell>
          <table:table-cell table:style-name="ce3" office:value-type="string" calcext:value-type="string">
            <text:p>0x0</text:p>
          </table:table-cell>
          <table:table-cell table:style-name="ce7" office:value-type="string" calcext:value-type="string">
            <text:p>Cmd 0x3B Anser: 0x3b 0x303 8 0x48 0x52 0x53 0x20 0x57 0x69 0x46 0x69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Cmd 0x3B Anser: 0x3b 0x301 8 0x1 0x1 0x2 0x0 0x0 0x0 0x0 0x0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1 8 0x1 0x1 0x2 0x0 0x0 0x0 0x0 0x0</text:p>
          </table:table-cell>
        </table:table-row>
        <table:table-row table:style-name="ro1">
          <table:table-cell table:number-columns-repeated="2" office:value-type="string" calcext:value-type="string">
            <text:p>CanID:1 System Main_Cmd(1)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CanID:1 System Main_Cmd(1)</text:p>
          </table:table-cell>
          <table:table-cell table:number-columns-repeated="2" office:value-type="string" calcext:value-type="string">
            <text:p>System Stop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 ID_Nr <text:s/>: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Sys ID_Nr <text:s/>:</text:p>
          </table:table-cell>
          <table:table-cell office:value-type="string" calcext:value-type="string">
            <text:p>0x30</text:p>
          </table:table-cell>
          <table:table-cell table:style-name="ce3" office:value-type="string" calcext:value-type="string">
            <text:p>Unknow!!! <text:s/>0x3b 0x302 8 65 117</text:p>
          </table:table-cell>
          <table:table-cell table:style-name="ce7" office:value-type="string" calcext:value-type="string">
            <text:p>CanID:3b Status Constitu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md 0x3A Request: 0x3a 0x8b68 5 0x53 0x38 0x3b 0x99 0x1</text:p>
          </table:table-cell>
          <table:table-cell office:value-type="string" calcext:value-type="string">
            <text:p>Cmd 0x3B Anser: 0x3b 0x301 8 0x1 0x1 0x2 0x0 0x0 0x0 0x0 0x0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  <table:table-cell table:number-columns-repeated="2" office:value-type="string" calcext:value-type="string">
            <text:p>CanID:1 System Main_Cmd(1)</text:p>
          </table:table-cell>
          <table:table-cell office:value-type="string" calcext:value-type="string">
            <text:p>Sys ID_Nr <text:s/>: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SYS ID Request: 0x53 0x38 0x39 0x99</text:p>
          </table:table-cell>
          <table:table-cell office:value-type="string" calcext:value-type="string">
            <text:p>Ping Anser 0x31 0x474c 8 0x53 0x38 0x3b 0xf4 0x1 0x1 0x0 0x40</text:p>
          </table:table-cell>
          <table:table-cell table:style-name="ce3" office:value-type="string" calcext:value-type="string">
            <text:p>CanID:3b Status Constitu(1)</text:p>
          </table:table-cell>
          <table:table-cell table:style-name="ce7" office:value-type="string" calcext:value-type="string">
            <text:p>0x3b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2 8 0x53 0x68 0x6f 0x6a 0x69 0x40 0x0 0x0</text:p>
          </table:table-cell>
          <table:table-cell office:value-type="string" calcext:value-type="string">
            <text:p>Cmd 0x3B Anser: 0x3b 0x303 8 0x4c 0x69 0x6e 0x6b 0x20 0x53 0x38 0x38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office:value-type="string" calcext:value-type="string">
            <text:p>System Stop:</text:p>
          </table:table-cell>
          <table:table-cell office:value-type="string" calcext:value-type="string">
            <text:p>Sys ID_Nr <text:s/>:</text:p>
          </table:table-cell>
          <table:table-cell table:number-columns-repeated="2" office:value-type="string" calcext:value-type="string">
            <text:p>System Stop: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CanID:31 Ping <text:s text:c="10"/>(1)</text:p>
          </table:table-cell>
          <table:table-cell table:style-name="ce3" office:value-type="string" calcext:value-type="string">
            <text:p>0x0</text:p>
          </table:table-cell>
          <table:table-cell table:style-name="ce7" office:value-type="string" calcext:value-type="string">
            <text:p>Cmd 0x3B Anser: 0x3b 0x304 8 0x20 0x38 0x38 0x0 0x0 0x0 0x0 0x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Cmd 0x3B Anser: 0x3b 0x302 8 0x41 0x75 0x73 0x77 0x65 0x72 0x74 0x75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2 8 0x41 0x75 0x73 0x77 0x65 0x72 0x74 0x75</text:p>
          </table:table-cell>
        </table:table-row>
        <table:table-row table:style-name="ro1">
          <table:table-cell table:number-columns-repeated="4" office:value-type="string" calcext:value-type="string">
            <text:p>CanID:1 System Main_Cmd(1)</text:p>
          </table:table-cell>
          <table:table-cell table:number-columns-repeated="2" office:value-type="string" calcext:value-type="string">
            <text:p>System Stop: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0xff0c</text:p>
          </table:table-cell>
          <table:table-cell office:value-type="string" calcext:value-type="string">
            <text:p>0x31</text:p>
          </table:table-cell>
          <table:table-cell table:style-name="ce3" office:value-type="string" calcext:value-type="string">
            <text:p>Unknow!!! <text:s/>0x3b 0x303 8 110 103</text:p>
          </table:table-cell>
          <table:table-cell table:style-name="ce7" office:value-type="string" calcext:value-type="string">
            <text:p>CanID:3b Status Constitu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md 0x3B Anser: 0x3b 0x301 8 0x1 0x1 0x2 0x0 0x0 0x0 0x0 0x2</text:p>
          </table:table-cell>
          <table:table-cell office:value-type="string" calcext:value-type="string">
            <text:p>Cmd 0x3B Anser: 0x3b 0x302 8 0x41 0x75 0x73 0x77 0x65 0x72 0x74 0x75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</text:p>
          </table:table-cell>
          <table:table-cell table:number-columns-repeated="2" office:value-type="string" calcext:value-type="string">
            <text:p>CanID:1 System Main_Cmd(1)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Status Request: 0x3a 0x8b68 5 0x53 0x38 0x39 0x99 0x0</text:p>
          </table:table-cell>
          <table:table-cell office:value-type="string" calcext:value-type="string">
            <text:p>Ping Anser 0x31 0x733f 8 0x42 0x6f 0x4c 0x50 0x3 0x55 0x0 0x0</text:p>
          </table:table-cell>
          <table:table-cell table:style-name="ce3" office:value-type="string" calcext:value-type="string">
            <text:p>CanID:3b Status Constitu(1)</text:p>
          </table:table-cell>
          <table:table-cell table:style-name="ce7" office:value-type="string" calcext:value-type="string">
            <text:p>0x3b</text:p>
          </table:table-cell>
          <table:table-cell table:style-name="ce9" office:value-type="string" calcext:value-type="string">
            <text:p>Sys ID_Nr <text:s/>: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3 8 0x4c 0x69 0x6e 0x6b 0x20 0x53 0x38 0x38</text:p>
          </table:table-cell>
          <table:table-cell office:value-type="string" calcext:value-type="string">
            <text:p>Cmd 0x3B Anser: 0x3b 0x304 8 0x20 0x38 0x38 0x0 0x0 0x0 0x0 0x0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3" office:value-type="string" calcext:value-type="string">
            <text:p>System Stop:</text:p>
          </table:table-cell>
          <table:table-cell office:value-type="string" calcext:value-type="string">
            <text:p>CanID:0 System Main_Cmd(0)</text:p>
          </table:table-cell>
          <table:table-cell table:number-columns-repeated="3" office:value-type="string" calcext:value-type="string">
            <text:p>0x0</text:p>
          </table:table-cell>
          <table:table-cell office:value-type="string" calcext:value-type="string">
            <text:p>Sys ID_Nr <text:s/>: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CanID:31 Ping <text:s text:c="10"/>(1)</text:p>
          </table:table-cell>
          <table:table-cell table:style-name="ce3" office:value-type="string" calcext:value-type="string">
            <text:p>0x0</text:p>
          </table:table-cell>
          <table:table-cell table:style-name="ce7" office:value-type="string" calcext:value-type="string">
            <text:p>Cmd 0x3B Anser: 0x3b 0x4721 6 0x53 0x38 0x3b 0x99 0x0 0x4</text:p>
          </table:table-cell>
          <table:table-cell table:style-name="ce9" office:value-type="string" calcext:value-type="string">
            <text:p>SubCmd 0x0C:DLC: 7 <text:s/>Data[0:4]: 0x53 0x38 0x3b 0xf4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303 8 0x6e 0x67 0x20 0x31 0x20 0x2d 0x20 0x31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3 8 0x6e 0x67 0x20 0x31 0x20 0x2d 0x20 0x31</text:p>
          </table:table-cell>
        </table:table-row>
        <table:table-row table:style-name="ro1">
          <table:table-cell table:number-columns-repeated="3" office:value-type="string" calcext:value-type="string">
            <text:p>CanID:1 System Main_Cmd(1)</text:p>
          </table:table-cell>
          <table:table-cell office:value-type="string" calcext:value-type="string">
            <text:p>0x0</text:p>
          </table:table-cell>
          <table:table-cell table:number-columns-repeated="3" office:value-type="string" calcext:value-type="string">
            <text:p>System Stop: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CanID:31 Ping <text:s text:c="10"/>(1)</text:p>
          </table:table-cell>
          <table:table-cell table:style-name="ce1" office:value-type="string" calcext:value-type="string">
            <text:p>Ping Anser 0x31 0x5721 8 0x53 0x38 0x39 0x99 0x1 0x0 0x0 0x40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31</text:p>
          </table:table-cell>
          <table:table-cell table:style-name="ce3" office:value-type="string" calcext:value-type="string">
            <text:p>Unknow!!! <text:s/>0x3b 0x304 8 54 0</text:p>
          </table:table-cell>
          <table:table-cell table:style-name="ce7" office:value-type="string" calcext:value-type="string">
            <text:p>CanID:3b Status Constitu(1)</text:p>
          </table:table-cell>
          <table:table-cell table:style-name="ce9" office:value-type="string" calcext:value-type="string">
            <text:p>CanID:1 System Main_Cmd(1)</text:p>
          </table:table-cell>
          <table:table-cell office:value-type="string" calcext:value-type="string">
            <text:p>Cmd 0x3B Anser: 0x3b 0x302 8 0x41 0x75 0x73 0x77 0x65 0x72 0x74 0x75</text:p>
          </table:table-cell>
          <table:table-cell office:value-type="string" calcext:value-type="string">
            <text:p>Cmd 0x3B Anser: 0x3b 0x303 8 0x6e 0x67 0x20 0x31 0x20 0x2d 0x20 0x31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System Stop:</text:p>
          </table:table-cell>
          <table:table-cell table:number-columns-repeated="3" office:value-type="string" calcext:value-type="string">
            <text:p>CanID:1 System Main_Cmd(1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table:style-name="ce1" office:value-type="string" calcext:value-type="string">
            <text:p>CanID:31 Ping <text:s text:c="10"/>(1)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Ping Anser 0x31 0xbf30 8 0x63 0x73 0x52 0x1a 0xc 0x71 0x0 0x50</text:p>
          </table:table-cell>
          <table:table-cell table:style-name="ce3" office:value-type="string" calcext:value-type="string">
            <text:p>CanID:3b Status Constitu(1)</text:p>
          </table:table-cell>
          <table:table-cell table:style-name="ce7" office:value-type="string" calcext:value-type="string">
            <text:p>0x3b</text:p>
          </table:table-cell>
          <table:table-cell table:style-name="ce9" office:value-type="string" calcext:value-type="string">
            <text:p>0xff0c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4 8 0x20 0x38 0x38 0x0 0x0 0x0 0x0 0x0</text:p>
          </table:table-cell>
          <table:table-cell office:value-type="string" calcext:value-type="string">
            <text:p>Cmd 0x3B Anser: 0x3b 0x4721 6 0x53 0x38 0x3b 0x99 0x0 0x4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2" office:value-type="string" calcext:value-type="string">
            <text:p>System Stop:</text:p>
          </table:table-cell>
          <table:table-cell office:value-type="string" calcext:value-type="string">
            <text:p>Sys ID_Nr <text:s/>:</text:p>
          </table:table-cell>
          <table:table-cell office:value-type="string" calcext:value-type="string">
            <text:p>CanID:1 System Main_Cmd(1)</text:p>
          </table:table-cell>
          <table:table-cell table:number-columns-repeated="3" office:value-type="string" calcext:value-type="string">
            <text:p>0x0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Anser 0x31 0x733f 8 0x42 0x6f 0x4c 0x50 0x3 0x55 0x0 0x0</text:p>
          </table:table-cell>
          <table:table-cell table:style-name="ce1" office:value-type="string" calcext:value-type="string">
            <text:p>0x31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CanID:31 Ping <text:s text:c="10"/>(1)</text:p>
          </table:table-cell>
          <table:table-cell table:style-name="ce3" office:value-type="string" calcext:value-type="string">
            <text:p>0x0</text:p>
          </table:table-cell>
          <table:table-cell table:style-name="ce8" office:value-type="string" calcext:value-type="string">
            <text:p>Cmd 0x3A Request: 0x3a 0x8b68 5 0x53 0x38 0x3b 0x99 0x1</text:p>
          </table:table-cell>
          <table:table-cell table:style-name="ce7" office:value-type="string" calcext:value-type="string">
            <text:p>Cmd 0x3A Request: 0x3a 0x8b68 5 0x53 0x38 0x3b 0xf4 0x0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304 8 0x36 0x0 0x45 0x69 0x6e 0x7a 0x65 0x6c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4 8 0x36 0x0 0x45 0x69 0x6e 0x7a 0x65 0x6c</text:p>
          </table:table-cell>
        </table:table-row>
        <table:table-row table:style-name="ro1">
          <table:table-cell table:number-columns-repeated="3" office:value-type="string" calcext:value-type="string">
            <text:p>CanID:1 System Main_Cmd(1)</text:p>
          </table:table-cell>
          <table:table-cell office:value-type="string" calcext:value-type="string">
            <text:p>0x0</text:p>
          </table:table-cell>
          <table:table-cell table:number-columns-repeated="2" office:value-type="string" calcext:value-type="string">
            <text:p>CanID:0 System Main_Cmd(0)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31</text:p>
          </table:table-cell>
          <table:table-cell table:style-name="ce3" office:value-type="string" calcext:value-type="string">
            <text:p>Unknow!!! <text:s/>0x3b 0x305 8 110 0</text:p>
          </table:table-cell>
          <table:table-cell table:style-name="ce8" office:value-type="string" calcext:value-type="string">
            <text:p>CanID:3a Status Constitu(0)</text:p>
          </table:table-cell>
          <table:table-cell table:style-name="ce7" office:value-type="string" calcext:value-type="string">
            <text:p>CanID:3a Status Constitu(0)</text:p>
          </table:table-cell>
          <table:table-cell office:value-type="string" calcext:value-type="string">
            <text:p>Cmd 0x3B Anser: 0x3b 0x303 8 0x6e 0x67 0x20 0x31 0x20 0x2d 0x20 0x31</text:p>
          </table:table-cell>
          <table:table-cell office:value-type="string" calcext:value-type="string">
            <text:p>Cmd 0x3B Anser: 0x3b 0x304 8 0x36 0x0 0x45 0x69 0x6e 0x7a 0x65 0x6c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System Stop: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Bootloader Request? 0x36 0x8b68 0</text:p>
          </table:table-cell>
          <table:table-cell table:style-name="ce3" office:value-type="string" calcext:value-type="string">
            <text:p>CanID:3b Status Constitu(1)</text:p>
          </table:table-cell>
          <table:table-cell table:style-name="ce8" office:value-type="string" calcext:value-type="string">
            <text:p>0x3a</text:p>
          </table:table-cell>
          <table:table-cell table:style-name="ce7" office:value-type="string" calcext:value-type="string">
            <text:p>0x3a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4721 6 0x53 0x38 0x3b 0x99 0x0 0x4</text:p>
          </table:table-cell>
          <table:table-cell office:value-type="string" calcext:value-type="string">
            <text:p>Cmd 0x3A Request: 0x3a 0x8b68 5 0x53 0x38 0x3b 0x99 0x1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2" office:value-type="string" calcext:value-type="string">
            <text:p>Sys Status :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Sys ID_Nr <text:s/>: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Ping Anser 0x31 0x0 8 0x63 0x73 0x52 0x1b 0x1 0x1 0xff 0xee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CanID:36 Bootloader_CAN (0)</text:p>
          </table:table-cell>
          <table:table-cell table:style-name="ce3" office:value-type="string" calcext:value-type="string">
            <text:p>0x0</text:p>
          </table:table-cell>
          <table:table-cell table:style-name="ce8" office:value-type="string" calcext:value-type="string">
            <text:p>Cmd 0x3B Anser: 0x3b 0x301 8 0x1 0x1 0x2 0x0 0x0 0x0 0x0 0x2</text:p>
          </table:table-cell>
          <table:table-cell table:style-name="ce7" office:value-type="string" calcext:value-type="string">
            <text:p>Cmd 0x3B Anser: 0x3b 0x301 8 0x0 <text:span text:style-name="T1">0xc</text:span> 0x0 0x0 0x0 0x0 0x3 0xf4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305 8 0x6e 0x0 0x54 0x61 0x73 0x74 0x61 0x74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Cmd 0x3B Anser: 0x3b 0x305 8 0x6e 0x0 0x54 0x61 0x73 0x74 0x61 0x74</text:p>
          </table:table-cell>
        </table:table-row>
        <table:table-row table:style-name="ro1">
          <table:table-cell table:number-columns-repeated="2" office:value-type="string" calcext:value-type="string">
            <text:p>System StatusCanID:0 System Main_Cmd(0)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0</text:p>
          </table:table-cell>
          <table:table-cell table:number-columns-repeated="2" office:value-type="string" calcext:value-type="string">
            <text:p>CanID:1 System Main_Cmd(1)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0x36</text:p>
          </table:table-cell>
          <table:table-cell table:style-name="ce3" office:value-type="string" calcext:value-type="string">
            <text:p>Unknow!!! <text:s/>0x3b 0x306 8 117 114</text:p>
          </table:table-cell>
          <table:table-cell table:style-name="ce8" office:value-type="string" calcext:value-type="string">
            <text:p>CanID:3b Status Constitu(1)</text:p>
          </table:table-cell>
          <table:table-cell table:style-name="ce7" office:value-type="string" calcext:value-type="string">
            <text:p>CanID:3b Status Constitu(1)</text:p>
          </table:table-cell>
          <table:table-cell office:value-type="string" calcext:value-type="string">
            <text:p>Cmd 0x3B Anser: 0x3b 0x304 8 0x36 0x0 0x45 0x69 0x6e 0x7a 0x65 0x6c</text:p>
          </table:table-cell>
          <table:table-cell office:value-type="string" calcext:value-type="string">
            <text:p>Cmd 0x3B Anser: 0x3b 0x305 8 0x6e 0x0 0x54 0x61 0x73 0x74 0x61 0x74</text:p>
          </table:table-cell>
          <table:table-cell office:value-type="string" calcext:value-type="string">
            <text:p>CanID:3b Status Constitu(1)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65291" calcext:value-type="float">
            <text:p>65291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System Stop: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Ping Request all 0x30 0x8b68 0</text:p>
          </table:table-cell>
          <table:table-cell table:style-name="ce3" office:value-type="string" calcext:value-type="string">
            <text:p>CanID:3b Status Constitu(1)</text:p>
          </table:table-cell>
          <table:table-cell table:style-name="ce8" office:value-type="string" calcext:value-type="string">
            <text:p>0x3b</text:p>
          </table:table-cell>
          <table:table-cell table:style-name="ce7"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A Request: 0x3a 0x8b68 5 0x53 0x38 0x3b 0x99 0x1</text:p>
          </table:table-cell>
          <table:table-cell office:value-type="string" calcext:value-type="string">
            <text:p>Cmd 0x3B Anser: 0x3b 0x301 8 0x1 0x1 0x2 0x0 0x0 0x0 0x0 0x2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Sys ID_Nr <text:s/>: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30 Ping <text:s text:c="10"/>(0)</text:p>
          </table:table-cell>
          <table:table-cell table:style-name="ce3" office:value-type="string" calcext:value-type="string">
            <text:p>0x0</text:p>
          </table:table-cell>
          <table:table-cell table:style-name="ce8" office:value-type="string" calcext:value-type="string">
            <text:p>Cmd 0x3B Anser: 0x3b 0x302 8 0x41 0x75 0x73 0x77 0x65 0x72 0x74 0x75</text:p>
          </table:table-cell>
          <table:table-cell table:style-name="ce7" office:value-type="string" calcext:value-type="string">
            <text:p>Cmd 0x3B Anser: 0x3b 0x302 8 0x36 0x30 0x38 0x38 0x33 0x0 0x0 0x0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306 8 0x75 0x72 0x6d 0x61 0x74 0x72 0x69 0x78</text:p>
          </table:table-cell>
          <table:table-cell table:number-columns-repeated="2" office:value-type="string" calcext:value-type="string">
            <text:p>CanID:3a Status Constitu(0)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306 8 0x75 0x72 0x6d 0x61 0x74 0x72 0x69 0x78</text:p>
          </table:table-cell>
        </table:table-row>
        <table:table-row table:style-name="ro1">
          <table:table-cell table:number-columns-repeated="2" office:value-type="string" calcext:value-type="string">
            <text:p>System StatusCanID:1 System Main_Cmd(1)</text:p>
          </table:table-cell>
          <table:table-cell office:value-type="string" calcext:value-type="string">
            <text:p>System StatusCanID:0 System Main_Cmd(0)</text:p>
          </table:table-cell>
          <table:table-cell office:value-type="string" calcext:value-type="string">
            <text:p>0x0</text:p>
          </table:table-cell>
          <table:table-cell table:number-columns-repeated="2" office:value-type="string" calcext:value-type="string">
            <text:p>CanID:1 System Main_Cmd(1)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Sys ID_Nr <text:s/>: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30</text:p>
          </table:table-cell>
          <table:table-cell table:style-name="ce3" office:value-type="string" calcext:value-type="string">
            <text:p>Unknow!!! <text:s/>0x3b 0x307 8 0 0</text:p>
          </table:table-cell>
          <table:table-cell table:style-name="ce8" office:value-type="string" calcext:value-type="string">
            <text:p>CanID:3b Status Constitu(1)</text:p>
          </table:table-cell>
          <table:table-cell table:style-name="ce7" office:value-type="string" calcext:value-type="string">
            <text:p>CanID:3b Status Constitu(1)</text:p>
          </table:table-cell>
          <table:table-cell office:value-type="string" calcext:value-type="string">
            <text:p>Cmd 0x3B Anser: 0x3b 0x305 8 0x6e 0x0 0x54 0x61 0x73 0x74 0x61 0x74</text:p>
          </table:table-cell>
          <table:table-cell office:value-type="string" calcext:value-type="string">
            <text:p>Cmd 0x3B Anser: 0x3b 0x306 8 0x75 0x72 0x6d 0x61 0x74 0x72 0x69 0x78</text:p>
          </table:table-cell>
          <table:table-cell office:value-type="string" calcext:value-type="string">
            <text:p>CanID:3b Status Constitu(1)</text:p>
          </table:table-cell>
          <table:table-cell table:number-columns-repeated="2" office:value-type="string" calcext:value-type="string">
            <text:p>0x3a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65291" calcext:value-type="float">
            <text:p>65291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Sys ID_Nr <text:s/>:</text:p>
          </table:table-cell>
          <table:table-cell table:number-columns-repeated="3" office:value-type="string" calcext:value-type="string">
            <text:p>0x0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SYS ID Request: 0x53 0x38 0x39 0x99</text:p>
          </table:table-cell>
          <table:table-cell office:value-type="string" calcext:value-type="string">
            <text:p>Ping Anser 0x31 0x5721 8 0x53 0x38 0x39 0x99 0x1 0x0 0x0 0x40</text:p>
          </table:table-cell>
          <table:table-cell office:value-type="string" calcext:value-type="string">
            <text:p>Ping Anser 0x31 0x474c 8 0x53 0x38 0x3b 0xf4 0x1 0x1 0x0 0x40</text:p>
          </table:table-cell>
          <table:table-cell table:style-name="ce3" office:value-type="string" calcext:value-type="string">
            <text:p>CanID:3b Status Constitu(1)</text:p>
          </table:table-cell>
          <table:table-cell table:style-name="ce8" office:value-type="string" calcext:value-type="string">
            <text:p>0x3b</text:p>
          </table:table-cell>
          <table:table-cell table:style-name="ce7"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1 8 0x1 0x1 0x2 0x0 0x0 0x0 0x0 0x2</text:p>
          </table:table-cell>
          <table:table-cell office:value-type="string" calcext:value-type="string">
            <text:p>Cmd 0x3B Anser: 0x3b 0x302 8 0x41 0x75 0x73 0x77 0x65 0x72 0x74 0x75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2" office:value-type="string" calcext:value-type="string">
            <text:p>Track Protc: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CanID:1 System Main_Cmd(1)</text:p>
          </table:table-cell>
          <table:table-cell table:number-columns-repeated="3" office:value-type="string" calcext:value-type="string">
            <text:p>System Stop: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CanID:1 System Main_Cmd(1)</text:p>
          </table:table-cell>
          <table:table-cell table:number-columns-repeated="2" office:value-type="string" calcext:value-type="string">
            <text:p>CanID:31 Ping <text:s text:c="10"/>(1)</text:p>
          </table:table-cell>
          <table:table-cell table:style-name="ce3" office:value-type="string" calcext:value-type="string">
            <text:p>0x0</text:p>
          </table:table-cell>
          <table:table-cell table:style-name="ce8" office:value-type="string" calcext:value-type="string">
            <text:p>Cmd 0x3B Anser: 0x3b 0x303 8 0x6e 0x67 0x20 0x31 0x20 0x2d 0x20 0x31</text:p>
          </table:table-cell>
          <table:table-cell table:style-name="ce7" office:value-type="string" calcext:value-type="string">
            <text:p>Cmd 0x3B Anser: 0x3b 0x303 8 0x4c 0x69 0x6e 0x6b 0x20 0x53 0x38 0x38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307 8 0x0 0x0 0x0 0x0 0x0 0x0 0x0 0x0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7 8 0x0 0x0 0x0 0x0 0x0 0x0 0x0 0x0</text:p>
          </table:table-cell>
        </table:table-row>
        <table:table-row table:style-name="ro1">
          <table:table-cell table:number-columns-repeated="2" office:value-type="string" calcext:value-type="string">
            <text:p>CanID:0 System Main_Cmd(0)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0</text:p>
          </table:table-cell>
          <table:table-cell table:number-columns-repeated="3" office:value-type="string" calcext:value-type="string">
            <text:p>CanID:1 System Main_Cmd(1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0xff0c</text:p>
          </table:table-cell>
          <table:table-cell table:number-columns-repeated="2" office:value-type="string" calcext:value-type="string">
            <text:p>0x31</text:p>
          </table:table-cell>
          <table:table-cell table:style-name="ce3" office:value-type="string" calcext:value-type="string">
            <text:p>Unknow!!! <text:s/>0x3b 0x4721 6 83 56</text:p>
          </table:table-cell>
          <table:table-cell table:style-name="ce8" office:value-type="string" calcext:value-type="string">
            <text:p>CanID:3b Status Constitu(1)</text:p>
          </table:table-cell>
          <table:table-cell table:style-name="ce7" office:value-type="string" calcext:value-type="string">
            <text:p>CanID:3b Status Constitu(1)</text:p>
          </table:table-cell>
          <table:table-cell office:value-type="string" calcext:value-type="string">
            <text:p>Cmd 0x3B Anser: 0x3b 0x306 8 0x75 0x72 0x6d 0x61 0x74 0x72 0x69 0x78</text:p>
          </table:table-cell>
          <table:table-cell office:value-type="string" calcext:value-type="string">
            <text:p>Cmd 0x3B Anser: 0x3b 0x307 8 0x0 0x0 0x0 0x0 0x0 0x0 0x0 0x0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Sys Status :</text:p>
          </table:table-cell>
          <table:table-cell table:number-columns-repeated="3" office:value-type="string" calcext:value-type="string">
            <text:p>0x0</text:p>
          </table:table-cell>
          <table:table-cell office:value-type="string" calcext:value-type="string">
            <text:p>Sys ID_Nr <text:s/>: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Status Request: 0x3a 0x8b68 5 0x53 0x38 0x39 0x99 0x0</text:p>
          </table:table-cell>
          <table:table-cell table:number-columns-repeated="2" office:value-type="string" calcext:value-type="string">
            <text:p>Ping Anser 0x31 0x733f 8 0x42 0x6f 0x4c 0x50 0x3 0x55 0x0 0x0</text:p>
          </table:table-cell>
          <table:table-cell table:style-name="ce3" office:value-type="string" calcext:value-type="string">
            <text:p>CanID:3b Status Constitu(1)</text:p>
          </table:table-cell>
          <table:table-cell table:style-name="ce8" office:value-type="string" calcext:value-type="string">
            <text:p>0x3b</text:p>
          </table:table-cell>
          <table:table-cell table:style-name="ce7"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2 8 0x41 0x75 0x73 0x77 0x65 0x72 0x74 0x75</text:p>
          </table:table-cell>
          <table:table-cell office:value-type="string" calcext:value-type="string">
            <text:p>Cmd 0x3B Anser: 0x3b 0x303 8 0x6e 0x67 0x20 0x31 0x20 0x2d 0x20 0x31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2" office:value-type="string" calcext:value-type="string">
            <text:p>SysMFXCount: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System StatusCanID:0 System Main_Cmd(0)</text:p>
          </table:table-cell>
          <table:table-cell table:number-columns-repeated="2" office:value-type="string" calcext:value-type="string">
            <text:p>System Stop:</text:p>
          </table:table-cell>
          <table:table-cell office:value-type="string" calcext:value-type="string">
            <text:p>Sys ID_Nr <text:s/>: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CanID:3a Status Constitu(0)</text:p>
          </table:table-cell>
          <table:table-cell table:number-columns-repeated="2" office:value-type="string" calcext:value-type="string">
            <text:p>CanID:31 Ping <text:s text:c="10"/>(1)</text:p>
          </table:table-cell>
          <table:table-cell table:style-name="ce3" office:value-type="string" calcext:value-type="string">
            <text:p>0x0</text:p>
          </table:table-cell>
          <table:table-cell table:style-name="ce8" office:value-type="string" calcext:value-type="string">
            <text:p>Cmd 0x3B Anser: 0x3b 0x304 8 0x36 0x0 0x45 0x69 0x6e 0x7a 0x65 0x6c</text:p>
          </table:table-cell>
          <table:table-cell table:style-name="ce7" office:value-type="string" calcext:value-type="string">
            <text:p>Cmd 0x3B Anser: 0x3b 0x304 8 0x0 0x0 0x0 0x0 0x0 0x0 0x0 0x0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474c 6 0x53 0x38 0x3b 0xf4 0x1 0x7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474c 6 0x53 0x38 0x3b 0xf4 0x1 0x7</text:p>
          </table:table-cell>
        </table:table-row>
        <table:table-row table:style-name="ro1">
          <table:table-cell table:number-columns-repeated="3" office:value-type="string" calcext:value-type="string">
            <text:p>CanID:0 System Main_Cmd(0)</text:p>
          </table:table-cell>
          <table:table-cell office:value-type="string" calcext:value-type="string">
            <text:p>0xff0b</text:p>
          </table:table-cell>
          <table:table-cell table:number-columns-repeated="3" office:value-type="string" calcext:value-type="string">
            <text:p>CanID:1 System Main_Cmd(1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a</text:p>
          </table:table-cell>
          <table:table-cell table:number-columns-repeated="2" office:value-type="string" calcext:value-type="string">
            <text:p>0x31</text:p>
          </table:table-cell>
          <table:table-cell table:style-name="ce3" office:value-type="string" calcext:value-type="string">
            <text:p>Status Request: 0x3a 0x8b68 5 0x53 0x38 0x3b 0x99 0x2</text:p>
          </table:table-cell>
          <table:table-cell table:style-name="ce8" office:value-type="string" calcext:value-type="string">
            <text:p>CanID:3b Status Constitu(1)</text:p>
          </table:table-cell>
          <table:table-cell table:style-name="ce7" office:value-type="string" calcext:value-type="string">
            <text:p>CanID:3b Status Constitu(1)</text:p>
          </table:table-cell>
          <table:table-cell office:value-type="string" calcext:value-type="string">
            <text:p>Cmd 0x3B Anser: 0x3b 0x307 8 0x0 0x0 0x0 0x0 0x0 0x0 0x0 0x0</text:p>
          </table:table-cell>
          <table:table-cell office:value-type="string" calcext:value-type="string">
            <text:p>Cmd 0x3B Anser: 0x3b 0x474c 6 0x53 0x38 0x3b 0xf4 0x1 0x7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Sys Status :</text:p>
          </table:table-cell>
          <table:table-cell table:number-columns-repeated="3" office:value-type="string" calcext:value-type="string">
            <text:p>0x0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Anser 0x31 0x0 8 0x63 0x73 0x52 0x1b 0x1 0x1 0xff 0xee</text:p>
          </table:table-cell>
          <table:table-cell table:number-columns-repeated="2" office:value-type="string" calcext:value-type="string">
            <text:p>Ping Anser 0x31 0xbf30 8 0x63 0x73 0x52 0x1a 0xc 0x71 0x0 0x50</text:p>
          </table:table-cell>
          <table:table-cell table:style-name="ce3" office:value-type="string" calcext:value-type="string">
            <text:p>CanID:3a Status Constitu(0)</text:p>
          </table:table-cell>
          <table:table-cell table:style-name="ce8" office:value-type="string" calcext:value-type="string">
            <text:p>0x3b</text:p>
          </table:table-cell>
          <table:table-cell table:style-name="ce7"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3 8 0x6e 0x67 0x20 0x31 0x20 0x2d 0x20 0x31</text:p>
          </table:table-cell>
          <table:table-cell office:value-type="string" calcext:value-type="string">
            <text:p>Cmd 0x3B Anser: 0x3b 0x304 8 0x36 0x0 0x45 0x69 0x6e 0x7a 0x65 0x6c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2" office:value-type="string" calcext:value-type="string">
            <text:p>Track Protc: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System StatusCanID:1 System Main_Cmd(1)</text:p>
          </table:table-cell>
          <table:table-cell office:value-type="string" calcext:value-type="string">
            <text:p>Sys Status :</text:p>
          </table:table-cell>
          <table:table-cell table:number-columns-repeated="2" office:value-type="string" calcext:value-type="string">
            <text:p>System Stop: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Anser 0x31 0x733f 8 0x42 0x6f 0x4c 0x50 0x3 0x55 0x0 0x0</text:p>
          </table:table-cell>
          <table:table-cell table:number-columns-repeated="3" office:value-type="string" calcext:value-type="string">
            <text:p>CanID:31 Ping <text:s text:c="10"/>(1)</text:p>
          </table:table-cell>
          <table:table-cell table:style-name="ce3" office:value-type="string" calcext:value-type="string">
            <text:p>0x3a</text:p>
          </table:table-cell>
          <table:table-cell table:style-name="ce8" office:value-type="string" calcext:value-type="string">
            <text:p>Cmd 0x3B Anser: 0x3b 0x305 8 0x6e 0x0 0x54 0x61 0x73 0x74 0x61 0x74</text:p>
          </table:table-cell>
          <table:table-cell table:style-name="ce7" office:value-type="string" calcext:value-type="string">
            <text:p>Cmd 0x3B Anser: 0x3b 0x474c 6 0x53 0x38 0x3b 0xf4 0x0 0x4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A Request: 0x3a 0x8b68 5 0x53 0x38 0x3b 0xf4 0x2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A Request: 0x3a 0x8b68 5 0x53 0x38 0x3b 0xf4 0x2</text:p>
          </table:table-cell>
        </table:table-row>
        <table:table-row table:style-name="ro1">
          <table:table-cell table:number-columns-repeated="2" office:value-type="string" calcext:value-type="string">
            <text:p>CanID:1 System Main_Cmd(1)</text:p>
          </table:table-cell>
          <table:table-cell office:value-type="string" calcext:value-type="string">
            <text:p>System StatusCanID:1 System Main_Cmd(1)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tem StatusCanID:0 System Main_Cmd(0)</text:p>
          </table:table-cell>
          <table:table-cell table:number-columns-repeated="2" office:value-type="string" calcext:value-type="string">
            <text:p>CanID:0 System Main_Cmd(0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CanID:31 Ping <text:s text:c="10"/>(1)</text:p>
          </table:table-cell>
          <table:table-cell table:number-columns-repeated="3" office:value-type="string" calcext:value-type="string">
            <text:p>0x31</text:p>
          </table:table-cell>
          <table:table-cell table:style-name="ce3" office:value-type="string" calcext:value-type="string">
            <text:p>Unknow!!! <text:s/>0x3b 0x301 8 2 2</text:p>
          </table:table-cell>
          <table:table-cell table:style-name="ce8" office:value-type="string" calcext:value-type="string">
            <text:p>CanID:3b Status Constitu(1)</text:p>
          </table:table-cell>
          <table:table-cell table:style-name="ce7" office:value-type="string" calcext:value-type="string">
            <text:p>CanID:3b Status Constitu(1)</text:p>
          </table:table-cell>
          <table:table-cell office:value-type="string" calcext:value-type="string">
            <text:p>Cmd 0x3B Anser: 0x3b 0x4721 6 0x53 0x38 0x3b 0x99 0x1 0x7</text:p>
          </table:table-cell>
          <table:table-cell office:value-type="string" calcext:value-type="string">
            <text:p>Cmd 0x3A Request: 0x3a 0x8b68 5 0x53 0x38 0x3b 0xf4 0x2</text:p>
          </table:table-cell>
          <table:table-cell office:value-type="string" calcext:value-type="string">
            <text:p>CanID:3a Status Constitu(0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a Status Constitu(0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Track Protc:</text:p>
          </table:table-cell>
          <table:table-cell office:value-type="string" calcext:value-type="string">
            <text:p>0xff0b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Sys ID_Nr <text:s/>:</text:p>
          </table:table-cell>
          <table:table-cell office:value-type="string" calcext:value-type="string">
            <text:p>Bootloader Request? 0x36 0x8b68 0</text:p>
          </table:table-cell>
          <table:table-cell table:style-name="ce3" office:value-type="string" calcext:value-type="string">
            <text:p>CanID:3b Status Constitu(1)</text:p>
          </table:table-cell>
          <table:table-cell table:style-name="ce8" office:value-type="string" calcext:value-type="string">
            <text:p>0x3b</text:p>
          </table:table-cell>
          <table:table-cell table:style-name="ce7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0x3a</text:p>
          </table:table-cell>
          <table:table-cell table:number-columns-repeated="2" office:value-type="string" calcext:value-type="string">
            <text:p>Cmd 0x3B Anser: 0x3b 0x304 8 0x36 0x0 0x45 0x69 0x6e 0x7a 0x65 0x6c</text:p>
          </table:table-cell>
          <table:table-cell office:value-type="string" calcext:value-type="string">
            <text:p>Cmd 0x3B Anser: 0x3b 0x305 8 0x6e 0x0 0x54 0x61 0x73 0x74 0x61 0x74</text:p>
          </table:table-cell>
          <table:table-cell office:value-type="string" calcext:value-type="string">
            <text:p>0x3a</text:p>
          </table:table-cell>
        </table:table-row>
        <table:table-row table:style-name="ro1">
          <table:table-cell table:number-columns-repeated="2" office:value-type="string" calcext:value-type="string">
            <text:p>SysMFXCount: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CanID:0 System Main_Cmd(0)</text:p>
          </table:table-cell>
          <table:table-cell table:number-columns-repeated="2" office:value-type="string" calcext:value-type="string">
            <text:p>Sys Status :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SYS ID Request: 0x53 0x38 0x39 0x99</text:p>
          </table:table-cell>
          <table:table-cell office:value-type="string" calcext:value-type="string">
            <text:p>CanID:36 Bootloader_CAN (0)</text:p>
          </table:table-cell>
          <table:table-cell table:style-name="ce3" office:value-type="string" calcext:value-type="string">
            <text:p>0x0</text:p>
          </table:table-cell>
          <table:table-cell table:style-name="ce8" office:value-type="string" calcext:value-type="string">
            <text:p>Cmd 0x3B Anser: 0x3b 0x306 8 0x75 0x72 0x6d 0x61 0x74 0x72 0x69 0x78</text:p>
          </table:table-cell>
          <table:table-cell table:style-name="ce8" office:value-type="string" calcext:value-type="string">
            <text:p>Cmd 0x3A Request: 0x3a 0x8b68 5 0x53 0x38 0x3b 0xf4 0x1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Cmd 0x3B Anser: 0x3b 0x301 8 0x2 0x2 0x0 0x0 0x0 0x1f 0x0 0x5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1 8 0x2 0x2 0x0 0x0 0x0 0x1f 0x0 0x5</text:p>
          </table:table-cell>
        </table:table-row>
        <table:table-row table:style-name="ro1">
          <table:table-cell table:number-columns-repeated="3" office:value-type="string" calcext:value-type="string">
            <text:p>CanID:1 System Main_Cmd(1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System StatusCanID:1 System Main_Cmd(1)</text:p>
          </table:table-cell>
          <table:table-cell office:value-type="string" calcext:value-type="string">
            <text:p>System StatusCanID:0 System Main_Cmd(0)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36</text:p>
          </table:table-cell>
          <table:table-cell table:style-name="ce3" office:value-type="string" calcext:value-type="string">
            <text:p>Unknow!!! <text:s/>0x3b 0x302 8 76 195</text:p>
          </table:table-cell>
          <table:table-cell table:style-name="ce8" office:value-type="string" calcext:value-type="string">
            <text:p>CanID:3b Status Constitu(1)</text:p>
          </table:table-cell>
          <table:table-cell table:style-name="ce8" office:value-type="string" calcext:value-type="string">
            <text:p>CanID:3a Status Constitu(0)</text:p>
          </table:table-cell>
          <table:table-cell office:value-type="string" calcext:value-type="string">
            <text:p>Cmd 0x3A Request: 0x3a 0x8b68 5 0x53 0x38 0x3b 0x99 0x2</text:p>
          </table:table-cell>
          <table:table-cell office:value-type="string" calcext:value-type="string">
            <text:p>Cmd 0x3B Anser: 0x3b 0x301 8 0x2 0x2 0x0 0x0 0x0 0x1f 0x0 0x5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SysMFXCount: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0xff0c</text:p>
          </table:table-cell>
          <table:table-cell office:value-type="string" calcext:value-type="string">
            <text:p>Ping Anser 0x31 0x0 8 0x63 0x73 0x52 0x1b 0x1 0x1 0xff 0xee</text:p>
          </table:table-cell>
          <table:table-cell table:style-name="ce3" office:value-type="string" calcext:value-type="string">
            <text:p>CanID:3b Status Constitu(1)</text:p>
          </table:table-cell>
          <table:table-cell table:style-name="ce8" office:value-type="string" calcext:value-type="string">
            <text:p>0x3b</text:p>
          </table:table-cell>
          <table:table-cell table:style-name="ce8" office:value-type="string" calcext:value-type="string">
            <text:p>0x3a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5 8 0x6e 0x0 0x54 0x61 0x73 0x74 0x61 0x74</text:p>
          </table:table-cell>
          <table:table-cell office:value-type="string" calcext:value-type="string">
            <text:p>Cmd 0x3B Anser: 0x3b 0x306 8 0x75 0x72 0x6d 0x61 0x74 0x72 0x69 0x78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3" office:value-type="string" calcext:value-type="string">
            <text:p>Track Protc: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Track Protc:</text:p>
          </table:table-cell>
          <table:table-cell table:number-columns-repeated="2" office:value-type="string" calcext:value-type="string">
            <text:p>Sys Status :</text:p>
          </table:table-cell>
          <table:table-cell office:value-type="string" calcext:value-type="string">
            <text:p>System StatusCanID:0 System Main_Cmd(0)</text:p>
          </table:table-cell>
          <table:table-cell table:style-name="ce1" office:value-type="string" calcext:value-type="string">
            <text:p>Bootloader Anser: 0x37 0x5721 8 0x53 0x38 0x39 0x99 0x1 0x0 0x0 0x40</text:p>
          </table:table-cell>
          <table:table-cell office:value-type="string" calcext:value-type="string">
            <text:p>0x36</text:p>
          </table:table-cell>
          <table:table-cell/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Status Request: 0x3a 0x8b68 5 0x53 0x38 0x39 0x99 0x0</text:p>
          </table:table-cell>
          <table:table-cell office:value-type="string" calcext:value-type="string">
            <text:p>CanID:31 Ping <text:s text:c="10"/>(1)</text:p>
          </table:table-cell>
          <table:table-cell table:style-name="ce3" office:value-type="string" calcext:value-type="string">
            <text:p>0x0</text:p>
          </table:table-cell>
          <table:table-cell table:style-name="ce8" office:value-type="string" calcext:value-type="string">
            <text:p>Cmd 0x3B Anser: 0x3b 0x307 8 0x0 0x0 0x0 0x0 0x0 0x0 0x0 0x0</text:p>
          </table:table-cell>
          <table:table-cell table:style-name="ce8" office:value-type="string" calcext:value-type="string">
            <text:p>Cmd 0x3B Anser: 0x3b 0x301 8 0x1 0x1 0x2 0x0 0x0 0x0 0x0 0x0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Cmd 0x3B Anser: 0x3b 0x302 8 0x4c 0xc3 0xa4 0x6e 0x67 0x65 0x20 0x42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2 8 0x4c 0xc3 0xa4 0x6e 0x67 0x65 0x20 0x42</text:p>
          </table:table-cell>
        </table:table-row>
        <table:table-row table:style-name="ro1">
          <table:table-cell table:number-columns-repeated="3" office:value-type="string" calcext:value-type="string">
            <text:p>CanID:0 System Main_Cmd(0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System StatusCanID:1 System Main_Cmd(1)</text:p>
          </table:table-cell>
          <table:table-cell office:value-type="string" calcext:value-type="string">
            <text:p>System StatusCanID:0 System Main_Cmd(0)</text:p>
          </table:table-cell>
          <table:table-cell office:value-type="string" calcext:value-type="string">
            <text:p>0xff0b</text:p>
          </table:table-cell>
          <table:table-cell table:style-name="ce1" office:value-type="string" calcext:value-type="string">
            <text:p>CanID:37 Bootloader_CAN (1)</text:p>
          </table:table-cell>
          <table:table-cell office:value-type="string" calcext:value-type="string">
            <text:p>Ping Request all 0x30 0x8b68 0</text:p>
          </table:table-cell>
          <table:table-cell/>
          <table:table-cell office:value-type="string" calcext:value-type="string">
            <text:p>0x30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0x31</text:p>
          </table:table-cell>
          <table:table-cell table:style-name="ce3" office:value-type="string" calcext:value-type="string">
            <text:p>Unknow!!! <text:s/>0x3b 0x303 8 117 115</text:p>
          </table:table-cell>
          <table:table-cell table:number-columns-repeated="2" table:style-name="ce8" office:value-type="string" calcext:value-type="string">
            <text:p>CanID:3b Status Constitu(1)</text:p>
          </table:table-cell>
          <table:table-cell office:value-type="string" calcext:value-type="string">
            <text:p>Cmd 0x3B Anser: 0x3b 0x301 8 0x2 0x2 0x0 0x0 0x0 0x1f 0x0 0x5</text:p>
          </table:table-cell>
          <table:table-cell office:value-type="string" calcext:value-type="string">
            <text:p>Cmd 0x3B Anser: 0x3b 0x302 8 0x4c 0xc3 0xa4 0x6e 0x67 0x65 0x20 0x42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Track Protc:</text:p>
          </table:table-cell>
          <table:table-cell office:value-type="string" calcext:value-type="string">
            <text:p>0x0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System Stop:</text:p>
          </table:table-cell>
          <table:table-cell table:style-name="ce1" office:value-type="string" calcext:value-type="string">
            <text:p>0x37</text:p>
          </table:table-cell>
          <table:table-cell office:value-type="string" calcext:value-type="string">
            <text:p>CanID:30 Ping <text:s text:c="10"/>(0)</text:p>
          </table:table-cell>
          <table:table-cell/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Ping Request all 0x30 0x8b68 0</text:p>
          </table:table-cell>
          <table:table-cell table:style-name="ce3" office:value-type="string" calcext:value-type="string">
            <text:p>CanID:3b Status Constitu(1)</text:p>
          </table:table-cell>
          <table:table-cell table:number-columns-repeated="2" table:style-name="ce8"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6 8 0x75 0x72 0x6d 0x61 0x74 0x72 0x69 0x78</text:p>
          </table:table-cell>
          <table:table-cell office:value-type="string" calcext:value-type="string">
            <text:p>Cmd 0x3B Anser: 0x3b 0x307 8 0x0 0x0 0x0 0x0 0x0 0x0 0x0 0x0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3" office:value-type="string" calcext:value-type="string">
            <text:p>SysMFXCount: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SysMFXCount:</text:p>
          </table:table-cell>
          <table:table-cell office:value-type="string" calcext:value-type="string">
            <text:p>Track Protc: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0x30</text:p>
          </table:table-cell>
          <table:table-cell/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Mfx Verify:CanID:6 Mfx Verify <text:s text:c="4"/>(0)</text:p>
          </table:table-cell>
          <table:table-cell office:value-type="string" calcext:value-type="string">
            <text:p>CanID:30 Ping <text:s text:c="10"/>(0)</text:p>
          </table:table-cell>
          <table:table-cell table:style-name="ce3" office:value-type="string" calcext:value-type="string">
            <text:p>0x0</text:p>
          </table:table-cell>
          <table:table-cell table:style-name="ce8" office:value-type="string" calcext:value-type="string">
            <text:p>Cmd 0x3B Anser: 0x3b 0x4721 6 0x53 0x38 0x3b 0x99 0x1 0x7</text:p>
          </table:table-cell>
          <table:table-cell table:style-name="ce8" office:value-type="string" calcext:value-type="string">
            <text:p>Cmd 0x3B Anser: 0x3b 0x302 8 0x41 0x75 0x73 0x77 0x65 0x72 0x74 0x75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303 8 0x75 0x73 0x20 0x31 0x20 0x28 0x52 0x4a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3 8 0x75 0x73 0x20 0x31 0x20 0x28 0x52 0x4a</text:p>
          </table:table-cell>
        </table:table-row>
        <table:table-row table:style-name="ro1">
          <table:table-cell table:number-columns-repeated="3" office:value-type="string" calcext:value-type="string">
            <text:p>CanID:0 System Main_Cmd(0)</text:p>
          </table:table-cell>
          <table:table-cell office:value-type="string" calcext:value-type="string">
            <text:p>0x0</text:p>
          </table:table-cell>
          <table:table-cell table:number-columns-repeated="2" office:value-type="string" calcext:value-type="string">
            <text:p>CanID:0 System Main_Cmd(0)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Ping Anser 0x31 0x474c 8 0x53 0x38 0x3b 0xf4 0x1 0x1 0x0 0x40</text:p>
          </table:table-cell>
          <table:table-cell/>
          <table:table-cell office:value-type="string" calcext:value-type="string">
            <text:p>0x31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0x30</text:p>
          </table:table-cell>
          <table:table-cell table:style-name="ce3" office:value-type="string" calcext:value-type="string">
            <text:p>Unknow!!! <text:s/>0x3b 0x304 8 52 53</text:p>
          </table:table-cell>
          <table:table-cell table:number-columns-repeated="2" table:style-name="ce8" office:value-type="string" calcext:value-type="string">
            <text:p>CanID:3b Status Constitu(1)</text:p>
          </table:table-cell>
          <table:table-cell office:value-type="string" calcext:value-type="string">
            <text:p>Cmd 0x3B Anser: 0x3b 0x302 8 0x4c 0xc3 0xa4 0x6e 0x67 0x65 0x20 0x42</text:p>
          </table:table-cell>
          <table:table-cell office:value-type="string" calcext:value-type="string">
            <text:p>Cmd 0x3B Anser: 0x3b 0x303 8 0x75 0x73 0x20 0x31 0x20 0x28 0x52 0x4a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SysMFXCount:</text:p>
          </table:table-cell>
          <table:table-cell table:number-columns-repeated="3" office:value-type="string" calcext:value-type="string">
            <text:p>0x0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CanID:31 Ping <text:s text:c="10"/>(1)</text:p>
          </table:table-cell>
          <table:table-cell/>
          <table:table-cell table:style-name="ce1" office:value-type="string" calcext:value-type="string">
            <text:p>Ping Anser 0x31 0x5721 8 0x53 0x38 0x39 0x99 0x1 0x0 0x0 0x40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Ping Anser 0x31 0x474c 8 0x53 0x38 0x3b 0xf4 0x1 0x1 0x0 0x40</text:p>
          </table:table-cell>
          <table:table-cell table:style-name="ce3" office:value-type="string" calcext:value-type="string">
            <text:p>CanID:3b Status Constitu(1)</text:p>
          </table:table-cell>
          <table:table-cell table:number-columns-repeated="2" table:style-name="ce8"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7 8 0x0 0x0 0x0 0x0 0x0 0x0 0x0 0x0</text:p>
          </table:table-cell>
          <table:table-cell office:value-type="string" calcext:value-type="string">
            <text:p>Cmd 0x3B Anser: 0x3b 0x4721 6 0x53 0x38 0x3b 0x99 0x1 0x7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3" office:value-type="string" calcext:value-type="string">
            <text:p>Track Protc:</text:p>
          </table:table-cell>
          <table:table-cell office:value-type="string" calcext:value-type="string">
            <text:p>CanID:1 System Main_Cmd(1)</text:p>
          </table:table-cell>
          <table:table-cell table:number-columns-repeated="2" office:value-type="string" calcext:value-type="string">
            <text:p>Track Protc: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System StatusCanID:1 System Main_Cmd(1)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0x31</text:p>
          </table:table-cell>
          <table:table-cell/>
          <table:table-cell table:style-name="ce1" office:value-type="string" calcext:value-type="string">
            <text:p>CanID:31 Ping <text:s text:c="10"/>(1)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CanID:31 Ping <text:s text:c="10"/>(1)</text:p>
          </table:table-cell>
          <table:table-cell table:style-name="ce3" office:value-type="string" calcext:value-type="string">
            <text:p>0x0</text:p>
          </table:table-cell>
          <table:table-cell table:style-name="ce9" office:value-type="string" calcext:value-type="string">
            <text:p>Cmd 0x3A Request: 0x3a 0x8b68 5 0x53 0x38 0x3b 0x99 0x2</text:p>
          </table:table-cell>
          <table:table-cell table:style-name="ce8" office:value-type="string" calcext:value-type="string">
            <text:p>Cmd 0x3B Anser: 0x3b 0x303 8 0x6e 0x67 0x20 0x31 0x20 0x2d 0x20 0x31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304 8 0x34 0x35 0x2d 0x31 0x29 0x0 0x30 0x0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4 8 0x34 0x35 0x2d 0x31 0x29 0x0 0x30 0x0</text:p>
          </table:table-cell>
        </table:table-row>
        <table:table-row table:style-name="ro1">
          <table:table-cell table:number-columns-repeated="3" office:value-type="string" calcext:value-type="string">
            <text:p>CanID:1 System Main_Cmd(1)</text:p>
          </table:table-cell>
          <table:table-cell office:value-type="string" calcext:value-type="string">
            <text:p>0x0</text:p>
          </table:table-cell>
          <table:table-cell table:number-columns-repeated="2" office:value-type="string" calcext:value-type="string">
            <text:p>CanID:1 System Main_Cmd(1)</text:p>
          </table:table-cell>
          <table:table-cell office:value-type="string" calcext:value-type="string">
            <text:p>System StatusCanID:1 System Main_Cmd(1)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Anser 0x31 0x733f 8 0x42 0x6f 0x4c 0x50 0x3 0x55 0x0 0x0</text:p>
          </table:table-cell>
          <table:table-cell/>
          <table:table-cell table:style-name="ce1" office:value-type="string" calcext:value-type="string">
            <text:p>0x31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31</text:p>
          </table:table-cell>
          <table:table-cell table:style-name="ce3" office:value-type="string" calcext:value-type="string">
            <text:p>Unknow!!! <text:s/>0x3b 0x305 8 51 49</text:p>
          </table:table-cell>
          <table:table-cell table:style-name="ce9" office:value-type="string" calcext:value-type="string">
            <text:p>CanID:3a Status Constitu(0)</text:p>
          </table:table-cell>
          <table:table-cell table:style-name="ce8" office:value-type="string" calcext:value-type="string">
            <text:p>CanID:3b Status Constitu(1)</text:p>
          </table:table-cell>
          <table:table-cell office:value-type="string" calcext:value-type="string">
            <text:p>Cmd 0x3B Anser: 0x3b 0x303 8 0x75 0x73 0x20 0x32 0x20 0x28 0x52 0x4a</text:p>
          </table:table-cell>
          <table:table-cell office:value-type="string" calcext:value-type="string">
            <text:p>Cmd 0x3B Anser: 0x3b 0x304 8 0x34 0x35 0x2d 0x31 0x29 0x0 0x30 0x0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Track Protc: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Ping Anser 0x31 0x733f 8 0x42 0x6f 0x4c 0x50 0x3 0x55 0x0 0x0</text:p>
          </table:table-cell>
          <table:table-cell table:style-name="ce3" office:value-type="string" calcext:value-type="string">
            <text:p>CanID:3b Status Constitu(1)</text:p>
          </table:table-cell>
          <table:table-cell table:style-name="ce9" office:value-type="string" calcext:value-type="string">
            <text:p>0x3a</text:p>
          </table:table-cell>
          <table:table-cell table:style-name="ce8"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4721 6 0x53 0x38 0x3b 0x99 0x1 0x7</text:p>
          </table:table-cell>
          <table:table-cell office:value-type="string" calcext:value-type="string">
            <text:p>Cmd 0x3A Request: 0x3a 0x8b68 5 0x53 0x38 0x3b 0x99 0x2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3" office:value-type="string" calcext:value-type="string">
            <text:p>SysMFXCount:</text:p>
          </table:table-cell>
          <table:table-cell office:value-type="string" calcext:value-type="string">
            <text:p>CanID:0 System Main_Cmd(0)</text:p>
          </table:table-cell>
          <table:table-cell table:number-columns-repeated="2" office:value-type="string" calcext:value-type="string">
            <text:p>SysMFXCount:</text:p>
          </table:table-cell>
          <table:table-cell office:value-type="string" calcext:value-type="string">
            <text:p>Track Protc:</text:p>
          </table:table-cell>
          <table:table-cell office:value-type="string" calcext:value-type="string">
            <text:p>CanID:1 System Main_Cmd(1)</text:p>
          </table:table-cell>
          <table:table-cell table:style-name="ce1" office:value-type="string" calcext:value-type="string">
            <text:p>Ping Anser 0x31 0x5721 8 0x53 0x38 0x39 0x99 0x1 0x0 0x0 0x40</text:p>
          </table:table-cell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CanID:31 Ping <text:s text:c="10"/>(1)</text:p>
          </table:table-cell>
          <table:table-cell table:style-name="ce3" office:value-type="string" calcext:value-type="string">
            <text:p>0x0</text:p>
          </table:table-cell>
          <table:table-cell table:style-name="ce9" office:value-type="string" calcext:value-type="string">
            <text:p>Cmd 0x3B Anser: 0x3b 0x301 8 0x2 0x2 0x0 0x0 0x0 0x1f 0x0 0x5</text:p>
          </table:table-cell>
          <table:table-cell table:style-name="ce8" office:value-type="string" calcext:value-type="string">
            <text:p>Cmd 0x3B Anser: 0x3b 0x304 8 0x36 0x0 0x45 0x69 0x6e 0x7a 0x65 0x6c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305 8 0x33 0x31 0x0 0x0 0x0 0x0 0x0 0x0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Cmd 0x3B Anser: 0x3b 0x305 8 0x33 0x31 0x0 0x0 0x0 0x0 0x0 0x0</text:p>
          </table:table-cell>
        </table:table-row>
        <table:table-row table:style-name="ro1">
          <table:table-cell table:number-columns-repeated="3" office:value-type="string" calcext:value-type="string">
            <text:p>CanID:1 System Main_Cmd(1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1 System Main_Cmd(1)</text:p>
          </table:table-cell>
          <table:table-cell table:number-columns-repeated="2" office:value-type="string" calcext:value-type="string">
            <text:p>CanID:0 System Main_Cmd(0)</text:p>
          </table:table-cell>
          <table:table-cell office:value-type="string" calcext:value-type="string">
            <text:p>0x0</text:p>
          </table:table-cell>
          <table:table-cell table:style-name="ce1" office:value-type="string" calcext:value-type="string">
            <text:p>CanID:31 Ping <text:s text:c="10"/>(1)</text:p>
          </table:table-cell>
          <table:table-cell office:value-type="string" calcext:value-type="string">
            <text:p>Ping Anser 0x31 0xbf30 8 0x63 0x73 0x52 0x1a 0xc 0x71 0x0 0x50</text:p>
          </table:table-cell>
          <table:table-cell/>
          <table:table-cell office:value-type="string" calcext:value-type="string">
            <text:p>0x31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0x31</text:p>
          </table:table-cell>
          <table:table-cell table:style-name="ce3" office:value-type="string" calcext:value-type="string">
            <text:p>Unknow!!! <text:s/>0x3b 0x4721 6 83 56</text:p>
          </table:table-cell>
          <table:table-cell table:style-name="ce9" office:value-type="string" calcext:value-type="string">
            <text:p>CanID:3b Status Constitu(1)</text:p>
          </table:table-cell>
          <table:table-cell table:style-name="ce8" office:value-type="string" calcext:value-type="string">
            <text:p>CanID:3b Status Constitu(1)</text:p>
          </table:table-cell>
          <table:table-cell office:value-type="string" calcext:value-type="string">
            <text:p>Cmd 0x3B Anser: 0x3b 0x304 8 0x34 0x35 0x2d 0x31 0x29 0x0 0x30 0x0</text:p>
          </table:table-cell>
          <table:table-cell office:value-type="string" calcext:value-type="string">
            <text:p>Cmd 0x3B Anser: 0x3b 0x305 8 0x33 0x31 0x0 0x0 0x0 0x0 0x0 0x0</text:p>
          </table:table-cell>
          <table:table-cell office:value-type="string" calcext:value-type="string">
            <text:p>CanID:3b Status Constitu(1)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SysMFXCount:</text:p>
          </table:table-cell>
          <table:table-cell table:number-columns-repeated="3" office:value-type="string" calcext:value-type="string">
            <text:p>0x0</text:p>
          </table:table-cell>
          <table:table-cell office:value-type="string" calcext:value-type="string">
            <text:p>Track Protc:</text:p>
          </table:table-cell>
          <table:table-cell table:style-name="ce1" office:value-type="string" calcext:value-type="string">
            <text:p>0x31</text:p>
          </table:table-cell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Ping Anser 0x31 0xbf30 8 0x63 0x73 0x52 0x1a 0xc 0x71 0x0 0x50</text:p>
          </table:table-cell>
          <table:table-cell table:style-name="ce3" office:value-type="string" calcext:value-type="string">
            <text:p>CanID:3b Status Constitu(1)</text:p>
          </table:table-cell>
          <table:table-cell table:style-name="ce9" office:value-type="string" calcext:value-type="string">
            <text:p>0x3b</text:p>
          </table:table-cell>
          <table:table-cell table:style-name="ce8"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A Request: 0x3a 0x8b68 5 0x53 0x38 0x3b 0x99 0x2</text:p>
          </table:table-cell>
          <table:table-cell office:value-type="string" calcext:value-type="string">
            <text:p>Cmd 0x3B Anser: 0x3b 0x301 8 0x2 0x2 0x0 0x0 0x0 0x1f 0x0 0x5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office:value-type="string" calcext:value-type="string">
            <text:p>Sys Status :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Track Protc: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Track Protc:</text:p>
          </table:table-cell>
          <table:table-cell table:number-columns-repeated="2" office:value-type="string" calcext:value-type="string">
            <text:p>SysMFXCount: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0x31</text:p>
          </table:table-cell>
          <table:table-cell/>
          <table:table-cell table:number-columns-repeated="3" office:value-type="string" calcext:value-type="string">
            <text:p>CanID:31 Ping <text:s text:c="10"/>(1)</text:p>
          </table:table-cell>
          <table:table-cell table:style-name="ce3" office:value-type="string" calcext:value-type="string">
            <text:p>0x0</text:p>
          </table:table-cell>
          <table:table-cell table:style-name="ce9" office:value-type="string" calcext:value-type="string">
            <text:p>Cmd 0x3B Anser: 0x3b 0x302 8 0x4c 0xc3 0xa4 0x6e 0x67 0x65 0x20 0x42</text:p>
          </table:table-cell>
          <table:table-cell table:style-name="ce8" office:value-type="string" calcext:value-type="string">
            <text:p>Cmd 0x3B Anser: 0x3b 0x305 8 0x6e 0x0 0x54 0x61 0x73 0x74 0x61 0x74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474c 6 0x53 0x38 0x3b 0xf4 0x2 0x5</text:p>
          </table:table-cell>
          <table:table-cell table:number-columns-repeated="2" office:value-type="string" calcext:value-type="string">
            <text:p>CanID:3a Status Constitu(0)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474c 6 0x53 0x38 0x3b 0xf4 0x2 0x5</text:p>
          </table:table-cell>
        </table:table-row>
        <table:table-row table:style-name="ro1">
          <table:table-cell office:value-type="string" calcext:value-type="string">
            <text:p>System StatusCanID:0 System Main_Cmd(0)</text:p>
          </table:table-cell>
          <table:table-cell table:number-columns-repeated="2" office:value-type="string" calcext:value-type="string">
            <text:p>CanID:0 System Main_Cmd(0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Anser 0x31 0x0 8 0x63 0x73 0x52 0x1b 0x1 0x1 0xff 0xee</text:p>
          </table:table-cell>
          <table:table-cell/>
          <table:table-cell table:number-columns-repeated="3" office:value-type="string" calcext:value-type="string">
            <text:p>0x31</text:p>
          </table:table-cell>
          <table:table-cell office:value-type="string" calcext:value-type="string">
            <text:p>Sys Status :</text:p>
          </table:table-cell>
          <table:table-cell table:style-name="ce9" office:value-type="string" calcext:value-type="string">
            <text:p>CanID:3b Status Constitu(1)</text:p>
          </table:table-cell>
          <table:table-cell table:style-name="ce8" office:value-type="string" calcext:value-type="string">
            <text:p>CanID:3b Status Constitu(1)</text:p>
          </table:table-cell>
          <table:table-cell office:value-type="string" calcext:value-type="string">
            <text:p>Cmd 0x3B Anser: 0x3b 0x305 8 0x33 0x31 0x0 0x0 0x0 0x0 0x0 0x0</text:p>
          </table:table-cell>
          <table:table-cell office:value-type="string" calcext:value-type="string">
            <text:p>Cmd 0x3B Anser: 0x3b 0x474c 6 0x53 0x38 0x3b 0xf4 0x2 0x5</text:p>
          </table:table-cell>
          <table:table-cell office:value-type="string" calcext:value-type="string">
            <text:p>CanID:3b Status Constitu(1)</text:p>
          </table:table-cell>
          <table:table-cell table:number-columns-repeated="2" office:value-type="string" calcext:value-type="string">
            <text:p>0x3a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65291" calcext:value-type="float">
            <text:p>6529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Track Protc:</text:p>
          </table:table-cell>
          <table:table-cell table:number-columns-repeated="3" office:value-type="string" calcext:value-type="string">
            <text:p>0x0</text:p>
          </table:table-cell>
          <table:table-cell office:value-type="string" calcext:value-type="string">
            <text:p>SysMFXCount: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Sys ID_Nr <text:s/>:</text:p>
          </table:table-cell>
          <table:table-cell office:value-type="string" calcext:value-type="string">
            <text:p>Ping Anser 0x31 0x5721 8 0x53 0x38 0x39 0x99 0x1 0x0 0x0 0x40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System StatusCanID:0 System Main_Cmd(0)</text:p>
          </table:table-cell>
          <table:table-cell table:style-name="ce9" office:value-type="string" calcext:value-type="string">
            <text:p>0x3b</text:p>
          </table:table-cell>
          <table:table-cell table:style-name="ce8"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1 8 0x2 0x2 0x0 0x0 0x0 0x1f 0x0 0x5</text:p>
          </table:table-cell>
          <table:table-cell office:value-type="string" calcext:value-type="string">
            <text:p>Cmd 0x3B Anser: 0x3b 0x302 8 0x4c 0xc3 0xa4 0x6e 0x67 0x65 0x20 0x42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2" office:value-type="string" calcext:value-type="string">
            <text:p>System Stop:</text:p>
          </table:table-cell>
          <table:table-cell office:value-type="string" calcext:value-type="string">
            <text:p>SysMFXCount: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SysMFXCount:</text:p>
          </table:table-cell>
          <table:table-cell table:number-columns-repeated="2" office:value-type="string" calcext:value-type="string">
            <text:p>Track Protc: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Sys ID_Nr <text:s/>:</text:p>
          </table:table-cell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SYS ID Request: 0x53 0x38 0x39 0x99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0xff0b</text:p>
          </table:table-cell>
          <table:table-cell table:style-name="ce9" office:value-type="string" calcext:value-type="string">
            <text:p>Cmd 0x3B Anser: 0x3b 0x303 8 0x75 0x73 0x20 0x32 0x20 0x28 0x52 0x4a</text:p>
          </table:table-cell>
          <table:table-cell table:style-name="ce8" office:value-type="string" calcext:value-type="string">
            <text:p>Cmd 0x3B Anser: 0x3b 0x306 8 0x75 0x72 0x6d 0x61 0x74 0x72 0x69 0x78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A Request: 0x3a 0x8b68 5 0x53 0x38 0x3b 0xf4 0x3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A Request: 0x3a 0x8b68 5 0x53 0x38 0x3b 0xf4 0x3</text:p>
          </table:table-cell>
        </table:table-row>
        <table:table-row table:style-name="ro1">
          <table:table-cell table:number-columns-repeated="2" office:value-type="string" calcext:value-type="string">
            <text:p>CanID:1 System Main_Cmd(1)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0x0</text:p>
          </table:table-cell>
          <table:table-cell table:number-columns-repeated="2" office:value-type="string" calcext:value-type="string">
            <text:p>CanID:0 System Main_Cmd(0)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Bootloader Request? 0x36 0x8b68 0</text:p>
          </table:table-cell>
          <table:table-cell/>
          <table:table-cell office:value-type="string" calcext:value-type="string">
            <text:p>CanID:1 System Main_Cmd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Sys Status :</text:p>
          </table:table-cell>
          <table:table-cell table:style-name="ce9" office:value-type="string" calcext:value-type="string">
            <text:p>CanID:3b Status Constitu(1)</text:p>
          </table:table-cell>
          <table:table-cell table:style-name="ce8" office:value-type="string" calcext:value-type="string">
            <text:p>CanID:3b Status Constitu(1)</text:p>
          </table:table-cell>
          <table:table-cell office:value-type="string" calcext:value-type="string">
            <text:p>Cmd 0x3B Anser: 0x3b 0x4721 6 0x53 0x38 0x3b 0x99 0x2 0x5</text:p>
          </table:table-cell>
          <table:table-cell office:value-type="string" calcext:value-type="string">
            <text:p>Cmd 0x3A Request: 0x3a 0x8b68 5 0x53 0x38 0x3b 0xf4 0x3</text:p>
          </table:table-cell>
          <table:table-cell office:value-type="string" calcext:value-type="string">
            <text:p>CanID:3a Status Constitu(0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a Status Constitu(0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System Stop:</text:p>
          </table:table-cell>
          <table:table-cell table:number-columns-repeated="3" office:value-type="string" calcext:value-type="string">
            <text:p>0x0</text:p>
          </table:table-cell>
          <table:table-cell office:value-type="string" calcext:value-type="string">
            <text:p>Track Protc: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36 Bootloader_CAN (0)</text:p>
          </table:table-cell>
          <table:table-cell/>
          <table:table-cell office:value-type="string" calcext:value-type="string">
            <text:p>0xff0c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System StatusCanID:0 System Main_Cmd(0)</text:p>
          </table:table-cell>
          <table:table-cell table:style-name="ce9" office:value-type="string" calcext:value-type="string">
            <text:p>0x3b</text:p>
          </table:table-cell>
          <table:table-cell table:style-name="ce8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0x3a</text:p>
          </table:table-cell>
          <table:table-cell table:number-columns-repeated="2" office:value-type="string" calcext:value-type="string">
            <text:p>Cmd 0x3B Anser: 0x3b 0x302 8 0x4c 0xc3 0xa4 0x6e 0x67 0x65 0x20 0x42</text:p>
          </table:table-cell>
          <table:table-cell office:value-type="string" calcext:value-type="string">
            <text:p>Cmd 0x3B Anser: 0x3b 0x303 8 0x75 0x73 0x20 0x32 0x20 0x28 0x52 0x4a</text:p>
          </table:table-cell>
          <table:table-cell office:value-type="string" calcext:value-type="string">
            <text:p>0x3a</text:p>
          </table:table-cell>
        </table:table-row>
        <table:table-row table:style-name="ro1">
          <table:table-cell office:value-type="string" calcext:value-type="string">
            <text:p>Sys Status :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Track Protc: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Track Protc:</text:p>
          </table:table-cell>
          <table:table-cell table:number-columns-repeated="2" office:value-type="string" calcext:value-type="string">
            <text:p>SysMFXCount: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0x36</text:p>
          </table:table-cell>
          <table:table-cell/>
          <table:table-cell office:value-type="string" calcext:value-type="string">
            <text:p>Status Request: 0x3a 0x8b68 5 0x53 0x38 0x39 0x99 0x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0xff0b</text:p>
          </table:table-cell>
          <table:table-cell table:style-name="ce9" office:value-type="string" calcext:value-type="string">
            <text:p>Cmd 0x3B Anser: 0x3b 0x304 8 0x34 0x35 0x2d 0x31 0x29 0x0 0x30 0x0</text:p>
          </table:table-cell>
          <table:table-cell table:style-name="ce8" office:value-type="string" calcext:value-type="string">
            <text:p>Cmd 0x3B Anser: 0x3b 0x307 8 0x0 0x0 0x0 0x0 0x0 0x0 0x0 0x0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Cmd 0x3B Anser: 0x3b 0x301 8 0x3 0x2 0x0 0x0 0x0 0x1f 0x0 0x7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1 8 0x3 0x2 0x0 0x0 0x0 0x1f 0x0 0x7</text:p>
          </table:table-cell>
        </table:table-row>
        <table:table-row table:style-name="ro1">
          <table:table-cell office:value-type="string" calcext:value-type="string">
            <text:p>System StatusCanID:1 System Main_Cmd(1)</text:p>
          </table:table-cell>
          <table:table-cell table:number-columns-repeated="2" office:value-type="string" calcext:value-type="string">
            <text:p>CanID:1 System Main_Cmd(1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Request all 0x30 0x8b68 0</text:p>
          </table:table-cell>
          <table:table-cell/>
          <table:table-cell office:value-type="string" calcext:value-type="string">
            <text:p>CanID:3a Status Constitu(0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Bootloader Request? 0x36 0x8b68 0</text:p>
          </table:table-cell>
          <table:table-cell table:style-name="ce9" office:value-type="string" calcext:value-type="string">
            <text:p>CanID:3b Status Constitu(1)</text:p>
          </table:table-cell>
          <table:table-cell table:style-name="ce8" office:value-type="string" calcext:value-type="string">
            <text:p>CanID:3b Status Constitu(1)</text:p>
          </table:table-cell>
          <table:table-cell office:value-type="string" calcext:value-type="string">
            <text:p>Cmd 0x3A Request: 0x3a 0x8b68 5 0x53 0x38 0x3b 0x99 0x3</text:p>
          </table:table-cell>
          <table:table-cell office:value-type="string" calcext:value-type="string">
            <text:p>Cmd 0x3B Anser: 0x3b 0x301 8 0x3 0x2 0x0 0x0 0x0 0x1f 0x0 0x7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65291" calcext:value-type="float">
            <text:p>6529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Sys Status :</text:p>
          </table:table-cell>
          <table:table-cell table:number-columns-repeated="3" office:value-type="string" calcext:value-type="string">
            <text:p>0x0</text:p>
          </table:table-cell>
          <table:table-cell office:value-type="string" calcext:value-type="string">
            <text:p>Track Protc: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0 Ping <text:s text:c="10"/>(0)</text:p>
          </table:table-cell>
          <table:table-cell/>
          <table:table-cell office:value-type="string" calcext:value-type="string">
            <text:p>0x3a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CanID:36 Bootloader_CAN (0)</text:p>
          </table:table-cell>
          <table:table-cell table:style-name="ce9" office:value-type="string" calcext:value-type="string">
            <text:p>0x3b</text:p>
          </table:table-cell>
          <table:table-cell table:style-name="ce8" office:value-type="string" calcext:value-type="string">
            <text:p>0x3b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3 8 0x75 0x73 0x20 0x32 0x20 0x28 0x52 0x4a</text:p>
          </table:table-cell>
          <table:table-cell office:value-type="string" calcext:value-type="string">
            <text:p>Cmd 0x3B Anser: 0x3b 0x304 8 0x34 0x35 0x2d 0x31 0x29 0x0 0x30 0x0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office:value-type="string" calcext:value-type="string">
            <text:p>System Stop:</text:p>
          </table:table-cell>
          <table:table-cell table:number-columns-repeated="2" office:value-type="string" calcext:value-type="string">
            <text:p>Sys Status :</text:p>
          </table:table-cell>
          <table:table-cell office:value-type="string" calcext:value-type="string">
            <text:p>System StatusCanID:0 System Main_Cmd(0)</text:p>
          </table:table-cell>
          <table:table-cell office:value-type="string" calcext:value-type="string">
            <text:p>SysMFXCount:</text:p>
          </table:table-cell>
          <table:table-cell office:value-type="string" calcext:value-type="string">
            <text:p>Track Protc: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CanID:0 System Main_Cmd(0)</text:p>
          </table:table-cell>
          <table:table-cell table:style-name="ce2" office:value-type="string" calcext:value-type="string">
            <text:p>Status Request</text:p>
          </table:table-cell>
          <table:table-cell office:value-type="string" calcext:value-type="string">
            <text:p>0x30</text:p>
          </table:table-cell>
          <table:table-cell/>
          <table:table-cell office:value-type="string" calcext:value-type="string">
            <text:p>Bootloader Request? 0x36 0x8b68 0</text:p>
          </table:table-cell>
          <table:table-cell table:number-columns-repeated="2" office:value-type="string" calcext:value-type="string">
            <text:p>CanID:31 Ping <text:s text:c="10"/>(1)</text:p>
          </table:table-cell>
          <table:table-cell office:value-type="string" calcext:value-type="string">
            <text:p>0x36</text:p>
          </table:table-cell>
          <table:table-cell table:style-name="ce9" office:value-type="string" calcext:value-type="string">
            <text:p>Cmd 0x3B Anser: 0x3b 0x305 8 0x33 0x31 0x0 0x0 0x0 0x0 0x0 0x0</text:p>
          </table:table-cell>
          <table:table-cell table:style-name="ce8" office:value-type="string" calcext:value-type="string">
            <text:p>Cmd 0x3B Anser: 0x3b 0x474c 6 0x53 0x38 0x3b 0xf4 0x1 0x7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Cmd 0x3B Anser: 0x3b 0x302 8 0x4c 0xc3 0xa4 0x6e 0x67 0x65 0x20 0x42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2 8 0x4c 0xc3 0xa4 0x6e 0x67 0x65 0x20 0x42</text:p>
          </table:table-cell>
        </table:table-row>
        <table:table-row table:style-name="ro1">
          <table:table-cell office:value-type="string" calcext:value-type="string">
            <text:p>CanID:1 System Main_Cmd(1)</text:p>
          </table:table-cell>
          <table:table-cell table:number-columns-repeated="2" office:value-type="string" calcext:value-type="string">
            <text:p>System StatusCanID:0 System Main_Cmd(0)</text:p>
          </table:table-cell>
          <table:table-cell office:value-type="string" calcext:value-type="string">
            <text:p>0xff0b</text:p>
          </table:table-cell>
          <table:table-cell table:number-columns-repeated="3" office:value-type="string" calcext:value-type="string">
            <text:p>CanID:1 System Main_Cmd(1)</text:p>
          </table:table-cell>
          <table:table-cell office:value-type="string" calcext:value-type="string">
            <text:p>0x0</text:p>
          </table:table-cell>
          <table:table-cell table:style-name="ce2" office:value-type="string" calcext:value-type="string">
            <text:p>CanID:3a Status Constitu(0)</text:p>
          </table:table-cell>
          <table:table-cell office:value-type="string" calcext:value-type="string">
            <text:p>Ping Anser 0x31 0x474c 8 0x53 0x38 0x3b 0xf4 0x1 0x1 0x0 0x40</text:p>
          </table:table-cell>
          <table:table-cell/>
          <table:table-cell office:value-type="string" calcext:value-type="string">
            <text:p>CanID:36 Bootloader_CAN (0)</text:p>
          </table:table-cell>
          <table:table-cell table:number-columns-repeated="2" office:value-type="string" calcext:value-type="string">
            <text:p>0x31</text:p>
          </table:table-cell>
          <table:table-cell office:value-type="string" calcext:value-type="string">
            <text:p>Ping Request all 0x30 0x8b68 0</text:p>
          </table:table-cell>
          <table:table-cell table:style-name="ce9" office:value-type="string" calcext:value-type="string">
            <text:p>CanID:3b Status Constitu(1)</text:p>
          </table:table-cell>
          <table:table-cell table:style-name="ce8" office:value-type="string" calcext:value-type="string">
            <text:p>CanID:3b Status Constitu(1)</text:p>
          </table:table-cell>
          <table:table-cell office:value-type="string" calcext:value-type="string">
            <text:p>Cmd 0x3B Anser: 0x3b 0x301 8 0x3 0x2 0x0 0x0 0x0 0x1f 0x0 0x0</text:p>
          </table:table-cell>
          <table:table-cell office:value-type="string" calcext:value-type="string">
            <text:p>Cmd 0x3B Anser: 0x3b 0x302 8 0x4c 0xc3 0xa4 0x6e 0x67 0x65 0x20 0x42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SysMFXCount:</text:p>
          </table:table-cell>
          <table:table-cell table:number-columns-repeated="3" office:value-type="string" calcext:value-type="string">
            <text:p>0x0</text:p>
          </table:table-cell>
          <table:table-cell office:value-type="string" calcext:value-type="string">
            <text:p>SysMFXCount:</text:p>
          </table:table-cell>
          <table:table-cell table:style-name="ce2" office:value-type="string" calcext:value-type="string">
            <text:p>0x3a</text:p>
          </table:table-cell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0x36</text:p>
          </table:table-cell>
          <table:table-cell office:value-type="string" calcext:value-type="string">
            <text:p>Sys ID_Nr <text:s/>: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CanID:30 Ping <text:s text:c="10"/>(0)</text:p>
          </table:table-cell>
          <table:table-cell table:style-name="ce9" office:value-type="string" calcext:value-type="string">
            <text:p>0x3b</text:p>
          </table:table-cell>
          <table:table-cell table:style-name="ce8"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4 8 0x34 0x35 0x2d 0x31 0x29 0x0 0x30 0x0</text:p>
          </table:table-cell>
          <table:table-cell office:value-type="string" calcext:value-type="string">
            <text:p>Cmd 0x3B Anser: 0x3b 0x305 8 0x33 0x31 0x0 0x0 0x0 0x0 0x0 0x0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2" office:value-type="string" calcext:value-type="string">
            <text:p>Sys Status :</text:p>
          </table:table-cell>
          <table:table-cell office:value-type="string" calcext:value-type="string">
            <text:p>SysMFXCount: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SysMFXCount: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Sys ID_Nr <text:s/>:</text:p>
          </table:table-cell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SYS ID Request: 0x53 0x38 0x39 0x99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0</text:p>
          </table:table-cell>
          <table:table-cell table:style-name="ce9" office:value-type="string" calcext:value-type="string">
            <text:p>Cmd 0x3B Anser: 0x3b 0x4721 6 0x53 0x38 0x3b 0x99 0x2 0x5</text:p>
          </table:table-cell>
          <table:table-cell table:style-name="ce11" office:value-type="string" calcext:value-type="string">
            <text:p>Cmd 0x3A Request: 0x3a 0x8b68 5 0x53 0x38 0x3b 0xf4 0x2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303 8 0x75 0x73 0x20 0x32 0x20 0x28 0x52 0x4a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3 8 0x75 0x73 0x20 0x32 0x20 0x28 0x52 0x4a</text:p>
          </table:table-cell>
        </table:table-row>
        <table:table-row table:style-name="ro1">
          <table:table-cell office:value-type="string" calcext:value-type="string">
            <text:p>System StatusCanID:0 System Main_Cmd(0)</text:p>
          </table:table-cell>
          <table:table-cell office:value-type="string" calcext:value-type="string">
            <text:p>System StatusCanID:1 System Main_Cmd(1)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System StatusCanID:0 System Main_Cmd(0)</text:p>
          </table:table-cell>
          <table:table-cell table:number-columns-repeated="2" office:value-type="string" calcext:value-type="string">
            <text:p>CanID:1 System Main_Cmd(1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Ping Anser 0x31 0x733f 8 0x42 0x6f 0x4c 0x50 0x3 0x55 0x0 0x0</text:p>
          </table:table-cell>
          <table:table-cell/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Anser 0x31 0x474c 8 0x53 0x38 0x3b 0xf4 0x1 0x1 0x0 0x40</text:p>
          </table:table-cell>
          <table:table-cell table:style-name="ce9" office:value-type="string" calcext:value-type="string">
            <text:p>CanID:3b Status Constitu(1)</text:p>
          </table:table-cell>
          <table:table-cell table:style-name="ce11" office:value-type="string" calcext:value-type="string">
            <text:p>CanID:3a Status Constitu(0)</text:p>
          </table:table-cell>
          <table:table-cell office:value-type="string" calcext:value-type="string">
            <text:p>Cmd 0x3B Anser: 0x3b 0x302 8 0x4c 0xc3 0xa4 0x6e 0x67 0x65 0x20 0x42</text:p>
          </table:table-cell>
          <table:table-cell office:value-type="string" calcext:value-type="string">
            <text:p>Cmd 0x3B Anser: 0x3b 0x303 8 0x75 0x73 0x20 0x32 0x20 0x28 0x52 0x4a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65291" calcext:value-type="float">
            <text:p>65291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SysMFXCount: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0x30</text:p>
          </table:table-cell>
          <table:table-cell office:value-type="string" calcext:value-type="string">
            <text:p>0xff0c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CanID:31 Ping <text:s text:c="10"/>(1)</text:p>
          </table:table-cell>
          <table:table-cell table:style-name="ce9" office:value-type="string" calcext:value-type="string">
            <text:p>0x3b</text:p>
          </table:table-cell>
          <table:table-cell table:style-name="ce11" office:value-type="string" calcext:value-type="string">
            <text:p>0x3a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5 8 0x33 0x31 0x0 0x0 0x0 0x0 0x0 0x0</text:p>
          </table:table-cell>
          <table:table-cell office:value-type="string" calcext:value-type="string">
            <text:p>Cmd 0x3B Anser: 0x3b 0x4721 6 0x53 0x38 0x3b 0x99 0x2 0x5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1 System Main_Cmd(1)</text:p>
          </table:table-cell>
          <table:table-cell table:number-columns-repeated="2" office:value-type="string" calcext:value-type="string">
            <text:p>Sys Status :</text:p>
          </table:table-cell>
          <table:table-cell office:value-type="string" calcext:value-type="string">
            <text:p>Track Protc: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Sys ID_Nr <text:s/>:</text:p>
          </table:table-cell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Status Request: 0x3a 0x8b68 5 0x53 0x38 0x39 0x99 0x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Sys Status :</text:p>
          </table:table-cell>
          <table:table-cell table:style-name="ce11" office:value-type="string" calcext:value-type="string">
            <text:p>Cmd 0x3B Anser: 0x3b 0x301 8 0x2 0x2 0x0 0x0 0x0 0x1f 0x0 0x5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304 8 0x34 0x35 0x2d 0x32 0x29 0x0 0x30 0x0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4 8 0x34 0x35 0x2d 0x32 0x29 0x0 0x30 0x0</text:p>
          </table:table-cell>
        </table:table-row>
        <table:table-row table:style-name="ro1">
          <table:table-cell office:value-type="string" calcext:value-type="string">
            <text:p>System StatusCanID:1 System Main_Cmd(1)</text:p>
          </table:table-cell>
          <table:table-cell office:value-type="string" calcext:value-type="string">
            <text:p>System StatusCanID:0 System Main_Cmd(0)</text:p>
          </table:table-cell>
          <table:table-cell office:value-type="string" calcext:value-type="string">
            <text:p>System StatusCanID:1 System Main_Cmd(1)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tem StatusCanID:1 System Main_Cmd(1)</text:p>
          </table:table-cell>
          <table:table-cell office:value-type="string" calcext:value-type="string">
            <text:p>System StatusCanID:0 System Main_Cmd(0)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Ping Anser 0x31 0xbf30 8 0x63 0x73 0x52 0x1a 0xc 0x71 0x0 0x50</text:p>
          </table:table-cell>
          <table:table-cell/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Anser 0x31 0x4721 8 0x53 0x38 0x3b 0x99 0x1 0x0 0x0 0x40</text:p>
          </table:table-cell>
          <table:table-cell office:value-type="string" calcext:value-type="string">
            <text:p>System StatusCanID:0 System Main_Cmd(0)</text:p>
          </table:table-cell>
          <table:table-cell table:style-name="ce11" office:value-type="string" calcext:value-type="string">
            <text:p>CanID:3b Status Constitu(1)</text:p>
          </table:table-cell>
          <table:table-cell office:value-type="string" calcext:value-type="string">
            <text:p>Cmd 0x3B Anser: 0x3b 0x303 8 0x75 0x73 0x20 0x32 0x20 0x28 0x52 0x4a</text:p>
          </table:table-cell>
          <table:table-cell office:value-type="string" calcext:value-type="string">
            <text:p>Cmd 0x3B Anser: 0x3b 0x304 8 0x34 0x35 0x2d 0x32 0x29 0x0 0x30 0x0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65291" calcext:value-type="float">
            <text:p>65291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0x31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ff0b</text:p>
          </table:table-cell>
          <table:table-cell table:style-name="ce11"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4721 6 0x53 0x38 0x3b 0x99 0x2 0x5</text:p>
          </table:table-cell>
          <table:table-cell office:value-type="string" calcext:value-type="string">
            <text:p>Cmd 0x3A Request: 0x3a 0x8b68 5 0x53 0x38 0x3b 0x99 0x3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0 System Main_Cmd(0)</text:p>
          </table:table-cell>
          <table:table-cell table:number-columns-repeated="2" office:value-type="string" calcext:value-type="string">
            <text:p>Sys Status :</text:p>
          </table:table-cell>
          <table:table-cell office:value-type="string" calcext:value-type="string">
            <text:p>SysMFXCount: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Ping Anser 0x31 0x5721 8 0x53 0x38 0x39 0x99 0x1 0x0 0x0 0x40</text:p>
          </table:table-cell>
          <table:table-cell office:value-type="string" calcext:value-type="string">
            <text:p>Ping Anser 0x31 0x0 8 0x63 0x73 0x52 0x1b 0x1 0x1 0xff 0xee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Sys Status :</text:p>
          </table:table-cell>
          <table:table-cell table:style-name="ce11" office:value-type="string" calcext:value-type="string">
            <text:p>Cmd 0x3B Anser: 0x3b 0x302 8 0x4c 0xc3 0xa4 0x6e 0x67 0x65 0x20 0x42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305 8 0x33 0x31 0x0 0x0 0x0 0x0 0x0 0x0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Cmd 0x3B Anser: 0x3b 0x305 8 0x33 0x31 0x0 0x0 0x0 0x0 0x0 0x0</text:p>
          </table:table-cell>
        </table:table-row>
        <table:table-row table:style-name="ro1">
          <table:table-cell office:value-type="string" calcext:value-type="string">
            <text:p>System StatusCanID:0 System Main_Cmd(0)</text:p>
          </table:table-cell>
          <table:table-cell office:value-type="string" calcext:value-type="string">
            <text:p>System StatusCanID:1 System Main_Cmd(1)</text:p>
          </table:table-cell>
          <table:table-cell office:value-type="string" calcext:value-type="string">
            <text:p>System StatusCanID:0 System Main_Cmd(0)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tem StatusCanID:0 System Main_Cmd(0)</text:p>
          </table:table-cell>
          <table:table-cell office:value-type="string" calcext:value-type="string">
            <text:p>System StatusCanID:1 System Main_Cmd(1)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Bootloader Request? 0x36 0x8b68 0</text:p>
          </table:table-cell>
          <table:table-cell/>
          <table:table-cell table:number-columns-repeated="2" office:value-type="string" calcext:value-type="string">
            <text:p>CanID:31 Ping <text:s text:c="10"/>(1)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System StatusCanID:0 System Main_Cmd(0)</text:p>
          </table:table-cell>
          <table:table-cell table:style-name="ce11" office:value-type="string" calcext:value-type="string">
            <text:p>CanID:3b Status Constitu(1)</text:p>
          </table:table-cell>
          <table:table-cell office:value-type="string" calcext:value-type="string">
            <text:p>Cmd 0x3B Anser: 0x3b 0x304 8 0x34 0x35 0x2d 0x32 0x29 0x0 0x30 0x0</text:p>
          </table:table-cell>
          <table:table-cell office:value-type="string" calcext:value-type="string">
            <text:p>Cmd 0x3B Anser: 0x3b 0x305 8 0x33 0x31 0x0 0x0 0x0 0x0 0x0 0x0</text:p>
          </table:table-cell>
          <table:table-cell office:value-type="string" calcext:value-type="string">
            <text:p>CanID:3b Status Constitu(1)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65291" calcext:value-type="float">
            <text:p>65291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CanID:36 Bootloader_CAN (0)</text:p>
          </table:table-cell>
          <table:table-cell/>
          <table:table-cell table:number-columns-repeated="2" office:value-type="string" calcext:value-type="string">
            <text:p>0x31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ff0b</text:p>
          </table:table-cell>
          <table:table-cell table:style-name="ce11"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A Request: 0x3a 0x8b68 5 0x53 0x38 0x3b 0x99 0x3</text:p>
          </table:table-cell>
          <table:table-cell office:value-type="string" calcext:value-type="string">
            <text:p>Cmd 0x3B Anser: 0x3b 0x301 8 0x3 0x2 0x0 0x0 0x0 0x1f 0x0 0x0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1 System Main_Cmd(1)</text:p>
          </table:table-cell>
          <table:table-cell table:number-columns-repeated="2" office:value-type="string" calcext:value-type="string">
            <text:p>Sys Status :</text:p>
          </table:table-cell>
          <table:table-cell office:value-type="string" calcext:value-type="string">
            <text:p>Track Protc:</text:p>
          </table:table-cell>
          <table:table-cell office:value-type="string" calcext:value-type="string">
            <text:p>System StatusCanID:0 System Main_Cmd(0)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0x36</text:p>
          </table:table-cell>
          <table:table-cell/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Bootloader Request? 0x36 0x8b68 0</text:p>
          </table:table-cell>
          <table:table-cell table:style-name="ce11" office:value-type="string" calcext:value-type="string">
            <text:p>Cmd 0x3B Anser: 0x3b 0x303 8 0x75 0x73 0x20 0x31 0x20 0x28 0x52 0x4a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474c 6 0x53 0x38 0x3b 0xf4 0x3 0x5</text:p>
          </table:table-cell>
          <table:table-cell table:number-columns-repeated="2" office:value-type="string" calcext:value-type="string">
            <text:p>CanID:3a Status Constitu(0)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474c 6 0x53 0x38 0x3b 0xf4 0x3 0x5</text:p>
          </table:table-cell>
        </table:table-row>
        <table:table-row table:style-name="ro1">
          <table:table-cell office:value-type="string" calcext:value-type="string">
            <text:p>System StatusCanID:1 System Main_Cmd(1)</text:p>
          </table:table-cell>
          <table:table-cell office:value-type="string" calcext:value-type="string">
            <text:p>System StatusCanID:0 System Main_Cmd(0)</text:p>
          </table:table-cell>
          <table:table-cell office:value-type="string" calcext:value-type="string">
            <text:p>System StatusCanID:1 System Main_Cmd(1)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tem StatusCanID:1 System Main_Cmd(1)</text:p>
          </table:table-cell>
          <table:table-cell office:value-type="string" calcext:value-type="string">
            <text:p>System StatusCanID:0 System Main_Cmd(0)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Ping Request all 0x30 0x8b68 0</text:p>
          </table:table-cell>
          <table:table-cell/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CanID:36 Bootloader_CAN (0)</text:p>
          </table:table-cell>
          <table:table-cell table:style-name="ce11" office:value-type="string" calcext:value-type="string">
            <text:p>CanID:3b Status Constitu(1)</text:p>
          </table:table-cell>
          <table:table-cell office:value-type="string" calcext:value-type="string">
            <text:p>Cmd 0x3B Anser: 0x3b 0x305 8 0x33 0x31 0x0 0x0 0x0 0x0 0x0 0x0</text:p>
          </table:table-cell>
          <table:table-cell office:value-type="string" calcext:value-type="string">
            <text:p>Cmd 0x3B Anser: 0x3b 0x474c 6 0x53 0x38 0x3b 0xf4 0x3 0x5</text:p>
          </table:table-cell>
          <table:table-cell office:value-type="string" calcext:value-type="string">
            <text:p>CanID:3b Status Constitu(1)</text:p>
          </table:table-cell>
          <table:table-cell table:number-columns-repeated="2" office:value-type="string" calcext:value-type="string">
            <text:p>0x3a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65291" calcext:value-type="float">
            <text:p>65291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CanID:30 Ping <text:s text:c="10"/>(0)</text:p>
          </table:table-cell>
          <table:table-cell/>
          <table:table-cell office:value-type="string" calcext:value-type="string">
            <text:p>0x31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6</text:p>
          </table:table-cell>
          <table:table-cell table:style-name="ce11"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1 8 0x3 0x2 0x0 0x0 0x0 0x1f 0x0 0x0</text:p>
          </table:table-cell>
          <table:table-cell office:value-type="string" calcext:value-type="string">
            <text:p>Cmd 0x3B Anser: 0x3b 0x302 8 0x4c 0xc3 0xa4 0x6e 0x67 0x65 0x20 0x42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0 System Main_Cmd(0)</text:p>
          </table:table-cell>
          <table:table-cell table:number-columns-repeated="2" office:value-type="string" calcext:value-type="string">
            <text:p>Sys Status :</text:p>
          </table:table-cell>
          <table:table-cell office:value-type="string" calcext:value-type="string">
            <text:p>SysMFXCount: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0x30</text:p>
          </table:table-cell>
          <table:table-cell/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Request all 0x30 0x8b68 0</text:p>
          </table:table-cell>
          <table:table-cell table:style-name="ce11" office:value-type="string" calcext:value-type="string">
            <text:p>Cmd 0x3B Anser: 0x3b 0x304 8 0x34 0x35 0x2d 0x31 0x29 0x0 0x30 0x0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A Request: 0x3a 0x8b68 5 0x53 0x38 0x3b 0xf4 0x4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A Request: 0x3a 0x8b68 5 0x53 0x38 0x3b 0xf4 0x4</text:p>
          </table:table-cell>
        </table:table-row>
        <table:table-row table:style-name="ro1">
          <table:table-cell office:value-type="string" calcext:value-type="string">
            <text:p>System StatusCanID:0 System Main_Cmd(0)</text:p>
          </table:table-cell>
          <table:table-cell office:value-type="string" calcext:value-type="string">
            <text:p>System StatusCanID:1 System Main_Cmd(1)</text:p>
          </table:table-cell>
          <table:table-cell office:value-type="string" calcext:value-type="string">
            <text:p>System StatusCanID:0 System Main_Cmd(0)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tem StatusCanID:0 System Main_Cmd(0)</text:p>
          </table:table-cell>
          <table:table-cell office:value-type="string" calcext:value-type="string">
            <text:p>System StatusCanID:1 System Main_Cmd(1)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Anser 0x31 0x474c 8 0x53 0x38 0x3b 0xf4 0x1 0x1 0x0 0x40</text:p>
          </table:table-cell>
          <table:table-cell/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Anser 0x31 0x0 8 0x63 0x73 0x52 0x1b 0x1 0x1 0xff 0xee</text:p>
          </table:table-cell>
          <table:table-cell office:value-type="string" calcext:value-type="string">
            <text:p>CanID:30 Ping <text:s text:c="10"/>(0)</text:p>
          </table:table-cell>
          <table:table-cell table:style-name="ce11" office:value-type="string" calcext:value-type="string">
            <text:p>CanID:3b Status Constitu(1)</text:p>
          </table:table-cell>
          <table:table-cell office:value-type="string" calcext:value-type="string">
            <text:p>Cmd 0x3B Anser: 0x3b 0x4721 6 0x53 0x38 0x3b 0x99 0x3 0x5</text:p>
          </table:table-cell>
          <table:table-cell office:value-type="string" calcext:value-type="string">
            <text:p>Cmd 0x3A Request: 0x3a 0x8b68 5 0x53 0x38 0x3b 0xf4 0x4</text:p>
          </table:table-cell>
          <table:table-cell office:value-type="string" calcext:value-type="string">
            <text:p>CanID:3a Status Constitu(0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a Status Constitu(0)</text:p>
          </table:table-cell>
        </table:table-row>
        <table:table-row table:style-name="ro1">
          <table:table-cell office:value-type="float" office:value="65291" calcext:value-type="float">
            <text:p>65291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0x31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0</text:p>
          </table:table-cell>
          <table:table-cell table:style-name="ce11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0x3a</text:p>
          </table:table-cell>
          <table:table-cell table:number-columns-repeated="2" office:value-type="string" calcext:value-type="string">
            <text:p>Cmd 0x3B Anser: 0x3b 0x302 8 0x4c 0xc3 0xa4 0x6e 0x67 0x65 0x20 0x42</text:p>
          </table:table-cell>
          <table:table-cell office:value-type="string" calcext:value-type="string">
            <text:p>Cmd 0x3B Anser: 0x3b 0x303 8 0x75 0x73 0x20 0x32 0x20 0x28 0x52 0x4a</text:p>
          </table:table-cell>
          <table:table-cell office:value-type="string" calcext:value-type="string">
            <text:p>0x3a</text:p>
          </table:table-cell>
        </table:table-row>
        <table:table-row table:style-name="ro1"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1 System Main_Cmd(1)</text:p>
          </table:table-cell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1 System Main_Cmd(1)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Sys ID_Nr <text:s/>: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Anser 0x31 0x474c 8 0x53 0x38 0x3b 0xf4 0x1 0x1 0x0 0x40</text:p>
          </table:table-cell>
          <table:table-cell table:style-name="ce11" office:value-type="string" calcext:value-type="string">
            <text:p>Cmd 0x3B Anser: 0x3b 0x305 8 0x33 0x31 0x0 0x0 0x0 0x0 0x0 0x0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Cmd 0x3B Anser: 0x3b 0x301 8 0x4 0x2 0x0 0x0 0x0 0x1f 0x0 0x2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1 8 0x4 0x2 0x0 0x0 0x0 0x1f 0x0 0x2</text:p>
          </table:table-cell>
        </table:table-row>
        <table:table-row table:style-name="ro1">
          <table:table-cell office:value-type="string" calcext:value-type="string">
            <text:p>System StatusCanID:1 System Main_Cmd(1)</text:p>
          </table:table-cell>
          <table:table-cell office:value-type="string" calcext:value-type="string">
            <text:p>System StatusCanID:0 System Main_Cmd(0)</text:p>
          </table:table-cell>
          <table:table-cell office:value-type="string" calcext:value-type="string">
            <text:p>System StatusCanID:1 System Main_Cmd(1)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tem StatusCanID:1 System Main_Cmd(1)</text:p>
          </table:table-cell>
          <table:table-cell table:number-columns-repeated="2" office:value-type="string" calcext:value-type="string">
            <text:p>System StatusCanID:0 System Main_Cmd(0)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Anser 0x31 0x733f 8 0x42 0x6f 0x4c 0x50 0x3 0x55 0x0 0x0</text:p>
          </table:table-cell>
          <table:table-cell/>
          <table:table-cell office:value-type="string" calcext:value-type="string">
            <text:p>SYS ID Request: 0x53 0x38 0x39 0x99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CanID:31 Ping <text:s text:c="10"/>(1)</text:p>
          </table:table-cell>
          <table:table-cell table:style-name="ce11" office:value-type="string" calcext:value-type="string">
            <text:p>CanID:3b Status Constitu(1)</text:p>
          </table:table-cell>
          <table:table-cell office:value-type="string" calcext:value-type="string">
            <text:p>Cmd 0x3A Request: 0x3a 0x8b68 5 0x53 0x38 0x3b 0x99 0x4</text:p>
          </table:table-cell>
          <table:table-cell office:value-type="string" calcext:value-type="string">
            <text:p>Cmd 0x3B Anser: 0x3b 0x301 8 0x4 0x2 0x0 0x0 0x0 0x1f 0x0 0x2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65291" calcext:value-type="float">
            <text:p>65291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3" office:value-type="string" calcext:value-type="string">
            <text:p>0xff0b</text:p>
          </table:table-cell>
          <table:table-cell office:value-type="string" calcext:value-type="string">
            <text:p>Track Protc: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CanID:1 System Main_Cmd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0x31</text:p>
          </table:table-cell>
          <table:table-cell table:style-name="ce11" office:value-type="string" calcext:value-type="string">
            <text:p>0x3b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3 8 0x75 0x73 0x20 0x32 0x20 0x28 0x52 0x4a</text:p>
          </table:table-cell>
          <table:table-cell office:value-type="string" calcext:value-type="string">
            <text:p>Cmd 0x3B Anser: 0x3b 0x304 8 0x34 0x35 0x2d 0x32 0x29 0x0 0x30 0x0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office:value-type="string" calcext:value-type="string">
            <text:p>System Stop:</text:p>
          </table:table-cell>
          <table:table-cell table:number-columns-repeated="2" office:value-type="string" calcext:value-type="string">
            <text:p>Sys Status :</text:p>
          </table:table-cell>
          <table:table-cell office:value-type="string" calcext:value-type="string">
            <text:p>System StatusCanID:0 System Main_Cmd(0)</text:p>
          </table:table-cell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0xff0c</text:p>
          </table:table-cell>
          <table:table-cell office:value-type="string" calcext:value-type="string">
            <text:p>Ping Anser 0x31 0x5721 8 0x53 0x38 0x39 0x99 0x1 0x0 0x0 0x4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6</text:p>
          </table:table-cell>
          <table:table-cell table:style-name="ce10" office:value-type="string" calcext:value-type="string">
            <text:p>Ping Anser 0x31 0x4721 8 0x53 0x38 0x3b 0x99 0x1 0x0 0x0 0x40</text:p>
          </table:table-cell>
          <table:table-cell table:style-name="ce11" office:value-type="string" calcext:value-type="string">
            <text:p>Cmd 0x3B Anser: 0x3b 0x474c 6 0x53 0x38 0x3b 0xf4 0x2 0x5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Cmd 0x3B Anser: 0x3b 0x302 8 0x4c 0xc3 0xa4 0x6e 0x67 0x65 0x20 0x42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2 8 0x4c 0xc3 0xa4 0x6e 0x67 0x65 0x20 0x42</text:p>
          </table:table-cell>
        </table:table-row>
        <table:table-row table:style-name="ro1">
          <table:table-cell office:value-type="string" calcext:value-type="string">
            <text:p>CanID:0 System Main_Cmd(0)</text:p>
          </table:table-cell>
          <table:table-cell office:value-type="string" calcext:value-type="string">
            <text:p>System StatusCanID:1 System Main_Cmd(1)</text:p>
          </table:table-cell>
          <table:table-cell office:value-type="string" calcext:value-type="string">
            <text:p>System StatusCanID:0 System Main_Cmd(0)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tem StatusCanID:0 System Main_Cmd(0)</text:p>
          </table:table-cell>
          <table:table-cell table:number-columns-repeated="2" office:value-type="string" calcext:value-type="string">
            <text:p>System StatusCanID:1 System Main_Cmd(1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Anser 0x31 0xbf30 8 0x63 0x73 0x52 0x1a 0xc 0x71 0x0 0x50</text:p>
          </table:table-cell>
          <table:table-cell/>
          <table:table-cell office:value-type="string" calcext:value-type="string">
            <text:p>Status Request: 0x3a 0x8b68 5 0x53 0x38 0x39 0x99 0x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Request all 0x30 0x8b68 0</text:p>
          </table:table-cell>
          <table:table-cell table:style-name="ce10" office:value-type="string" calcext:value-type="string">
            <text:p>CanID:31 Ping <text:s text:c="10"/>(1)</text:p>
          </table:table-cell>
          <table:table-cell table:style-name="ce11" office:value-type="string" calcext:value-type="string">
            <text:p>CanID:3b Status Constitu(1)</text:p>
          </table:table-cell>
          <table:table-cell office:value-type="string" calcext:value-type="string">
            <text:p>Cmd 0x3B Anser: 0x3b 0x301 8 0x4 0x2 0x0 0x0 0x0 0x1f 0x0 0x0</text:p>
          </table:table-cell>
          <table:table-cell office:value-type="string" calcext:value-type="string">
            <text:p>Cmd 0x3B Anser: 0x3b 0x302 8 0x4c 0xc3 0xa4 0x6e 0x67 0x65 0x20 0x42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3" office:value-type="string" calcext:value-type="string">
            <text:p>0xff0b</text:p>
          </table:table-cell>
          <table:table-cell office:value-type="string" calcext:value-type="string">
            <text:p>SysMFXCount: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CanID:3a Status Constitu(0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CanID:30 Ping <text:s text:c="10"/>(0)</text:p>
          </table:table-cell>
          <table:table-cell table:style-name="ce10" office:value-type="string" calcext:value-type="string">
            <text:p>0x31</text:p>
          </table:table-cell>
          <table:table-cell table:style-name="ce11"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4 8 0x34 0x35 0x2d 0x32 0x29 0x0 0x30 0x0</text:p>
          </table:table-cell>
          <table:table-cell office:value-type="string" calcext:value-type="string">
            <text:p>Cmd 0x3B Anser: 0x3b 0x305 8 0x33 0x31 0x0 0x0 0x0 0x0 0x0 0x0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1 System Main_Cmd(1)</text:p>
          </table:table-cell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Mfx Verify:CanID:6 Mfx Verify <text:s text:c="4"/>(0)</text:p>
          </table:table-cell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0x3a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Cmd 0x3A Request: 0x3a 0x8b68 5 0x53 0x38 0x3b 0xf4 0x3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303 8 0x75 0x73 0x20 0x33 0x20 0x28 0x36 0x2d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3 8 0x75 0x73 0x20 0x33 0x20 0x28 0x36 0x2d</text:p>
          </table:table-cell>
        </table:table-row>
        <table:table-row table:style-name="ro1">
          <table:table-cell table:number-columns-repeated="2" office:value-type="string" calcext:value-type="string">
            <text:p>System StatusCanID:0 System Main_Cmd(0)</text:p>
          </table:table-cell>
          <table:table-cell office:value-type="string" calcext:value-type="string">
            <text:p>System StatusCanID:1 System Main_Cmd(1)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tem StatusCanID:1 System Main_Cmd(1)</text:p>
          </table:table-cell>
          <table:table-cell table:number-columns-repeated="2" office:value-type="string" calcext:value-type="string">
            <text:p>System StatusCanID:0 System Main_Cmd(0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Bootloader Request? 0x36 0x8b68 0</text:p>
          </table:table-cell>
          <table:table-cell/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Cmd 0x3B Anser: 0x3b 0x302 8 0x4c 0xc3 0xa4 0x6e 0x67 0x65 0x20 0x42</text:p>
          </table:table-cell>
          <table:table-cell office:value-type="string" calcext:value-type="string">
            <text:p>Cmd 0x3B Anser: 0x3b 0x303 8 0x75 0x73 0x20 0x33 0x20 0x28 0x36 0x2d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65291" calcext:value-type="float">
            <text:p>65291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3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CanID:36 Bootloader_CAN (0)</text:p>
          </table:table-cell>
          <table:table-cell/>
          <table:table-cell office:value-type="string" calcext:value-type="string">
            <text:p>CanID:36 Bootloader_CAN (0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Anser 0x31 0x0 8 0x63 0x73 0x52 0x1b 0x1 0x1 0xff 0xee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3a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5 8 0x33 0x31 0x0 0x0 0x0 0x0 0x0 0x0</text:p>
          </table:table-cell>
          <table:table-cell office:value-type="string" calcext:value-type="string">
            <text:p>Cmd 0x3B Anser: 0x3b 0x4721 6 0x53 0x38 0x3b 0x99 0x3 0x5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0 System Main_Cmd(0)</text:p>
          </table:table-cell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0x36</text:p>
          </table:table-cell>
          <table:table-cell/>
          <table:table-cell office:value-type="string" calcext:value-type="string">
            <text:p>0x36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Cmd 0x3B Anser: 0x3b 0x301 8 0x3 0x2 0x0 0x0 0x0 0x1f 0x0 0x7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304 8 0x50 0x6f 0x6c 0x69 0x67 0x29 0x0 0x30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4 8 0x50 0x6f 0x6c 0x69 0x67 0x29 0x0 0x30</text:p>
          </table:table-cell>
        </table:table-row>
        <table:table-row table:style-name="ro1">
          <table:table-cell table:number-columns-repeated="2" office:value-type="string" calcext:value-type="string">
            <text:p>System StatusCanID:1 System Main_Cmd(1)</text:p>
          </table:table-cell>
          <table:table-cell office:value-type="string" calcext:value-type="string">
            <text:p>System StatusCanID:0 System Main_Cmd(0)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tem StatusCanID:0 System Main_Cmd(0)</text:p>
          </table:table-cell>
          <table:table-cell table:number-columns-repeated="2" office:value-type="string" calcext:value-type="string">
            <text:p>System StatusCanID:1 System Main_Cmd(1)</text:p>
          </table:table-cell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Ping Request all 0x30 0x8b68 0</text:p>
          </table:table-cell>
          <table:table-cell/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Anser 0x31 0x4721 8 0x53 0x38 0x3b 0x99 0x1 0x0 0x0 0x4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303 8 0x75 0x73 0x20 0x33 0x20 0x28 0x36 0x2d</text:p>
          </table:table-cell>
          <table:table-cell office:value-type="string" calcext:value-type="string">
            <text:p>Cmd 0x3B Anser: 0x3b 0x304 8 0x50 0x6f 0x6c 0x69 0x67 0x29 0x0 0x30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65291" calcext:value-type="float">
            <text:p>65291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3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CanID:30 Ping <text:s text:c="10"/>(0)</text:p>
          </table:table-cell>
          <table:table-cell/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4721 6 0x53 0x38 0x3b 0x99 0x3 0x5</text:p>
          </table:table-cell>
          <table:table-cell office:value-type="string" calcext:value-type="string">
            <text:p>Cmd 0x3A Request: 0x3a 0x8b68 5 0x53 0x38 0x3b 0x99 0x4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1 System Main_Cmd(1)</text:p>
          </table:table-cell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0x30</text:p>
          </table:table-cell>
          <table:table-cell/>
          <table:table-cell office:value-type="string" calcext:value-type="string">
            <text:p>0x30</text:p>
          </table:table-cell>
          <table:table-cell office:value-type="string" calcext:value-type="string">
            <text:p>Sys ID_Nr <text:s/>: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Anser 0x31 0x0 8 0x63 0x73 0x52 0x1b 0x1 0x1 0xff 0xee</text:p>
          </table:table-cell>
          <table:table-cell office:value-type="string" calcext:value-type="string">
            <text:p>Cmd 0x3B Anser: 0x3b 0x302 8 0x4c 0xc3 0xa4 0x6e 0x67 0x65 0x20 0x42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305 8 0x0 0x33 0x31 0x0 0x0 0x0 0x0 0x0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Cmd 0x3B Anser: 0x3b 0x305 8 0x0 0x33 0x31 0x0 0x0 0x0 0x0 0x0</text:p>
          </table:table-cell>
        </table:table-row>
        <table:table-row table:style-name="ro1">
          <table:table-cell table:number-columns-repeated="2" office:value-type="string" calcext:value-type="string">
            <text:p>System StatusCanID:0 System Main_Cmd(0)</text:p>
          </table:table-cell>
          <table:table-cell office:value-type="string" calcext:value-type="string">
            <text:p>System StatusCanID:1 System Main_Cmd(1)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tem StatusCanID:1 System Main_Cmd(1)</text:p>
          </table:table-cell>
          <table:table-cell table:number-columns-repeated="2" office:value-type="string" calcext:value-type="string">
            <text:p>System StatusCanID:0 System Main_Cmd(0)</text:p>
          </table:table-cell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Ping Anser 0x31 0x474c 8 0x53 0x38 0x3b 0xf4 0x1 0x1 0x0 0x40</text:p>
          </table:table-cell>
          <table:table-cell/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SYS ID Request: 0x53 0x38 0x39 0x99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304 8 0x50 0x6f 0x6c 0x69 0x67 0x29 0x0 0x30</text:p>
          </table:table-cell>
          <table:table-cell office:value-type="string" calcext:value-type="string">
            <text:p>Cmd 0x3B Anser: 0x3b 0x305 8 0x0 0x33 0x31 0x0 0x0 0x0 0x0 0x0</text:p>
          </table:table-cell>
          <table:table-cell office:value-type="string" calcext:value-type="string">
            <text:p>CanID:3b Status Constitu(1)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65291" calcext:value-type="float">
            <text:p>65291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3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A Request: 0x3a 0x8b68 5 0x53 0x38 0x3b 0x99 0x4</text:p>
          </table:table-cell>
          <table:table-cell office:value-type="string" calcext:value-type="string">
            <text:p>Cmd 0x3B Anser: 0x3b 0x301 8 0x4 0x2 0x0 0x0 0x0 0x1f 0x0 0x0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0 System Main_Cmd(0)</text:p>
          </table:table-cell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0x31</text:p>
          </table:table-cell>
          <table:table-cell office:value-type="string" calcext:value-type="string">
            <text:p>0xff0c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Cmd 0x3B Anser: 0x3b 0x303 8 0x75 0x73 0x20 0x32 0x20 0x28 0x52 0x4a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474c 6 0x53 0x38 0x3b 0xf4 0x4 0x5</text:p>
          </table:table-cell>
          <table:table-cell table:number-columns-repeated="2" office:value-type="string" calcext:value-type="string">
            <text:p>CanID:3a Status Constitu(0)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474c 6 0x53 0x38 0x3b 0xf4 0x4 0x5</text:p>
          </table:table-cell>
        </table:table-row>
        <table:table-row table:style-name="ro1">
          <table:table-cell table:number-columns-repeated="2" office:value-type="string" calcext:value-type="string">
            <text:p>System StatusCanID:1 System Main_Cmd(1)</text:p>
          </table:table-cell>
          <table:table-cell office:value-type="string" calcext:value-type="string">
            <text:p>System StatusCanID:0 System Main_Cmd(0)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tem StatusCanID:0 System Main_Cmd(0)</text:p>
          </table:table-cell>
          <table:table-cell table:number-columns-repeated="2" office:value-type="string" calcext:value-type="string">
            <text:p>System StatusCanID:1 System Main_Cmd(1)</text:p>
          </table:table-cell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Ping Anser 0x31 0x733f 8 0x42 0x6f 0x4c 0x50 0x3 0x55 0x0 0x0</text:p>
          </table:table-cell>
          <table:table-cell/>
          <table:table-cell office:value-type="string" calcext:value-type="string">
            <text:p>Ping Anser 0x31 0x5721 8 0x53 0x38 0x39 0x99 0x1 0x0 0x0 0x40</text:p>
          </table:table-cell>
          <table:table-cell office:value-type="string" calcext:value-type="string">
            <text:p>Status Request: 0x3a 0x8b68 5 0x53 0x38 0x39 0x99 0x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305 8 0x0 0x33 0x31 0x0 0x0 0x0 0x0 0x0</text:p>
          </table:table-cell>
          <table:table-cell office:value-type="string" calcext:value-type="string">
            <text:p>Cmd 0x3B Anser: 0x3b 0x474c 6 0x53 0x38 0x3b 0xf4 0x4 0x5</text:p>
          </table:table-cell>
          <table:table-cell office:value-type="string" calcext:value-type="string">
            <text:p>CanID:3b Status Constitu(1)</text:p>
          </table:table-cell>
          <table:table-cell table:number-columns-repeated="2" office:value-type="string" calcext:value-type="string">
            <text:p>0x3a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65291" calcext:value-type="float">
            <text:p>65291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3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1 8 0x4 0x2 0x0 0x0 0x0 0x1f 0x0 0x0</text:p>
          </table:table-cell>
          <table:table-cell office:value-type="string" calcext:value-type="string">
            <text:p>Cmd 0x3B Anser: 0x3b 0x302 8 0x4c 0xc3 0xa4 0x6e 0x67 0x65 0x20 0x42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1 System Main_Cmd(1)</text:p>
          </table:table-cell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0x31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Cmd 0x3B Anser: 0x3b 0x304 8 0x34 0x35 0x2d 0x32 0x29 0x0 0x30 0x0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A Request: 0x3a 0x8b68 5 0x53 0x38 0x3b 0xf4 0x5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A Request: 0x3a 0x8b68 5 0x53 0x38 0x3b 0xf4 0x5</text:p>
          </table:table-cell>
        </table:table-row>
        <table:table-row table:style-name="ro1">
          <table:table-cell table:number-columns-repeated="2" office:value-type="string" calcext:value-type="string">
            <text:p>System StatusCanID:0 System Main_Cmd(0)</text:p>
          </table:table-cell>
          <table:table-cell office:value-type="string" calcext:value-type="string">
            <text:p>System StatusCanID:1 System Main_Cmd(1)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tem StatusCanID:1 System Main_Cmd(1)</text:p>
          </table:table-cell>
          <table:table-cell table:number-columns-repeated="2" office:value-type="string" calcext:value-type="string">
            <text:p>System StatusCanID:0 System Main_Cmd(0)</text:p>
          </table:table-cell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Ping Anser 0x31 0xbf30 8 0x63 0x73 0x52 0x1a 0xc 0x71 0x0 0x50</text:p>
          </table:table-cell>
          <table:table-cell/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4721 6 0x53 0x38 0x3b 0x99 0x4 0x5</text:p>
          </table:table-cell>
          <table:table-cell office:value-type="string" calcext:value-type="string">
            <text:p>Cmd 0x3A Request: 0x3a 0x8b68 5 0x53 0x38 0x3b 0xf4 0x5</text:p>
          </table:table-cell>
          <table:table-cell office:value-type="string" calcext:value-type="string">
            <text:p>CanID:3a Status Constitu(0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a Status Constitu(0)</text:p>
          </table:table-cell>
        </table:table-row>
        <table:table-row table:style-name="ro1">
          <table:table-cell office:value-type="float" office:value="65291" calcext:value-type="float">
            <text:p>65291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3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0x3a</text:p>
          </table:table-cell>
          <table:table-cell table:number-columns-repeated="2" office:value-type="string" calcext:value-type="string">
            <text:p>Cmd 0x3B Anser: 0x3b 0x302 8 0x4c 0xc3 0xa4 0x6e 0x67 0x65 0x20 0x42</text:p>
          </table:table-cell>
          <table:table-cell office:value-type="string" calcext:value-type="string">
            <text:p>Cmd 0x3B Anser: 0x3b 0x303 8 0x75 0x73 0x20 0x33 0x20 0x28 0x36 0x2d</text:p>
          </table:table-cell>
          <table:table-cell office:value-type="string" calcext:value-type="string">
            <text:p>0x3a</text:p>
          </table:table-cell>
        </table:table-row>
        <table:table-row table:style-name="ro1"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0 System Main_Cmd(0)</text:p>
          </table:table-cell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0x31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Cmd 0x3B Anser: 0x3b 0x305 8 0x33 0x31 0x0 0x0 0x0 0x0 0x0 0x0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Cmd 0x3B Anser: 0x3b 0x301 8 0x5 0x2 0x0 0xa 0x3 0xe8 0x1 0xf4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1 8 0x5 0x2 0x0 0xa 0x3 0xe8 0x1 0xf4</text:p>
          </table:table-cell>
        </table:table-row>
        <table:table-row table:style-name="ro1">
          <table:table-cell table:number-columns-repeated="2" office:value-type="string" calcext:value-type="string">
            <text:p>System StatusCanID:1 System Main_Cmd(1)</text:p>
          </table:table-cell>
          <table:table-cell office:value-type="string" calcext:value-type="string">
            <text:p>System StatusCanID:0 System Main_Cmd(0)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tem StatusCanID:0 System Main_Cmd(0)</text:p>
          </table:table-cell>
          <table:table-cell table:number-columns-repeated="2" office:value-type="string" calcext:value-type="string">
            <text:p>System StatusCanID:1 System Main_Cmd(1)</text:p>
          </table:table-cell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A Request: 0x3a 0x8b68 5 0x53 0x38 0x3b 0x99 0x5</text:p>
          </table:table-cell>
          <table:table-cell office:value-type="string" calcext:value-type="string">
            <text:p>Cmd 0x3B Anser: 0x3b 0x301 8 0x5 0x2 0x0 0xa 0x3 0xe8 0x1 0xf4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65291" calcext:value-type="float">
            <text:p>65291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3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CanID:0 System Main_Cmd(0)</text:p>
          </table:table-cell>
          <table:table-cell/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3 8 0x75 0x73 0x20 0x33 0x20 0x28 0x36 0x2d</text:p>
          </table:table-cell>
          <table:table-cell office:value-type="string" calcext:value-type="string">
            <text:p>Cmd 0x3B Anser: 0x3b 0x304 8 0x50 0x6f 0x6c 0x69 0x67 0x29 0x0 0x30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1 System Main_Cmd(1)</text:p>
          </table:table-cell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0x31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Ping Anser 0x31 0x4721 8 0x53 0x38 0x3b 0x99 0x1 0x0 0x0 0x40</text:p>
          </table:table-cell>
          <table:table-cell office:value-type="string" calcext:value-type="string">
            <text:p>Cmd 0x3B Anser: 0x3b 0x474c 6 0x53 0x38 0x3b 0xf4 0x3 0x5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Cmd 0x3B Anser: 0x3b 0x302 8 0x5a 0x79 0x6b 0x6c 0x75 0x73 0x7a 0x65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2 8 0x5a 0x79 0x6b 0x6c 0x75 0x73 0x7a 0x65</text:p>
          </table:table-cell>
        </table:table-row>
        <table:table-row table:style-name="ro1">
          <table:table-cell table:number-columns-repeated="2" office:value-type="string" calcext:value-type="string">
            <text:p>System StatusCanID:0 System Main_Cmd(0)</text:p>
          </table:table-cell>
          <table:table-cell office:value-type="string" calcext:value-type="string">
            <text:p>System StatusCanID:1 System Main_Cmd(1)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tem StatusCanID:1 System Main_Cmd(1)</text:p>
          </table:table-cell>
          <table:table-cell table:number-columns-repeated="2" office:value-type="string" calcext:value-type="string">
            <text:p>System StatusCanID:0 System Main_Cmd(0)</text:p>
          </table:table-cell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Sys ID_Nr <text:s/>: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301 8 0x5 0x2 0x0 0xa 0x3 0xe8 0x0 0x64</text:p>
          </table:table-cell>
          <table:table-cell office:value-type="string" calcext:value-type="string">
            <text:p>Cmd 0x3B Anser: 0x3b 0x302 8 0x5a 0x79 0x6b 0x6c 0x75 0x73 0x7a 0x65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65291" calcext:value-type="float">
            <text:p>65291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3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SYS ID Request: 0x53 0x38 0x39 0x99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4 8 0x50 0x6f 0x6c 0x69 0x67 0x29 0x0 0x30</text:p>
          </table:table-cell>
          <table:table-cell office:value-type="string" calcext:value-type="string">
            <text:p>Cmd 0x3B Anser: 0x3b 0x305 8 0x0 0x33 0x31 0x0 0x0 0x0 0x0 0x0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0 System Main_Cmd(0)</text:p>
          </table:table-cell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CanID:1 System Main_Cmd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Cmd 0x3A Request: 0x3a 0x8b68 5 0x53 0x38 0x3b 0xf4 0x4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303 8 0x69 0x74 0x20 0x42 0x75 0x73 0x20 0x31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3 8 0x69 0x74 0x20 0x42 0x75 0x73 0x20 0x31</text:p>
          </table:table-cell>
        </table:table-row>
        <table:table-row table:style-name="ro1">
          <table:table-cell table:number-columns-repeated="2" office:value-type="string" calcext:value-type="string">
            <text:p>System StatusCanID:1 System Main_Cmd(1)</text:p>
          </table:table-cell>
          <table:table-cell office:value-type="string" calcext:value-type="string">
            <text:p>System StatusCanID:0 System Main_Cmd(0)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tem StatusCanID:0 System Main_Cmd(0)</text:p>
          </table:table-cell>
          <table:table-cell table:number-columns-repeated="2" office:value-type="string" calcext:value-type="string">
            <text:p>System StatusCanID:1 System Main_Cmd(1)</text:p>
          </table:table-cell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0xff0c</text:p>
          </table:table-cell>
          <table:table-cell office:value-type="string" calcext:value-type="string">
            <text:p>Ping Anser 0x31 0x5721 8 0x53 0x38 0x39 0x99 0x1 0x0 0x0 0x40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Cmd 0x3B Anser: 0x3b 0x302 8 0x5a 0x79 0x6b 0x6c 0x75 0x73 0x7a 0x65</text:p>
          </table:table-cell>
          <table:table-cell office:value-type="string" calcext:value-type="string">
            <text:p>Cmd 0x3B Anser: 0x3b 0x303 8 0x69 0x74 0x20 0x42 0x75 0x73 0x20 0x31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65291" calcext:value-type="float">
            <text:p>65291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3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Status Request: 0x3a 0x8b68 5 0x53 0x38 0x39 0x99 0x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3a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5 8 0x0 0x33 0x31 0x0 0x0 0x0 0x0 0x0</text:p>
          </table:table-cell>
          <table:table-cell office:value-type="string" calcext:value-type="string">
            <text:p>Cmd 0x3B Anser: 0x3b 0x4721 6 0x53 0x38 0x3b 0x99 0x4 0x5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1 System Main_Cmd(1)</text:p>
          </table:table-cell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CanID:3a Status Constitu(0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Cmd 0x3B Anser: 0x3b 0x301 8 0x4 0x2 0x0 0x0 0x0 0x1f 0x0 0x2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304 8 0x20 0x28 0x52 0x4a 0x34 0x35 0x2d 0x31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4 8 0x20 0x28 0x52 0x4a 0x34 0x35 0x2d 0x31</text:p>
          </table:table-cell>
        </table:table-row>
        <table:table-row table:style-name="ro1">
          <table:table-cell table:number-columns-repeated="2" office:value-type="string" calcext:value-type="string">
            <text:p>System StatusCanID:0 System Main_Cmd(0)</text:p>
          </table:table-cell>
          <table:table-cell office:value-type="string" calcext:value-type="string">
            <text:p>System StatusCanID:1 System Main_Cmd(1)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tem StatusCanID:1 System Main_Cmd(1)</text:p>
          </table:table-cell>
          <table:table-cell table:number-columns-repeated="2" office:value-type="string" calcext:value-type="string">
            <text:p>System StatusCanID:0 System Main_Cmd(0)</text:p>
          </table:table-cell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0x3a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303 8 0x69 0x74 0x20 0x42 0x75 0x73 0x20 0x31</text:p>
          </table:table-cell>
          <table:table-cell office:value-type="string" calcext:value-type="string">
            <text:p>Cmd 0x3B Anser: 0x3b 0x304 8 0x20 0x28 0x52 0x4a 0x34 0x35 0x2d 0x31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65291" calcext:value-type="float">
            <text:p>65291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3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Ping Anser 0x31 0x0 8 0x63 0x73 0x52 0x1b 0x1 0x1 0xff 0xee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4721 6 0x53 0x38 0x3b 0x99 0x4 0x5</text:p>
          </table:table-cell>
          <table:table-cell office:value-type="string" calcext:value-type="string">
            <text:p>Cmd 0x3A Request: 0x3a 0x8b68 5 0x53 0x38 0x3b 0x99 0x5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0 System Main_Cmd(0)</text:p>
          </table:table-cell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Cmd 0x3B Anser: 0x3b 0x302 8 0x4c 0xc3 0xa4 0x6e 0x67 0x65 0x20 0x42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305 8 0x29 0x0 0x31 0x30 0x0 0x31 0x30 0x30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Cmd 0x3B Anser: 0x3b 0x305 8 0x29 0x0 0x31 0x30 0x0 0x31 0x30 0x30</text:p>
          </table:table-cell>
        </table:table-row>
        <table:table-row table:style-name="ro1">
          <table:table-cell table:number-columns-repeated="2" office:value-type="string" calcext:value-type="string">
            <text:p>System StatusCanID:1 System Main_Cmd(1)</text:p>
          </table:table-cell>
          <table:table-cell office:value-type="string" calcext:value-type="string">
            <text:p>System StatusCanID:0 System Main_Cmd(0)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tem StatusCanID:0 System Main_Cmd(0)</text:p>
          </table:table-cell>
          <table:table-cell table:number-columns-repeated="2" office:value-type="string" calcext:value-type="string">
            <text:p>System StatusCanID:1 System Main_Cmd(1)</text:p>
          </table:table-cell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Ping Anser 0x31 0x0 8 0x63 0x73 0x52 0x1b 0x1 0x1 0xff 0xee</text:p>
          </table:table-cell>
          <table:table-cell/>
          <table:table-cell office:value-type="string" calcext:value-type="string">
            <text:p>0x31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CanID:36 Bootloader_CAN (0)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304 8 0x20 0x28 0x52 0x4a 0x34 0x35 0x2d 0x31</text:p>
          </table:table-cell>
          <table:table-cell office:value-type="string" calcext:value-type="string">
            <text:p>Cmd 0x3B Anser: 0x3b 0x305 8 0x29 0x0 0x31 0x30 0x0 0x31 0x30 0x30</text:p>
          </table:table-cell>
          <table:table-cell office:value-type="string" calcext:value-type="string">
            <text:p>CanID:3b Status Constitu(1)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65291" calcext:value-type="float">
            <text:p>65291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3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Anser 0x31 0xbf30 8 0x63 0x73 0x52 0x1a 0xc 0x71 0x0 0x50</text:p>
          </table:table-cell>
          <table:table-cell/>
          <table:table-cell office:value-type="string" calcext:value-type="string">
            <text:p>0x36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A Request: 0x3a 0x8b68 5 0x53 0x38 0x3b 0x99 0x5</text:p>
          </table:table-cell>
          <table:table-cell office:value-type="string" calcext:value-type="string">
            <text:p>Cmd 0x3B Anser: 0x3b 0x301 8 0x5 0x2 0x0 0xa 0x3 0xe8 0x0 0x64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1 System Main_Cmd(1)</text:p>
          </table:table-cell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CanID:36 Bootloader_CAN (0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Cmd 0x3B Anser: 0x3b 0x303 8 0x75 0x73 0x20 0x33 0x20 0x28 0x36 0x2d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306 8 0x30 0x0 0x6d 0x73 0x0 0x0 0x0 0x0</text:p>
          </table:table-cell>
          <table:table-cell table:number-columns-repeated="2" office:value-type="string" calcext:value-type="string">
            <text:p>CanID:3a Status Constitu(0)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306 8 0x30 0x0 0x6d 0x73 0x0 0x0 0x0 0x0</text:p>
          </table:table-cell>
        </table:table-row>
        <table:table-row table:style-name="ro1">
          <table:table-cell table:number-columns-repeated="2" office:value-type="string" calcext:value-type="string">
            <text:p>System StatusCanID:0 System Main_Cmd(0)</text:p>
          </table:table-cell>
          <table:table-cell office:value-type="string" calcext:value-type="string">
            <text:p>System StatusCanID:1 System Main_Cmd(1)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tem StatusCanID:1 System Main_Cmd(1)</text:p>
          </table:table-cell>
          <table:table-cell table:number-columns-repeated="2" office:value-type="string" calcext:value-type="string">
            <text:p>System StatusCanID:0 System Main_Cmd(0)</text:p>
          </table:table-cell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0x36</text:p>
          </table:table-cell>
          <table:table-cell office:value-type="string" calcext:value-type="string">
            <text:p>Sys ID_Nr <text:s/>:</text:p>
          </table:table-cell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305 8 0x29 0x0 0x31 0x30 0x0 0x31 0x30 0x30</text:p>
          </table:table-cell>
          <table:table-cell office:value-type="string" calcext:value-type="string">
            <text:p>Cmd 0x3B Anser: 0x3b 0x306 8 0x30 0x0 0x6d 0x73 0x0 0x0 0x0 0x0</text:p>
          </table:table-cell>
          <table:table-cell office:value-type="string" calcext:value-type="string">
            <text:p>CanID:3b Status Constitu(1)</text:p>
          </table:table-cell>
          <table:table-cell table:number-columns-repeated="2" office:value-type="string" calcext:value-type="string">
            <text:p>0x3a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65291" calcext:value-type="float">
            <text:p>65291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3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CanID:0 System Main_Cmd(0)</text:p>
          </table:table-cell>
          <table:table-cell/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SYS ID Request: 0x53 0x38 0x39 0x99</text:p>
          </table:table-cell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0x30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1 8 0x5 0x2 0x0 0xa 0x3 0xe8 0x0 0x64</text:p>
          </table:table-cell>
          <table:table-cell office:value-type="string" calcext:value-type="string">
            <text:p>Cmd 0x3B Anser: 0x3b 0x302 8 0x5a 0x79 0x6b 0x6c 0x75 0x73 0x7a 0x65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0 System Main_Cmd(0)</text:p>
          </table:table-cell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CanID:0 System Main_Cmd(0)</text:p>
          </table:table-cell>
          <table:table-cell/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Cmd 0x3B Anser: 0x3b 0x304 8 0x50 0x6f 0x6c 0x69 0x67 0x29 0x0 0x30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474c 6 0x53 0x38 0x3b 0xf4 0x5 0x6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474c 6 0x53 0x38 0x3b 0xf4 0x5 0x6</text:p>
          </table:table-cell>
        </table:table-row>
        <table:table-row table:style-name="ro1">
          <table:table-cell table:number-columns-repeated="2" office:value-type="string" calcext:value-type="string">
            <text:p>System StatusCanID:1 System Main_Cmd(1)</text:p>
          </table:table-cell>
          <table:table-cell office:value-type="string" calcext:value-type="string">
            <text:p>System StatusCanID:0 System Main_Cmd(0)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tem StatusCanID:0 System Main_Cmd(0)</text:p>
          </table:table-cell>
          <table:table-cell table:number-columns-repeated="2" office:value-type="string" calcext:value-type="string">
            <text:p>System StatusCanID:1 System Main_Cmd(1)</text:p>
          </table:table-cell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0x30</text:p>
          </table:table-cell>
          <table:table-cell office:value-type="string" calcext:value-type="string">
            <text:p>0xff0c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306 8 0x30 0x0 0x6d 0x73 0x0 0x0 0x0 0x0</text:p>
          </table:table-cell>
          <table:table-cell office:value-type="string" calcext:value-type="string">
            <text:p>Cmd 0x3B Anser: 0x3b 0x474c 6 0x53 0x38 0x3b 0xf4 0x5 0x6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65291" calcext:value-type="float">
            <text:p>65291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3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Status Request: 0x3a 0x8b68 5 0x53 0x38 0x39 0x99 0x0</text:p>
          </table:table-cell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0x31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2 8 0x5a 0x79 0x6b 0x6c 0x75 0x73 0x7a 0x65</text:p>
          </table:table-cell>
          <table:table-cell office:value-type="string" calcext:value-type="string">
            <text:p>Cmd 0x3B Anser: 0x3b 0x303 8 0x69 0x74 0x20 0x42 0x75 0x73 0x20 0x31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1 System Main_Cmd(1)</text:p>
          </table:table-cell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Ping Anser 0x31 0x4721 8 0x53 0x38 0x3b 0x99 0x1 0x0 0x0 0x40</text:p>
          </table:table-cell>
          <table:table-cell office:value-type="string" calcext:value-type="string">
            <text:p>Cmd 0x3B Anser: 0x3b 0x305 8 0x0 0x33 0x31 0x0 0x0 0x0 0x0 0x0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A Request: 0x3a 0x8b68 5 0x53 0x38 0x3b 0xf4 0x6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A Request: 0x3a 0x8b68 5 0x53 0x38 0x3b 0xf4 0x6</text:p>
          </table:table-cell>
        </table:table-row>
        <table:table-row table:style-name="ro1">
          <table:table-cell table:number-columns-repeated="2" office:value-type="string" calcext:value-type="string">
            <text:p>System StatusCanID:0 System Main_Cmd(0)</text:p>
          </table:table-cell>
          <table:table-cell office:value-type="string" calcext:value-type="string">
            <text:p>System StatusCanID:1 System Main_Cmd(1)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tem StatusCanID:1 System Main_Cmd(1)</text:p>
          </table:table-cell>
          <table:table-cell table:number-columns-repeated="2" office:value-type="string" calcext:value-type="string">
            <text:p>System StatusCanID:0 System Main_Cmd(0)</text:p>
          </table:table-cell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0x31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4721 6 0x53 0x38 0x3b 0x99 0x5 0x6</text:p>
          </table:table-cell>
          <table:table-cell office:value-type="string" calcext:value-type="string">
            <text:p>Cmd 0x3A Request: 0x3a 0x8b68 5 0x53 0x38 0x3b 0xf4 0x6</text:p>
          </table:table-cell>
          <table:table-cell office:value-type="string" calcext:value-type="string">
            <text:p>CanID:3a Status Constitu(0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a Status Constitu(0)</text:p>
          </table:table-cell>
        </table:table-row>
        <table:table-row table:style-name="ro1">
          <table:table-cell office:value-type="float" office:value="65291" calcext:value-type="float">
            <text:p>65291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3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Ping Anser 0x31 0x5721 8 0x53 0x38 0x39 0x99 0x1 0x0 0x0 0x40</text:p>
          </table:table-cell>
          <table:table-cell table:number-columns-repeated="2" office:value-type="string" calcext:value-type="string">
            <text:p>System Stop:</text:p>
          </table:table-cell>
          <table:table-cell/>
          <table:table-cell office:value-type="string" calcext:value-type="string">
            <text:p>0x31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0x3a</text:p>
          </table:table-cell>
          <table:table-cell table:number-columns-repeated="2" office:value-type="string" calcext:value-type="string">
            <text:p>Cmd 0x3B Anser: 0x3b 0x303 8 0x69 0x74 0x20 0x42 0x75 0x73 0x20 0x31</text:p>
          </table:table-cell>
          <table:table-cell office:value-type="string" calcext:value-type="string">
            <text:p>Cmd 0x3B Anser: 0x3b 0x304 8 0x20 0x28 0x52 0x4a 0x34 0x35 0x2d 0x31</text:p>
          </table:table-cell>
          <table:table-cell office:value-type="string" calcext:value-type="string">
            <text:p>0x3a</text:p>
          </table:table-cell>
        </table:table-row>
        <table:table-row table:style-name="ro1"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0 System Main_Cmd(0)</text:p>
          </table:table-cell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Cmd 0x3B Anser: 0x3b 0x474c 6 0x53 0x38 0x3b 0xf4 0x4 0x5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Cmd 0x3B Anser: 0x3b 0x301 8 0x6 0x2 0x0 0xa 0x3 0xe8 0x3 0x20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1 8 0x6 0x2 0x0 0xa 0x3 0xe8 0x3 0x20</text:p>
          </table:table-cell>
        </table:table-row>
        <table:table-row table:style-name="ro1">
          <table:table-cell table:number-columns-repeated="2" office:value-type="string" calcext:value-type="string">
            <text:p>System StatusCanID:1 System Main_Cmd(1)</text:p>
          </table:table-cell>
          <table:table-cell office:value-type="string" calcext:value-type="string">
            <text:p>System StatusCanID:0 System Main_Cmd(0)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tem StatusCanID:0 System Main_Cmd(0)</text:p>
          </table:table-cell>
          <table:table-cell table:number-columns-repeated="2" office:value-type="string" calcext:value-type="string">
            <text:p>System StatusCanID:1 System Main_Cmd(1)</text:p>
          </table:table-cell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0x31</text:p>
          </table:table-cell>
          <table:table-cell table:number-columns-repeated="2" office:value-type="string" calcext:value-type="string">
            <text:p>0x0</text:p>
          </table:table-cell>
          <table:table-cell/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A Request: 0x3a 0x8b68 5 0x53 0x38 0x3b 0x99 0x6</text:p>
          </table:table-cell>
          <table:table-cell office:value-type="string" calcext:value-type="string">
            <text:p>Cmd 0x3B Anser: 0x3b 0x301 8 0x6 0x2 0x0 0xa 0x3 0xe8 0x3 0x20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65291" calcext:value-type="float">
            <text:p>65291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3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Ping Anser 0x31 0x733f 8 0x42 0x6f 0x4c 0x50 0x3 0x55 0x0 0x0</text:p>
          </table:table-cell>
          <table:table-cell table:number-columns-repeated="2" office:value-type="string" calcext:value-type="string">
            <text:p>System Stop:</text:p>
          </table:table-cell>
          <table:table-cell/>
          <table:table-cell office:value-type="string" calcext:value-type="string">
            <text:p>0x31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4 8 0x20 0x28 0x52 0x4a 0x34 0x35 0x2d 0x31</text:p>
          </table:table-cell>
          <table:table-cell office:value-type="string" calcext:value-type="string">
            <text:p>Cmd 0x3B Anser: 0x3b 0x305 8 0x29 0x0 0x31 0x30 0x0 0x31 0x30 0x30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1 System Main_Cmd(1)</text:p>
          </table:table-cell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CanID:31 Ping <text:s text:c="10"/>(1)</text:p>
          </table:table-cell>
          <table:table-cell table:number-columns-repeated="2" office:value-type="string" calcext:value-type="string">
            <text:p>CanID:1 System Main_Cmd(1)</text:p>
          </table:table-cell>
          <table:table-cell/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Cmd 0x3A Request: 0x3a 0x8b68 5 0x53 0x38 0x3b 0xf4 0x5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Cmd 0x3B Anser: 0x3b 0x302 8 0x5a 0x79 0x6b 0x6c 0x75 0x73 0x7a 0x65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2 8 0x5a 0x79 0x6b 0x6c 0x75 0x73 0x7a 0x65</text:p>
          </table:table-cell>
        </table:table-row>
        <table:table-row table:style-name="ro1">
          <table:table-cell table:number-columns-repeated="2" office:value-type="string" calcext:value-type="string">
            <text:p>System StatusCanID:0 System Main_Cmd(0)</text:p>
          </table:table-cell>
          <table:table-cell office:value-type="string" calcext:value-type="string">
            <text:p>System StatusCanID:1 System Main_Cmd(1)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tem StatusCanID:1 System Main_Cmd(1)</text:p>
          </table:table-cell>
          <table:table-cell table:number-columns-repeated="2" office:value-type="string" calcext:value-type="string">
            <text:p>System StatusCanID:0 System Main_Cmd(0)</text:p>
          </table:table-cell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Track Protc:</text:p>
          </table:table-cell>
          <table:table-cell/>
          <table:table-cell office:value-type="string" calcext:value-type="string">
            <text:p>0x31</text:p>
          </table:table-cell>
          <table:table-cell table:number-columns-repeated="2" office:value-type="string" calcext:value-type="string">
            <text:p>0x0</text:p>
          </table:table-cell>
          <table:table-cell/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Cmd 0x3B Anser: 0x3b 0x301 8 0x6 0xc 0x0 0xa 0x3 0xe8 0x0 0x64</text:p>
          </table:table-cell>
          <table:table-cell office:value-type="string" calcext:value-type="string">
            <text:p>Cmd 0x3B Anser: 0x3b 0x302 8 0x5a 0x79 0x6b 0x6c 0x75 0x73 0x7a 0x65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65291" calcext:value-type="float">
            <text:p>65291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3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CanID:0 System Main_Cmd(0)</text:p>
          </table:table-cell>
          <table:table-cell/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Ping Anser 0x31 0x0 8 0x63 0x73 0x52 0x1b 0x1 0x1 0xff 0xee</text:p>
          </table:table-cell>
          <table:table-cell/>
          <table:table-cell office:value-type="string" calcext:value-type="string">
            <text:p>0x31</text:p>
          </table:table-cell>
          <table:table-cell office:value-type="string" calcext:value-type="string">
            <text:p>0x3a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5 8 0x29 0x0 0x31 0x30 0x0 0x31 0x30 0x30</text:p>
          </table:table-cell>
          <table:table-cell office:value-type="string" calcext:value-type="string">
            <text:p>Cmd 0x3B Anser: 0x3b 0x306 8 0x30 0x0 0x6d 0x73 0x0 0x0 0x0 0x0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0 System Main_Cmd(0)</text:p>
          </table:table-cell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Cmd 0x3B Anser: 0x3b 0x301 8 0x5 0x2 0x0 0xa 0x3 0xe8 0x1 0xf4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303 8 0x69 0x74 0x20 0x42 0x75 0x73 0x20 0x32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3 8 0x69 0x74 0x20 0x42 0x75 0x73 0x20 0x32</text:p>
          </table:table-cell>
        </table:table-row>
        <table:table-row table:style-name="ro1">
          <table:table-cell table:number-columns-repeated="2" office:value-type="string" calcext:value-type="string">
            <text:p>System StatusCanID:1 System Main_Cmd(1)</text:p>
          </table:table-cell>
          <table:table-cell office:value-type="string" calcext:value-type="string">
            <text:p>System StatusCanID:0 System Main_Cmd(0)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tem StatusCanID:0 System Main_Cmd(0)</text:p>
          </table:table-cell>
          <table:table-cell table:number-columns-repeated="2" office:value-type="string" calcext:value-type="string">
            <text:p>System StatusCanID:1 System Main_Cmd(1)</text:p>
          </table:table-cell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MFXCount:</text:p>
          </table:table-cell>
          <table:table-cell/>
          <table:table-cell office:value-type="string" calcext:value-type="string">
            <text:p>0x3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CanID:36 Bootloader_CAN (0)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302 8 0x5a 0x79 0x6b 0x6c 0x75 0x73 0x7a 0x65</text:p>
          </table:table-cell>
          <table:table-cell office:value-type="string" calcext:value-type="string">
            <text:p>Cmd 0x3B Anser: 0x3b 0x303 8 0x69 0x74 0x20 0x42 0x75 0x73 0x20 0x32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65291" calcext:value-type="float">
            <text:p>65291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3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CanID:0 System Main_Cmd(0)</text:p>
          </table:table-cell>
          <table:table-cell/>
          <table:table-cell office:value-type="string" calcext:value-type="string">
            <text:p>Sys ID_Nr <text:s/>:</text:p>
          </table:table-cell>
          <table:table-cell table:number-columns-repeated="2" office:value-type="string" calcext:value-type="string">
            <text:p>System Stop:</text:p>
          </table:table-cell>
          <table:table-cell/>
          <table:table-cell office:value-type="string" calcext:value-type="string">
            <text:p>0x36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6 8 0x30 0x0 0x6d 0x73 0x0 0x0 0x0 0x0</text:p>
          </table:table-cell>
          <table:table-cell office:value-type="string" calcext:value-type="string">
            <text:p>Cmd 0x3B Anser: 0x3b 0x4721 6 0x53 0x38 0x3b 0x99 0x5 0x6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1 System Main_Cmd(1)</text:p>
          </table:table-cell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SYS ID Request: 0x53 0x38 0x39 0x99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CanID:0 System Main_Cmd(0)</text:p>
          </table:table-cell>
          <table:table-cell/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Cmd 0x3B Anser: 0x3b 0x302 8 0x5a 0x79 0x6b 0x6c 0x75 0x73 0x7a 0x65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304 8 0x20 0x28 0x52 0x4a 0x34 0x35 0x2d 0x32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4 8 0x20 0x28 0x52 0x4a 0x34 0x35 0x2d 0x32</text:p>
          </table:table-cell>
        </table:table-row>
        <table:table-row table:style-name="ro1">
          <table:table-cell table:number-columns-repeated="2" office:value-type="string" calcext:value-type="string">
            <text:p>System StatusCanID:0 System Main_Cmd(0)</text:p>
          </table:table-cell>
          <table:table-cell office:value-type="string" calcext:value-type="string">
            <text:p>System StatusCanID:1 System Main_Cmd(1)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tem StatusCanID:1 System Main_Cmd(1)</text:p>
          </table:table-cell>
          <table:table-cell table:number-columns-repeated="2" office:value-type="string" calcext:value-type="string">
            <text:p>System StatusCanID:0 System Main_Cmd(0)</text:p>
          </table:table-cell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Track Protc:</text:p>
          </table:table-cell>
          <table:table-cell/>
          <table:table-cell office:value-type="string" calcext:value-type="string">
            <text:p>CanID:1 System Main_Cmd(1)</text:p>
          </table:table-cell>
          <table:table-cell table:number-columns-repeated="2" office:value-type="string" calcext:value-type="string">
            <text:p>0x0</text:p>
          </table:table-cell>
          <table:table-cell/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303 8 0x69 0x74 0x20 0x42 0x75 0x73 0x20 0x32</text:p>
          </table:table-cell>
          <table:table-cell office:value-type="string" calcext:value-type="string">
            <text:p>Cmd 0x3B Anser: 0x3b 0x304 8 0x20 0x28 0x52 0x4a 0x34 0x35 0x2d 0x32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65291" calcext:value-type="float">
            <text:p>65291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3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0xff0c</text:p>
          </table:table-cell>
          <table:table-cell/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0x30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4721 6 0x53 0x38 0x3b 0x99 0x5 0x6</text:p>
          </table:table-cell>
          <table:table-cell office:value-type="string" calcext:value-type="string">
            <text:p>Cmd 0x3A Request: 0x3a 0x8b68 5 0x53 0x38 0x3b 0x99 0x6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0 System Main_Cmd(0)</text:p>
          </table:table-cell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Status Request: 0x3a 0x8b68 5 0x53 0x38 0x39 0x99 0x0</text:p>
          </table:table-cell>
          <table:table-cell/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Cmd 0x3B Anser: 0x3b 0x303 8 0x69 0x74 0x20 0x42 0x75 0x73 0x20 0x31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305 8 0x29 0x0 0x31 0x30 0x0 0x31 0x30 0x30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Cmd 0x3B Anser: 0x3b 0x305 8 0x29 0x0 0x31 0x30 0x0 0x31 0x30 0x30</text:p>
          </table:table-cell>
        </table:table-row>
        <table:table-row table:style-name="ro1">
          <table:table-cell table:number-columns-repeated="2" office:value-type="string" calcext:value-type="string">
            <text:p>System StatusCanID:1 System Main_Cmd(1)</text:p>
          </table:table-cell>
          <table:table-cell office:value-type="string" calcext:value-type="string">
            <text:p>System StatusCanID:0 System Main_Cmd(0)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tem StatusCanID:0 System Main_Cmd(0)</text:p>
          </table:table-cell>
          <table:table-cell table:number-columns-repeated="2" office:value-type="string" calcext:value-type="string">
            <text:p>System StatusCanID:1 System Main_Cmd(1)</text:p>
          </table:table-cell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MFXCount:</text:p>
          </table:table-cell>
          <table:table-cell/>
          <table:table-cell office:value-type="string" calcext:value-type="string">
            <text:p>CanID:3a Status Constitu(0)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304 8 0x20 0x28 0x52 0x4a 0x34 0x35 0x2d 0x32</text:p>
          </table:table-cell>
          <table:table-cell office:value-type="string" calcext:value-type="string">
            <text:p>Cmd 0x3B Anser: 0x3b 0x305 8 0x29 0x0 0x31 0x30 0x0 0x31 0x30 0x30</text:p>
          </table:table-cell>
          <table:table-cell office:value-type="string" calcext:value-type="string">
            <text:p>CanID:3b Status Constitu(1)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65291" calcext:value-type="float">
            <text:p>65291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3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0x3a</text:p>
          </table:table-cell>
          <table:table-cell/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0x31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A Request: 0x3a 0x8b68 5 0x53 0x38 0x3b 0x99 0x6</text:p>
          </table:table-cell>
          <table:table-cell office:value-type="string" calcext:value-type="string">
            <text:p>Cmd 0x3B Anser: 0x3b 0x301 8 0x6 0xc 0x0 0xa 0x3 0xe8 0x0 0x64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1 System Main_Cmd(1)</text:p>
          </table:table-cell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Bootloader Request? 0x36 0x8b68 0</text:p>
          </table:table-cell>
          <table:table-cell/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Cmd 0x3B Anser: 0x3b 0x304 8 0x20 0x28 0x52 0x4a 0x34 0x35 0x2d 0x31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306 8 0x30 0x0 0x6d 0x73 0x0 0x0 0x0 0x0</text:p>
          </table:table-cell>
          <table:table-cell table:number-columns-repeated="2" office:value-type="string" calcext:value-type="string">
            <text:p>CanID:3a Status Constitu(0)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306 8 0x30 0x0 0x6d 0x73 0x0 0x0 0x0 0x0</text:p>
          </table:table-cell>
        </table:table-row>
        <table:table-row table:style-name="ro1">
          <table:table-cell table:number-columns-repeated="2" office:value-type="string" calcext:value-type="string">
            <text:p>System StatusCanID:0 System Main_Cmd(0)</text:p>
          </table:table-cell>
          <table:table-cell office:value-type="string" calcext:value-type="string">
            <text:p>System StatusCanID:1 System Main_Cmd(1)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tem StatusCanID:1 System Main_Cmd(1)</text:p>
          </table:table-cell>
          <table:table-cell table:number-columns-repeated="2" office:value-type="string" calcext:value-type="string">
            <text:p>System StatusCanID:0 System Main_Cmd(0)</text:p>
          </table:table-cell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Bootloader Request? 0x36 0x8b68 0</text:p>
          </table:table-cell>
          <table:table-cell/>
          <table:table-cell office:value-type="string" calcext:value-type="string">
            <text:p>CanID:36 Bootloader_CAN (0)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305 8 0x29 0x0 0x31 0x30 0x0 0x31 0x30 0x30</text:p>
          </table:table-cell>
          <table:table-cell office:value-type="string" calcext:value-type="string">
            <text:p>Cmd 0x3B Anser: 0x3b 0x306 8 0x30 0x0 0x6d 0x73 0x0 0x0 0x0 0x0</text:p>
          </table:table-cell>
          <table:table-cell office:value-type="string" calcext:value-type="string">
            <text:p>CanID:3b Status Constitu(1)</text:p>
          </table:table-cell>
          <table:table-cell table:number-columns-repeated="2" office:value-type="string" calcext:value-type="string">
            <text:p>0x3a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65291" calcext:value-type="float">
            <text:p>65291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3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CanID:36 Bootloader_CAN (0)</text:p>
          </table:table-cell>
          <table:table-cell/>
          <table:table-cell office:value-type="string" calcext:value-type="string">
            <text:p>0x36</text:p>
          </table:table-cell>
          <table:table-cell/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0x31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1 8 0x6 0xc 0x0 0xa 0x3 0xe8 0x0 0x64</text:p>
          </table:table-cell>
          <table:table-cell office:value-type="string" calcext:value-type="string">
            <text:p>Cmd 0x3B Anser: 0x3b 0x302 8 0x5a 0x79 0x6b 0x6c 0x75 0x73 0x7a 0x65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0 System Main_Cmd(0)</text:p>
          </table:table-cell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0x36</text:p>
          </table:table-cell>
          <table:table-cell/>
          <table:table-cell office:value-type="string" calcext:value-type="string">
            <text:p>Ping Request all 0x30 0x8b68 0</text:p>
          </table:table-cell>
          <table:table-cell/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Cmd 0x3B Anser: 0x3b 0x305 8 0x29 0x0 0x31 0x30 0x0 0x31 0x30 0x30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474c 6 0x53 0x38 0x3b 0xf4 0x6 0x6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474c 6 0x53 0x38 0x3b 0xf4 0x6 0x6</text:p>
          </table:table-cell>
        </table:table-row>
        <table:table-row table:style-name="ro1">
          <table:table-cell table:number-columns-repeated="2" office:value-type="string" calcext:value-type="string">
            <text:p>System StatusCanID:1 System Main_Cmd(1)</text:p>
          </table:table-cell>
          <table:table-cell office:value-type="string" calcext:value-type="string">
            <text:p>System StatusCanID:0 System Main_Cmd(0)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tem StatusCanID:0 System Main_Cmd(0)</text:p>
          </table:table-cell>
          <table:table-cell table:number-columns-repeated="2" office:value-type="string" calcext:value-type="string">
            <text:p>System StatusCanID:1 System Main_Cmd(1)</text:p>
          </table:table-cell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Ping Request all 0x30 0x8b68 0</text:p>
          </table:table-cell>
          <table:table-cell/>
          <table:table-cell office:value-type="string" calcext:value-type="string">
            <text:p>CanID:30 Ping <text:s text:c="10"/>(0)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306 8 0x30 0x0 0x6d 0x73 0x0 0x0 0x0 0x0</text:p>
          </table:table-cell>
          <table:table-cell office:value-type="string" calcext:value-type="string">
            <text:p>Cmd 0x3B Anser: 0x3b 0x474c 6 0x53 0x38 0x3b 0xf4 0x6 0x6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65291" calcext:value-type="float">
            <text:p>65291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3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CanID:30 Ping <text:s text:c="10"/>(0)</text:p>
          </table:table-cell>
          <table:table-cell/>
          <table:table-cell office:value-type="string" calcext:value-type="string">
            <text:p>0x30</text:p>
          </table:table-cell>
          <table:table-cell/>
          <table:table-cell office:value-type="string" calcext:value-type="string">
            <text:p>Track Protc:</text:p>
          </table:table-cell>
          <table:table-cell/>
          <table:table-cell office:value-type="string" calcext:value-type="string">
            <text:p>0x31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2 8 0x5a 0x79 0x6b 0x6c 0x75 0x73 0x7a 0x65</text:p>
          </table:table-cell>
          <table:table-cell office:value-type="string" calcext:value-type="string">
            <text:p>Cmd 0x3B Anser: 0x3b 0x303 8 0x69 0x74 0x20 0x42 0x75 0x73 0x20 0x32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1 System Main_Cmd(1)</text:p>
          </table:table-cell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0x30</text:p>
          </table:table-cell>
          <table:table-cell/>
          <table:table-cell office:value-type="string" calcext:value-type="string">
            <text:p>Ping Anser 0x31 0x474c 8 0x53 0x38 0x3b 0xf4 0x1 0x1 0x0 0x40</text:p>
          </table:table-cell>
          <table:table-cell/>
          <table:table-cell office:value-type="string" calcext:value-type="string">
            <text:p>CanID:0 System Main_Cmd(0)</text:p>
          </table:table-cell>
          <table:table-cell table:number-columns-repeated="2"/>
          <table:table-cell office:value-type="string" calcext:value-type="string">
            <text:p>Cmd 0x3B Anser: 0x3b 0x306 8 0x30 0x0 0x6d 0x73 0x0 0x0 0x0 0x0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A Request: 0x3a 0x8b68 5 0x53 0x38 0x3b 0xf4 0x7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A Request: 0x3a 0x8b68 5 0x53 0x38 0x3b 0xf4 0x7</text:p>
          </table:table-cell>
        </table:table-row>
        <table:table-row table:style-name="ro1">
          <table:table-cell table:number-columns-repeated="2" office:value-type="string" calcext:value-type="string">
            <text:p>System StatusCanID:0 System Main_Cmd(0)</text:p>
          </table:table-cell>
          <table:table-cell office:value-type="string" calcext:value-type="string">
            <text:p>System StatusCanID:1 System Main_Cmd(1)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tem StatusCanID:1 System Main_Cmd(1)</text:p>
          </table:table-cell>
          <table:table-cell table:number-columns-repeated="2" office:value-type="string" calcext:value-type="string">
            <text:p>System StatusCanID:0 System Main_Cmd(0)</text:p>
          </table:table-cell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Ping Anser 0x31 0x474c 8 0x53 0x38 0x3b 0xf4 0x1 0x1 0x0 0x40</text:p>
          </table:table-cell>
          <table:table-cell/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0x0</text:p>
          </table:table-cell>
          <table:table-cell table:number-columns-repeated="2"/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4721 6 0x53 0x38 0x3b 0x99 0x6 0x6</text:p>
          </table:table-cell>
          <table:table-cell office:value-type="string" calcext:value-type="string">
            <text:p>Cmd 0x3A Request: 0x3a 0x8b68 5 0x53 0x38 0x3b 0xf4 0x7</text:p>
          </table:table-cell>
          <table:table-cell office:value-type="string" calcext:value-type="string">
            <text:p>CanID:3a Status Constitu(0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a Status Constitu(0)</text:p>
          </table:table-cell>
        </table:table-row>
        <table:table-row table:style-name="ro1">
          <table:table-cell office:value-type="float" office:value="65291" calcext:value-type="float">
            <text:p>65291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3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SysMFXCount:</text:p>
          </table:table-cell>
          <table:table-cell table:number-columns-repeated="2"/>
          <table:table-cell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0x3a</text:p>
          </table:table-cell>
          <table:table-cell table:number-columns-repeated="2" office:value-type="string" calcext:value-type="string">
            <text:p>Cmd 0x3B Anser: 0x3b 0x303 8 0x69 0x74 0x20 0x42 0x75 0x73 0x20 0x32</text:p>
          </table:table-cell>
          <table:table-cell office:value-type="string" calcext:value-type="string">
            <text:p>Cmd 0x3B Anser: 0x3b 0x304 8 0x20 0x28 0x52 0x4a 0x34 0x35 0x2d 0x32</text:p>
          </table:table-cell>
          <table:table-cell office:value-type="string" calcext:value-type="string">
            <text:p>0x3a</text:p>
          </table:table-cell>
        </table:table-row>
        <table:table-row table:style-name="ro1"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0 System Main_Cmd(0)</text:p>
          </table:table-cell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Ping Anser 0x31 0x733f 8 0x42 0x6f 0x4c 0x50 0x3 0x55 0x0 0x0</text:p>
          </table:table-cell>
          <table:table-cell/>
          <table:table-cell office:value-type="string" calcext:value-type="string">
            <text:p>CanID:0 System Main_Cmd(0)</text:p>
          </table:table-cell>
          <table:table-cell table:number-columns-repeated="2"/>
          <table:table-cell office:value-type="string" calcext:value-type="string">
            <text:p>Cmd 0x3B Anser: 0x3b 0x474c 6 0x53 0x38 0x3b 0xf4 0x5 0x6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Cmd 0x3B Anser: 0x3b 0x301 8 0x7 0x2 0x0 0xa 0x3 0xe8 0x1 0xf4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1 8 0x7 0x2 0x0 0xa 0x3 0xe8 0x1 0xf4</text:p>
          </table:table-cell>
        </table:table-row>
        <table:table-row table:style-name="ro1">
          <table:table-cell table:number-columns-repeated="2" office:value-type="string" calcext:value-type="string">
            <text:p>System StatusCanID:1 System Main_Cmd(1)</text:p>
          </table:table-cell>
          <table:table-cell office:value-type="string" calcext:value-type="string">
            <text:p>System StatusCanID:0 System Main_Cmd(0)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tem StatusCanID:0 System Main_Cmd(0)</text:p>
          </table:table-cell>
          <table:table-cell table:number-columns-repeated="2" office:value-type="string" calcext:value-type="string">
            <text:p>System StatusCanID:1 System Main_Cmd(1)</text:p>
          </table:table-cell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Ping Anser 0x31 0x733f 8 0x42 0x6f 0x4c 0x50 0x3 0x55 0x0 0x0</text:p>
          </table:table-cell>
          <table:table-cell/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0x0</text:p>
          </table:table-cell>
          <table:table-cell table:number-columns-repeated="2"/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A Request: 0x3a 0x8b68 5 0x53 0x38 0x3b 0x99 0x7</text:p>
          </table:table-cell>
          <table:table-cell office:value-type="string" calcext:value-type="string">
            <text:p>Cmd 0x3B Anser: 0x3b 0x301 8 0x7 0x2 0x0 0xa 0x3 0xe8 0x1 0xf4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65291" calcext:value-type="float">
            <text:p>65291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3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Track Protc:</text:p>
          </table:table-cell>
          <table:table-cell table:number-columns-repeated="2"/>
          <table:table-cell office:value-type="string" calcext:value-type="string">
            <text:p>0x3b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4 8 0x20 0x28 0x52 0x4a 0x34 0x35 0x2d 0x32</text:p>
          </table:table-cell>
          <table:table-cell office:value-type="string" calcext:value-type="string">
            <text:p>Cmd 0x3B Anser: 0x3b 0x305 8 0x29 0x0 0x31 0x30 0x0 0x31 0x30 0x30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1 System Main_Cmd(1)</text:p>
          </table:table-cell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Ping Anser 0x31 0xbf30 8 0x63 0x73 0x52 0x1a 0xc 0x71 0x0 0x50</text:p>
          </table:table-cell>
          <table:table-cell/>
          <table:table-cell office:value-type="string" calcext:value-type="string">
            <text:p>CanID:1 System Main_Cmd(1)</text:p>
          </table:table-cell>
          <table:table-cell table:number-columns-repeated="2"/>
          <table:table-cell office:value-type="string" calcext:value-type="string">
            <text:p>Cmd 0x3A Request: 0x3a 0x8b68 5 0x53 0x38 0x3b 0xf4 0x6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Cmd 0x3B Anser: 0x3b 0x302 8 0x5a 0x79 0x6b 0x6c 0x75 0x73 0x7a 0x65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2 8 0x5a 0x79 0x6b 0x6c 0x75 0x73 0x7a 0x65</text:p>
          </table:table-cell>
        </table:table-row>
        <table:table-row table:style-name="ro1">
          <table:table-cell table:number-columns-repeated="2" office:value-type="string" calcext:value-type="string">
            <text:p>System StatusCanID:0 System Main_Cmd(0)</text:p>
          </table:table-cell>
          <table:table-cell office:value-type="string" calcext:value-type="string">
            <text:p>System StatusCanID:1 System Main_Cmd(1)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tem StatusCanID:1 System Main_Cmd(1)</text:p>
          </table:table-cell>
          <table:table-cell table:number-columns-repeated="2" office:value-type="string" calcext:value-type="string">
            <text:p>System StatusCanID:0 System Main_Cmd(0)</text:p>
          </table:table-cell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Ping Anser 0x31 0xbf30 8 0x63 0x73 0x52 0x1a 0xc 0x71 0x0 0x50</text:p>
          </table:table-cell>
          <table:table-cell/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0x0</text:p>
          </table:table-cell>
          <table:table-cell table:number-columns-repeated="2"/>
          <table:table-cell office:value-type="string" calcext:value-type="string">
            <text:p>CanID:3a Status Constitu(0)</text:p>
          </table:table-cell>
          <table:table-cell office:value-type="string" calcext:value-type="string">
            <text:p>Cmd 0x3B Anser: 0x3b 0x301 8 0x7 0x2 0x0 0xa 0x3 0xe8 0x0 0x64</text:p>
          </table:table-cell>
          <table:table-cell office:value-type="string" calcext:value-type="string">
            <text:p>Cmd 0x3B Anser: 0x3b 0x302 8 0x5a 0x79 0x6b 0x6c 0x75 0x73 0x7a 0x65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65291" calcext:value-type="float">
            <text:p>65291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3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SysMFXCount:</text:p>
          </table:table-cell>
          <table:table-cell table:number-columns-repeated="2"/>
          <table:table-cell office:value-type="string" calcext:value-type="string">
            <text:p>0x3a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5 8 0x29 0x0 0x31 0x30 0x0 0x31 0x30 0x30</text:p>
          </table:table-cell>
          <table:table-cell office:value-type="string" calcext:value-type="string">
            <text:p>Cmd 0x3B Anser: 0x3b 0x306 8 0x30 0x0 0x6d 0x73 0x0 0x0 0x0 0x0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0 System Main_Cmd(0)</text:p>
          </table:table-cell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Bootloader Request? 0x36 0x8b68 0</text:p>
          </table:table-cell>
          <table:table-cell/>
          <table:table-cell office:value-type="string" calcext:value-type="string">
            <text:p>CanID:1 System Main_Cmd(1)</text:p>
          </table:table-cell>
          <table:table-cell table:number-columns-repeated="2"/>
          <table:table-cell office:value-type="string" calcext:value-type="string">
            <text:p>Cmd 0x3B Anser: 0x3b 0x301 8 0x6 0x2 0x0 0xa 0x3 0xe8 0x3 0x20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303 8 0x69 0x74 0x20 0x42 0x75 0x73 0x20 0x33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3 8 0x69 0x74 0x20 0x42 0x75 0x73 0x20 0x33</text:p>
          </table:table-cell>
        </table:table-row>
        <table:table-row table:style-name="ro1">
          <table:table-cell table:number-columns-repeated="2" office:value-type="string" calcext:value-type="string">
            <text:p>System StatusCanID:1 System Main_Cmd(1)</text:p>
          </table:table-cell>
          <table:table-cell office:value-type="string" calcext:value-type="string">
            <text:p>System StatusCanID:0 System Main_Cmd(0)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tem StatusCanID:0 System Main_Cmd(0)</text:p>
          </table:table-cell>
          <table:table-cell table:number-columns-repeated="2" office:value-type="string" calcext:value-type="string">
            <text:p>System StatusCanID:1 System Main_Cmd(1)</text:p>
          </table:table-cell>
          <table:table-cell office:value-type="string" calcext:value-type="string">
            <text:p>0xff0b</text:p>
          </table:table-cell>
          <table:table-cell/>
          <table:table-cell table:style-name="ce1" office:value-type="string" calcext:value-type="string">
            <text:p>Sys ID_Nr <text:s/>:</text:p>
          </table:table-cell>
          <table:table-cell/>
          <table:table-cell office:value-type="string" calcext:value-type="string">
            <text:p>CanID:36 Bootloader_CAN (0)</text:p>
          </table:table-cell>
          <table:table-cell/>
          <table:table-cell office:value-type="string" calcext:value-type="string">
            <text:p>0x0</text:p>
          </table:table-cell>
          <table:table-cell table:number-columns-repeated="2"/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302 8 0x5a 0x79 0x6b 0x6c 0x75 0x73 0x7a 0x65</text:p>
          </table:table-cell>
          <table:table-cell office:value-type="string" calcext:value-type="string">
            <text:p>Cmd 0x3B Anser: 0x3b 0x303 8 0x69 0x74 0x20 0x42 0x75 0x73 0x20 0x33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65291" calcext:value-type="float">
            <text:p>65291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3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/>
          <table:table-cell table:style-name="ce1" office:value-type="string" calcext:value-type="string">
            <text:p>CanID:1 System Main_Cmd(1)</text:p>
          </table:table-cell>
          <table:table-cell/>
          <table:table-cell office:value-type="string" calcext:value-type="string">
            <text:p>0x36</text:p>
          </table:table-cell>
          <table:table-cell/>
          <table:table-cell office:value-type="string" calcext:value-type="string">
            <text:p>Bootloader Request? 0x36 0x8b68 0</text:p>
          </table:table-cell>
          <table:table-cell table:number-columns-repeated="2"/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6 8 0x30 0x0 0x6d 0x73 0x0 0x0 0x0 0x0</text:p>
          </table:table-cell>
          <table:table-cell office:value-type="string" calcext:value-type="string">
            <text:p>Cmd 0x3B Anser: 0x3b 0x4721 6 0x53 0x38 0x3b 0x99 0x6 0x6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System StatusCanID:1 System Main_Cmd(1)</text:p>
          </table:table-cell>
          <table:table-cell table:number-columns-repeated="3" office:value-type="string" calcext:value-type="string">
            <text:p>Sys Status :</text:p>
          </table:table-cell>
          <table:table-cell office:value-type="string" calcext:value-type="string">
            <text:p>System StatusCanID:1 System Main_Cmd(1)</text:p>
          </table:table-cell>
          <table:table-cell/>
          <table:table-cell table:style-name="ce1" office:value-type="string" calcext:value-type="string">
            <text:p>0x0</text:p>
          </table:table-cell>
          <table:table-cell/>
          <table:table-cell office:value-type="string" calcext:value-type="string">
            <text:p>Ping Request all 0x30 0x8b68 0</text:p>
          </table:table-cell>
          <table:table-cell/>
          <table:table-cell office:value-type="string" calcext:value-type="string">
            <text:p>CanID:36 Bootloader_CAN (0)</text:p>
          </table:table-cell>
          <table:table-cell table:number-columns-repeated="2"/>
          <table:table-cell office:value-type="string" calcext:value-type="string">
            <text:p>Cmd 0x3B Anser: 0x3b 0x302 8 0x5a 0x79 0x6b 0x6c 0x75 0x73 0x7a 0x65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304 8 0x20 0x28 0x36 0x2d 0x50 0x6f 0x6c 0x69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4 8 0x20 0x28 0x36 0x2d 0x50 0x6f 0x6c 0x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ystem StatusCanID:1 System Main_Cmd(1)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tem StatusCanID:1 System Main_Cmd(1)</text:p>
          </table:table-cell>
          <table:table-cell table:number-columns-repeated="2" office:value-type="string" calcext:value-type="string">
            <text:p>System StatusCanID:0 System Main_Cmd(0)</text:p>
          </table:table-cell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CanID:30 Ping <text:s text:c="10"/>(0)</text:p>
          </table:table-cell>
          <table:table-cell/>
          <table:table-cell office:value-type="string" calcext:value-type="string">
            <text:p>0x36</text:p>
          </table:table-cell>
          <table:table-cell table:number-columns-repeated="2"/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303 8 0x69 0x74 0x20 0x42 0x75 0x73 0x20 0x33</text:p>
          </table:table-cell>
          <table:table-cell office:value-type="string" calcext:value-type="string">
            <text:p>Cmd 0x3B Anser: 0x3b 0x304 8 0x20 0x28 0x36 0x2d 0x50 0x6f 0x6c 0x69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3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0x30</text:p>
          </table:table-cell>
          <table:table-cell/>
          <table:table-cell office:value-type="string" calcext:value-type="string">
            <text:p>Ping Request all 0x30 0x8b68 0</text:p>
          </table:table-cell>
          <table:table-cell table:number-columns-repeated="2"/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4721 6 0x53 0x38 0x3b 0x99 0x6 0x6</text:p>
          </table:table-cell>
          <table:table-cell office:value-type="string" calcext:value-type="string">
            <text:p>Cmd 0x3A Request: 0x3a 0x8b68 5 0x53 0x38 0x3b 0x99 0x7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Sys Status :</text:p>
          </table:table-cell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Ping Anser 0x31 0x474c 8 0x53 0x38 0x3b 0xf4 0x1 0x1 0x0 0x40</text:p>
          </table:table-cell>
          <table:table-cell/>
          <table:table-cell office:value-type="string" calcext:value-type="string">
            <text:p>CanID:30 Ping <text:s text:c="10"/>(0)</text:p>
          </table:table-cell>
          <table:table-cell table:number-columns-repeated="2"/>
          <table:table-cell office:value-type="string" calcext:value-type="string">
            <text:p>Cmd 0x3B Anser: 0x3b 0x303 8 0x69 0x74 0x20 0x42 0x75 0x73 0x20 0x32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305 8 0x67 0x29 0x0 0x31 0x30 0x0 0x31 0x30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Cmd 0x3B Anser: 0x3b 0x305 8 0x67 0x29 0x0 0x31 0x30 0x0 0x31 0x30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ystem StatusCanID:1 System Main_Cmd(1)</text:p>
          </table:table-cell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0x30</text:p>
          </table:table-cell>
          <table:table-cell table:number-columns-repeated="2"/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304 8 0x20 0x28 0x36 0x2d 0x50 0x6f 0x6c 0x69</text:p>
          </table:table-cell>
          <table:table-cell office:value-type="string" calcext:value-type="string">
            <text:p>Cmd 0x3B Anser: 0x3b 0x305 8 0x67 0x29 0x0 0x31 0x30 0x0 0x31 0x30</text:p>
          </table:table-cell>
          <table:table-cell office:value-type="string" calcext:value-type="string">
            <text:p>CanID:3b Status Constitu(1)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Ping Anser 0x31 0x474c 8 0x53 0x38 0x3b 0xf4 0x1 0x1 0x0 0x40</text:p>
          </table:table-cell>
          <table:table-cell table:number-columns-repeated="2"/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A Request: 0x3a 0x8b68 5 0x53 0x38 0x3b 0x99 0x7</text:p>
          </table:table-cell>
          <table:table-cell office:value-type="string" calcext:value-type="string">
            <text:p>Cmd 0x3B Anser: 0x3b 0x301 8 0x7 0x2 0x0 0xa 0x3 0xe8 0x0 0x64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Ping Anser 0x31 0x733f 8 0x42 0x6f 0x4c 0x50 0x3 0x55 0x0 0x0</text:p>
          </table:table-cell>
          <table:table-cell/>
          <table:table-cell office:value-type="string" calcext:value-type="string">
            <text:p>CanID:31 Ping <text:s text:c="10"/>(1)</text:p>
          </table:table-cell>
          <table:table-cell table:number-columns-repeated="2"/>
          <table:table-cell office:value-type="string" calcext:value-type="string">
            <text:p>Cmd 0x3B Anser: 0x3b 0x304 8 0x20 0x28 0x52 0x4a 0x34 0x35 0x2d 0x32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306 8 0x30 0x30 0x0 0x6d 0x73 0x0 0x0 0x0</text:p>
          </table:table-cell>
          <table:table-cell table:number-columns-repeated="2" office:value-type="string" calcext:value-type="string">
            <text:p>CanID:3a Status Constitu(0)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306 8 0x30 0x30 0x0 0x6d 0x73 0x0 0x0 0x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ystem StatusCanID:0 System Main_Cmd(0)</text:p>
          </table:table-cell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Lok Stop <text:s text:c="2"/>:</text:p>
          </table:table-cell>
          <table:table-cell/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0x31</text:p>
          </table:table-cell>
          <table:table-cell table:number-columns-repeated="2"/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305 8 0x67 0x29 0x0 0x31 0x30 0x0 0x31 0x30</text:p>
          </table:table-cell>
          <table:table-cell office:value-type="string" calcext:value-type="string">
            <text:p>Cmd 0x3B Anser: 0x3b 0x306 8 0x30 0x30 0x0 0x6d 0x73 0x0 0x0 0x0</text:p>
          </table:table-cell>
          <table:table-cell office:value-type="string" calcext:value-type="string">
            <text:p>CanID:3b Status Constitu(1)</text:p>
          </table:table-cell>
          <table:table-cell table:number-columns-repeated="2" office:value-type="string" calcext:value-type="string">
            <text:p>0x3a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CanID:0 System Main_Cmd(0)</text:p>
          </table:table-cell>
          <table:table-cell/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Ping Anser 0x31 0x733f 8 0x42 0x6f 0x4c 0x50 0x3 0x55 0x0 0x0</text:p>
          </table:table-cell>
          <table:table-cell table:number-columns-repeated="2"/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1 8 0x7 0x2 0x0 0xa 0x3 0xe8 0x0 0x64</text:p>
          </table:table-cell>
          <table:table-cell office:value-type="string" calcext:value-type="string">
            <text:p>Cmd 0x3B Anser: 0x3b 0x302 8 0x5a 0x79 0x6b 0x6c 0x75 0x73 0x7a 0x65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Ping Anser 0x31 0xbf30 8 0x63 0x73 0x52 0x1a 0xc 0x71 0x0 0x50</text:p>
          </table:table-cell>
          <table:table-cell/>
          <table:table-cell office:value-type="string" calcext:value-type="string">
            <text:p>CanID:31 Ping <text:s text:c="10"/>(1)</text:p>
          </table:table-cell>
          <table:table-cell table:number-columns-repeated="2"/>
          <table:table-cell office:value-type="string" calcext:value-type="string">
            <text:p>Cmd 0x3B Anser: 0x3b 0x305 8 0x29 0x0 0x31 0x30 0x0 0x31 0x30 0x30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474c 6 0x53 0x38 0x3b 0xf4 0x7 0x6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474c 6 0x53 0x38 0x3b 0xf4 0x7 0x6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ystem StatusCanID:1 System Main_Cmd(1)</text:p>
          </table:table-cell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0x31</text:p>
          </table:table-cell>
          <table:table-cell table:number-columns-repeated="2"/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306 8 0x30 0x30 0x0 0x6d 0x73 0x0 0x0 0x0</text:p>
          </table:table-cell>
          <table:table-cell office:value-type="string" calcext:value-type="string">
            <text:p>Cmd 0x3B Anser: 0x3b 0x474c 6 0x53 0x38 0x3b 0xf4 0x7 0x6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CanID:0 System Main_Cmd(0)</text:p>
          </table:table-cell>
          <table:table-cell/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Ping Anser 0x31 0xbf30 8 0x63 0x73 0x52 0x1a 0xc 0x71 0x0 0x50</text:p>
          </table:table-cell>
          <table:table-cell table:number-columns-repeated="2"/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2 8 0x5a 0x79 0x6b 0x6c 0x75 0x73 0x7a 0x65</text:p>
          </table:table-cell>
          <table:table-cell office:value-type="string" calcext:value-type="string">
            <text:p>Cmd 0x3B Anser: 0x3b 0x303 8 0x69 0x74 0x20 0x42 0x75 0x73 0x20 0x33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CanID:31 Ping <text:s text:c="10"/>(1)</text:p>
          </table:table-cell>
          <table:table-cell table:number-columns-repeated="2"/>
          <table:table-cell office:value-type="string" calcext:value-type="string">
            <text:p>Cmd 0x3B Anser: 0x3b 0x306 8 0x30 0x0 0x6d 0x73 0x0 0x0 0x0 0x0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A Request: 0x3a 0x8b68 5 0x53 0x38 0x3b 0xf4 0x8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A Request: 0x3a 0x8b68 5 0x53 0x38 0x3b 0xf4 0x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ystem StatusCanID:0 System Main_Cmd(0)</text:p>
          </table:table-cell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Lok Stop <text:s text:c="2"/>:</text:p>
          </table:table-cell>
          <table:table-cell/>
          <table:table-cell office:value-type="string" calcext:value-type="string">
            <text:p>CanID:0 System Main_Cmd(0)</text:p>
          </table:table-cell>
          <table:table-cell/>
          <table:table-cell office:value-type="string" calcext:value-type="string">
            <text:p>0x31</text:p>
          </table:table-cell>
          <table:table-cell table:number-columns-repeated="2"/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4721 6 0x53 0x38 0x3b 0x99 0x7 0x6</text:p>
          </table:table-cell>
          <table:table-cell office:value-type="string" calcext:value-type="string">
            <text:p>Cmd 0x3A Request: 0x3a 0x8b68 5 0x53 0x38 0x3b 0xf4 0x8</text:p>
          </table:table-cell>
          <table:table-cell office:value-type="string" calcext:value-type="string">
            <text:p>CanID:3a Status Constitu(0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a Status Constitu(0)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Sys ID_Nr <text:s/>:</text:p>
          </table:table-cell>
          <table:table-cell table:number-columns-repeated="2"/>
          <table:table-cell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0x3a</text:p>
          </table:table-cell>
          <table:table-cell table:number-columns-repeated="2" office:value-type="string" calcext:value-type="string">
            <text:p>Cmd 0x3B Anser: 0x3b 0x303 8 0x69 0x74 0x20 0x42 0x75 0x73 0x20 0x33</text:p>
          </table:table-cell>
          <table:table-cell office:value-type="string" calcext:value-type="string">
            <text:p>Cmd 0x3B Anser: 0x3b 0x304 8 0x20 0x28 0x36 0x2d 0x50 0x6f 0x6c 0x69</text:p>
          </table:table-cell>
          <table:table-cell office:value-type="string" calcext:value-type="string">
            <text:p>0x3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SYS ID Request: 0x53 0x38 0x3b 0xf4</text:p>
          </table:table-cell>
          <table:table-cell table:number-columns-repeated="2"/>
          <table:table-cell office:value-type="string" calcext:value-type="string">
            <text:p>Cmd 0x3B Anser: 0x3b 0x474c 6 0x53 0x38 0x3b 0xf4 0x6 0x6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Cmd 0x3B Anser: 0x3b 0x301 8 0x8 0x2 0x0 0x64 0x3 0xe8 0x0 0xc8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1 8 0x8 0x2 0x0 0x64 0x3 0xe8 0x0 0xc8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ystem StatusCanID:1 System Main_Cmd(1)</text:p>
          </table:table-cell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CanID:1 System Main_Cmd(1)</text:p>
          </table:table-cell>
          <table:table-cell table:number-columns-repeated="2"/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A Request: 0x3a 0x8b68 5 0x53 0x38 0x3b 0x99 0x8</text:p>
          </table:table-cell>
          <table:table-cell office:value-type="string" calcext:value-type="string">
            <text:p>Cmd 0x3B Anser: 0x3b 0x301 8 0x8 0x2 0x0 0x64 0x3 0xe8 0x0 0xc8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0xff0c</text:p>
          </table:table-cell>
          <table:table-cell table:number-columns-repeated="2"/>
          <table:table-cell office:value-type="string" calcext:value-type="string">
            <text:p>0x3b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4 8 0x20 0x28 0x36 0x2d 0x50 0x6f 0x6c 0x69</text:p>
          </table:table-cell>
          <table:table-cell office:value-type="string" calcext:value-type="string">
            <text:p>Cmd 0x3B Anser: 0x3b 0x305 8 0x67 0x29 0x0 0x31 0x30 0x0 0x31 0x30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Sys Status :</text:p>
          </table:table-cell>
          <table:table-cell table:number-columns-repeated="2"/>
          <table:table-cell office:value-type="string" calcext:value-type="string">
            <text:p>Cmd 0x3A Request: 0x3a 0x8b68 5 0x53 0x38 0x3b 0xf4 0x7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Cmd 0x3B Anser: 0x3b 0x302 8 0x42 0x69 0x74 0x7a 0x65 0x69 0x74 0x20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2 8 0x42 0x69 0x74 0x7a 0x65 0x69 0x74 0x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 table:number-columns-repeated="2"/>
          <table:table-cell office:value-type="string" calcext:value-type="string">
            <text:p>CanID:3a Status Constitu(0)</text:p>
          </table:table-cell>
          <table:table-cell office:value-type="string" calcext:value-type="string">
            <text:p>Cmd 0x3B Anser: 0x3b 0x301 8 0x8 0x2 0x0 0x64 0x3 0xe8 0x0 0xa7</text:p>
          </table:table-cell>
          <table:table-cell office:value-type="string" calcext:value-type="string">
            <text:p>Cmd 0x3B Anser: 0x3b 0x302 8 0x42 0x69 0x74 0x7a 0x65 0x69 0x74 0x20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0xff0b</text:p>
          </table:table-cell>
          <table:table-cell table:number-columns-repeated="2"/>
          <table:table-cell office:value-type="string" calcext:value-type="string">
            <text:p>0x3a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5 8 0x67 0x29 0x0 0x31 0x30 0x0 0x31 0x30</text:p>
          </table:table-cell>
          <table:table-cell office:value-type="string" calcext:value-type="string">
            <text:p>Cmd 0x3B Anser: 0x3b 0x306 8 0x30 0x30 0x0 0x6d 0x73 0x0 0x0 0x0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Sys Status :</text:p>
          </table:table-cell>
          <table:table-cell table:number-columns-repeated="2"/>
          <table:table-cell office:value-type="string" calcext:value-type="string">
            <text:p>Cmd 0x3B Anser: 0x3b 0x301 8 0x7 0x2 0x0 0xa 0x3 0xe8 0x1 0xf4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303 8 0x53 0x38 0x38 0x0 0x31 0x30 0x30 0x0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3 8 0x53 0x38 0x38 0x0 0x31 0x30 0x30 0x0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 table:number-columns-repeated="2"/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302 8 0x42 0x69 0x74 0x7a 0x65 0x69 0x74 0x20</text:p>
          </table:table-cell>
          <table:table-cell office:value-type="string" calcext:value-type="string">
            <text:p>Cmd 0x3B Anser: 0x3b 0x303 8 0x53 0x38 0x38 0x0 0x31 0x30 0x30 0x0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0xff0b</text:p>
          </table:table-cell>
          <table:table-cell table:number-columns-repeated="2"/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6 8 0x30 0x30 0x0 0x6d 0x73 0x0 0x0 0x0</text:p>
          </table:table-cell>
          <table:table-cell office:value-type="string" calcext:value-type="string">
            <text:p>Cmd 0x3B Anser: 0x3b 0x4721 6 0x53 0x38 0x3b 0x99 0x7 0x6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Ping Anser 0x31 0x0 8 0x63 0x73 0x52 0x1b 0x1 0x1 0xff 0xee</text:p>
          </table:table-cell>
          <table:table-cell/>
          <table:table-cell office:value-type="string" calcext:value-type="string">
            <text:p>Lok Stop <text:s text:c="2"/>:</text:p>
          </table:table-cell>
          <table:table-cell table:number-columns-repeated="2"/>
          <table:table-cell office:value-type="string" calcext:value-type="string">
            <text:p>Cmd 0x3B Anser: 0x3b 0x302 8 0x5a 0x79 0x6b 0x6c 0x75 0x73 0x7a 0x65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304 8 0x31 0x30 0x30 0x30 0x0 0xc2 0xb5 0x73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4 8 0x31 0x30 0x30 0x30 0x0 0xc2 0xb5 0x7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Sys ID_Nr <text:s/>:</text:p>
          </table:table-cell>
          <table:table-cell/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CanID:0 System Main_Cmd(0)</text:p>
          </table:table-cell>
          <table:table-cell table:number-columns-repeated="2"/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303 8 0x53 0x38 0x38 0x0 0x31 0x30 0x30 0x0</text:p>
          </table:table-cell>
          <table:table-cell office:value-type="string" calcext:value-type="string">
            <text:p>Cmd 0x3B Anser: 0x3b 0x304 8 0x31 0x30 0x30 0x30 0x0 0xc2 0xb5 0x73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0x0</text:p>
          </table:table-cell>
          <table:table-cell table:number-columns-repeated="2"/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4721 6 0x53 0x38 0x3b 0x99 0x7 0x6</text:p>
          </table:table-cell>
          <table:table-cell office:value-type="string" calcext:value-type="string">
            <text:p>Cmd 0x3A Request: 0x3a 0x8b68 5 0x53 0x38 0x3b 0x99 0x8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System Stop:</text:p>
          </table:table-cell>
          <table:table-cell table:number-columns-repeated="2"/>
          <table:table-cell office:value-type="string" calcext:value-type="string">
            <text:p>Cmd 0x3B Anser: 0x3b 0x303 8 0x69 0x74 0x20 0x42 0x75 0x73 0x20 0x33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305 8 0x0 0x0 0x0 0x0 0x0 0x0 0x0 0x0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Cmd 0x3B Anser: 0x3b 0x305 8 0x0 0x0 0x0 0x0 0x0 0x0 0x0 0x0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CanID:0 System Main_Cmd(0)</text:p>
          </table:table-cell>
          <table:table-cell/>
          <table:table-cell office:value-type="string" calcext:value-type="string">
            <text:p>CanID:0 System Main_Cmd(0)</text:p>
          </table:table-cell>
          <table:table-cell table:number-columns-repeated="2"/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304 8 0x31 0x30 0x30 0x30 0x0 0xc2 0xb5 0x73</text:p>
          </table:table-cell>
          <table:table-cell office:value-type="string" calcext:value-type="string">
            <text:p>Cmd 0x3B Anser: 0x3b 0x305 8 0x0 0x0 0x0 0x0 0x0 0x0 0x0 0x0</text:p>
          </table:table-cell>
          <table:table-cell office:value-type="string" calcext:value-type="string">
            <text:p>CanID:3b Status Constitu(1)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0x0</text:p>
          </table:table-cell>
          <table:table-cell table:number-columns-repeated="2"/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A Request: 0x3a 0x8b68 5 0x53 0x38 0x3b 0x99 0x8</text:p>
          </table:table-cell>
          <table:table-cell office:value-type="string" calcext:value-type="string">
            <text:p>Cmd 0x3B Anser: 0x3b 0x301 8 0x8 0x2 0x0 0x64 0x3 0xe8 0x0 0xa7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Lok Stop <text:s text:c="2"/>:</text:p>
          </table:table-cell>
          <table:table-cell table:number-columns-repeated="2"/>
          <table:table-cell office:value-type="string" calcext:value-type="string">
            <text:p>Cmd 0x3B Anser: 0x3b 0x304 8 0x20 0x28 0x36 0x2d 0x50 0x6f 0x6c 0x69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474c 6 0x53 0x38 0x3b 0xf4 0x8 0x5</text:p>
          </table:table-cell>
          <table:table-cell table:number-columns-repeated="2" office:value-type="string" calcext:value-type="string">
            <text:p>CanID:3a Status Constitu(0)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474c 6 0x53 0x38 0x3b 0xf4 0x8 0x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CanID:1 System Main_Cmd(1)</text:p>
          </table:table-cell>
          <table:table-cell table:number-columns-repeated="2"/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305 8 0x0 0x0 0x0 0x0 0x0 0x0 0x0 0x0</text:p>
          </table:table-cell>
          <table:table-cell office:value-type="string" calcext:value-type="string">
            <text:p>Cmd 0x3B Anser: 0x3b 0x474c 6 0x53 0x38 0x3b 0xf4 0x8 0x5</text:p>
          </table:table-cell>
          <table:table-cell office:value-type="string" calcext:value-type="string">
            <text:p>CanID:3b Status Constitu(1)</text:p>
          </table:table-cell>
          <table:table-cell table:number-columns-repeated="2" office:value-type="string" calcext:value-type="string">
            <text:p>0x3a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0x0</text:p>
          </table:table-cell>
          <table:table-cell table:number-columns-repeated="2"/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1 8 0x8 0x2 0x0 0x64 0x3 0xe8 0x0 0xa7</text:p>
          </table:table-cell>
          <table:table-cell office:value-type="string" calcext:value-type="string">
            <text:p>Cmd 0x3B Anser: 0x3b 0x302 8 0x42 0x69 0x74 0x7a 0x65 0x69 0x74 0x20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System Stop:</text:p>
          </table:table-cell>
          <table:table-cell table:number-columns-repeated="2"/>
          <table:table-cell office:value-type="string" calcext:value-type="string">
            <text:p>Cmd 0x3B Anser: 0x3b 0x305 8 0x67 0x29 0x0 0x31 0x30 0x0 0x31 0x30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A Request: 0x3a 0x8b68 5 0x53 0x38 0x3b 0xf4 0x9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A Request: 0x3a 0x8b68 5 0x53 0x38 0x3b 0xf4 0x9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CanID:1 System Main_Cmd(1)</text:p>
          </table:table-cell>
          <table:table-cell table:number-columns-repeated="2"/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4721 6 0x53 0x38 0x3b 0x99 0x8 0x5</text:p>
          </table:table-cell>
          <table:table-cell office:value-type="string" calcext:value-type="string">
            <text:p>Cmd 0x3A Request: 0x3a 0x8b68 5 0x53 0x38 0x3b 0xf4 0x9</text:p>
          </table:table-cell>
          <table:table-cell office:value-type="string" calcext:value-type="string">
            <text:p>CanID:3a Status Constitu(0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a Status Constitu(0)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0x0</text:p>
          </table:table-cell>
          <table:table-cell table:number-columns-repeated="2"/>
          <table:table-cell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0x3a</text:p>
          </table:table-cell>
          <table:table-cell table:number-columns-repeated="2" office:value-type="string" calcext:value-type="string">
            <text:p>Cmd 0x3B Anser: 0x3b 0x302 8 0x42 0x69 0x74 0x7a 0x65 0x69 0x74 0x20</text:p>
          </table:table-cell>
          <table:table-cell office:value-type="string" calcext:value-type="string">
            <text:p>Cmd 0x3B Anser: 0x3b 0x303 8 0x53 0x38 0x38 0x0 0x31 0x30 0x30 0x0</text:p>
          </table:table-cell>
          <table:table-cell office:value-type="string" calcext:value-type="string">
            <text:p>0x3a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System Stop:</text:p>
          </table:table-cell>
          <table:table-cell table:number-columns-repeated="2"/>
          <table:table-cell office:value-type="string" calcext:value-type="string">
            <text:p>Cmd 0x3B Anser: 0x3b 0x306 8 0x30 0x30 0x0 0x6d 0x73 0x0 0x0 0x0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Cmd 0x3B Anser: 0x3b 0x301 8 0x9 0x2 0x0 0xa 0x3 0xe8 0x0 0xc8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1 8 0x9 0x2 0x0 0xa 0x3 0xe8 0x0 0xc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CanID:1 System Main_Cmd(1)</text:p>
          </table:table-cell>
          <table:table-cell table:number-columns-repeated="2"/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A Request: 0x3a 0x8b68 5 0x53 0x38 0x3b 0x99 0x9</text:p>
          </table:table-cell>
          <table:table-cell office:value-type="string" calcext:value-type="string">
            <text:p>Cmd 0x3B Anser: 0x3b 0x301 8 0x9 0x2 0x0 0xa 0x3 0xe8 0x0 0xc8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0x0</text:p>
          </table:table-cell>
          <table:table-cell table:number-columns-repeated="2"/>
          <table:table-cell office:value-type="string" calcext:value-type="string">
            <text:p>0x3b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3 8 0x53 0x38 0x38 0x0 0x31 0x30 0x30 0x0</text:p>
          </table:table-cell>
          <table:table-cell office:value-type="string" calcext:value-type="string">
            <text:p>Cmd 0x3B Anser: 0x3b 0x304 8 0x31 0x30 0x30 0x30 0x0 0xc2 0xb5 0x73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Track Protc:</text:p>
          </table:table-cell>
          <table:table-cell/>
          <table:table-cell office:value-type="string" calcext:value-type="string">
            <text:p>System Stop:</text:p>
          </table:table-cell>
          <table:table-cell table:number-columns-repeated="2"/>
          <table:table-cell office:value-type="string" calcext:value-type="string">
            <text:p>Cmd 0x3B Anser: 0x3b 0x474c 6 0x53 0x38 0x3b 0xf4 0x7 0x6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Cmd 0x3B Anser: 0x3b 0x302 8 0x5a 0x79 0x6b 0x6c 0x75 0x73 0x7a 0x65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2 8 0x5a 0x79 0x6b 0x6c 0x75 0x73 0x7a 0x65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CanID:0 System Main_Cmd(0)</text:p>
          </table:table-cell>
          <table:table-cell/>
          <table:table-cell office:value-type="string" calcext:value-type="string">
            <text:p>CanID:1 System Main_Cmd(1)</text:p>
          </table:table-cell>
          <table:table-cell table:number-columns-repeated="2"/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301 8 0x9 0x2 0x0 0xa 0x3 0xe8 0x0 0x64</text:p>
          </table:table-cell>
          <table:table-cell office:value-type="string" calcext:value-type="string">
            <text:p>Cmd 0x3B Anser: 0x3b 0x302 8 0x5a 0x79 0x6b 0x6c 0x75 0x73 0x7a 0x65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0x0</text:p>
          </table:table-cell>
          <table:table-cell table:number-columns-repeated="2"/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4 8 0x31 0x30 0x30 0x30 0x0 0xc2 0xb5 0x73</text:p>
          </table:table-cell>
          <table:table-cell office:value-type="string" calcext:value-type="string">
            <text:p>Cmd 0x3B Anser: 0x3b 0x305 8 0x0 0x0 0x0 0x0 0x0 0x0 0x0 0x0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MFXCount:</text:p>
          </table:table-cell>
          <table:table-cell/>
          <table:table-cell office:value-type="string" calcext:value-type="string">
            <text:p>Sys ID_Nr <text:s/>:</text:p>
          </table:table-cell>
          <table:table-cell table:number-columns-repeated="2"/>
          <table:table-cell office:value-type="string" calcext:value-type="string">
            <text:p>Cmd 0x3A Request: 0x3a 0x8b68 5 0x53 0x38 0x3b 0xf4 0x8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303 8 0x69 0x74 0x20 0x31 0x20 0x2d 0x20 0x31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3 8 0x69 0x74 0x20 0x31 0x20 0x2d 0x20 0x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CanID:0 System Main_Cmd(0)</text:p>
          </table:table-cell>
          <table:table-cell/>
          <table:table-cell office:value-type="string" calcext:value-type="string">
            <text:p>SYS ID Request: 0x63 0x73 0x52 0x1a</text:p>
          </table:table-cell>
          <table:table-cell table:number-columns-repeated="2"/>
          <table:table-cell office:value-type="string" calcext:value-type="string">
            <text:p>CanID:3a Status Constitu(0)</text:p>
          </table:table-cell>
          <table:table-cell office:value-type="string" calcext:value-type="string">
            <text:p>Cmd 0x3B Anser: 0x3b 0x302 8 0x5a 0x79 0x6b 0x6c 0x75 0x73 0x7a 0x65</text:p>
          </table:table-cell>
          <table:table-cell office:value-type="string" calcext:value-type="string">
            <text:p>Cmd 0x3B Anser: 0x3b 0x303 8 0x69 0x74 0x20 0x31 0x20 0x2d 0x20 0x31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CanID:1 System Main_Cmd(1)</text:p>
          </table:table-cell>
          <table:table-cell table:number-columns-repeated="2"/>
          <table:table-cell office:value-type="string" calcext:value-type="string">
            <text:p>0x3a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5 8 0x0 0x0 0x0 0x0 0x0 0x0 0x0 0x0</text:p>
          </table:table-cell>
          <table:table-cell office:value-type="string" calcext:value-type="string">
            <text:p>Cmd 0x3B Anser: 0x3b 0x4721 6 0x53 0x38 0x3b 0x99 0x8 0x5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Track Protc:</text:p>
          </table:table-cell>
          <table:table-cell/>
          <table:table-cell office:value-type="string" calcext:value-type="string">
            <text:p>0xff0c</text:p>
          </table:table-cell>
          <table:table-cell table:number-columns-repeated="2"/>
          <table:table-cell office:value-type="string" calcext:value-type="string">
            <text:p>Cmd 0x3B Anser: 0x3b 0x301 8 0x8 0x2 0x0 0x64 0x3 0xe8 0x0 0xc8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304 8 0x36 0x0 0x31 0x30 0x0 0x31 0x30 0x30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4 8 0x36 0x0 0x31 0x30 0x0 0x31 0x30 0x30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Sys Status :</text:p>
          </table:table-cell>
          <table:table-cell table:number-columns-repeated="2"/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303 8 0x69 0x74 0x20 0x31 0x20 0x2d 0x20 0x31</text:p>
          </table:table-cell>
          <table:table-cell office:value-type="string" calcext:value-type="string">
            <text:p>Cmd 0x3B Anser: 0x3b 0x304 8 0x36 0x0 0x31 0x30 0x0 0x31 0x30 0x30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 table:number-columns-repeated="2"/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4721 6 0x53 0x38 0x3b 0x99 0x8 0x5</text:p>
          </table:table-cell>
          <table:table-cell office:value-type="string" calcext:value-type="string">
            <text:p>Cmd 0x3A Request: 0x3a 0x8b68 5 0x53 0x38 0x3b 0x99 0x9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MFXCount:</text:p>
          </table:table-cell>
          <table:table-cell/>
          <table:table-cell office:value-type="string" calcext:value-type="string">
            <text:p>0xff0b</text:p>
          </table:table-cell>
          <table:table-cell table:number-columns-repeated="2"/>
          <table:table-cell office:value-type="string" calcext:value-type="string">
            <text:p>Cmd 0x3B Anser: 0x3b 0x302 8 0x42 0x69 0x74 0x7a 0x65 0x69 0x74 0x20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305 8 0x30 0x0 0x6d 0x73 0x0 0x0 0x0 0x0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Cmd 0x3B Anser: 0x3b 0x305 8 0x30 0x0 0x6d 0x73 0x0 0x0 0x0 0x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Sys Status :</text:p>
          </table:table-cell>
          <table:table-cell table:number-columns-repeated="2"/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304 8 0x36 0x0 0x31 0x30 0x0 0x31 0x30 0x30</text:p>
          </table:table-cell>
          <table:table-cell office:value-type="string" calcext:value-type="string">
            <text:p>Cmd 0x3B Anser: 0x3b 0x305 8 0x30 0x0 0x6d 0x73 0x0 0x0 0x0 0x0</text:p>
          </table:table-cell>
          <table:table-cell office:value-type="string" calcext:value-type="string">
            <text:p>CanID:3b Status Constitu(1)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 table:number-columns-repeated="2"/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A Request: 0x3a 0x8b68 5 0x53 0x38 0x3b 0x99 0x9</text:p>
          </table:table-cell>
          <table:table-cell office:value-type="string" calcext:value-type="string">
            <text:p>Cmd 0x3B Anser: 0x3b 0x301 8 0x9 0x2 0x0 0xa 0x3 0xe8 0x0 0x64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Bootloader Request? 0x36 0x8b68 0</text:p>
          </table:table-cell>
          <table:table-cell/>
          <table:table-cell office:value-type="string" calcext:value-type="string">
            <text:p>0xff0b</text:p>
          </table:table-cell>
          <table:table-cell table:number-columns-repeated="2"/>
          <table:table-cell office:value-type="string" calcext:value-type="string">
            <text:p>Cmd 0x3B Anser: 0x3b 0x303 8 0x53 0x38 0x38 0x0 0x31 0x30 0x30 0x0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474c 6 0x53 0x38 0x3b 0xf4 0x9 0x5</text:p>
          </table:table-cell>
          <table:table-cell table:number-columns-repeated="2" office:value-type="string" calcext:value-type="string">
            <text:p>CanID:3a Status Constitu(0)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474c 6 0x53 0x38 0x3b 0xf4 0x9 0x5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CanID:36 Bootloader_CAN (0)</text:p>
          </table:table-cell>
          <table:table-cell/>
          <table:table-cell office:value-type="string" calcext:value-type="string">
            <text:p>Sys Status :</text:p>
          </table:table-cell>
          <table:table-cell table:number-columns-repeated="2"/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305 8 0x30 0x0 0x6d 0x73 0x0 0x0 0x0 0x0</text:p>
          </table:table-cell>
          <table:table-cell office:value-type="string" calcext:value-type="string">
            <text:p>Cmd 0x3B Anser: 0x3b 0x474c 6 0x53 0x38 0x3b 0xf4 0x9 0x5</text:p>
          </table:table-cell>
          <table:table-cell office:value-type="string" calcext:value-type="string">
            <text:p>CanID:3b Status Constitu(1)</text:p>
          </table:table-cell>
          <table:table-cell table:number-columns-repeated="2" office:value-type="string" calcext:value-type="string">
            <text:p>0x3a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0x36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 table:number-columns-repeated="2"/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1 8 0x9 0x2 0x0 0xa 0x3 0xe8 0x0 0x64</text:p>
          </table:table-cell>
          <table:table-cell office:value-type="string" calcext:value-type="string">
            <text:p>Cmd 0x3B Anser: 0x3b 0x302 8 0x5a 0x79 0x6b 0x6c 0x75 0x73 0x7a 0x65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Ping Request all 0x30 0x8b68 0</text:p>
          </table:table-cell>
          <table:table-cell/>
          <table:table-cell office:value-type="string" calcext:value-type="string">
            <text:p>0xff0b</text:p>
          </table:table-cell>
          <table:table-cell table:number-columns-repeated="2"/>
          <table:table-cell office:value-type="string" calcext:value-type="string">
            <text:p>Cmd 0x3B Anser: 0x3b 0x304 8 0x31 0x30 0x30 0x30 0x0 0xc2 0xb5 0x73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A Request: 0x3a 0x8b68 5 0x53 0x38 0x3b 0xf4 0xa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A Request: 0x3a 0x8b68 5 0x53 0x38 0x3b 0xf4 0x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CanID:30 Ping <text:s text:c="10"/>(0)</text:p>
          </table:table-cell>
          <table:table-cell/>
          <table:table-cell office:value-type="string" calcext:value-type="string">
            <text:p>Sys Status :</text:p>
          </table:table-cell>
          <table:table-cell table:number-columns-repeated="2"/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4721 6 0x53 0x38 0x3b 0x99 0x9 0x5</text:p>
          </table:table-cell>
          <table:table-cell office:value-type="string" calcext:value-type="string">
            <text:p>Cmd 0x3A Request: 0x3a 0x8b68 5 0x53 0x38 0x3b 0xf4 0xa</text:p>
          </table:table-cell>
          <table:table-cell office:value-type="string" calcext:value-type="string">
            <text:p>CanID:3a Status Constitu(0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a Status Constitu(0)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0x30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 table:number-columns-repeated="2"/>
          <table:table-cell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0x3a</text:p>
          </table:table-cell>
          <table:table-cell table:number-columns-repeated="2" office:value-type="string" calcext:value-type="string">
            <text:p>Cmd 0x3B Anser: 0x3b 0x302 8 0x5a 0x79 0x6b 0x6c 0x75 0x73 0x7a 0x65</text:p>
          </table:table-cell>
          <table:table-cell office:value-type="string" calcext:value-type="string">
            <text:p>Cmd 0x3B Anser: 0x3b 0x303 8 0x69 0x74 0x20 0x31 0x20 0x2d 0x20 0x31</text:p>
          </table:table-cell>
          <table:table-cell office:value-type="string" calcext:value-type="string">
            <text:p>0x3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Ping Anser 0x31 0x474c 8 0x53 0x38 0x3b 0xf4 0x1 0x1 0x0 0x40</text:p>
          </table:table-cell>
          <table:table-cell/>
          <table:table-cell office:value-type="string" calcext:value-type="string">
            <text:p>0xff0b</text:p>
          </table:table-cell>
          <table:table-cell table:number-columns-repeated="2"/>
          <table:table-cell office:value-type="string" calcext:value-type="string">
            <text:p>Cmd 0x3B Anser: 0x3b 0x305 8 0x0 0x0 0x0 0x0 0x0 0x0 0x0 0x0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Cmd 0x3B Anser: 0x3b 0x301 8 0xa 0x2 0x0 0xa 0x0 0x64 0x0 0x25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1 8 0xa 0x2 0x0 0xa 0x0 0x64 0x0 0x25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Sys Status :</text:p>
          </table:table-cell>
          <table:table-cell table:number-columns-repeated="2"/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A Request: 0x3a 0x8b68 5 0x53 0x38 0x3b 0x99 0xa</text:p>
          </table:table-cell>
          <table:table-cell office:value-type="string" calcext:value-type="string">
            <text:p>Cmd 0x3B Anser: 0x3b 0x301 8 0xa 0x2 0x0 0xa 0x0 0x64 0x0 0x25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 table:number-columns-repeated="2"/>
          <table:table-cell office:value-type="string" calcext:value-type="string">
            <text:p>0x3b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3 8 0x69 0x74 0x20 0x31 0x20 0x2d 0x20 0x31</text:p>
          </table:table-cell>
          <table:table-cell office:value-type="string" calcext:value-type="string">
            <text:p>Cmd 0x3B Anser: 0x3b 0x304 8 0x36 0x0 0x31 0x30 0x0 0x31 0x30 0x30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Ping Anser 0x31 0x733f 8 0x42 0x6f 0x4c 0x50 0x3 0x55 0x0 0x0</text:p>
          </table:table-cell>
          <table:table-cell/>
          <table:table-cell office:value-type="string" calcext:value-type="string">
            <text:p>0xff0b</text:p>
          </table:table-cell>
          <table:table-cell table:number-columns-repeated="2"/>
          <table:table-cell office:value-type="string" calcext:value-type="string">
            <text:p>Cmd 0x3B Anser: 0x3b 0x474c 6 0x53 0x38 0x3b 0xf4 0x8 0x5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Cmd 0x3B Anser: 0x3b 0x302 8 0x5a 0x79 0x6b 0x6c 0x75 0x73 0x7a 0x65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2 8 0x5a 0x79 0x6b 0x6c 0x75 0x73 0x7a 0x6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Sys Status :</text:p>
          </table:table-cell>
          <table:table-cell table:number-columns-repeated="2"/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301 8 0xa 0x2 0x0 0xa 0x0 0x64 0x0 0x25</text:p>
          </table:table-cell>
          <table:table-cell office:value-type="string" calcext:value-type="string">
            <text:p>Cmd 0x3B Anser: 0x3b 0x302 8 0x5a 0x79 0x6b 0x6c 0x75 0x73 0x7a 0x65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 table:number-columns-repeated="2"/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4 8 0x36 0x0 0x31 0x30 0x0 0x31 0x30 0x30</text:p>
          </table:table-cell>
          <table:table-cell office:value-type="string" calcext:value-type="string">
            <text:p>Cmd 0x3B Anser: 0x3b 0x305 8 0x30 0x0 0x6d 0x73 0x0 0x0 0x0 0x0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Ping Anser 0x31 0xbf30 8 0x63 0x73 0x52 0x1a 0xc 0x71 0x0 0x50</text:p>
          </table:table-cell>
          <table:table-cell/>
          <table:table-cell office:value-type="string" calcext:value-type="string">
            <text:p>0xff0b</text:p>
          </table:table-cell>
          <table:table-cell table:number-columns-repeated="2"/>
          <table:table-cell office:value-type="string" calcext:value-type="string">
            <text:p>Cmd 0x3A Request: 0x3a 0x8b68 5 0x53 0x38 0x3b 0xf4 0x9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303 8 0x69 0x74 0x20 0x54 0x61 0x73 0x74 0x61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3 8 0x69 0x74 0x20 0x54 0x61 0x73 0x74 0x61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Sys Status :</text:p>
          </table:table-cell>
          <table:table-cell table:number-columns-repeated="2"/>
          <table:table-cell office:value-type="string" calcext:value-type="string">
            <text:p>CanID:3a Status Constitu(0)</text:p>
          </table:table-cell>
          <table:table-cell office:value-type="string" calcext:value-type="string">
            <text:p>Cmd 0x3B Anser: 0x3b 0x302 8 0x5a 0x79 0x6b 0x6c 0x75 0x73 0x7a 0x65</text:p>
          </table:table-cell>
          <table:table-cell office:value-type="string" calcext:value-type="string">
            <text:p>Cmd 0x3B Anser: 0x3b 0x303 8 0x69 0x74 0x20 0x54 0x61 0x73 0x74 0x61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 table:number-columns-repeated="2"/>
          <table:table-cell office:value-type="string" calcext:value-type="string">
            <text:p>0x3a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5 8 0x30 0x0 0x6d 0x73 0x0 0x0 0x0 0x0</text:p>
          </table:table-cell>
          <table:table-cell office:value-type="string" calcext:value-type="string">
            <text:p>Cmd 0x3B Anser: 0x3b 0x4721 6 0x53 0x38 0x3b 0x99 0x9 0x5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 ID_Nr <text:s/>:</text:p>
          </table:table-cell>
          <table:table-cell/>
          <table:table-cell office:value-type="string" calcext:value-type="string">
            <text:p>0xff0b</text:p>
          </table:table-cell>
          <table:table-cell table:number-columns-repeated="2"/>
          <table:table-cell office:value-type="string" calcext:value-type="string">
            <text:p>Cmd 0x3B Anser: 0x3b 0x301 8 0x9 0x2 0x0 0xa 0x3 0xe8 0x0 0xc8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304 8 0x74 0x75 0x72 0x0 0x31 0x30 0x0 0x31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4 8 0x74 0x75 0x72 0x0 0x31 0x30 0x0 0x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SYS ID Request: 0x53 0x38 0x3b 0xf4</text:p>
          </table:table-cell>
          <table:table-cell/>
          <table:table-cell office:value-type="string" calcext:value-type="string">
            <text:p>Sys Status :</text:p>
          </table:table-cell>
          <table:table-cell table:number-columns-repeated="2"/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303 8 0x69 0x74 0x20 0x54 0x61 0x73 0x74 0x61</text:p>
          </table:table-cell>
          <table:table-cell office:value-type="string" calcext:value-type="string">
            <text:p>Cmd 0x3B Anser: 0x3b 0x304 8 0x74 0x75 0x72 0x0 0x31 0x30 0x0 0x31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 table:number-columns-repeated="2"/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4721 6 0x53 0x38 0x3b 0x99 0x9 0x5</text:p>
          </table:table-cell>
          <table:table-cell office:value-type="string" calcext:value-type="string">
            <text:p>Cmd 0x3A Request: 0x3a 0x8b68 5 0x53 0x38 0x3b 0x99 0xa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0xff0c</text:p>
          </table:table-cell>
          <table:table-cell/>
          <table:table-cell office:value-type="string" calcext:value-type="string">
            <text:p>0xff0b</text:p>
          </table:table-cell>
          <table:table-cell table:number-columns-repeated="2"/>
          <table:table-cell office:value-type="string" calcext:value-type="string">
            <text:p>Cmd 0x3B Anser: 0x3b 0x302 8 0x5a 0x79 0x6b 0x6c 0x75 0x73 0x7a 0x65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305 8 0x30 0x30 0x0 0x6d 0x73 0x0 0x0 0x0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Cmd 0x3B Anser: 0x3b 0x305 8 0x30 0x30 0x0 0x6d 0x73 0x0 0x0 0x0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Sys Status :</text:p>
          </table:table-cell>
          <table:table-cell table:number-columns-repeated="2"/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304 8 0x74 0x75 0x72 0x0 0x31 0x30 0x0 0x31</text:p>
          </table:table-cell>
          <table:table-cell office:value-type="string" calcext:value-type="string">
            <text:p>Cmd 0x3B Anser: 0x3b 0x305 8 0x30 0x30 0x0 0x6d 0x73 0x0 0x0 0x0</text:p>
          </table:table-cell>
          <table:table-cell office:value-type="string" calcext:value-type="string">
            <text:p>CanID:3b Status Constitu(1)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 table:number-columns-repeated="2"/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A Request: 0x3a 0x8b68 5 0x53 0x38 0x3b 0x99 0xa</text:p>
          </table:table-cell>
          <table:table-cell office:value-type="string" calcext:value-type="string">
            <text:p>Cmd 0x3B Anser: 0x3b 0x301 8 0xa 0x2 0x0 0xa 0x0 0x64 0x0 0x25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0xff0b</text:p>
          </table:table-cell>
          <table:table-cell table:number-columns-repeated="2"/>
          <table:table-cell office:value-type="string" calcext:value-type="string">
            <text:p>Cmd 0x3B Anser: 0x3b 0x303 8 0x69 0x74 0x20 0x31 0x20 0x2d 0x20 0x31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474c 6 0x53 0x38 0x3b 0xf4 0xa 0x5</text:p>
          </table:table-cell>
          <table:table-cell table:number-columns-repeated="2" office:value-type="string" calcext:value-type="string">
            <text:p>CanID:3a Status Constitu(0)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474c 6 0x53 0x38 0x3b 0xf4 0xa 0x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Sys Status :</text:p>
          </table:table-cell>
          <table:table-cell table:number-columns-repeated="2"/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305 8 0x30 0x30 0x0 0x6d 0x73 0x0 0x0 0x0</text:p>
          </table:table-cell>
          <table:table-cell office:value-type="string" calcext:value-type="string">
            <text:p>Cmd 0x3B Anser: 0x3b 0x474c 6 0x53 0x38 0x3b 0xf4 0xa 0x5</text:p>
          </table:table-cell>
          <table:table-cell office:value-type="string" calcext:value-type="string">
            <text:p>CanID:3b Status Constitu(1)</text:p>
          </table:table-cell>
          <table:table-cell table:number-columns-repeated="2" office:value-type="string" calcext:value-type="string">
            <text:p>0x3a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 table:number-columns-repeated="2"/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1 8 0xa 0x2 0x0 0xa 0x0 0x64 0x0 0x25</text:p>
          </table:table-cell>
          <table:table-cell office:value-type="string" calcext:value-type="string">
            <text:p>Cmd 0x3B Anser: 0x3b 0x302 8 0x5a 0x79 0x6b 0x6c 0x75 0x73 0x7a 0x65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0xff0b</text:p>
          </table:table-cell>
          <table:table-cell table:number-columns-repeated="2"/>
          <table:table-cell office:value-type="string" calcext:value-type="string">
            <text:p>Cmd 0x3B Anser: 0x3b 0x304 8 0x36 0x0 0x31 0x30 0x0 0x31 0x30 0x30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A Request: 0x3a 0x8b68 5 0x53 0x38 0x3b 0xf4 0xb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A Request: 0x3a 0x8b68 5 0x53 0x38 0x3b 0xf4 0xb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Lok Stop <text:s text:c="2"/>:</text:p>
          </table:table-cell>
          <table:table-cell/>
          <table:table-cell office:value-type="string" calcext:value-type="string">
            <text:p>Sys Status :</text:p>
          </table:table-cell>
          <table:table-cell table:number-columns-repeated="2"/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4721 6 0x53 0x38 0x3b 0x99 0xa 0x5</text:p>
          </table:table-cell>
          <table:table-cell office:value-type="string" calcext:value-type="string">
            <text:p>Cmd 0x3A Request: 0x3a 0x8b68 5 0x53 0x38 0x3b 0xf4 0xb</text:p>
          </table:table-cell>
          <table:table-cell office:value-type="string" calcext:value-type="string">
            <text:p>CanID:3a Status Constitu(0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a Status Constitu(0)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CanID:0 System Main_Cmd(0)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 table:number-columns-repeated="2"/>
          <table:table-cell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0x3a</text:p>
          </table:table-cell>
          <table:table-cell table:number-columns-repeated="2" office:value-type="string" calcext:value-type="string">
            <text:p>Cmd 0x3B Anser: 0x3b 0x302 8 0x5a 0x79 0x6b 0x6c 0x75 0x73 0x7a 0x65</text:p>
          </table:table-cell>
          <table:table-cell office:value-type="string" calcext:value-type="string">
            <text:p>Cmd 0x3B Anser: 0x3b 0x303 8 0x69 0x74 0x20 0x54 0x61 0x73 0x74 0x61</text:p>
          </table:table-cell>
          <table:table-cell office:value-type="string" calcext:value-type="string">
            <text:p>0x3a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0xff0b</text:p>
          </table:table-cell>
          <table:table-cell table:number-columns-repeated="2"/>
          <table:table-cell office:value-type="string" calcext:value-type="string">
            <text:p>Cmd 0x3B Anser: 0x3b 0x305 8 0x30 0x0 0x6d 0x73 0x0 0x0 0x0 0x0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Cmd 0x3B Anser: 0x3b 0x301 8 0xb 0x2 0x0 0x0 0x0 0x8 0x0 0x0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1 8 0xb 0x2 0x0 0x0 0x0 0x8 0x0 0x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Sys Status :</text:p>
          </table:table-cell>
          <table:table-cell table:number-columns-repeated="2"/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A Request: 0x3a 0x8b68 5 0x53 0x38 0x3b 0x99 0xb</text:p>
          </table:table-cell>
          <table:table-cell office:value-type="string" calcext:value-type="string">
            <text:p>Cmd 0x3B Anser: 0x3b 0x301 8 0xb 0x2 0x0 0x0 0x0 0x8 0x0 0x0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CanID:0 System Main_Cmd(0)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 table:number-columns-repeated="2"/>
          <table:table-cell office:value-type="string" calcext:value-type="string">
            <text:p>0x3b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3 8 0x69 0x74 0x20 0x54 0x61 0x73 0x74 0x61</text:p>
          </table:table-cell>
          <table:table-cell office:value-type="string" calcext:value-type="string">
            <text:p>Cmd 0x3B Anser: 0x3b 0x304 8 0x74 0x75 0x72 0x0 0x31 0x30 0x0 0x31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0xff0b</text:p>
          </table:table-cell>
          <table:table-cell table:number-columns-repeated="2"/>
          <table:table-cell office:value-type="string" calcext:value-type="string">
            <text:p>Cmd 0x3B Anser: 0x3b 0x474c 6 0x53 0x38 0x3b 0xf4 0x9 0x5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Cmd 0x3B Anser: 0x3b 0x302 8 0x53 0x70 0x61 0x6c 0x74 0x65 0x6e 0x20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2 8 0x53 0x70 0x61 0x6c 0x74 0x65 0x6e 0x20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Lok Stop <text:s text:c="2"/>:</text:p>
          </table:table-cell>
          <table:table-cell/>
          <table:table-cell office:value-type="string" calcext:value-type="string">
            <text:p>Sys Status :</text:p>
          </table:table-cell>
          <table:table-cell table:number-columns-repeated="2"/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301 8 0xb 0x2 0x0 0x0 0x0 0x8 0x0 0x0</text:p>
          </table:table-cell>
          <table:table-cell office:value-type="string" calcext:value-type="string">
            <text:p>Cmd 0x3B Anser: 0x3b 0x302 8 0x53 0x70 0x61 0x6c 0x74 0x65 0x6e 0x20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 table:number-columns-repeated="2"/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4 8 0x74 0x75 0x72 0x0 0x31 0x30 0x0 0x31</text:p>
          </table:table-cell>
          <table:table-cell office:value-type="string" calcext:value-type="string">
            <text:p>Cmd 0x3B Anser: 0x3b 0x305 8 0x30 0x30 0x0 0x6d 0x73 0x0 0x0 0x0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0xff0b</text:p>
          </table:table-cell>
          <table:table-cell table:number-columns-repeated="2"/>
          <table:table-cell office:value-type="string" calcext:value-type="string">
            <text:p>Cmd 0x3A Request: 0x3a 0x8b68 5 0x53 0x38 0x3b 0xf4 0xa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303 8 0x54 0x61 0x73 0x74 0x61 0x74 0x75 0x72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3 8 0x54 0x61 0x73 0x74 0x61 0x74 0x75 0x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Sys Status :</text:p>
          </table:table-cell>
          <table:table-cell table:number-columns-repeated="2"/>
          <table:table-cell office:value-type="string" calcext:value-type="string">
            <text:p>CanID:3a Status Constitu(0)</text:p>
          </table:table-cell>
          <table:table-cell office:value-type="string" calcext:value-type="string">
            <text:p>Cmd 0x3B Anser: 0x3b 0x302 8 0x53 0x70 0x61 0x6c 0x74 0x65 0x6e 0x20</text:p>
          </table:table-cell>
          <table:table-cell office:value-type="string" calcext:value-type="string">
            <text:p>Cmd 0x3B Anser: 0x3b 0x303 8 0x54 0x61 0x73 0x74 0x61 0x74 0x75 0x72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 table:number-columns-repeated="2"/>
          <table:table-cell office:value-type="string" calcext:value-type="string">
            <text:p>0x3a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5 8 0x30 0x30 0x0 0x6d 0x73 0x0 0x0 0x0</text:p>
          </table:table-cell>
          <table:table-cell office:value-type="string" calcext:value-type="string">
            <text:p>Cmd 0x3B Anser: 0x3b 0x4721 6 0x53 0x38 0x3b 0x99 0xa 0x5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0xff0b</text:p>
          </table:table-cell>
          <table:table-cell table:number-columns-repeated="2"/>
          <table:table-cell office:value-type="string" calcext:value-type="string">
            <text:p>Cmd 0x3B Anser: 0x3b 0x301 8 0xa 0x2 0x0 0xa 0x0 0x64 0x0 0x25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304 8 0x0 0x30 0x0 0x38 0x0 0x0 0x0 0x0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4 8 0x0 0x30 0x0 0x38 0x0 0x0 0x0 0x0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Sys Status :</text:p>
          </table:table-cell>
          <table:table-cell table:number-columns-repeated="2"/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303 8 0x54 0x61 0x73 0x74 0x61 0x74 0x75 0x72</text:p>
          </table:table-cell>
          <table:table-cell office:value-type="string" calcext:value-type="string">
            <text:p>Cmd 0x3B Anser: 0x3b 0x304 8 0x0 0x30 0x0 0x38 0x0 0x0 0x0 0x0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 table:number-columns-repeated="2"/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4721 6 0x53 0x38 0x3b 0x99 0xa 0x5</text:p>
          </table:table-cell>
          <table:table-cell office:value-type="string" calcext:value-type="string">
            <text:p>Cmd 0x3A Request: 0x3a 0x8b68 5 0x53 0x38 0x3b 0x99 0xb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0xff0b</text:p>
          </table:table-cell>
          <table:table-cell table:number-columns-repeated="2"/>
          <table:table-cell office:value-type="string" calcext:value-type="string">
            <text:p>Cmd 0x3B Anser: 0x3b 0x302 8 0x5a 0x79 0x6b 0x6c 0x75 0x73 0x7a 0x65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474c 6 0x53 0x38 0x3b 0xf4 0xb 0x4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Cmd 0x3B Anser: 0x3b 0x474c 6 0x53 0x38 0x3b 0xf4 0xb 0x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Sys Status :</text:p>
          </table:table-cell>
          <table:table-cell table:number-columns-repeated="2"/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304 8 0x0 0x30 0x0 0x38 0x0 0x0 0x0 0x0</text:p>
          </table:table-cell>
          <table:table-cell office:value-type="string" calcext:value-type="string">
            <text:p>Cmd 0x3B Anser: 0x3b 0x474c 6 0x53 0x38 0x3b 0xf4 0xb 0x4</text:p>
          </table:table-cell>
          <table:table-cell office:value-type="string" calcext:value-type="string">
            <text:p>CanID:3b Status Constitu(1)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 table:number-columns-repeated="2"/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A Request: 0x3a 0x8b68 5 0x53 0x38 0x3b 0x99 0xb</text:p>
          </table:table-cell>
          <table:table-cell office:value-type="string" calcext:value-type="string">
            <text:p>Cmd 0x3B Anser: 0x3b 0x301 8 0xb 0x2 0x0 0x0 0x0 0x8 0x0 0x0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0xff0b</text:p>
          </table:table-cell>
          <table:table-cell table:number-columns-repeated="2"/>
          <table:table-cell office:value-type="string" calcext:value-type="string">
            <text:p>Cmd 0x3B Anser: 0x3b 0x303 8 0x69 0x74 0x20 0x54 0x61 0x73 0x74 0x61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A Request: 0x3a 0x8b68 5 0x53 0x38 0x3b 0xf4 0xc</text:p>
          </table:table-cell>
          <table:table-cell table:number-columns-repeated="2" office:value-type="string" calcext:value-type="string">
            <text:p>CanID:3a Status Constitu(0)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A Request: 0x3a 0x8b68 5 0x53 0x38 0x3b 0xf4 0xc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Sys ID_Nr <text:s/>:</text:p>
          </table:table-cell>
          <table:table-cell/>
          <table:table-cell office:value-type="string" calcext:value-type="string">
            <text:p>Sys Status :</text:p>
          </table:table-cell>
          <table:table-cell table:number-columns-repeated="2"/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4721 6 0x53 0x38 0x3b 0x99 0xb 0x4</text:p>
          </table:table-cell>
          <table:table-cell office:value-type="string" calcext:value-type="string">
            <text:p>Cmd 0x3A Request: 0x3a 0x8b68 5 0x53 0x38 0x3b 0xf4 0xc</text:p>
          </table:table-cell>
          <table:table-cell office:value-type="string" calcext:value-type="string">
            <text:p>CanID:3a Status Constitu(0)</text:p>
          </table:table-cell>
          <table:table-cell table:number-columns-repeated="2" office:value-type="string" calcext:value-type="string">
            <text:p>0x3a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CanID:3a Status Constitu(0)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SYS ID Request: 0x63 0x73 0x52 0x1a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 table:number-columns-repeated="2"/>
          <table:table-cell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0x3a</text:p>
          </table:table-cell>
          <table:table-cell table:number-columns-repeated="2" office:value-type="string" calcext:value-type="string">
            <text:p>Cmd 0x3B Anser: 0x3b 0x301 8 0xb 0x2 0x0 0x0 0x0 0x8 0x0 0x0</text:p>
          </table:table-cell>
          <table:table-cell office:value-type="string" calcext:value-type="string">
            <text:p>Cmd 0x3B Anser: 0x3b 0x302 8 0x53 0x70 0x61 0x6c 0x74 0x65 0x6e 0x20</text:p>
          </table:table-cell>
          <table:table-cell office:value-type="string" calcext:value-type="string">
            <text:p>0x3a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0xff0b</text:p>
          </table:table-cell>
          <table:table-cell table:number-columns-repeated="2"/>
          <table:table-cell office:value-type="string" calcext:value-type="string">
            <text:p>Cmd 0x3B Anser: 0x3b 0x304 8 0x74 0x75 0x72 0x0 0x31 0x30 0x0 0x31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Cmd 0x3B Anser: 0x3b 0x301 8 0xc 0x2 0x0 0x0 0x0 0xf 0x0 0x0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1 8 0xc 0x2 0x0 0x0 0x0 0xf 0x0 0x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0xff0c</text:p>
          </table:table-cell>
          <table:table-cell/>
          <table:table-cell office:value-type="string" calcext:value-type="string">
            <text:p>Sys Status :</text:p>
          </table:table-cell>
          <table:table-cell table:number-columns-repeated="2"/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A Request: 0x3a 0x8b68 5 0x53 0x38 0x3b 0x99 0xc</text:p>
          </table:table-cell>
          <table:table-cell office:value-type="string" calcext:value-type="string">
            <text:p>Cmd 0x3B Anser: 0x3b 0x301 8 0xc 0x2 0x0 0x0 0x0 0xf 0x0 0x0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 table:number-columns-repeated="2"/>
          <table:table-cell office:value-type="string" calcext:value-type="string">
            <text:p>0x3b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2 8 0x53 0x70 0x61 0x6c 0x74 0x65 0x6e 0x20</text:p>
          </table:table-cell>
          <table:table-cell office:value-type="string" calcext:value-type="string">
            <text:p>Cmd 0x3B Anser: 0x3b 0x303 8 0x54 0x61 0x73 0x74 0x61 0x74 0x75 0x72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0xff0b</text:p>
          </table:table-cell>
          <table:table-cell table:number-columns-repeated="2"/>
          <table:table-cell office:value-type="string" calcext:value-type="string">
            <text:p>Cmd 0x3B Anser: 0x3b 0x305 8 0x30 0x30 0x0 0x6d 0x73 0x0 0x0 0x0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Cmd 0x3B Anser: 0x3b 0x302 8 0x5a 0x65 0x69 0x6c 0x65 0x6e 0x20 0x54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2 8 0x5a 0x65 0x69 0x6c 0x65 0x6e 0x20 0x54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 Status :</text:p>
          </table:table-cell>
          <table:table-cell table:number-columns-repeated="2"/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301 8 0xc 0x2 0x0 0x0 0x0 0xf 0x0 0x0</text:p>
          </table:table-cell>
          <table:table-cell office:value-type="string" calcext:value-type="string">
            <text:p>Cmd 0x3B Anser: 0x3b 0x302 8 0x5a 0x65 0x69 0x6c 0x65 0x6e 0x20 0x54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 table:number-columns-repeated="2"/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3 8 0x54 0x61 0x73 0x74 0x61 0x74 0x75 0x72</text:p>
          </table:table-cell>
          <table:table-cell office:value-type="string" calcext:value-type="string">
            <text:p>Cmd 0x3B Anser: 0x3b 0x304 8 0x0 0x30 0x0 0x38 0x0 0x0 0x0 0x0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0xff0b</text:p>
          </table:table-cell>
          <table:table-cell table:number-columns-repeated="2"/>
          <table:table-cell office:value-type="string" calcext:value-type="string">
            <text:p>Cmd 0x3B Anser: 0x3b 0x474c 6 0x53 0x38 0x3b 0xf4 0xa 0x5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303 8 0x61 0x73 0x74 0x61 0x74 0x75 0x72 0x0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3 8 0x61 0x73 0x74 0x61 0x74 0x75 0x72 0x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 Status :</text:p>
          </table:table-cell>
          <table:table-cell table:number-columns-repeated="2"/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302 8 0x5a 0x65 0x69 0x6c 0x65 0x6e 0x20 0x54</text:p>
          </table:table-cell>
          <table:table-cell office:value-type="string" calcext:value-type="string">
            <text:p>Cmd 0x3B Anser: 0x3b 0x303 8 0x61 0x73 0x74 0x61 0x74 0x75 0x72 0x0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 table:number-columns-repeated="2"/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304 8 0x0 0x30 0x0 0x38 0x0 0x0 0x0 0x0</text:p>
          </table:table-cell>
          <table:table-cell office:value-type="string" calcext:value-type="string">
            <text:p>Cmd 0x3B Anser: 0x3b 0x4721 6 0x53 0x38 0x3b 0x99 0xb 0x4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0xff0b</text:p>
          </table:table-cell>
          <table:table-cell table:number-columns-repeated="2"/>
          <table:table-cell office:value-type="string" calcext:value-type="string">
            <text:p>Cmd 0x3A Request: 0x3a 0x8b68 5 0x53 0x38 0x3b 0xf4 0xb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304 8 0x30 0x0 0x31 0x35 0x0 0x0 0x0 0x0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md 0x3B Anser: 0x3b 0x304 8 0x30 0x0 0x31 0x35 0x0 0x0 0x0 0x0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 Status :</text:p>
          </table:table-cell>
          <table:table-cell table:number-columns-repeated="2"/>
          <table:table-cell office:value-type="string" calcext:value-type="string">
            <text:p>CanID:3a Status Constitu(0)</text:p>
          </table:table-cell>
          <table:table-cell office:value-type="string" calcext:value-type="string">
            <text:p>Cmd 0x3B Anser: 0x3b 0x303 8 0x61 0x73 0x74 0x61 0x74 0x75 0x72 0x0</text:p>
          </table:table-cell>
          <table:table-cell office:value-type="string" calcext:value-type="string">
            <text:p>Cmd 0x3B Anser: 0x3b 0x304 8 0x30 0x0 0x31 0x35 0x0 0x0 0x0 0x0</text:p>
          </table:table-cell>
          <table:table-cell office:value-type="string" calcext:value-type="string">
            <text:p>CanID:3b Status Constitu(1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 table:number-columns-repeated="2"/>
          <table:table-cell office:value-type="string" calcext:value-type="string">
            <text:p>0x3a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B Anser: 0x3b 0x4721 6 0x53 0x38 0x3b 0x99 0xb 0x4</text:p>
          </table:table-cell>
          <table:table-cell office:value-type="string" calcext:value-type="string">
            <text:p>Cmd 0x3A Request: 0x3a 0x8b68 5 0x53 0x38 0x3b 0x99 0xc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0xff0b</text:p>
          </table:table-cell>
          <table:table-cell table:number-columns-repeated="2"/>
          <table:table-cell office:value-type="string" calcext:value-type="string">
            <text:p>Cmd 0x3B Anser: 0x3b 0x301 8 0xb 0x2 0x0 0x0 0x0 0x8 0x0 0x0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md 0x3B Anser: 0x3b 0x474c 6 0x53 0x38 0x3b 0xf4 0xc 0x4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CanID:3a Status Constitu(0)</text:p>
          </table:table-cell>
          <table:table-cell office:value-type="string" calcext:value-type="string">
            <text:p>Cmd 0x3B Anser: 0x3b 0x474c 6 0x53 0x38 0x3b 0xf4 0xc 0x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 Status :</text:p>
          </table:table-cell>
          <table:table-cell table:number-columns-repeated="2"/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304 8 0x30 0x0 0x31 0x35 0x0 0x0 0x0 0x0</text:p>
          </table:table-cell>
          <table:table-cell office:value-type="string" calcext:value-type="string">
            <text:p>Cmd 0x3B Anser: 0x3b 0x474c 6 0x53 0x38 0x3b 0xf4 0xc 0x4</text:p>
          </table:table-cell>
          <table:table-cell office:value-type="string" calcext:value-type="string">
            <text:p>CanID:3b Status Constitu(1)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CanID:3b Status Constitu(1)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 table:number-columns-repeated="2"/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0x3b</text:p>
          </table:table-cell>
          <table:table-cell table:number-columns-repeated="2" office:value-type="string" calcext:value-type="string">
            <text:p>Cmd 0x3A Request: 0x3a 0x8b68 5 0x53 0x38 0x3b 0x99 0xc</text:p>
          </table:table-cell>
          <table:table-cell office:value-type="string" calcext:value-type="string">
            <text:p>Cmd 0x3B Anser: 0x3b 0x301 8 0xc 0x2 0x0 0x0 0x0 0xf 0x0 0x0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0xff0b</text:p>
          </table:table-cell>
          <table:table-cell table:number-columns-repeated="2"/>
          <table:table-cell office:value-type="string" calcext:value-type="string">
            <text:p>Cmd 0x3B Anser: 0x3b 0x302 8 0x53 0x70 0x61 0x6c 0x74 0x65 0x6e 0x20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Sys Status :</text:p>
          </table:table-cell>
          <table:table-cell table:number-columns-repeated="2" office:value-type="string" calcext:value-type="string">
            <text:p>CanID:3a Status Constitu(0)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Sys Status :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 Status :</text:p>
          </table:table-cell>
          <table:table-cell table:number-columns-repeated="2"/>
          <table:table-cell office:value-type="string" calcext:value-type="string">
            <text:p>CanID:3b Status Constitu(1)</text:p>
          </table:table-cell>
          <table:table-cell office:value-type="string" calcext:value-type="string">
            <text:p>Cmd 0x3B Anser: 0x3b 0x4721 6 0x53 0x38 0x3b 0x99 0xc 0x4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SubCmd 0x0B:DLC: 8 <text:s/>Data[0:4]: 0x53 0x38 0x3b 0xf4 0xb 0x1 0x0 0x0</text:p>
          </table:table-cell>
          <table:table-cell table:number-columns-repeated="2" office:value-type="string" calcext:value-type="string">
            <text:p>0x3a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SubCmd 0x0B:DLC: 8 <text:s/>Data[0:8]: 0x53 0x38 0x3b 0xf4 0xb 0x1 0x0 0x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 table:number-columns-repeated="2"/>
          <table:table-cell office:value-type="string" calcext:value-type="string">
            <text:p>0x3b</text:p>
          </table:table-cell>
          <table:table-cell office:value-type="string" calcext:value-type="string">
            <text:p>CanID:3b Status Constitu(1)</text:p>
          </table:table-cell>
          <table:table-cell office:value-type="string" calcext:value-type="string">
            <text:p>SubCmd 0x0B:DLC: 8 <text:s/>Data[0:4]: 0x53 0x38 0x3b 0xf4 0xb 0x1 0x0 0x0</text:p>
          </table:table-cell>
          <table:table-cell office:value-type="string" calcext:value-type="string">
            <text:p>CanID:0 System Main_Cmd(0)</text:p>
          </table:table-cell>
          <table:table-cell table:number-columns-repeated="2" office:value-type="string" calcext:value-type="string">
            <text:p>Cmd 0x3B Anser: 0x3b 0x301 8 0xc 0x2 0x0 0x0 0x0 0xf 0x0 0x0</text:p>
          </table:table-cell>
          <table:table-cell office:value-type="string" calcext:value-type="string">
            <text:p>Cmd 0x3B Anser: 0x3b 0x302 8 0x5a 0x65 0x69 0x6c 0x65 0x6e 0x20 0x54</text:p>
          </table:table-cell>
          <table:table-cell office:value-type="string" calcext:value-type="string">
            <text:p>CanID:0 System Main_Cmd(0)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0xff0b</text:p>
          </table:table-cell>
          <table:table-cell table:number-columns-repeated="2"/>
          <table:table-cell office:value-type="string" calcext:value-type="string">
            <text:p>Cmd 0x3B Anser: 0x3b 0x303 8 0x54 0x61 0x73 0x74 0x61 0x74 0x75 0x72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0xff0b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0xff0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 Status :</text:p>
          </table:table-cell>
          <table:table-cell table:number-columns-repeated="2"/>
          <table:table-cell office:value-type="string" calcext:value-type="string">
            <text:p>CanID:3b Status Constitu(1)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Sys Status :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 table:number-columns-repeated="2"/>
          <table:table-cell office:value-type="string" calcext:value-type="string">
            <text:p>0x3b</text:p>
          </table:table-cell>
          <table:table-cell office:value-type="string" calcext:value-type="string">
            <text:p>SubCmd 0x0B:DLC: 8 <text:s/>Data[0:4]: 0x53 0x38 0x3b 0x99 0xb 0x1 0x0 0x0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SubCmd 0x0B:DLC: 7 <text:s/>Data[0:4]: 0x53 0x38 0x3b 0xf4 0xb 0x1 0x1</text:p>
          </table:table-cell>
          <table:table-cell table:number-columns-repeated="2" office:value-type="string" calcext:value-type="string">
            <text:p>Cmd 0x3B Anser: 0x3b 0x302 8 0x5a 0x65 0x69 0x6c 0x65 0x6e 0x20 0x54</text:p>
          </table:table-cell>
          <table:table-cell office:value-type="string" calcext:value-type="string">
            <text:p>Cmd 0x3B Anser: 0x3b 0x303 8 0x61 0x73 0x74 0x61 0x74 0x75 0x72 0x0</text:p>
          </table:table-cell>
          <table:table-cell office:value-type="string" calcext:value-type="string">
            <text:p>SubCmd 0x0B:DLC: 7 <text:s/>Data[0:7]: 0x53 0x38 0x3b 0xf4 0xb 0x1 0x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0xff0b</text:p>
          </table:table-cell>
          <table:table-cell table:number-columns-repeated="2"/>
          <table:table-cell office:value-type="string" calcext:value-type="string">
            <text:p>Cmd 0x3B Anser: 0x3b 0x304 8 0x0 0x30 0x0 0x38 0x0 0x0 0x0 0x0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SubCmd 0x0B:DLC: 7 <text:s/>Data[0:4]: 0x53 0x38 0x3b 0xf4 0xb 0x1 0x1</text:p>
          </table:table-cell>
          <table:table-cell office:value-type="string" calcext:value-type="string">
            <text:p>CanID:1 System Main_Cmd(1)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CanID:1 System Main_Cmd(1)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 Status :</text:p>
          </table:table-cell>
          <table:table-cell table:number-columns-repeated="2"/>
          <table:table-cell office:value-type="string" calcext:value-type="string">
            <text:p>CanID:3b Status Constitu(1)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ff0b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0xff0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 table:number-columns-repeated="2"/>
          <table:table-cell office:value-type="string" calcext:value-type="string">
            <text:p>0x3b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2" office:value-type="string" calcext:value-type="string">
            <text:p>Cmd 0x3B Anser: 0x3b 0x303 8 0x61 0x73 0x74 0x61 0x74 0x75 0x72 0x0</text:p>
          </table:table-cell>
          <table:table-cell office:value-type="string" calcext:value-type="string">
            <text:p>Cmd 0x3B Anser: 0x3b 0x304 8 0x30 0x0 0x31 0x35 0x0 0x0 0x0 0x0</text:p>
          </table:table-cell>
          <table:table-cell office:value-type="string" calcext:value-type="string">
            <text:p>Sys Status :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0xff0b</text:p>
          </table:table-cell>
          <table:table-cell table:number-columns-repeated="2"/>
          <table:table-cell office:value-type="string" calcext:value-type="string">
            <text:p>Cmd 0x3B Anser: 0x3b 0x474c 6 0x53 0x38 0x3b 0xf4 0xb 0x4</text:p>
          </table:table-cell>
          <table:table-cell office:value-type="string" calcext:value-type="string">
            <text:p>SubCmd 0x0B:DLC: 7 <text:s/>Data[0:4]: 0x53 0x38 0x3b 0x99 0xb 0x1 0x1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SubCmd 0x0B:DLC: 8 <text:s/>Data[0:4]: 0x53 0x38 0x3b 0xf4 0xb 0x2 0x0 0x5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SubCmd 0x0B:DLC: 8 <text:s/>Data[0:8]: 0x53 0x38 0x3b 0xf4 0xb 0x2 0x0 0x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 Status :</text:p>
          </table:table-cell>
          <table:table-cell table:number-columns-repeated="2"/>
          <table:table-cell office:value-type="string" calcext:value-type="string">
            <text:p>CanID:3b Status Constitu(1)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SubCmd 0x0B:DLC: 8 <text:s/>Data[0:4]: 0x53 0x38 0x3b 0xf4 0xb 0x2 0x0 0x5</text:p>
          </table:table-cell>
          <table:table-cell office:value-type="string" calcext:value-type="string">
            <text:p>CanID:0 System Main_Cmd(0)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CanID:0 System Main_Cmd(0)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 table:number-columns-repeated="2"/>
          <table:table-cell office:value-type="string" calcext:value-type="string">
            <text:p>0x3b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0xff0b</text:p>
          </table:table-cell>
          <table:table-cell table:number-columns-repeated="2" office:value-type="string" calcext:value-type="string">
            <text:p>Cmd 0x3B Anser: 0x3b 0x304 8 0x30 0x0 0x31 0x35 0x0 0x0 0x0 0x0</text:p>
          </table:table-cell>
          <table:table-cell office:value-type="string" calcext:value-type="string">
            <text:p>Cmd 0x3B Anser: 0x3b 0x4721 6 0x53 0x38 0x3b 0x99 0xc 0x4</text:p>
          </table:table-cell>
          <table:table-cell office:value-type="string" calcext:value-type="string">
            <text:p>0xff0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0xff0b</text:p>
          </table:table-cell>
          <table:table-cell table:number-columns-repeated="2"/>
          <table:table-cell office:value-type="string" calcext:value-type="string">
            <text:p>Cmd 0x3A Request: 0x3a 0x8b68 5 0x53 0x38 0x3b 0xf4 0xc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3" office:value-type="string" calcext:value-type="string">
            <text:p>CanID:3b Status Constitu(1)</text:p>
          </table:table-cell>
          <table:table-cell office:value-type="string" calcext:value-type="string">
            <text:p>Sys Status :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 Status :</text:p>
          </table:table-cell>
          <table:table-cell table:number-columns-repeated="2"/>
          <table:table-cell office:value-type="string" calcext:value-type="string">
            <text:p>CanID:3a Status Constitu(0)</text:p>
          </table:table-cell>
          <table:table-cell office:value-type="string" calcext:value-type="string">
            <text:p>SubCmd 0x0B:DLC: 8 <text:s/>Data[0:4]: 0x53 0x38 0x3b 0x99 0xb 0x2 0x0 0x5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SubCmd 0x0B:DLC: 7 <text:s/>Data[0:4]: 0x53 0x38 0x3b 0xf4 0xb 0x2 0x1</text:p>
          </table:table-cell>
          <table:table-cell table:number-columns-repeated="3" office:value-type="string" calcext:value-type="string">
            <text:p>0x3b</text:p>
          </table:table-cell>
          <table:table-cell office:value-type="string" calcext:value-type="string">
            <text:p>SubCmd 0x0B:DLC: 7 <text:s/>Data[0:7]: 0x53 0x38 0x3b 0xf4 0xb 0x2 0x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 table:number-columns-repeated="2"/>
          <table:table-cell office:value-type="string" calcext:value-type="string">
            <text:p>0x3a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SubCmd 0x0B:DLC: 7 <text:s/>Data[0:4]: 0x53 0x38 0x3b 0xf4 0xb 0x2 0x1</text:p>
          </table:table-cell>
          <table:table-cell office:value-type="string" calcext:value-type="string">
            <text:p>CanID:1 System Main_Cmd(1)</text:p>
          </table:table-cell>
          <table:table-cell table:number-columns-repeated="2" office:value-type="string" calcext:value-type="string">
            <text:p>Cmd 0x3B Anser: 0x3b 0x4721 6 0x53 0x38 0x3b 0x99 0xc 0x4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CanID:1 System Main_Cmd(1)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0xff0b</text:p>
          </table:table-cell>
          <table:table-cell table:number-columns-repeated="2"/>
          <table:table-cell office:value-type="string" calcext:value-type="string">
            <text:p>Cmd 0x3B Anser: 0x3b 0x301 8 0xc 0x2 0x0 0x0 0x0 0xf 0x0 0x0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ff0b</text:p>
          </table:table-cell>
          <table:table-cell table:number-columns-repeated="2" office:value-type="string" calcext:value-type="string">
            <text:p>CanID:3b Status Constitu(1)</text:p>
          </table:table-cell>
          <table:table-cell office:value-type="string" calcext:value-type="string">
            <text:p>SubCmd 0x0B:DLC: 8 <text:s/>Data[0:8]: 0x53 0x38 0x3b 0x99 0xb 0x1 0x0 0x0</text:p>
          </table:table-cell>
          <table:table-cell office:value-type="string" calcext:value-type="string">
            <text:p>0xff0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 Status :</text:p>
          </table:table-cell>
          <table:table-cell table:number-columns-repeated="2"/>
          <table:table-cell office:value-type="string" calcext:value-type="string">
            <text:p>CanID:3b Status Constitu(1)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2" office:value-type="string" calcext:value-type="string">
            <text:p>0x3b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Sys Status :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 table:number-columns-repeated="2"/>
          <table:table-cell office:value-type="string" calcext:value-type="string">
            <text:p>0x3b</text:p>
          </table:table-cell>
          <table:table-cell office:value-type="string" calcext:value-type="string">
            <text:p>SubCmd 0x0B:DLC: 7 <text:s/>Data[0:4]: 0x53 0x38 0x3b 0x99 0xb 0x2 0x1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SubCmd 0x0B:DLC: 8 <text:s/>Data[0:4]: 0x53 0x38 0x3b 0xf4 0xb 0x3 0x0 0x7</text:p>
          </table:table-cell>
          <table:table-cell table:number-columns-repeated="2"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ubCmd 0x0B:DLC: 8 <text:s/>Data[0:8]: 0x53 0x38 0x3b 0xf4 0xb 0x3 0x0 0x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0xff0b</text:p>
          </table:table-cell>
          <table:table-cell table:number-columns-repeated="2"/>
          <table:table-cell office:value-type="string" calcext:value-type="string">
            <text:p>Cmd 0x3B Anser: 0x3b 0x302 8 0x5a 0x65 0x69 0x6c 0x65 0x6e 0x20 0x54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SubCmd 0x0B:DLC: 8 <text:s/>Data[0:4]: 0x53 0x38 0x3b 0xf4 0xb 0x3 0x0 0x7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SubCmd 0x0B:DLC: 8 <text:s/>Data[0:4]: 0x53 0x38 0x3b 0x99 0xb 0x1 0x0 0x0</text:p>
          </table:table-cell>
          <table:table-cell office:value-type="string" calcext:value-type="string">
            <text:p>SubCmd 0x0B:DLC: 8 <text:s/>Data[0:8]: 0x53 0x38 0x3b 0x99 0xb 0x1 0x0 0x0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CanID:0 System Main_Cmd(0)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 Status :</text:p>
          </table:table-cell>
          <table:table-cell table:number-columns-repeated="2"/>
          <table:table-cell office:value-type="string" calcext:value-type="string">
            <text:p>CanID:3b Status Constitu(1)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0xff0b</text:p>
          </table:table-cell>
          <table:table-cell table:number-columns-repeated="2" office:value-type="string" calcext:value-type="string">
            <text:p>CanID:0 System Main_Cmd(0)</text:p>
          </table:table-cell>
          <table:table-cell office:value-type="string" calcext:value-type="string">
            <text:p>SubCmd 0x0B:DLC: 7 <text:s/>Data[0:7]: 0x53 0x38 0x3b 0x99 0xb 0x0 0x1</text:p>
          </table:table-cell>
          <table:table-cell office:value-type="string" calcext:value-type="string">
            <text:p>0xff0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 table:number-columns-repeated="2"/>
          <table:table-cell office:value-type="string" calcext:value-type="string">
            <text:p>0x3b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Sys Status :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0xff0b</text:p>
          </table:table-cell>
          <table:table-cell table:number-columns-repeated="2"/>
          <table:table-cell office:value-type="string" calcext:value-type="string">
            <text:p>Cmd 0x3B Anser: 0x3b 0x303 8 0x61 0x73 0x74 0x61 0x74 0x75 0x72 0x0</text:p>
          </table:table-cell>
          <table:table-cell office:value-type="string" calcext:value-type="string">
            <text:p>SubCmd 0x0B:DLC: 8 <text:s/>Data[0:4]: 0x53 0x38 0x3b 0x99 0xb 0x3 0x0 0x0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SubCmd 0x0B:DLC: 7 <text:s/>Data[0:4]: 0x53 0x38 0x3b 0xf4 0xb 0x3 0x1</text:p>
          </table:table-cell>
          <table:table-cell table:number-columns-repeated="2"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ubCmd 0x0B:DLC: 7 <text:s/>Data[0:7]: 0x53 0x38 0x3b 0xf4 0xb 0x3 0x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 Status :</text:p>
          </table:table-cell>
          <table:table-cell table:number-columns-repeated="2"/>
          <table:table-cell office:value-type="string" calcext:value-type="string">
            <text:p>CanID:3b Status Constitu(1)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SubCmd 0x0B:DLC: 7 <text:s/>Data[0:4]: 0x53 0x38 0x3b 0xf4 0xb 0x3 0x1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SubCmd 0x0B:DLC: 7 <text:s/>Data[0:4]: 0x53 0x38 0x3b 0x99 0xb 0x1 0x1</text:p>
          </table:table-cell>
          <table:table-cell office:value-type="string" calcext:value-type="string">
            <text:p>SubCmd 0x0B:DLC: 7 <text:s/>Data[0:7]: 0x53 0x38 0x3b 0x99 0xb 0x0 0x1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CanID:1 System Main_Cmd(1)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 table:number-columns-repeated="2"/>
          <table:table-cell office:value-type="string" calcext:value-type="string">
            <text:p>0x3b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ff0b</text:p>
          </table:table-cell>
          <table:table-cell table:number-columns-repeated="2" office:value-type="string" calcext:value-type="string">
            <text:p>CanID:1 System Main_Cmd(1)</text:p>
          </table:table-cell>
          <table:table-cell office:value-type="string" calcext:value-type="string">
            <text:p>SubCmd 0x0B:DLC: 8 <text:s/>Data[0:8]: 0x53 0x38 0x3b 0x99 0xb 0x2 0x0 0x5</text:p>
          </table:table-cell>
          <table:table-cell office:value-type="string" calcext:value-type="string">
            <text:p>0xff0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0xff0b</text:p>
          </table:table-cell>
          <table:table-cell table:number-columns-repeated="2"/>
          <table:table-cell office:value-type="string" calcext:value-type="string">
            <text:p>Cmd 0x3B Anser: 0x3b 0x304 8 0x30 0x0 0x31 0x35 0x0 0x0 0x0 0x0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Sys Status :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 Status :</text:p>
          </table:table-cell>
          <table:table-cell table:number-columns-repeated="2"/>
          <table:table-cell office:value-type="string" calcext:value-type="string">
            <text:p>CanID:3b Status Constitu(1)</text:p>
          </table:table-cell>
          <table:table-cell office:value-type="string" calcext:value-type="string">
            <text:p>SubCmd 0x0B:DLC: 7 <text:s/>Data[0:4]: 0x53 0x38 0x3b 0x99 0xb 0x3 0x1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SubCmd 0x0B:DLC: 8 <text:s/>Data[0:4]: 0x53 0x38 0x3b 0xf4 0xb 0x4 0x0 0x2</text:p>
          </table:table-cell>
          <table:table-cell table:number-columns-repeated="2"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ubCmd 0x0B:DLC: 8 <text:s/>Data[0:8]: 0x53 0x38 0x3b 0xf4 0xb 0x4 0x0 0x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 table:number-columns-repeated="2"/>
          <table:table-cell office:value-type="string" calcext:value-type="string">
            <text:p>0x3b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SubCmd 0x0B:DLC: 8 <text:s/>Data[0:4]: 0x53 0x38 0x3b 0xf4 0xb 0x4 0x0 0x2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SubCmd 0x0B:DLC: 8 <text:s/>Data[0:4]: 0x53 0x38 0x3b 0x99 0xb 0x2 0x0 0x5</text:p>
          </table:table-cell>
          <table:table-cell office:value-type="string" calcext:value-type="string">
            <text:p>SubCmd 0x0B:DLC: 8 <text:s/>Data[0:8]: 0x53 0x38 0x3b 0x99 0xb 0x2 0x0 0x5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CanID:0 System Main_Cmd(0)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0xff0b</text:p>
          </table:table-cell>
          <table:table-cell table:number-columns-repeated="2"/>
          <table:table-cell office:value-type="string" calcext:value-type="string">
            <text:p>Cmd 0x3B Anser: 0x3b 0x474c 6 0x53 0x38 0x3b 0xf4 0xc 0x4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0xff0b</text:p>
          </table:table-cell>
          <table:table-cell table:number-columns-repeated="2" office:value-type="string" calcext:value-type="string">
            <text:p>CanID:0 System Main_Cmd(0)</text:p>
          </table:table-cell>
          <table:table-cell office:value-type="string" calcext:value-type="string">
            <text:p>SubCmd 0x0B:DLC: 7 <text:s/>Data[0:7]: 0x53 0x38 0x3b 0x99 0xb 0x0 0x1</text:p>
          </table:table-cell>
          <table:table-cell office:value-type="string" calcext:value-type="string">
            <text:p>0xff0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 Status :</text:p>
          </table:table-cell>
          <table:table-cell table:number-columns-repeated="2"/>
          <table:table-cell office:value-type="string" calcext:value-type="string">
            <text:p>CanID:3b Status Constitu(1)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Sys Status :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 table:number-columns-repeated="2"/>
          <table:table-cell office:value-type="string" calcext:value-type="string">
            <text:p>0x3b</text:p>
          </table:table-cell>
          <table:table-cell office:value-type="string" calcext:value-type="string">
            <text:p>SubCmd 0x0B:DLC: 8 <text:s/>Data[0:4]: 0x53 0x38 0x3b 0x99 0xb 0x4 0x0 0x0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SubCmd 0x0B:DLC: 7 <text:s/>Data[0:4]: 0x53 0x38 0x3b 0xf4 0xb 0x4 0x1</text:p>
          </table:table-cell>
          <table:table-cell table:number-columns-repeated="2"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ubCmd 0x0B:DLC: 7 <text:s/>Data[0:7]: 0x53 0x38 0x3b 0xf4 0xb 0x4 0x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0xff0b</text:p>
          </table:table-cell>
          <table:table-cell table:number-columns-repeated="2"/>
          <table:table-cell office:value-type="string" calcext:value-type="string">
            <text:p>Sys Status :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SubCmd 0x0B:DLC: 7 <text:s/>Data[0:4]: 0x53 0x38 0x3b 0xf4 0xb 0x4 0x1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SubCmd 0x0B:DLC: 7 <text:s/>Data[0:4]: 0x53 0x38 0x3b 0x99 0xb 0x2 0x1</text:p>
          </table:table-cell>
          <table:table-cell office:value-type="string" calcext:value-type="string">
            <text:p>SubCmd 0x0B:DLC: 7 <text:s/>Data[0:7]: 0x53 0x38 0x3b 0x99 0xb 0x0 0x1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CanID:1 System Main_Cmd(1)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 Status :</text:p>
          </table:table-cell>
          <table:table-cell table:number-columns-repeated="2"/>
          <table:table-cell office:value-type="string" calcext:value-type="string">
            <text:p>SubCmd 0x0B:DLC: 8 <text:s/>Data[0:4]: 0x53 0x38 0x3b 0xf4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ff0b</text:p>
          </table:table-cell>
          <table:table-cell table:number-columns-repeated="2" office:value-type="string" calcext:value-type="string">
            <text:p>CanID:1 System Main_Cmd(1)</text:p>
          </table:table-cell>
          <table:table-cell office:value-type="string" calcext:value-type="string">
            <text:p>SubCmd 0x0B:DLC: 8 <text:s/>Data[0:8]: 0x53 0x38 0x3b 0x99 0xb 0x3 0x0 0x0</text:p>
          </table:table-cell>
          <table:table-cell office:value-type="string" calcext:value-type="string">
            <text:p>0xff0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 table:number-columns-repeated="2"/>
          <table:table-cell office:value-type="string" calcext:value-type="string">
            <text:p>CanID:0 System Main_Cmd(0)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Sys Status :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0xff0b</text:p>
          </table:table-cell>
          <table:table-cell table:number-columns-repeated="2"/>
          <table:table-cell office:value-type="string" calcext:value-type="string">
            <text:p>0xff0b</text:p>
          </table:table-cell>
          <table:table-cell office:value-type="string" calcext:value-type="string">
            <text:p>SubCmd 0x0B:DLC: 7 <text:s/>Data[0:4]: 0x53 0x38 0x3b 0x99 0xb 0x4 0x1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SubCmd 0x0B:DLC: 8 <text:s/>Data[0:4]: 0x53 0x38 0x3b 0xf4 0xb 0x5 0x1 0xf4</text:p>
          </table:table-cell>
          <table:table-cell table:number-columns-repeated="2"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ubCmd 0x0B:DLC: 8 <text:s/>Data[0:8]: 0x53 0x38 0x3b 0xf4 0xb 0x5 0x1 0xf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ys Status :</text:p>
          </table:table-cell>
          <table:table-cell table:number-columns-repeated="2"/>
          <table:table-cell office:value-type="string" calcext:value-type="string">
            <text:p>Sys Status :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SubCmd 0x0B:DLC: 8 <text:s/>Data[0:4]: 0x53 0x38 0x3b 0xf4 0xb 0x5 0x1 0xf4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SubCmd 0x0B:DLC: 8 <text:s/>Data[0:4]: 0x53 0x38 0x3b 0x99 0xb 0x3 0x0 0x0</text:p>
          </table:table-cell>
          <table:table-cell office:value-type="string" calcext:value-type="string">
            <text:p>SubCmd 0x0B:DLC: 8 <text:s/>Data[0:8]: 0x53 0x38 0x3b 0x99 0xb 0x3 0x0 0x0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CanID:0 System Main_Cmd(0)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 table:number-columns-repeated="2"/>
          <table:table-cell office:value-type="string" calcext:value-type="string">
            <text:p>SubCmd 0x0B:DLC: 7 <text:s/>Data[0:4]: 0x53 0x38 0x3b 0xf4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0xff0b</text:p>
          </table:table-cell>
          <table:table-cell table:number-columns-repeated="2" office:value-type="string" calcext:value-type="string">
            <text:p>CanID:0 System Main_Cmd(0)</text:p>
          </table:table-cell>
          <table:table-cell office:value-type="string" calcext:value-type="string">
            <text:p>SubCmd 0x0B:DLC: 7 <text:s/>Data[0:7]: 0x53 0x38 0x3b 0x99 0xb 0x0 0x1</text:p>
          </table:table-cell>
          <table:table-cell office:value-type="string" calcext:value-type="string">
            <text:p>0xff0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0xff0b</text:p>
          </table:table-cell>
          <table:table-cell table:number-columns-repeated="2"/>
          <table:table-cell office:value-type="string" calcext:value-type="string">
            <text:p>CanID:1 System Main_Cmd(1)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Sys Status :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ff0b</text:p>
          </table:table-cell>
          <table:table-cell office:value-type="string" calcext:value-type="string">
            <text:p>SubCmd 0x0B:DLC: 8 <text:s/>Data[0:4]: 0x53 0x38 0x3b 0x99 0xb 0x5 0x0 0x64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SubCmd 0x0B:DLC: 7 <text:s/>Data[0:4]: 0x53 0x38 0x3b 0xf4 0xb 0x5 0x1</text:p>
          </table:table-cell>
          <table:table-cell table:number-columns-repeated="2"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ubCmd 0x0B:DLC: 7 <text:s/>Data[0:7]: 0x53 0x38 0x3b 0xf4 0xb 0x5 0x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ys Status :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SubCmd 0x0B:DLC: 7 <text:s/>Data[0:4]: 0x53 0x38 0x3b 0xf4 0xb 0x5 0x1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SubCmd 0x0B:DLC: 7 <text:s/>Data[0:4]: 0x53 0x38 0x3b 0x99 0xb 0x3 0x1</text:p>
          </table:table-cell>
          <table:table-cell office:value-type="string" calcext:value-type="string">
            <text:p>SubCmd 0x0B:DLC: 7 <text:s/>Data[0:7]: 0x53 0x38 0x3b 0x99 0xb 0x0 0x1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CanID:1 System Main_Cmd(1)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SubCmd 0x0B:DLC: 8 <text:s/>Data[0:4]: 0x53 0x38 0x3b 0xf4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ff0b</text:p>
          </table:table-cell>
          <table:table-cell table:number-columns-repeated="2" office:value-type="string" calcext:value-type="string">
            <text:p>CanID:1 System Main_Cmd(1)</text:p>
          </table:table-cell>
          <table:table-cell office:value-type="string" calcext:value-type="string">
            <text:p>SubCmd 0x0B:DLC: 8 <text:s/>Data[0:8]: 0x53 0x38 0x3b 0x99 0xb 0x4 0x0 0x0</text:p>
          </table:table-cell>
          <table:table-cell office:value-type="string" calcext:value-type="string">
            <text:p>0xff0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CanID:0 System Main_Cmd(0)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Sys Status :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ff0b</text:p>
          </table:table-cell>
          <table:table-cell office:value-type="string" calcext:value-type="string">
            <text:p>SubCmd 0x0B:DLC: 7 <text:s/>Data[0:4]: 0x53 0x38 0x3b 0x99 0xb 0x5 0x1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SubCmd 0x0B:DLC: 8 <text:s/>Data[0:4]: 0x53 0x38 0x3b 0xf4 0xb 0x6 0x3 0x20</text:p>
          </table:table-cell>
          <table:table-cell table:number-columns-repeated="2"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ubCmd 0x0B:DLC: 8 <text:s/>Data[0:8]: 0x53 0x38 0x3b 0xf4 0xb 0x6 0x3 0x2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ys Status :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SubCmd 0x0B:DLC: 8 <text:s/>Data[0:4]: 0x53 0x38 0x3b 0xf4 0xb 0x6 0x3 0x20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SubCmd 0x0B:DLC: 8 <text:s/>Data[0:4]: 0x53 0x38 0x3b 0x99 0xb 0x4 0x0 0x0</text:p>
          </table:table-cell>
          <table:table-cell office:value-type="string" calcext:value-type="string">
            <text:p>SubCmd 0x0B:DLC: 8 <text:s/>Data[0:8]: 0x53 0x38 0x3b 0x99 0xb 0x4 0x0 0x0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CanID:0 System Main_Cmd(0)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SubCmd 0x0B:DLC: 7 <text:s/>Data[0:4]: 0x53 0x38 0x3b 0xf4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0xff0b</text:p>
          </table:table-cell>
          <table:table-cell table:number-columns-repeated="2" office:value-type="string" calcext:value-type="string">
            <text:p>CanID:0 System Main_Cmd(0)</text:p>
          </table:table-cell>
          <table:table-cell office:value-type="string" calcext:value-type="string">
            <text:p>SubCmd 0x0B:DLC: 7 <text:s/>Data[0:7]: 0x53 0x38 0x3b 0x99 0xb 0x0 0x1</text:p>
          </table:table-cell>
          <table:table-cell office:value-type="string" calcext:value-type="string">
            <text:p>0xff0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CanID:1 System Main_Cmd(1)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Sys Status :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ff0b</text:p>
          </table:table-cell>
          <table:table-cell office:value-type="string" calcext:value-type="string">
            <text:p>SubCmd 0x0B:DLC: 8 <text:s/>Data[0:4]: 0x53 0x38 0x3b 0x99 0xb 0x7 0x0 0x64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SubCmd 0x0B:DLC: 7 <text:s/>Data[0:4]: 0x53 0x38 0x3b 0xf4 0xb 0x6 0x1</text:p>
          </table:table-cell>
          <table:table-cell table:number-columns-repeated="2"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ubCmd 0x0B:DLC: 7 <text:s/>Data[0:7]: 0x53 0x38 0x3b 0xf4 0xb 0x6 0x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ys Status :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SubCmd 0x0B:DLC: 7 <text:s/>Data[0:4]: 0x53 0x38 0x3b 0xf4 0xb 0x6 0x1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SubCmd 0x0B:DLC: 7 <text:s/>Data[0:4]: 0x53 0x38 0x3b 0x99 0xb 0x4 0x1</text:p>
          </table:table-cell>
          <table:table-cell office:value-type="string" calcext:value-type="string">
            <text:p>SubCmd 0x0B:DLC: 7 <text:s/>Data[0:7]: 0x53 0x38 0x3b 0x99 0xb 0x0 0x1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CanID:1 System Main_Cmd(1)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SubCmd 0x0B:DLC: 8 <text:s/>Data[0:4]: 0x53 0x38 0x3b 0xf4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ff0b</text:p>
          </table:table-cell>
          <table:table-cell table:number-columns-repeated="2" office:value-type="string" calcext:value-type="string">
            <text:p>CanID:1 System Main_Cmd(1)</text:p>
          </table:table-cell>
          <table:table-cell office:value-type="string" calcext:value-type="string">
            <text:p>SubCmd 0x0B:DLC: 8 <text:s/>Data[0:8]: 0x53 0x38 0x3b 0x99 0xb 0x5 0x0 0x64</text:p>
          </table:table-cell>
          <table:table-cell office:value-type="string" calcext:value-type="string">
            <text:p>0xff0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CanID:0 System Main_Cmd(0)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Sys Status :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ff0b</text:p>
          </table:table-cell>
          <table:table-cell office:value-type="string" calcext:value-type="string">
            <text:p>SubCmd 0x0B:DLC: 7 <text:s/>Data[0:4]: 0x53 0x38 0x3b 0x99 0xb 0x7 0x1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SubCmd 0x0B:DLC: 8 <text:s/>Data[0:4]: 0x53 0x38 0x3b 0xf4 0xb 0x7 0x1 0xf4</text:p>
          </table:table-cell>
          <table:table-cell table:number-columns-repeated="2"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ubCmd 0x0B:DLC: 8 <text:s/>Data[0:8]: 0x53 0x38 0x3b 0xf4 0xb 0x7 0x1 0xf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ys Status :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SubCmd 0x0B:DLC: 8 <text:s/>Data[0:4]: 0x53 0x38 0x3b 0xf4 0xb 0x7 0x1 0xf4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SubCmd 0x0B:DLC: 8 <text:s/>Data[0:4]: 0x53 0x38 0x3b 0x99 0xb 0x5 0x0 0x64</text:p>
          </table:table-cell>
          <table:table-cell office:value-type="string" calcext:value-type="string">
            <text:p>SubCmd 0x0B:DLC: 8 <text:s/>Data[0:8]: 0x53 0x38 0x3b 0x99 0xb 0x5 0x0 0x64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CanID:0 System Main_Cmd(0)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SubCmd 0x0B:DLC: 7 <text:s/>Data[0:4]: 0x53 0x38 0x3b 0xf4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0xff0b</text:p>
          </table:table-cell>
          <table:table-cell table:number-columns-repeated="2" office:value-type="string" calcext:value-type="string">
            <text:p>CanID:0 System Main_Cmd(0)</text:p>
          </table:table-cell>
          <table:table-cell office:value-type="string" calcext:value-type="string">
            <text:p>SubCmd 0x0B:DLC: 7 <text:s/>Data[0:7]: 0x53 0x38 0x3b 0x99 0xb 0x0 0x1</text:p>
          </table:table-cell>
          <table:table-cell office:value-type="string" calcext:value-type="string">
            <text:p>0xff0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CanID:1 System Main_Cmd(1)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Sys Status :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ff0b</text:p>
          </table:table-cell>
          <table:table-cell office:value-type="string" calcext:value-type="string">
            <text:p>SubCmd 0x0B:DLC: 8 <text:s/>Data[0:4]: 0x53 0x38 0x3b 0x99 0xb 0x8 0x0 0xa7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SubCmd 0x0B:DLC: 7 <text:s/>Data[0:4]: 0x53 0x38 0x3b 0xf4 0xb 0x7 0x1</text:p>
          </table:table-cell>
          <table:table-cell table:number-columns-repeated="2"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ubCmd 0x0B:DLC: 7 <text:s/>Data[0:7]: 0x53 0x38 0x3b 0xf4 0xb 0x7 0x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ys Status :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SubCmd 0x0B:DLC: 7 <text:s/>Data[0:4]: 0x53 0x38 0x3b 0xf4 0xb 0x7 0x1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SubCmd 0x0B:DLC: 7 <text:s/>Data[0:4]: 0x53 0x38 0x3b 0x99 0xb 0x5 0x1</text:p>
          </table:table-cell>
          <table:table-cell office:value-type="string" calcext:value-type="string">
            <text:p>SubCmd 0x0B:DLC: 7 <text:s/>Data[0:7]: 0x53 0x38 0x3b 0x99 0xb 0x0 0x1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CanID:1 System Main_Cmd(1)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SubCmd 0x0B:DLC: 8 <text:s/>Data[0:4]: 0x53 0x38 0x3b 0xf4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ff0b</text:p>
          </table:table-cell>
          <table:table-cell table:number-columns-repeated="2" office:value-type="string" calcext:value-type="string">
            <text:p>CanID:1 System Main_Cmd(1)</text:p>
          </table:table-cell>
          <table:table-cell office:value-type="string" calcext:value-type="string">
            <text:p>SubCmd 0x0B:DLC: 8 <text:s/>Data[0:8]: 0x53 0x38 0x3b 0x99 0xb 0x7 0x0 0x64</text:p>
          </table:table-cell>
          <table:table-cell office:value-type="string" calcext:value-type="string">
            <text:p>0xff0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CanID:0 System Main_Cmd(0)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Sys Status :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ff0b</text:p>
          </table:table-cell>
          <table:table-cell office:value-type="string" calcext:value-type="string">
            <text:p>SubCmd 0x0B:DLC: 7 <text:s/>Data[0:4]: 0x53 0x38 0x3b 0x99 0xb 0x8 0x1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SubCmd 0x0B:DLC: 8 <text:s/>Data[0:4]: 0x53 0x38 0x3b 0xf4 0xb 0x8 0x0 0xc8</text:p>
          </table:table-cell>
          <table:table-cell table:number-columns-repeated="2"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ubCmd 0x0B:DLC: 8 <text:s/>Data[0:8]: 0x53 0x38 0x3b 0xf4 0xb 0x8 0x0 0xc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ys Status :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SubCmd 0x0B:DLC: 8 <text:s/>Data[0:4]: 0x53 0x38 0x3b 0xf4 0xb 0x8 0x0 0xc8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SubCmd 0x0B:DLC: 8 <text:s/>Data[0:4]: 0x53 0x38 0x3b 0x99 0xb 0x7 0x0 0x64</text:p>
          </table:table-cell>
          <table:table-cell office:value-type="string" calcext:value-type="string">
            <text:p>SubCmd 0x0B:DLC: 8 <text:s/>Data[0:8]: 0x53 0x38 0x3b 0x99 0xb 0x7 0x0 0x64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CanID:0 System Main_Cmd(0)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SubCmd 0x0B:DLC: 7 <text:s/>Data[0:4]: 0x53 0x38 0x3b 0xf4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0xff0b</text:p>
          </table:table-cell>
          <table:table-cell table:number-columns-repeated="2" office:value-type="string" calcext:value-type="string">
            <text:p>CanID:0 System Main_Cmd(0)</text:p>
          </table:table-cell>
          <table:table-cell office:value-type="string" calcext:value-type="string">
            <text:p>SubCmd 0x0B:DLC: 7 <text:s/>Data[0:7]: 0x53 0x38 0x3b 0x99 0xb 0x0 0x1</text:p>
          </table:table-cell>
          <table:table-cell office:value-type="string" calcext:value-type="string">
            <text:p>0xff0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CanID:1 System Main_Cmd(1)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Sys Status :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ff0b</text:p>
          </table:table-cell>
          <table:table-cell office:value-type="string" calcext:value-type="string">
            <text:p>SubCmd 0x0B:DLC: 8 <text:s/>Data[0:4]: 0x53 0x38 0x3b 0x99 0xb 0x9 0x0 0x64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SubCmd 0x0B:DLC: 7 <text:s/>Data[0:4]: 0x53 0x38 0x3b 0xf4 0xb 0x8 0x1</text:p>
          </table:table-cell>
          <table:table-cell table:number-columns-repeated="2"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ubCmd 0x0B:DLC: 7 <text:s/>Data[0:7]: 0x53 0x38 0x3b 0xf4 0xb 0x8 0x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ys Status :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SubCmd 0x0B:DLC: 7 <text:s/>Data[0:4]: 0x53 0x38 0x3b 0xf4 0xb 0x8 0x1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SubCmd 0x0B:DLC: 7 <text:s/>Data[0:4]: 0x53 0x38 0x3b 0x99 0xb 0x7 0x1</text:p>
          </table:table-cell>
          <table:table-cell office:value-type="string" calcext:value-type="string">
            <text:p>SubCmd 0x0B:DLC: 7 <text:s/>Data[0:7]: 0x53 0x38 0x3b 0x99 0xb 0x0 0x1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CanID:1 System Main_Cmd(1)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SubCmd 0x0B:DLC: 8 <text:s/>Data[0:4]: 0x53 0x38 0x3b 0xf4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ff0b</text:p>
          </table:table-cell>
          <table:table-cell table:number-columns-repeated="2" office:value-type="string" calcext:value-type="string">
            <text:p>CanID:1 System Main_Cmd(1)</text:p>
          </table:table-cell>
          <table:table-cell office:value-type="string" calcext:value-type="string">
            <text:p>SubCmd 0x0B:DLC: 8 <text:s/>Data[0:8]: 0x53 0x38 0x3b 0x99 0xb 0x8 0x0 0xa7</text:p>
          </table:table-cell>
          <table:table-cell office:value-type="string" calcext:value-type="string">
            <text:p>0xff0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CanID:0 System Main_Cmd(0)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Sys Status :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ff0b</text:p>
          </table:table-cell>
          <table:table-cell office:value-type="string" calcext:value-type="string">
            <text:p>SubCmd 0x0B:DLC: 7 <text:s/>Data[0:4]: 0x53 0x38 0x3b 0x99 0xb 0x9 0x1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SubCmd 0x0B:DLC: 8 <text:s/>Data[0:4]: 0x53 0x38 0x3b 0xf4 0xb 0x9 0x0 0xc8</text:p>
          </table:table-cell>
          <table:table-cell table:number-columns-repeated="2"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ubCmd 0x0B:DLC: 8 <text:s/>Data[0:8]: 0x53 0x38 0x3b 0xf4 0xb 0x9 0x0 0xc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ys Status :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SubCmd 0x0B:DLC: 8 <text:s/>Data[0:4]: 0x53 0x38 0x3b 0xf4 0xb 0x9 0x0 0xc8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SubCmd 0x0B:DLC: 8 <text:s/>Data[0:4]: 0x53 0x38 0x3b 0x99 0xb 0x8 0x0 0xa7</text:p>
          </table:table-cell>
          <table:table-cell office:value-type="string" calcext:value-type="string">
            <text:p>SubCmd 0x0B:DLC: 8 <text:s/>Data[0:8]: 0x53 0x38 0x3b 0x99 0xb 0x8 0x0 0xa7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CanID:0 System Main_Cmd(0)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SubCmd 0x0B:DLC: 7 <text:s/>Data[0:4]: 0x53 0x38 0x3b 0xf4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0xff0b</text:p>
          </table:table-cell>
          <table:table-cell table:number-columns-repeated="2" office:value-type="string" calcext:value-type="string">
            <text:p>CanID:0 System Main_Cmd(0)</text:p>
          </table:table-cell>
          <table:table-cell office:value-type="string" calcext:value-type="string">
            <text:p>SubCmd 0x0B:DLC: 7 <text:s/>Data[0:7]: 0x53 0x38 0x3b 0x99 0xb 0x0 0x1</text:p>
          </table:table-cell>
          <table:table-cell office:value-type="string" calcext:value-type="string">
            <text:p>0xff0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CanID:1 System Main_Cmd(1)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Sys Status :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ff0b</text:p>
          </table:table-cell>
          <table:table-cell office:value-type="string" calcext:value-type="string">
            <text:p>SubCmd 0x0B:DLC: 8 <text:s/>Data[0:4]: 0x53 0x38 0x3b 0x99 0xb 0xa 0x0 0x25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SubCmd 0x0B:DLC: 7 <text:s/>Data[0:4]: 0x53 0x38 0x3b 0xf4 0xb 0x9 0x1</text:p>
          </table:table-cell>
          <table:table-cell table:number-columns-repeated="2"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ubCmd 0x0B:DLC: 7 <text:s/>Data[0:7]: 0x53 0x38 0x3b 0xf4 0xb 0x9 0x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ys Status :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SubCmd 0x0B:DLC: 7 <text:s/>Data[0:4]: 0x53 0x38 0x3b 0xf4 0xb 0x9 0x1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SubCmd 0x0B:DLC: 7 <text:s/>Data[0:4]: 0x53 0x38 0x3b 0x99 0xb 0x8 0x1</text:p>
          </table:table-cell>
          <table:table-cell office:value-type="string" calcext:value-type="string">
            <text:p>SubCmd 0x0B:DLC: 7 <text:s/>Data[0:7]: 0x53 0x38 0x3b 0x99 0xb 0x0 0x1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CanID:1 System Main_Cmd(1)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SubCmd 0x0B:DLC: 8 <text:s/>Data[0:4]: 0x53 0x38 0x3b 0xf4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ff0b</text:p>
          </table:table-cell>
          <table:table-cell table:number-columns-repeated="2" office:value-type="string" calcext:value-type="string">
            <text:p>CanID:1 System Main_Cmd(1)</text:p>
          </table:table-cell>
          <table:table-cell office:value-type="string" calcext:value-type="string">
            <text:p>SubCmd 0x0B:DLC: 8 <text:s/>Data[0:8]: 0x53 0x38 0x3b 0x99 0xb 0x9 0x0 0x64</text:p>
          </table:table-cell>
          <table:table-cell office:value-type="string" calcext:value-type="string">
            <text:p>0xff0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CanID:0 System Main_Cmd(0)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Sys Status :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ff0b</text:p>
          </table:table-cell>
          <table:table-cell office:value-type="string" calcext:value-type="string">
            <text:p>SubCmd 0x0B:DLC: 7 <text:s/>Data[0:4]: 0x53 0x38 0x3b 0x99 0xb 0xa 0x1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SubCmd 0x0B:DLC: 8 <text:s/>Data[0:4]: 0x53 0x38 0x3b 0xf4 0xb 0xa 0x0 0x25</text:p>
          </table:table-cell>
          <table:table-cell table:number-columns-repeated="2"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ubCmd 0x0B:DLC: 8 <text:s/>Data[0:8]: 0x53 0x38 0x3b 0xf4 0xb 0xa 0x0 0x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ys Status :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SubCmd 0x0B:DLC: 8 <text:s/>Data[0:4]: 0x53 0x38 0x3b 0xf4 0xb 0xa 0x0 0x25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SubCmd 0x0B:DLC: 8 <text:s/>Data[0:4]: 0x53 0x38 0x3b 0x99 0xb 0x9 0x0 0x64</text:p>
          </table:table-cell>
          <table:table-cell office:value-type="string" calcext:value-type="string">
            <text:p>SubCmd 0x0B:DLC: 8 <text:s/>Data[0:8]: 0x53 0x38 0x3b 0x99 0xb 0x9 0x0 0x64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CanID:0 System Main_Cmd(0)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SubCmd 0x0B:DLC: 7 <text:s/>Data[0:4]: 0x53 0x38 0x3b 0xf4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0xff0b</text:p>
          </table:table-cell>
          <table:table-cell table:number-columns-repeated="2" office:value-type="string" calcext:value-type="string">
            <text:p>CanID:0 System Main_Cmd(0)</text:p>
          </table:table-cell>
          <table:table-cell office:value-type="string" calcext:value-type="string">
            <text:p>SubCmd 0x0B:DLC: 7 <text:s/>Data[0:7]: 0x53 0x38 0x3b 0x99 0xb 0x0 0x1</text:p>
          </table:table-cell>
          <table:table-cell office:value-type="string" calcext:value-type="string">
            <text:p>0xff0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CanID:1 System Main_Cmd(1)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Sys Status :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ff0b</text:p>
          </table:table-cell>
          <table:table-cell office:value-type="string" calcext:value-type="string">
            <text:p>SubCmd 0x0B:DLC: 8 <text:s/>Data[0:4]: 0x53 0x38 0x3b 0x99 0xb 0xb 0x0 0x0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SubCmd 0x0B:DLC: 7 <text:s/>Data[0:4]: 0x53 0x38 0x3b 0xf4 0xb 0xa 0x1</text:p>
          </table:table-cell>
          <table:table-cell table:number-columns-repeated="2"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ubCmd 0x0B:DLC: 7 <text:s/>Data[0:7]: 0x53 0x38 0x3b 0xf4 0xb 0xa 0x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ys Status :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SubCmd 0x0B:DLC: 7 <text:s/>Data[0:4]: 0x53 0x38 0x3b 0xf4 0xb 0xa 0x1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SubCmd 0x0B:DLC: 7 <text:s/>Data[0:4]: 0x53 0x38 0x3b 0x99 0xb 0x9 0x1</text:p>
          </table:table-cell>
          <table:table-cell office:value-type="string" calcext:value-type="string">
            <text:p>SubCmd 0x0B:DLC: 7 <text:s/>Data[0:7]: 0x53 0x38 0x3b 0x99 0xb 0x0 0x1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CanID:1 System Main_Cmd(1)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SubCmd 0x0B:DLC: 8 <text:s/>Data[0:4]: 0x53 0x38 0x3b 0xf4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ff0b</text:p>
          </table:table-cell>
          <table:table-cell table:number-columns-repeated="2" office:value-type="string" calcext:value-type="string">
            <text:p>CanID:1 System Main_Cmd(1)</text:p>
          </table:table-cell>
          <table:table-cell office:value-type="string" calcext:value-type="string">
            <text:p>SubCmd 0x0B:DLC: 8 <text:s/>Data[0:8]: 0x53 0x38 0x3b 0x99 0xb 0xa 0x0 0x25</text:p>
          </table:table-cell>
          <table:table-cell office:value-type="string" calcext:value-type="string">
            <text:p>0xff0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CanID:0 System Main_Cmd(0)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Sys Status :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ff0b</text:p>
          </table:table-cell>
          <table:table-cell office:value-type="string" calcext:value-type="string">
            <text:p>SubCmd 0x0B:DLC: 7 <text:s/>Data[0:4]: 0x53 0x38 0x3b 0x99 0xb 0xb 0x1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SubCmd 0x0B:DLC: 8 <text:s/>Data[0:4]: 0x53 0x38 0x3b 0xf4 0xb 0xb 0x0 0x0</text:p>
          </table:table-cell>
          <table:table-cell table:number-columns-repeated="2"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ubCmd 0x0B:DLC: 8 <text:s/>Data[0:8]: 0x53 0x38 0x3b 0xf4 0xb 0xb 0x0 0x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ys Status :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SubCmd 0x0B:DLC: 8 <text:s/>Data[0:4]: 0x53 0x38 0x3b 0xf4 0xb 0xb 0x0 0x0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SubCmd 0x0B:DLC: 8 <text:s/>Data[0:4]: 0x53 0x38 0x3b 0x99 0xb 0xa 0x0 0x25</text:p>
          </table:table-cell>
          <table:table-cell office:value-type="string" calcext:value-type="string">
            <text:p>SubCmd 0x0B:DLC: 8 <text:s/>Data[0:8]: 0x53 0x38 0x3b 0x99 0xb 0xa 0x0 0x25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CanID:0 System Main_Cmd(0)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SubCmd 0x0B:DLC: 7 <text:s/>Data[0:4]: 0x53 0x38 0x3b 0xf4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0xff0b</text:p>
          </table:table-cell>
          <table:table-cell table:number-columns-repeated="2" office:value-type="string" calcext:value-type="string">
            <text:p>CanID:0 System Main_Cmd(0)</text:p>
          </table:table-cell>
          <table:table-cell office:value-type="string" calcext:value-type="string">
            <text:p>SubCmd 0x0B:DLC: 7 <text:s/>Data[0:7]: 0x53 0x38 0x3b 0x99 0xb 0x0 0x1</text:p>
          </table:table-cell>
          <table:table-cell office:value-type="string" calcext:value-type="string">
            <text:p>0xff0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System StatusCanID:0 System Main_Cmd(0)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CanID:1 System Main_Cmd(1)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Sys Status :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ff0b</text:p>
          </table:table-cell>
          <table:table-cell office:value-type="string" calcext:value-type="string">
            <text:p>SubCmd 0x0B:DLC: 8 <text:s/>Data[0:4]: 0x53 0x38 0x3b 0x99 0xb 0xc 0x0 0x0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SubCmd 0x0B:DLC: 7 <text:s/>Data[0:4]: 0x53 0x38 0x3b 0xf4 0xb 0xb 0x1</text:p>
          </table:table-cell>
          <table:table-cell table:number-columns-repeated="2"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ubCmd 0x0B:DLC: 7 <text:s/>Data[0:7]: 0x53 0x38 0x3b 0xf4 0xb 0xb 0x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Sys Status :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ys Status :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SubCmd 0x0B:DLC: 7 <text:s/>Data[0:4]: 0x53 0x38 0x3b 0xf4 0xb 0xb 0x1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SubCmd 0x0B:DLC: 7 <text:s/>Data[0:4]: 0x53 0x38 0x3b 0x99 0xb 0xa 0x1</text:p>
          </table:table-cell>
          <table:table-cell office:value-type="string" calcext:value-type="string">
            <text:p>SubCmd 0x0B:DLC: 7 <text:s/>Data[0:7]: 0x53 0x38 0x3b 0x99 0xb 0x0 0x1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CanID:1 System Main_Cmd(1)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ystem StatusCanID:1 System Main_Cmd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SubCmd 0x0B:DLC: 8 <text:s/>Data[0:4]: 0x53 0x38 0x3b 0xf4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ff0b</text:p>
          </table:table-cell>
          <table:table-cell table:number-columns-repeated="2" office:value-type="string" calcext:value-type="string">
            <text:p>CanID:1 System Main_Cmd(1)</text:p>
          </table:table-cell>
          <table:table-cell office:value-type="string" calcext:value-type="string">
            <text:p>SubCmd 0x0B:DLC: 8 <text:s/>Data[0:8]: 0x53 0x38 0x3b 0x99 0xb 0xb 0x0 0x0</text:p>
          </table:table-cell>
          <table:table-cell office:value-type="string" calcext:value-type="string">
            <text:p>0xff0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ff0b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CanID:0 System Main_Cmd(0)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Sys Status :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ff0b</text:p>
          </table:table-cell>
          <table:table-cell office:value-type="string" calcext:value-type="string">
            <text:p>SubCmd 0x0B:DLC: 7 <text:s/>Data[0:4]: 0x53 0x38 0x3b 0x99 0xb 0xc 0x1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SubCmd 0x0B:DLC: 8 <text:s/>Data[0:4]: 0x53 0x38 0x3b 0xf4 0xb 0xc 0x0 0x0</text:p>
          </table:table-cell>
          <table:table-cell table:number-columns-repeated="2"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ubCmd 0x0B:DLC: 8 <text:s/>Data[0:8]: 0x53 0x38 0x3b 0xf4 0xb 0xc 0x0 0x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ys Status :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SubCmd 0x0B:DLC: 8 <text:s/>Data[0:4]: 0x53 0x38 0x3b 0xf4 0xb 0xc 0x0 0x0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SubCmd 0x0B:DLC: 8 <text:s/>Data[0:4]: 0x53 0x38 0x3b 0x99 0xb 0xb 0x0 0x0</text:p>
          </table:table-cell>
          <table:table-cell office:value-type="string" calcext:value-type="string">
            <text:p>SubCmd 0x0B:DLC: 8 <text:s/>Data[0:8]: 0x53 0x38 0x3b 0x99 0xb 0xb 0x0 0x0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CanID:0 System Main_Cmd(0)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SubCmd 0x0B:DLC: 7 <text:s/>Data[0:4]: 0x53 0x38 0x3b 0xf4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0xff0b</text:p>
          </table:table-cell>
          <table:table-cell table:number-columns-repeated="2" office:value-type="string" calcext:value-type="string">
            <text:p>CanID:0 System Main_Cmd(0)</text:p>
          </table:table-cell>
          <table:table-cell office:value-type="string" calcext:value-type="string">
            <text:p>SubCmd 0x0B:DLC: 7 <text:s/>Data[0:7]: 0x53 0x38 0x3b 0x99 0xb 0x0 0x1</text:p>
          </table:table-cell>
          <table:table-cell office:value-type="string" calcext:value-type="string">
            <text:p>0xff0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CanID:1 System Main_Cmd(1)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ys Status :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Sys Status :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ff0b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SubCmd 0x0B:DLC: 7 <text:s/>Data[0:4]: 0x53 0x38 0x3b 0xf4 0xb 0xc 0x1</text:p>
          </table:table-cell>
          <table:table-cell table:number-columns-repeated="2"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SubCmd 0x0B:DLC: 7 <text:s/>Data[0:7]: 0x53 0x38 0x3b 0xf4 0xb 0xc 0x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ys Status :</text:p>
          </table:table-cell>
          <table:table-cell office:value-type="string" calcext:value-type="string">
            <text:p>Ping Anser 0x31 0x0 8 0x63 0x73 0x52 0x1b 0x1 0x1 0xff 0xee</text:p>
          </table:table-cell>
          <table:table-cell office:value-type="string" calcext:value-type="string">
            <text:p>SubCmd 0x0B:DLC: 7 <text:s/>Data[0:4]: 0x53 0x38 0x3b 0xf4 0xb 0xc 0x1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SubCmd 0x0B:DLC: 7 <text:s/>Data[0:4]: 0x53 0x38 0x3b 0x99 0xb 0xb 0x1</text:p>
          </table:table-cell>
          <table:table-cell office:value-type="string" calcext:value-type="string">
            <text:p>SubCmd 0x0B:DLC: 7 <text:s/>Data[0:7]: 0x53 0x38 0x3b 0x99 0xb 0x0 0x1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CanID:1 System Main_Cmd(1)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SubCmd 0x0B:DLC: 8 <text:s/>Data[0:4]: 0x53 0x38 0x3b 0xf4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ff0b</text:p>
          </table:table-cell>
          <table:table-cell table:number-columns-repeated="2" office:value-type="string" calcext:value-type="string">
            <text:p>CanID:1 System Main_Cmd(1)</text:p>
          </table:table-cell>
          <table:table-cell office:value-type="string" calcext:value-type="string">
            <text:p>SubCmd 0x0B:DLC: 8 <text:s/>Data[0:8]: 0x53 0x38 0x3b 0x99 0xb 0xc 0x0 0x0</text:p>
          </table:table-cell>
          <table:table-cell office:value-type="string" calcext:value-type="string">
            <text:p>0xff0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CanID:0 System Main_Cmd(0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Ping Anser 0x31 0x0 8 0x63 0x73 0x52 0x1b 0x1 0x1 0xff 0xee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Ping Anser 0x31 0x0 8 0x63 0x73 0x52 0x1b 0x1 0x1 0xff 0xee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ff0b</text:p>
          </table:table-cell>
          <table:table-cell table:number-columns-repeated="2" office:value-type="string" calcext:value-type="string">
            <text:p>Bootloader Request? 0x36 0x8b68 0</text:p>
          </table:table-cell>
          <table:table-cell office:value-type="string" calcext:value-type="string">
            <text:p>CanID:31 Ping <text:s text:c="10"/>(1)</text:p>
          </table:table-cell>
          <table:table-cell table:number-columns-repeated="2"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CanID:31 Ping <text:s text:c="10"/>(1)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ys Status :</text:p>
          </table:table-cell>
          <table:table-cell table:number-columns-repeated="2" office:value-type="string" calcext:value-type="string">
            <text:p>CanID:36 Bootloader_CAN (0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SubCmd 0x0B:DLC: 8 <text:s/>Data[0:4]: 0x53 0x38 0x3b 0x99 0xb 0xc 0x0 0x0</text:p>
          </table:table-cell>
          <table:table-cell office:value-type="string" calcext:value-type="string">
            <text:p>SubCmd 0x0B:DLC: 8 <text:s/>Data[0:8]: 0x53 0x38 0x3b 0x99 0xb 0xc 0x0 0x0</text:p>
          </table:table-cell>
          <table:table-cell office:value-type="string" calcext:value-type="string">
            <text:p>Sys Status :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SubCmd 0x0B:DLC: 7 <text:s/>Data[0:4]: 0x53 0x38 0x3b 0xf4</text:p>
          </table:table-cell>
          <table:table-cell table:number-columns-repeated="2" office:value-type="string" calcext:value-type="string">
            <text:p>0x36</text:p>
          </table:table-cell>
          <table:table-cell office:value-type="string" calcext:value-type="string">
            <text:p>Bootloader Request? 0x36 0x8b68 0</text:p>
          </table:table-cell>
          <table:table-cell table:number-columns-repeated="2" office:value-type="string" calcext:value-type="string">
            <text:p>CanID:0 System Main_Cmd(0)</text:p>
          </table:table-cell>
          <table:table-cell office:value-type="string" calcext:value-type="string">
            <text:p>SubCmd 0x0B:DLC: 7 <text:s/>Data[0:7]: 0x53 0x38 0x3b 0x99 0xb 0x0 0x1</text:p>
          </table:table-cell>
          <table:table-cell office:value-type="string" calcext:value-type="string">
            <text:p>Bootloader Request? 0x36 0x8b68 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CanID:1 System Main_Cmd(1)</text:p>
          </table:table-cell>
          <table:table-cell table:number-columns-repeated="2" office:value-type="string" calcext:value-type="string">
            <text:p>Ping Request all 0x30 0x8b68 0</text:p>
          </table:table-cell>
          <table:table-cell office:value-type="string" calcext:value-type="string">
            <text:p>CanID:36 Bootloader_CAN (0)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CanID:36 Bootloader_CAN (0)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ff0b</text:p>
          </table:table-cell>
          <table:table-cell table:number-columns-repeated="2" office:value-type="string" calcext:value-type="string">
            <text:p>CanID:30 Ping <text:s text:c="10"/>(0)</text:p>
          </table:table-cell>
          <table:table-cell office:value-type="string" calcext:value-type="string">
            <text:p>0x36</text:p>
          </table:table-cell>
          <table:table-cell table:number-columns-repeated="2" office:value-type="string" calcext:value-type="string">
            <text:p>Sys Status :</text:p>
          </table:table-cell>
          <table:table-cell office:value-type="string" calcext:value-type="string">
            <text:p>0xff0b</text:p>
          </table:table-cell>
          <table:table-cell office:value-type="string" calcext:value-type="string">
            <text:p>0x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ys Status :</text:p>
          </table:table-cell>
          <table:table-cell table:number-columns-repeated="2" office:value-type="string" calcext:value-type="string">
            <text:p>0x30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SubCmd 0x0B:DLC: 7 <text:s/>Data[0:4]: 0x53 0x38 0x3b 0x99 0xb 0xc 0x1</text:p>
          </table:table-cell>
          <table:table-cell office:value-type="string" calcext:value-type="string">
            <text:p>SubCmd 0x0B:DLC: 7 <text:s/>Data[0:7]: 0x53 0x38 0x3b 0x99 0xb 0x0 0x1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Ping Request all 0x30 0x8b68 0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SubCmd 0x0B:DLC: 8 <text:s/>Data[0:4]: 0x53 0x38 0x3b 0xf4</text:p>
          </table:table-cell>
          <table:table-cell table:number-columns-repeated="2"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CanID:30 Ping <text:s text:c="10"/>(0)</text:p>
          </table:table-cell>
          <table:table-cell table:number-columns-repeated="2" office:value-type="string" calcext:value-type="string">
            <text:p>CanID:1 System Main_Cmd(1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CanID:30 Ping <text:s text:c="10"/>(0)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CanID:0 System Main_Cmd(0)</text:p>
          </table:table-cell>
          <table:table-cell table:number-columns-repeated="2" office:value-type="string" calcext:value-type="string">
            <text:p>CanID:31 Ping <text:s text:c="10"/>(1)</text:p>
          </table:table-cell>
          <table:table-cell office:value-type="string" calcext:value-type="string">
            <text:p>0x30</text:p>
          </table:table-cell>
          <table:table-cell table:number-columns-repeated="2" office:value-type="string" calcext:value-type="string">
            <text:p>0xff0b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ff0b</text:p>
          </table:table-cell>
          <table:table-cell table:number-columns-repeated="2" office:value-type="string" calcext:value-type="string">
            <text:p>0x31</text:p>
          </table:table-cell>
          <table:table-cell office:value-type="string" calcext:value-type="string">
            <text:p>Ping Anser 0x31 0x474c 8 0x53 0x38 0x3b 0xf4 0x1 0x1 0x0 0x40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Ping Anser 0x31 0x474c 8 0x53 0x38 0x3b 0xf4 0x1 0x1 0x0 0x4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ys Status :</text:p>
          </table:table-cell>
          <table:table-cell office:value-type="string" calcext:value-type="string">
            <text:p>Ping Anser 0x31 0x4721 8 0x53 0x38 0x3b 0x99 0x1 0x1 0x0 0x40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CanID:31 Ping <text:s text:c="10"/>(1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CanID:31 Ping <text:s text:c="10"/>(1)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SubCmd 0x0B:DLC: 7 <text:s/>Data[0:4]: 0x53 0x38 0x3b 0xf4</text:p>
          </table:table-cell>
          <table:table-cell table:number-columns-repeated="2"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table:number-columns-repeated="2" office:value-type="string" calcext:value-type="string">
            <text:p>Bootloader Request? 0x36 0x8b68 0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CanID:1 System Main_Cmd(1)</text:p>
          </table:table-cell>
          <table:table-cell table:number-columns-repeated="2" office:value-type="string" calcext:value-type="string">
            <text:p>0x31</text:p>
          </table:table-cell>
          <table:table-cell office:value-type="string" calcext:value-type="string">
            <text:p>Ping Anser 0x31 0x733f 8 0x42 0x6f 0x4c 0x50 0x3 0x55 0x0 0x0</text:p>
          </table:table-cell>
          <table:table-cell table:number-columns-repeated="2" office:value-type="string" calcext:value-type="string">
            <text:p>CanID:36 Bootloader_CAN (0)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Ping Anser 0x31 0x733f 8 0x42 0x6f 0x4c 0x50 0x3 0x55 0x0 0x0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ff0b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CanID:31 Ping <text:s text:c="10"/>(1)</text:p>
          </table:table-cell>
          <table:table-cell table:number-columns-repeated="2" office:value-type="string" calcext:value-type="string">
            <text:p>0x36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CanID:31 Ping <text:s text:c="10"/>(1)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ys Status :</text:p>
          </table:table-cell>
          <table:table-cell table:number-columns-repeated="2"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table:number-columns-repeated="2" office:value-type="string" calcext:value-type="string">
            <text:p>Ping Request all 0x30 0x8b68 0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SubCmd 0x0B:DLC: 8 <text:s/>Data[0:4]: 0x53 0x38 0x3b 0xf4</text:p>
          </table:table-cell>
          <table:table-cell table:number-columns-repeated="2" office:value-type="string" calcext:value-type="string">
            <text:p>0x31</text:p>
          </table:table-cell>
          <table:table-cell office:value-type="string" calcext:value-type="string">
            <text:p>Ping Anser 0x31 0xbf30 8 0x63 0x73 0x52 0x1a 0xc 0x71 0x0 0x50</text:p>
          </table:table-cell>
          <table:table-cell table:number-columns-repeated="2" office:value-type="string" calcext:value-type="string">
            <text:p>CanID:30 Ping <text:s text:c="10"/>(0)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Anser 0x31 0xbf30 8 0x63 0x73 0x52 0x1a 0xc 0x71 0x0 0x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CanID:0 System Main_Cmd(0)</text:p>
          </table:table-cell>
          <table:table-cell office:value-type="string" calcext:value-type="string">
            <text:p>Ping Anser 0x31 0xbf30 8 0x63 0x73 0x52 0x1a 0xc 0x71 0x0 0x50</text:p>
          </table:table-cell>
          <table:table-cell/>
          <table:table-cell office:value-type="string" calcext:value-type="string">
            <text:p>CanID:31 Ping <text:s text:c="10"/>(1)</text:p>
          </table:table-cell>
          <table:table-cell table:number-columns-repeated="2" office:value-type="string" calcext:value-type="string">
            <text:p>0x3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1 Ping <text:s text:c="10"/>(1)</text:p>
          </table:table-cell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ff0b</text:p>
          </table:table-cell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0x31</text:p>
          </table:table-cell>
          <table:table-cell table:number-columns-repeated="2"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Ping Anser 0x31 0x4721 8 0x53 0x38 0x3b 0x99 0x1 0x1 0x0 0x40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ys Status :</text:p>
          </table:table-cell>
          <table:table-cell office:value-type="string" calcext:value-type="string">
            <text:p>0x31</text:p>
          </table:table-cell>
          <table:table-cell table:number-columns-repeated="2"/>
          <table:table-cell table:number-columns-repeated="3" office:value-type="string" calcext:value-type="string">
            <text:p>CanID:31 Ping <text:s text:c="10"/>(1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SubCmd 0x0B:DLC: 7 <text:s/>Data[0:4]: 0x53 0x38 0x3b 0xf4</text:p>
          </table:table-cell>
          <table:table-cell office:value-type="string" calcext:value-type="string">
            <text:p>Bootloader Request? 0x36 0x8b68 0</text:p>
          </table:table-cell>
          <table:table-cell table:number-columns-repeated="2"/>
          <table:table-cell table:number-columns-repeated="3" office:value-type="string" calcext:value-type="string">
            <text:p>0x3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CanID:1 System Main_Cmd(1)</text:p>
          </table:table-cell>
          <table:table-cell office:value-type="string" calcext:value-type="string">
            <text:p>CanID:36 Bootloader_CAN (0)</text:p>
          </table:table-cell>
          <table:table-cell table:number-columns-repeated="2"/>
          <table:table-cell table:number-columns-repeated="2" office:value-type="string" calcext:value-type="string">
            <text:p>Ping Anser 0x31 0x4721 8 0x53 0x38 0x3b 0x99 0x1 0x1 0x0 0x40</text:p>
          </table:table-cell>
          <table:table-cell office:value-type="string" calcext:value-type="string">
            <text:p>Ping Anser 0x31 0x733f 8 0x42 0x6f 0x4c 0x50 0x3 0x55 0x0 0x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ff0b</text:p>
          </table:table-cell>
          <table:table-cell office:value-type="string" calcext:value-type="string">
            <text:p>0x36</text:p>
          </table:table-cell>
          <table:table-cell table:number-columns-repeated="2"/>
          <table:table-cell table:number-columns-repeated="3" office:value-type="string" calcext:value-type="string">
            <text:p>CanID:31 Ping <text:s text:c="10"/>(1)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ys Status :</text:p>
          </table:table-cell>
          <table:table-cell office:value-type="string" calcext:value-type="string">
            <text:p>Ping Request all 0x30 0x8b68 0</text:p>
          </table:table-cell>
          <table:table-cell table:number-columns-repeated="2"/>
          <table:table-cell table:number-columns-repeated="3" office:value-type="string" calcext:value-type="string">
            <text:p>0x3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SubCmd 0x0B:DLC: 8 <text:s/>Data[0:4]: 0x53 0x38 0x3b 0xf4</text:p>
          </table:table-cell>
          <table:table-cell office:value-type="string" calcext:value-type="string">
            <text:p>CanID:30 Ping <text:s text:c="10"/>(0)</text:p>
          </table:table-cell>
          <table:table-cell table:number-columns-repeated="2"/>
          <table:table-cell table:number-columns-repeated="2"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Ping Anser 0x31 0xbf30 8 0x63 0x73 0x52 0x1a 0xc 0x71 0x0 0x5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CanID:0 System Main_Cmd(0)</text:p>
          </table:table-cell>
          <table:table-cell office:value-type="string" calcext:value-type="string">
            <text:p>0x30</text:p>
          </table:table-cell>
          <table:table-cell table:number-columns-repeated="2"/>
          <table:table-cell table:number-columns-repeated="3" office:value-type="string" calcext:value-type="string">
            <text:p>CanID:31 Ping <text:s text:c="10"/>(1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ff0b</text:p>
          </table:table-cell>
          <table:table-cell office:value-type="string" calcext:value-type="string">
            <text:p>Ping Anser 0x31 0x474c 8 0x53 0x38 0x3b 0xf4 0x1 0x1 0x0 0x40</text:p>
          </table:table-cell>
          <table:table-cell table:number-columns-repeated="2"/>
          <table:table-cell table:number-columns-repeated="3" office:value-type="string" calcext:value-type="string">
            <text:p>0x3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ys Status :</text:p>
          </table:table-cell>
          <table:table-cell office:value-type="string" calcext:value-type="string">
            <text:p>CanID:31 Ping <text:s text:c="10"/>(1)</text:p>
          </table:table-cell>
          <table:table-cell table:number-columns-repeated="2"/>
          <table:table-cell table:number-columns-repeated="2"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Ping Anser 0x31 0x0 8 0x63 0x73 0x52 0x1b 0x1 0x1 0xff 0xe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SubCmd 0x0B:DLC: 7 <text:s/>Data[0:4]: 0x53 0x38 0x3b 0xf4</text:p>
          </table:table-cell>
          <table:table-cell office:value-type="string" calcext:value-type="string">
            <text:p>0x31</text:p>
          </table:table-cell>
          <table:table-cell table:number-columns-repeated="2"/>
          <table:table-cell table:number-columns-repeated="3" office:value-type="string" calcext:value-type="string">
            <text:p>CanID:31 Ping <text:s text:c="10"/>(1)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CanID:1 System Main_Cmd(1)</text:p>
          </table:table-cell>
          <table:table-cell office:value-type="string" calcext:value-type="string">
            <text:p>Ping Anser 0x31 0x733f 8 0x42 0x6f 0x4c 0x50 0x3 0x55 0x0 0x0</text:p>
          </table:table-cell>
          <table:table-cell table:number-columns-repeated="2"/>
          <table:table-cell table:number-columns-repeated="3" office:value-type="string" calcext:value-type="string">
            <text:p>0x3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ff0b</text:p>
          </table:table-cell>
          <table:table-cell office:value-type="string" calcext:value-type="string">
            <text:p>CanID:31 Ping <text:s text:c="10"/>(1)</text:p>
          </table:table-cell>
          <table:table-cell table:number-columns-repeated="3"/>
          <table:table-cell table:number-columns-repeated="2" office:value-type="string" calcext:value-type="string">
            <text:p>Bootloader Request? 0x36 0x8b68 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31</text:p>
          </table:table-cell>
          <table:table-cell table:number-columns-repeated="3"/>
          <table:table-cell table:number-columns-repeated="2" office:value-type="string" calcext:value-type="string">
            <text:p>CanID:36 Bootloader_CAN (0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office:value-type="string" calcext:value-type="string">
            <text:p>Ping Anser 0x31 0xbf30 8 0x63 0x73 0x52 0x1a 0xc 0x71 0x0 0x50</text:p>
          </table:table-cell>
          <table:table-cell table:number-columns-repeated="3"/>
          <table:table-cell table:number-columns-repeated="2" office:value-type="string" calcext:value-type="string">
            <text:p>0x3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CanID:31 Ping <text:s text:c="10"/>(1)</text:p>
          </table:table-cell>
          <table:table-cell table:number-columns-repeated="3"/>
          <table:table-cell table:number-columns-repeated="2" office:value-type="string" calcext:value-type="string">
            <text:p>Ping Request all 0x30 0x8b68 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office:value-type="string" calcext:value-type="string">
            <text:p>0x31</text:p>
          </table:table-cell>
          <table:table-cell table:number-columns-repeated="3"/>
          <table:table-cell table:number-columns-repeated="2" office:value-type="string" calcext:value-type="string">
            <text:p>CanID:30 Ping <text:s text:c="10"/>(0)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Bootloader Request? 0x36 0x8b68 0</text:p>
          </table:table-cell>
          <table:table-cell table:number-columns-repeated="3"/>
          <table:table-cell table:number-columns-repeated="2" office:value-type="string" calcext:value-type="string">
            <text:p>0x3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office:value-type="string" calcext:value-type="string">
            <text:p>CanID:36 Bootloader_CAN (0)</text:p>
          </table:table-cell>
          <table:table-cell table:number-columns-repeated="3"/>
          <table:table-cell table:number-columns-repeated="2" office:value-type="string" calcext:value-type="string">
            <text:p>Ping Anser 0x31 0x474c 8 0x53 0x38 0x3b 0xf4 0x1 0x1 0x0 0x4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36</text:p>
          </table:table-cell>
          <table:table-cell table:number-columns-repeated="3"/>
          <table:table-cell table:number-columns-repeated="2" office:value-type="string" calcext:value-type="string">
            <text:p>CanID:31 Ping <text:s text:c="10"/>(1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office:value-type="string" calcext:value-type="string">
            <text:p>Ping Request all 0x30 0x8b68 0</text:p>
          </table:table-cell>
          <table:table-cell table:number-columns-repeated="3"/>
          <table:table-cell table:number-columns-repeated="2" office:value-type="string" calcext:value-type="string">
            <text:p>0x3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CanID:30 Ping <text:s text:c="10"/>(0)</text:p>
          </table:table-cell>
          <table:table-cell table:number-columns-repeated="3"/>
          <table:table-cell table:number-columns-repeated="2" office:value-type="string" calcext:value-type="string">
            <text:p>Ping Anser 0x31 0x4721 8 0x53 0x38 0x3b 0x99 0x1 0x1 0x0 0x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office:value-type="string" calcext:value-type="string">
            <text:p>0x30</text:p>
          </table:table-cell>
          <table:table-cell table:number-columns-repeated="3"/>
          <table:table-cell table:number-columns-repeated="2" office:value-type="string" calcext:value-type="string">
            <text:p>CanID:31 Ping <text:s text:c="10"/>(1)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Ping Anser 0x31 0x474c 8 0x53 0x38 0x3b 0xf4 0x1 0x1 0x0 0x40</text:p>
          </table:table-cell>
          <table:table-cell table:number-columns-repeated="3"/>
          <table:table-cell table:number-columns-repeated="2" office:value-type="string" calcext:value-type="string">
            <text:p>0x3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office:value-type="string" calcext:value-type="string">
            <text:p>CanID:31 Ping <text:s text:c="10"/>(1)</text:p>
          </table:table-cell>
          <table:table-cell table:number-columns-repeated="3"/>
          <table:table-cell table:number-columns-repeated="2" office:value-type="string" calcext:value-type="string">
            <text:p>Ping Anser 0x31 0x733f 8 0x42 0x6f 0x4c 0x50 0x3 0x55 0x0 0x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31</text:p>
          </table:table-cell>
          <table:table-cell table:number-columns-repeated="3"/>
          <table:table-cell table:number-columns-repeated="2" office:value-type="string" calcext:value-type="string">
            <text:p>CanID:31 Ping <text:s text:c="10"/>(1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office:value-type="string" calcext:value-type="string">
            <text:p>Ping Anser 0x31 0x733f 8 0x42 0x6f 0x4c 0x50 0x3 0x55 0x0 0x0</text:p>
          </table:table-cell>
          <table:table-cell table:number-columns-repeated="3"/>
          <table:table-cell table:number-columns-repeated="2" office:value-type="string" calcext:value-type="string">
            <text:p>0x3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CanID:31 Ping <text:s text:c="10"/>(1)</text:p>
          </table:table-cell>
          <table:table-cell table:number-columns-repeated="3"/>
          <table:table-cell table:number-columns-repeated="2" office:value-type="string" calcext:value-type="string">
            <text:p>Ping Anser 0x31 0xbf30 8 0x63 0x73 0x52 0x1a 0xc 0x71 0x0 0x5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office:value-type="string" calcext:value-type="string">
            <text:p>0x31</text:p>
          </table:table-cell>
          <table:table-cell table:number-columns-repeated="3"/>
          <table:table-cell table:number-columns-repeated="2" office:value-type="string" calcext:value-type="string">
            <text:p>CanID:31 Ping <text:s text:c="10"/>(1)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Ping Anser 0x31 0xbf30 8 0x63 0x73 0x52 0x1a 0xc 0x71 0x0 0x50</text:p>
          </table:table-cell>
          <table:table-cell table:number-columns-repeated="3"/>
          <table:table-cell table:number-columns-repeated="2" office:value-type="string" calcext:value-type="string">
            <text:p>0x3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office:value-type="string" calcext:value-type="string">
            <text:p>CanID:31 Ping <text:s text:c="10"/>(1)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3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 -&gt; CanID:22 S88 Event <text:s text:c="5"/>(0)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Bootloader Request!!: CanID:36 Bootloader_CAN 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S88 Event? -&gt; CanID:23 S88 Event <text:s text:c="5"/>(1)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CanID:30 Ping <text:s text:c="10"/>(0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Bootloader Request? 0x36 0x8b68 0</text:p>
          </table:table-cell>
          <table:table-cell table:number-columns-repeated="2"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CanID:31 Ping <text:s text:c="10"/>(1)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CanID:36 Bootloader_CAN (0)</text:p>
          </table:table-cell>
          <table:table-cell table:number-columns-repeated="2"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0x36</text:p>
          </table:table-cell>
          <table:table-cell table:number-columns-repeated="2"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CanID:31 Ping <text:s text:c="10"/>(1)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CanID:31 Ping <text:s text:c="10"/>(1)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Anser 0x31 0x474c 8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Bootloader Request!!: CanID:36 Bootloader_CAN (0)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CanID:30 Ping <text:s text:c="10"/>(0)</text:p>
          </table:table-cell>
          <table:table-cell office:value-type="string" calcext:value-type="string">
            <text:p>Ping Anser 0x31 0x733f 8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table:number-columns-repeated="2" office:value-type="string" calcext:value-type="string">
            <text:p>CanID:31 Ping <text:s text:c="10"/>(1)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Anser 0x31 0xbf30 8 0x63 0x73 0x52 0x1a 0xc 0x71 0x0 0x50</text:p>
          </table:table-cell>
          <table:table-cell table:number-columns-repeated="2" office:value-type="string" calcext:value-type="string">
            <text:p>0x31</text:p>
          </table:table-cell>
          <table:table-cell office:value-type="string" calcext:value-type="string">
            <text:p>S88 Event -&gt; CanID:22 S88 Event <text:s text:c="5"/>(0)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Anser 0x31 0xbf30 8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table:number-columns-repeated="2" office:value-type="string" calcext:value-type="string">
            <text:p>CanID:31 Ping <text:s text:c="10"/>(1)</text:p>
          </table:table-cell>
          <table:table-cell office:value-type="string" calcext:value-type="string">
            <text:p>S88 Event? -&gt; CanID:23 S88 Event <text:s text:c="5"/>(1)</text:p>
          </table:table-cell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0x31</text:p>
          </table:table-cell>
          <table:table-cell office:value-type="string" calcext:value-type="string">
            <text:p>Bootloader Request? 0x36 0x8b68 0</text:p>
          </table:table-cell>
          <table:table-cell table:number-columns-repeated="2" office:value-type="string" calcext:value-type="string">
            <text:p>0x31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CanID:31 Ping <text:s text:c="10"/>(1)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SysMFXCount:</text:p>
          </table:table-cell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stem Go <text:s/>: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SysMFXCount: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ID:0 System Main_Cmd(0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System Go <text:s/>:</text:p>
          </table:table-cell>
          <table:table-cell office:value-type="string" calcext:value-type="string">
            <text:p>SysMFXCount:</text:p>
          </table:table-cell>
          <table:table-cell office:value-type="string" calcext:value-type="string">
            <text:p>CanID:0 System Main_Cmd(0)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ootloader Request!!: CanID:36 Bootloader_CAN (0)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stem Go <text:s/>: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0x30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SysMFXCount: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ID:1 System Main_Cmd(1)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Ping Anser 0x31 0x474c 8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System Go <text:s/>: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stem Go <text:s/>: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Bootloader Request? 0x36 0x8b68 0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ID:1 System Main_Cmd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Anser 0x31 0x733f 8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System Go <text:s/>: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CanID:36 Bootloader_CAN (0)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0x36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stem Go <text:s/>:</text:p>
          </table:table-cell>
          <table:table-cell table:number-columns-repeated="2" office:value-type="string" calcext:value-type="string">
            <text:p>0x31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Ping Request all 0x30 0x8b68 0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ID:1 System Main_Cmd(1)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Anser 0x31 0xbf30 8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System Go <text:s/>: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CanID:30 Ping <text:s text:c="10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0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System Go <text:s/>: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System Go <text:s/>: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Anser 0x31 0x474c 8 0x53 0x38 0x3b 0xf4 0x1 0x1 0x0 0x40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Ping Anser 0x31 0x0 8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Ping Anser 0x31 0x0 8 0x63 0x73 0x52 0x1b 0x1 0x1 0xff 0xee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otloader Request!!: CanID:36 Bootloader_CAN (0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ystem Go <text:s/>: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System Go <text:s/>: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Anser 0x31 0x733f 8 0x42 0x6f 0x4c 0x50 0x3 0x55 0x0 0x0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fxSeek Start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ID:0 System Main_Cmd(0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System Go <text:s/>: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System Go <text:s/>: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Anser 0x31 0xbf30 8 0x63 0x73 0x52 0x1a 0xc 0x71 0x0 0x50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fxSeek Start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System Go <text:s/>:</text:p>
          </table:table-cell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ID:0 System Main_Cmd(0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System Go <text:s/>: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System Go <text:s/>:</text:p>
          </table:table-cell>
          <table:table-cell office:value-type="string" calcext:value-type="string">
            <text:p>0x30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Bootloader Request? 0x36 0x8b68 0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fxSeek End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Ping Anser 0x31 0x474c 8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System Go <text:s/>:</text:p>
          </table:table-cell>
          <table:table-cell office:value-type="string" calcext:value-type="string">
            <text:p>CanID:36 Bootloader_CAN 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ID:0 System Main_Cmd(0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31 Ping <text:s text:c="10"/>(1)</text:p>
          </table:table-cell>
          <table:table-cell table:number-columns-repeated="2" office:value-type="string" calcext:value-type="string">
            <text:p>CanID:1 System Main_Cmd(1)</text:p>
          </table:table-cell>
          <table:table-cell office:value-type="string" calcext:value-type="string">
            <text:p>0x36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MfxSeek Start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Anser 0x31 0x0 8 0x63 0x73 0x52 0x1b 0x1 0x1 0xff 0xee</text:p>
          </table:table-cell>
          <table:table-cell office:value-type="string" calcext:value-type="string">
            <text:p>0x3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Ping Request all 0x30 0x8b68 0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Ping Anser 0x31 0x733f 8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System Go <text:s/>:</text:p>
          </table:table-cell>
          <table:table-cell office:value-type="string" calcext:value-type="string">
            <text:p>CanID:30 Ping <text:s text:c="10"/>(0)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x301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30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MfxSeek Start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MfxSeek Start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Ping Anser 0x31 0x474c 8 0x53 0x38 0x3b 0xf4 0x1 0x1 0x0 0x40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Ping Anser 0x31 0xbf30 8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System Go <text:s/>:</text:p>
          </table:table-cell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01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01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fxSeek End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MfxSeek Start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Ping Anser 0x31 0x733f 8 0x42 0x6f 0x4c 0x50 0x3 0x55 0x0 0x0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System Go <text:s/>: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System Go <text:s/>: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x300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0x301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stem Stop:</text:p>
          </table:table-cell>
          <table:table-cell office:value-type="string" calcext:value-type="string">
            <text:p>Bootloader Request!!: CanID:36 Bootloader_CAN (0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MfxSeek End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Ping Anser 0x31 0xbf30 8 0x63 0x73 0x52 0x1a 0xc 0x71 0x0 0x50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ID:0 System Main_Cmd(0)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System Go <text:s/>: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System Go <text:s/>: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300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stem Stop: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Ping Anser 0x31 0x0 8 0x63 0x73 0x52 0x1b 0x1 0x1 0xff 0xee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ID:1 System Main_Cmd(1)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System Go <text:s/>: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System Go <text:s/>: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stem Stop: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Bootloader Request? 0x36 0x8b68 0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ID:1 System Main_Cmd(1)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System Go <text:s/>: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System Go <text:s/>:</text:p>
          </table:table-cell>
          <table:table-cell office:value-type="string" calcext:value-type="string">
            <text:p>Ping Anser 0x31 0x0 8 0x63 0x73 0x52 0x1b 0x1 0x1 0xff 0xee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CanID:36 Bootloader_CAN 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36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stem Stop: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Ping Request all 0x30 0x8b68 0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ID:1 System Main_Cmd(1)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Bootloader Request? 0x36 0x8b68 0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System Go <text:s/>: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CanID:30 Ping <text:s text:c="10"/>(0)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CanID:36 Bootloader_CAN (0)</text:p>
          </table:table-cell>
          <table:table-cell office:value-type="string" calcext:value-type="string">
            <text:p>0x0</text:p>
          </table:table-cell>
          <table:table-cell table:number-columns-repeated="2" office:value-type="string" calcext:value-type="string">
            <text:p>CanID:0 System Main_Cmd(0)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30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stem Go <text:s/>: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System Stop:</text:p>
          </table:table-cell>
          <table:table-cell table:number-columns-repeated="3" office:value-type="string" calcext:value-type="string">
            <text:p>0x0</text:p>
          </table:table-cell>
          <table:table-cell office:value-type="string" calcext:value-type="string">
            <text:p>Ping Anser 0x31 0x474c 8 0x53 0x38 0x3b 0xf4 0x1 0x1 0x0 0x40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ID:0 System Main_Cmd(0)</text:p>
          </table:table-cell>
          <table:table-cell table:number-columns-repeated="2" office:value-type="string" calcext:value-type="string">
            <text:p>System Stop: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System Go <text:s/>: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0x0</text:p>
          </table:table-cell>
          <table:table-cell table:number-columns-repeated="2" office:value-type="string" calcext:value-type="string">
            <text:p>CanID:1 System Main_Cmd(1)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stem Go <text:s/>: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System Stop: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Ping Anser 0x31 0x733f 8 0x42 0x6f 0x4c 0x50 0x3 0x55 0x0 0x0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ID:1 System Main_Cmd(1)</text:p>
          </table:table-cell>
          <table:table-cell table:number-columns-repeated="2" office:value-type="string" calcext:value-type="string">
            <text:p>System Stop: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System Go <text:s/>: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anID:1 System Main_Cmd(1)</text:p>
          </table:table-cell>
          <table:table-cell office:value-type="string" calcext:value-type="string">
            <text:p>0x0</text:p>
          </table:table-cell>
          <table:table-cell table:number-columns-repeated="2" office:value-type="string" calcext:value-type="string">
            <text:p>CanID:1 System Main_Cmd(1)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stem Go <text:s/>: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Ping Request all 0x30 0x8b68 0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Anser 0x31 0xbf30 8 0x63 0x73 0x52 0x1a 0xc 0x71 0x0 0x50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ID:1 System Main_Cmd(1)</text:p>
          </table:table-cell>
          <table:table-cell table:number-columns-repeated="2" office:value-type="string" calcext:value-type="string">
            <text:p>System Stop: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System Go <text:s/>:</text:p>
          </table:table-cell>
          <table:table-cell office:value-type="string" calcext:value-type="string">
            <text:p>Ping Anser 0x31 0x733f 8 0x42 0x6f 0x4c 0x50 0x3 0x55 0x0 0x0</text:p>
          </table:table-cell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anID:1 System Main_Cmd(1)</text:p>
          </table:table-cell>
          <table:table-cell office:value-type="string" calcext:value-type="string">
            <text:p>0x30</text:p>
          </table:table-cell>
          <table:table-cell table:number-columns-repeated="2" office:value-type="string" calcext:value-type="string">
            <text:p>CanID:1 System Main_Cmd(1)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stem Go <text:s/>: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Ping Anser 0x31 0x474c 8 0x53 0x38 0x3b 0xf4 0x1 0x1 0x0 0x40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Bootloader Request? 0x36 0x8b68 0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ID:1 System Main_Cmd(1)</text:p>
          </table:table-cell>
          <table:table-cell table:number-columns-repeated="2" office:value-type="string" calcext:value-type="string">
            <text:p>System Stop:</text:p>
          </table:table-cell>
          <table:table-cell office:value-type="string" calcext:value-type="string">
            <text:p>CanID:31 Ping <text:s text:c="10"/>(1)</text:p>
          </table:table-cell>
          <table:table-cell table:number-columns-repeated="2" office:value-type="string" calcext:value-type="string">
            <text:p>System Stop:</text:p>
          </table:table-cell>
          <table:table-cell office:value-type="string" calcext:value-type="string">
            <text:p>Ping Anser 0x31 0xbf30 8 0x63 0x73 0x52 0x1a 0xc 0x71 0x0 0x50</text:p>
          </table:table-cell>
          <table:table-cell office:value-type="string" calcext:value-type="string">
            <text:p>CanID:36 Bootloader_CAN (0)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31</text:p>
          </table:table-cell>
          <table:table-cell table:number-columns-repeated="2" office:value-type="string" calcext:value-type="string">
            <text:p>CanID:0 System Main_Cmd(0)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6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otloader Request!!: CanID:36 Bootloader_CAN (0)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Ping Anser 0x31 0x733f 8 0x42 0x6f 0x4c 0x50 0x3 0x55 0x0 0x0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Ping Request all 0x30 0x8b68 0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CanID:31 Ping <text:s text:c="10"/>(1)</text:p>
          </table:table-cell>
          <table:table-cell table:number-columns-repeated="3" office:value-type="string" calcext:value-type="string">
            <text:p>System Stop:</text:p>
          </table:table-cell>
          <table:table-cell office:value-type="string" calcext:value-type="string">
            <text:p>CanID:30 Ping <text:s text:c="10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0x31</text:p>
          </table:table-cell>
          <table:table-cell table:number-columns-repeated="2" office:value-type="string" calcext:value-type="string">
            <text:p>CanID:1 System Main_Cmd(1)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0x30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Ping Anser 0x31 0xbf30 8 0x63 0x73 0x52 0x1a 0xc 0x71 0x0 0x50</text:p>
          </table:table-cell>
          <table:table-cell table:number-columns-repeated="3" office:value-type="string" calcext:value-type="string">
            <text:p>0x0</text:p>
          </table:table-cell>
          <table:table-cell office:value-type="string" calcext:value-type="string">
            <text:p>Ping Anser 0x31 0x474c 8 0x53 0x38 0x3b 0xf4 0x1 0x1 0x0 0x40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Ping Anser 0x31 0x474c 8</text:p>
          </table:table-cell>
          <table:table-cell office:value-type="string" calcext:value-type="string">
            <text:p>CanID:31 Ping <text:s text:c="10"/>(1)</text:p>
          </table:table-cell>
          <table:table-cell table:number-columns-repeated="3" office:value-type="string" calcext:value-type="string">
            <text:p>System Stop:</text:p>
          </table:table-cell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31</text:p>
          </table:table-cell>
          <table:table-cell table:number-columns-repeated="3" office:value-type="string" calcext:value-type="string">
            <text:p>CanID:1 System Main_Cmd(1)</text:p>
          </table:table-cell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System Stop:</text:p>
          </table:table-cell>
          <table:table-cell table:number-columns-repeated="3" office:value-type="string" calcext:value-type="string">
            <text:p>0x0</text:p>
          </table:table-cell>
          <table:table-cell office:value-type="string" calcext:value-type="string">
            <text:p>Ping Anser 0x31 0x733f 8 0x42 0x6f 0x4c 0x50 0x3 0x55 0x0 0x0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Ping Anser 0x31 0x733f 8</text:p>
          </table:table-cell>
          <table:table-cell office:value-type="string" calcext:value-type="string">
            <text:p>CanID:0 System Main_Cmd(0)</text:p>
          </table:table-cell>
          <table:table-cell table:number-columns-repeated="3" office:value-type="string" calcext:value-type="string">
            <text:p>System Stop:</text:p>
          </table:table-cell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0</text:p>
          </table:table-cell>
          <table:table-cell table:number-columns-repeated="3" office:value-type="string" calcext:value-type="string">
            <text:p>CanID:1 System Main_Cmd(1)</text:p>
          </table:table-cell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System Stop:</text:p>
          </table:table-cell>
          <table:table-cell table:number-columns-repeated="3" office:value-type="string" calcext:value-type="string">
            <text:p>0x0</text:p>
          </table:table-cell>
          <table:table-cell office:value-type="string" calcext:value-type="string">
            <text:p>Ping Anser 0x31 0xbf30 8 0x63 0x73 0x52 0x1a 0xc 0x71 0x0 0x50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System Stop:</text:p>
          </table:table-cell>
          <table:table-cell office:value-type="string" calcext:value-type="string">
            <text:p>Ping Anser 0x31 0xbf30 8</text:p>
          </table:table-cell>
          <table:table-cell office:value-type="string" calcext:value-type="string">
            <text:p>CanID:1 System Main_Cmd(1)</text:p>
          </table:table-cell>
          <table:table-cell table:number-columns-repeated="2" office:value-type="string" calcext:value-type="string">
            <text:p>Bootloader Request? 0x36 0x8b68 0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CanID:0 System Main_Cmd(0)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0x0</text:p>
          </table:table-cell>
          <table:table-cell table:number-columns-repeated="2" office:value-type="string" calcext:value-type="string">
            <text:p>CanID:36 Bootloader_CAN (0)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System Stop:</text:p>
          </table:table-cell>
          <table:table-cell table:number-columns-repeated="2" office:value-type="string" calcext:value-type="string">
            <text:p>0x3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Bootloader Request? 0x36 0x8b68 0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System Stop: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Ping Request all 0x30 0x8b68 0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CanID:36 Bootloader_CAN 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ID:1 System Main_Cmd(1)</text:p>
          </table:table-cell>
          <table:table-cell table:number-columns-repeated="2" office:value-type="string" calcext:value-type="string">
            <text:p>CanID:0 System Main_Cmd(0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CanID:30 Ping <text:s text:c="10"/>(0)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0x36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Ping Request all 0x30 0x8b68 0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System Stop: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Ping Anser 0x31 0x474c 8 0x53 0x38 0x3b 0xf4 0x1 0x1 0x0 0x40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CanID:30 Ping <text:s text:c="10"/>(0)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ID:1 System Main_Cmd(1)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CanID:1 System Main_Cmd(1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CanID:31 Ping <text:s text:c="10"/>(1)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0x30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Ping Anser 0x31 0x474c 8 0x53 0x38 0x3b 0xf4 0x1 0x1 0x0 0x40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System Stop: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Ping Anser 0x31 0x733f 8 0x42 0x6f 0x4c 0x50 0x3 0x55 0x0 0x0</text:p>
          </table:table-cell>
          <table:table-cell/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CanID:1 System Main_Cmd(1)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anID:0 System Main_Cmd(0)</text:p>
          </table:table-cell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System Stop: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Ping Anser 0x31 0x733f 8 0x42 0x6f 0x4c 0x50 0x3 0x55 0x0 0x0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System Stop:</text:p>
          </table:table-cell>
          <table:table-cell office:value-type="string" calcext:value-type="string">
            <text:p>CanID:0 System Main_Cmd(0)</text:p>
          </table:table-cell>
          <table:table-cell/>
          <table:table-cell office:value-type="string" calcext:value-type="string">
            <text:p>Ping Anser 0x31 0xbf30 8 0x63 0x73 0x52 0x1a 0xc 0x71 0x0 0x50</text:p>
          </table:table-cell>
          <table:table-cell/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ID:0 System Main_Cmd(0)</text:p>
          </table:table-cell>
          <table:table-cell/>
          <table:table-cell office:value-type="string" calcext:value-type="string">
            <text:p>CanID:1 System Main_Cmd(1)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x0</text:p>
          </table:table-cell>
          <table:table-cell table:number-columns-repeated="2"/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Ping Anser 0x31 0xbf30 8 0x63 0x73 0x52 0x1a 0xc 0x71 0x0 0x50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System Stop:</text:p>
          </table:table-cell>
          <table:table-cell table:number-columns-repeated="2"/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CanID:0 System Main_Cmd(0)</text:p>
          </table:table-cell>
          <table:table-cell table:number-columns-repeated="2"/>
          <table:table-cell office:value-type="string" calcext:value-type="string">
            <text:p>CanID:0 System Main_Cmd(0)</text:p>
          </table:table-cell>
          <table:table-cell/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x0</text:p>
          </table:table-cell>
          <table:table-cell table:number-columns-repeated="2"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Ping Anser 0x31 0x0 8 0x63 0x73 0x52 0x1b 0x1 0x1 0xff 0xee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System Stop:</text:p>
          </table:table-cell>
          <table:table-cell table:number-columns-repeated="2"/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CanID:0 System Main_Cmd(0)</text:p>
          </table:table-cell>
          <table:table-cell table:number-columns-repeated="2"/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x0</text:p>
          </table:table-cell>
          <table:table-cell table:number-columns-repeated="2"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System Go <text:s/>: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System Stop:</text:p>
          </table:table-cell>
          <table:table-cell table:number-columns-repeated="2"/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CanID:0 System Main_Cmd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CanID:0 System Main_Cmd(0)</text:p>
          </table:table-cell>
          <table:table-cell table:number-columns-repeated="2"/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x0</text:p>
          </table:table-cell>
          <table:table-cell table:number-columns-repeated="2"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System Go <text:s/>: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stem Stop:</text:p>
          </table:table-cell>
          <table:table-cell table:number-columns-repeated="4"/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ID:0 System Main_Cmd(0)</text:p>
          </table:table-cell>
          <table:table-cell table:number-columns-repeated="4"/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System Go <text:s/>: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stem Stop:</text:p>
          </table:table-cell>
          <table:table-cell table:number-columns-repeated="4"/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ID:0 System Main_Cmd(0)</text:p>
          </table:table-cell>
          <table:table-cell table:number-columns-repeated="4"/>
          <table:table-cell office:value-type="string" calcext:value-type="string">
            <text:p>CanID:0 System Main_Cmd(0)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System Go <text:s/>: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stem Stop:</text:p>
          </table:table-cell>
          <table:table-cell table:number-columns-repeated="4"/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ID:0 System Main_Cmd(0)</text:p>
          </table:table-cell>
          <table:table-cell table:number-columns-repeated="4"/>
          <table:table-cell office:value-type="string" calcext:value-type="string">
            <text:p>CanID:0 System Main_Cmd(0)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Bootloader Request? 0x36 0x8b68 0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stem Stop:</text:p>
          </table:table-cell>
          <table:table-cell table:number-columns-repeated="6"/>
          <table:table-cell office:value-type="string" calcext:value-type="string">
            <text:p>CanID:36 Bootloader_CAN 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2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ID:0 System Main_Cmd(0)</text:p>
          </table:table-cell>
          <table:table-cell table:number-columns-repeated="6"/>
          <table:table-cell office:value-type="string" calcext:value-type="string">
            <text:p>0x36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CanID:0 System Main_Cmd(0)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3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4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</text:p>
          </table:table-cell>
          <table:table-cell table:number-columns-repeated="2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Python 3.9.2 (/usr/bin/python3)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&gt;&gt;&gt; </text:p>
          </table:table-cell>
          <table:table-cell table:number-columns-repeated="2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4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0x22</text:p>
          </table:table-cell>
          <table:table-cell table:number-columns-repeated="4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SysMFXCount: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4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CanID:0 System Main_Cmd(0)</text:p>
          </table:table-cell>
          <table:table-cell/>
          <table:table-cell office:value-type="string" calcext:value-type="string">
            <text:p>0x23</text:p>
          </table:table-cell>
          <table:table-cell table:number-columns-repeated="4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4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SysMFXCount:</text:p>
          </table:table-cell>
          <table:table-cell/>
          <table:table-cell office:value-type="string" calcext:value-type="string">
            <text:p>0x22</text:p>
          </table:table-cell>
          <table:table-cell table:number-columns-repeated="4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Ping Request all 0x30 0x8b68 0</text:p>
          </table:table-cell>
          <table:table-cell/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4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CanID:30 Ping <text:s text:c="10"/>(0)</text:p>
          </table:table-cell>
          <table:table-cell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0x23</text:p>
          </table:table-cell>
          <table:table-cell table:number-columns-repeated="4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0x30</text:p>
          </table:table-cell>
          <table:table-cell/>
          <table:table-cell office:value-type="string" calcext:value-type="string">
            <text:p>Bootloader Request? 0x36 0x8b68 0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4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Ping Anser 0x31 0x474c 8 0x53 0x38 0x3b 0xf4 0x1 0x1 0x0 0x40</text:p>
          </table:table-cell>
          <table:table-cell/>
          <table:table-cell office:value-type="string" calcext:value-type="string">
            <text:p>CanID:36 Bootloader_CAN (0)</text:p>
          </table:table-cell>
          <table:table-cell/>
          <table:table-cell office:value-type="string" calcext:value-type="string">
            <text:p>0x22</text:p>
          </table:table-cell>
          <table:table-cell table:number-columns-repeated="4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0x36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4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Ping Request all 0x30 0x8b68 0</text:p>
          </table:table-cell>
          <table:table-cell/>
          <table:table-cell office:value-type="string" calcext:value-type="string">
            <text:p>0x23</text:p>
          </table:table-cell>
          <table:table-cell table:number-columns-repeated="4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Ping Anser 0x31 0x733f 8 0x42 0x6f 0x4c 0x50 0x3 0x55 0x0 0x0</text:p>
          </table:table-cell>
          <table:table-cell/>
          <table:table-cell office:value-type="string" calcext:value-type="string">
            <text:p>CanID:30 Ping <text:s text:c="10"/>(0)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4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0x30</text:p>
          </table:table-cell>
          <table:table-cell/>
          <table:table-cell office:value-type="string" calcext:value-type="string">
            <text:p>0x22</text:p>
          </table:table-cell>
          <table:table-cell table:number-columns-repeated="4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Ping Anser 0x31 0x474c 8 0x53 0x38 0x3b 0xf4 0x1 0x1 0x0 0x40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4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Ping Anser 0x31 0xbf30 8 0x63 0x73 0x52 0x1a 0xc 0x71 0x0 0x50</text:p>
          </table:table-cell>
          <table:table-cell/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0x23</text:p>
          </table:table-cell>
          <table:table-cell table:number-columns-repeated="4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4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Ping Anser 0x31 0x733f 8 0x42 0x6f 0x4c 0x50 0x3 0x55 0x0 0x0</text:p>
          </table:table-cell>
          <table:table-cell/>
          <table:table-cell office:value-type="string" calcext:value-type="string">
            <text:p>0x22</text:p>
          </table:table-cell>
          <table:table-cell table:number-columns-repeated="4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4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CanID:0 System Main_Cmd(0)</text:p>
          </table:table-cell>
          <table:table-cell/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0x23</text:p>
          </table:table-cell>
          <table:table-cell table:number-columns-repeated="4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Ping Anser 0x31 0xbf30 8 0x63 0x73 0x52 0x1a 0xc 0x71 0x0 0x50</text:p>
          </table:table-cell>
          <table:table-cell/>
          <table:table-cell office:value-type="string" calcext:value-type="string">
            <text:p>S88 Event -&gt; CanID:22 S88 Event <text:s text:c="5"/>(0)</text:p>
          </table:table-cell>
          <table:table-cell table:number-columns-repeated="4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System Stop:</text:p>
          </table:table-cell>
          <table:table-cell/>
          <table:table-cell office:value-type="string" calcext:value-type="string">
            <text:p>CanID:31 Ping <text:s text:c="10"/>(1)</text:p>
          </table:table-cell>
          <table:table-cell/>
          <table:table-cell office:value-type="string" calcext:value-type="string">
            <text:p>0x22</text:p>
          </table:table-cell>
          <table:table-cell table:number-columns-repeated="4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CanID:1 System Main_Cmd(1)</text:p>
          </table:table-cell>
          <table:table-cell/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S88 Event? -&gt; CanID:23 S88 Event <text:s text:c="5"/>(1)</text:p>
          </table:table-cell>
          <table:table-cell table:number-columns-repeated="4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0x0</text:p>
          </table:table-cell>
          <table:table-cell table:number-columns-repeated="3"/>
          <table:table-cell office:value-type="string" calcext:value-type="string">
            <text:p>0x23</text:p>
          </table:table-cell>
          <table:table-cell table:number-columns-repeated="4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System Stop:</text:p>
          </table:table-cell>
          <table:table-cell table:number-columns-repeated="3"/>
          <table:table-cell office:value-type="string" calcext:value-type="string">
            <text:p>S88 Event -&gt; CanID:22 S88 Event <text:s text:c="5"/>(0)</text:p>
          </table:table-cell>
          <table:table-cell table:number-columns-repeated="4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CanID:1 System Main_Cmd(1)</text:p>
          </table:table-cell>
          <table:table-cell table:number-columns-repeated="3"/>
          <table:table-cell office:value-type="string" calcext:value-type="string">
            <text:p>0x22</text:p>
          </table:table-cell>
          <table:table-cell table:number-columns-repeated="4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0x0</text:p>
          </table:table-cell>
          <table:table-cell table:number-columns-repeated="3"/>
          <table:table-cell office:value-type="string" calcext:value-type="string">
            <text:p>S88 Event? -&gt; CanID:23 S88 Event <text:s text:c="5"/>(1)</text:p>
          </table:table-cell>
          <table:table-cell table:number-columns-repeated="4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System Stop:</text:p>
          </table:table-cell>
          <table:table-cell table:number-columns-repeated="3"/>
          <table:table-cell office:value-type="string" calcext:value-type="string">
            <text:p>0x23</text:p>
          </table:table-cell>
          <table:table-cell table:number-columns-repeated="4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CanID:1 System Main_Cmd(1)</text:p>
          </table:table-cell>
          <table:table-cell table:number-columns-repeated="3"/>
          <table:table-cell office:value-type="string" calcext:value-type="string">
            <text:p>S88 Event -&gt; CanID:22 S88 Event <text:s text:c="5"/>(0)</text:p>
          </table:table-cell>
          <table:table-cell table:number-columns-repeated="4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0x0</text:p>
          </table:table-cell>
          <table:table-cell table:number-columns-repeated="3"/>
          <table:table-cell office:value-type="string" calcext:value-type="string">
            <text:p>0x22</text:p>
          </table:table-cell>
          <table:table-cell table:number-columns-repeated="4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System Stop:</text:p>
          </table:table-cell>
          <table:table-cell table:number-columns-repeated="3"/>
          <table:table-cell office:value-type="string" calcext:value-type="string">
            <text:p>S88 Event? -&gt; CanID:23 S88 Event <text:s text:c="5"/>(1)</text:p>
          </table:table-cell>
          <table:table-cell table:number-columns-repeated="4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CanID:0 System Main_Cmd(0)</text:p>
          </table:table-cell>
          <table:table-cell table:number-columns-repeated="3"/>
          <table:table-cell office:value-type="string" calcext:value-type="string">
            <text:p>0x23</text:p>
          </table:table-cell>
          <table:table-cell table:number-columns-repeated="4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0x0</text:p>
          </table:table-cell>
          <table:table-cell table:number-columns-repeated="3"/>
          <table:table-cell office:value-type="string" calcext:value-type="string">
            <text:p>S88 Event -&gt; CanID:22 S88 Event <text:s text:c="5"/>(0)</text:p>
          </table:table-cell>
          <table:table-cell table:number-columns-repeated="4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System Stop:</text:p>
          </table:table-cell>
          <table:table-cell table:number-columns-repeated="3"/>
          <table:table-cell office:value-type="string" calcext:value-type="string">
            <text:p>0x22</text:p>
          </table:table-cell>
          <table:table-cell table:number-columns-repeated="4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CanID:0 System Main_Cmd(0)</text:p>
          </table:table-cell>
          <table:table-cell table:number-columns-repeated="3"/>
          <table:table-cell office:value-type="string" calcext:value-type="string">
            <text:p>S88 Event? -&gt; CanID:23 S88 Event <text:s text:c="5"/>(1)</text:p>
          </table:table-cell>
          <table:table-cell table:number-columns-repeated="4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0x0</text:p>
          </table:table-cell>
          <table:table-cell table:number-columns-repeated="3"/>
          <table:table-cell office:value-type="string" calcext:value-type="string">
            <text:p>0x23</text:p>
          </table:table-cell>
          <table:table-cell table:number-columns-repeated="4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System Stop:</text:p>
          </table:table-cell>
          <table:table-cell table:number-columns-repeated="3"/>
          <table:table-cell office:value-type="string" calcext:value-type="string">
            <text:p>S88 Event -&gt; CanID:22 S88 Event <text:s text:c="5"/>(0)</text:p>
          </table:table-cell>
          <table:table-cell table:number-columns-repeated="4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CanID:0 System Main_Cmd(0)</text:p>
          </table:table-cell>
          <table:table-cell table:number-columns-repeated="3"/>
          <table:table-cell office:value-type="string" calcext:value-type="string">
            <text:p>0x22</text:p>
          </table:table-cell>
          <table:table-cell table:number-columns-repeated="4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0x0</text:p>
          </table:table-cell>
          <table:table-cell table:number-columns-repeated="3"/>
          <table:table-cell office:value-type="string" calcext:value-type="string">
            <text:p>S88 Event? -&gt; CanID:23 S88 Event <text:s text:c="5"/>(1)</text:p>
          </table:table-cell>
          <table:table-cell table:number-columns-repeated="4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0x23</text:p>
          </table:table-cell>
          <table:table-cell table:number-columns-repeated="4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S88 Event -&gt; CanID:22 S88 Event <text:s text:c="5"/>(0)</text:p>
          </table:table-cell>
          <table:table-cell table:number-columns-repeated="4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0x22</text:p>
          </table:table-cell>
          <table:table-cell table:number-columns-repeated="4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S88 Event? -&gt; CanID:23 S88 Event <text:s text:c="5"/>(1)</text:p>
          </table:table-cell>
          <table:table-cell table:number-columns-repeated="4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0x23</text:p>
          </table:table-cell>
          <table:table-cell table:number-columns-repeated="4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S88 Event -&gt; CanID:22 S88 Event <text:s text:c="5"/>(0)</text:p>
          </table:table-cell>
          <table:table-cell table:number-columns-repeated="4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0x22</text:p>
          </table:table-cell>
          <table:table-cell table:number-columns-repeated="4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S88 Event? -&gt; CanID:23 S88 Event <text:s text:c="5"/>(1)</text:p>
          </table:table-cell>
          <table:table-cell table:number-columns-repeated="4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0x23</text:p>
          </table:table-cell>
          <table:table-cell table:number-columns-repeated="4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S88 Event -&gt; CanID:22 S88 Event <text:s text:c="5"/>(0)</text:p>
          </table:table-cell>
          <table:table-cell table:number-columns-repeated="4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0x22</text:p>
          </table:table-cell>
          <table:table-cell table:number-columns-repeated="4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S88 Event? -&gt; CanID:23 S88 Event <text:s text:c="5"/>(1)</text:p>
          </table:table-cell>
          <table:table-cell table:number-columns-repeated="4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0x23</text:p>
          </table:table-cell>
          <table:table-cell table:number-columns-repeated="4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S88 Event -&gt; CanID:22 S88 Event <text:s text:c="5"/>(0)</text:p>
          </table:table-cell>
          <table:table-cell table:number-columns-repeated="4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0x22</text:p>
          </table:table-cell>
          <table:table-cell table:number-columns-repeated="4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S88 Event? -&gt; CanID:23 S88 Event <text:s text:c="5"/>(1)</text:p>
          </table:table-cell>
          <table:table-cell table:number-columns-repeated="4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0x23</text:p>
          </table:table-cell>
          <table:table-cell table:number-columns-repeated="4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S88 Event -&gt; CanID:22 S88 Event <text:s text:c="5"/>(0)</text:p>
          </table:table-cell>
          <table:table-cell table:number-columns-repeated="4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0x22</text:p>
          </table:table-cell>
          <table:table-cell table:number-columns-repeated="4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S88 Event? -&gt; CanID:23 S88 Event <text:s text:c="5"/>(1)</text:p>
          </table:table-cell>
          <table:table-cell table:number-columns-repeated="4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0x23</text:p>
          </table:table-cell>
          <table:table-cell table:number-columns-repeated="4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S88 Event -&gt; CanID:22 S88 Event <text:s text:c="5"/>(0)</text:p>
          </table:table-cell>
          <table:table-cell table:number-columns-repeated="4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0x22</text:p>
          </table:table-cell>
          <table:table-cell table:number-columns-repeated="4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S88 Event? -&gt; CanID:23 S88 Event <text:s text:c="5"/>(1)</text:p>
          </table:table-cell>
          <table:table-cell table:number-columns-repeated="4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0x23</text:p>
          </table:table-cell>
          <table:table-cell table:number-columns-repeated="4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S88 Event -&gt; CanID:22 S88 Event <text:s text:c="5"/>(0)</text:p>
          </table:table-cell>
          <table:table-cell table:number-columns-repeated="4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0x22</text:p>
          </table:table-cell>
          <table:table-cell table:number-columns-repeated="4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S88 Event? -&gt; CanID:23 S88 Event <text:s text:c="5"/>(1)</text:p>
          </table:table-cell>
          <table:table-cell table:number-columns-repeated="4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0x23</text:p>
          </table:table-cell>
          <table:table-cell table:number-columns-repeated="4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S88 Event -&gt; CanID:22 S88 Event <text:s text:c="5"/>(0)</text:p>
          </table:table-cell>
          <table:table-cell table:number-columns-repeated="4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0x22</text:p>
          </table:table-cell>
          <table:table-cell table:number-columns-repeated="4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S88 Event? -&gt; CanID:23 S88 Event <text:s text:c="5"/>(1)</text:p>
          </table:table-cell>
          <table:table-cell table:number-columns-repeated="4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0x23</text:p>
          </table:table-cell>
          <table:table-cell table:number-columns-repeated="4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S88 Event -&gt; CanID:22 S88 Event <text:s text:c="5"/>(0)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0x22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S88 Event? -&gt; CanID:23 S88 Event <text:s text:c="5"/>(1)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0x23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Bootloader Request? 0x36 0x8b68 0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CanID:36 Bootloader_CAN (0)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0x36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Ping Request all 0x30 0x8b68 0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CanID:30 Ping <text:s text:c="10"/>(0)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0x30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Ping Anser 0x31 0x474c 8 0x53 0x38 0x3b 0xf4 0x1 0x1 0x0 0x40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CanID:31 Ping <text:s text:c="10"/>(1)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0x31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Ping Anser 0x31 0x733f 8 0x42 0x6f 0x4c 0x50 0x3 0x55 0x0 0x0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CanID:31 Ping <text:s text:c="10"/>(1)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0x31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Ping Anser 0x31 0xbf30 8 0x63 0x73 0x52 0x1a 0xc 0x71 0x0 0x50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CanID:31 Ping <text:s text:c="10"/>(1)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0x31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Bootloader Request? 0x36 0x8b68 0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CanID:36 Bootloader_CAN (0)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0x36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Ping Request all 0x30 0x8b68 0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CanID:30 Ping <text:s text:c="10"/>(0)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0x30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Ping Anser 0x31 0x474c 8 0x53 0x38 0x3b 0xf4 0x1 0x1 0x0 0x40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CanID:31 Ping <text:s text:c="10"/>(1)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0x31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Ping Anser 0x31 0x733f 8 0x42 0x6f 0x4c 0x50 0x3 0x55 0x0 0x0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CanID:31 Ping <text:s text:c="10"/>(1)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0x31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Ping Anser 0x31 0xbf30 8 0x63 0x73 0x52 0x1a 0xc 0x71 0x0 0x50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CanID:31 Ping <text:s text:c="10"/>(1)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0x3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6">0000/00/00</text:date>, <text:time style:data-style-name="N2" text:time-value="14:25:18.63332633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4T19:50:07.249129286</meta:creation-date>
    <dc:date>2023-08-16T20:44:58.623129544</dc:date>
    <meta:editing-duration>PT4H41M19S</meta:editing-duration>
    <meta:editing-cycles>5</meta:editing-cycles>
    <meta:generator>LibreOffice/7.0.4.2$Linux_X86_64 LibreOffice_project/00$Build-2</meta:generator>
    <meta:document-statistic meta:table-count="1" meta:cell-count="11693" meta:object-count="0"/>
  </office:meta>
</office:document-meta>
</file>